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334.26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467.01pt"/>
    </style:style>
    <style:style style:name="co5" style:family="table-column">
      <style:table-column-properties fo:break-before="auto" style:column-width="171.61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44.19pt"/>
    </style:style>
    <style:style style:name="co11" style:family="table-column">
      <style:table-column-properties fo:break-before="auto" style:column-width="249.56pt"/>
    </style:style>
    <style:style style:name="co12" style:family="table-column">
      <style:table-column-properties fo:break-before="auto" style:column-width="31.86pt"/>
    </style:style>
    <style:style style:name="co13" style:family="table-column">
      <style:table-column-properties fo:break-before="auto" style:column-width="126.85pt"/>
    </style:style>
    <style:style style:name="co14" style:family="table-column">
      <style:table-column-properties fo:break-before="auto" style:column-width="34.95pt"/>
    </style:style>
    <style:style style:name="co15" style:family="table-column">
      <style:table-column-properties fo:break-before="auto" style:column-width="467.8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485.55pt"/>
    </style:style>
    <style:style style:name="co18" style:family="table-column">
      <style:table-column-properties fo:break-before="auto" style:column-width="462.39pt"/>
    </style:style>
    <style:style style:name="co19" style:family="table-column">
      <style:table-column-properties fo:break-before="auto" style:column-width="54pt"/>
    </style:style>
    <style:style style:name="co20" style:family="table-column">
      <style:table-column-properties fo:break-before="auto" style:column-width="361.25pt"/>
    </style:style>
    <style:style style:name="co21" style:family="table-column">
      <style:table-column-properties fo:break-before="auto" style:column-width="504.85pt"/>
    </style:style>
    <style:style style:name="co22" style:family="table-column">
      <style:table-column-properties fo:break-before="auto" style:column-width="102.1pt"/>
    </style:style>
    <style:style style:name="co23" style:family="table-column">
      <style:table-column-properties fo:break-before="auto" style:column-width="38.81pt"/>
    </style:style>
    <style:style style:name="co24" style:family="table-column">
      <style:table-column-properties fo:break-before="auto" style:column-width="28.01pt"/>
    </style:style>
    <style:style style:name="co25" style:family="table-column">
      <style:table-column-properties fo:break-before="auto" style:column-width="34.21pt"/>
    </style:style>
    <style:style style:name="co26" style:family="table-column">
      <style:table-column-properties fo:break-before="auto" style:column-width="49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number:text-style style:name="N10100" number:language="en" number:country="US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1000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1000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1000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1000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1000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1000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1000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Category" style:data-style-name="N1000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1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Pivot_20_Table_20_Category" style:data-style-name="N10000">
      <style:table-cell-properties fo:border-bottom="0.99pt solid #000000" fo:border-left="2.01pt solid #000000" fo:border-right="0.99pt solid #000000" fo:border-top="0.99pt solid #000000"/>
    </style:style>
    <style:style style:name="ce19" style:family="table-cell" style:parent-style-name="Pivot_20_Table_20_Title" style:data-style-name="N10000">
      <style:table-cell-properties fo:border-bottom="0.99pt solid #000000" fo:border-left="2.01pt solid #000000" fo:border-right="none" fo:border-top="0.99pt solid #000000"/>
    </style:style>
    <style:style style:name="ce20" style:family="table-cell" style:parent-style-name="Default" style:data-style-name="N10000">
      <style:table-cell-properties fo:border-bottom="none" fo:border-left="2.01pt solid #000000" fo:border-right="none" fo:border-top="none"/>
    </style:style>
    <style:style style:name="ce21" style:family="table-cell" style:parent-style-name="Default" style:data-style-name="N10000">
      <style:table-cell-properties fo:border-bottom="2.01pt solid #000000" fo:border-left="2.01pt solid #000000" fo:border-right="none" fo:border-top="none"/>
    </style:style>
    <style:style style:name="ce2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3" style:family="table-cell" style:parent-style-name="Pivot_20_Table_20_Field">
      <style:table-cell-properties fo:border="0.99pt solid #000000"/>
    </style:style>
    <style:style style:name="ce24" style:family="table-cell" style:parent-style-name="Pivot_20_Table_20_Category" style:data-style-name="N10000">
      <style:table-cell-properties fo:border="0.99pt solid #000000"/>
    </style:style>
    <style:style style:name="ce25" style:family="table-cell" style:parent-style-name="Pivot_20_Table_20_Title" style:data-style-name="N1000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Default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Default" style:data-style-name="N10000">
      <style:table-cell-properties fo:border-bottom="2.01pt solid #000000" fo:border-left="none" fo:border-right="0.99pt solid #000000" fo:border-top="none"/>
    </style:style>
    <style:style style:name="ce28" style:family="table-cell" style:parent-style-name="Pivot_20_Table_20_Category" style:data-style-name="N10000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Value" style:data-style-name="N10000">
      <style:table-cell-properties fo:border-bottom="0.99pt solid #000000" fo:border-left="0.99pt solid #000000" fo:border-right="none" fo:border-top="0.99pt solid #000000"/>
    </style:style>
    <style:style style:name="ce30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31" style:family="table-cell" style:parent-style-name="Pivot_20_Table_20_Result" style:data-style-name="N1000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Result">
      <style:table-cell-properties fo:border-bottom="none" fo:border-left="0.99pt solid #000000" fo:border-right="none" fo:border-top="0.99pt solid #000000"/>
    </style:style>
    <style:style style:name="ce34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Category" style:data-style-name="N1000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38" style:family="table-cell" style:parent-style-name="Pivot_20_Table_20_Value" style:data-style-name="N10000">
      <style:table-cell-properties fo:border-bottom="0.99pt solid #000000" fo:border-left="none" fo:border-right="2.01pt solid #000000" fo:border-top="0.99pt solid #000000"/>
    </style:style>
    <style:style style:name="ce39" style:family="table-cell" style:parent-style-name="Pivot_20_Table_20_Result" style:data-style-name="N10000">
      <style:table-cell-properties fo:border-bottom="none" fo:border-left="none" fo:border-right="2.01pt solid #000000" fo:border-top="0.99pt solid #000000"/>
    </style:style>
    <style:style style:name="ce40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41" style:family="table-cell" style:parent-style-name="Pivot_20_Table_20_Result">
      <style:table-cell-properties fo:border-bottom="none" fo:border-left="none" fo:border-right="2.01pt solid #000000" fo:border-top="0.99pt solid #000000"/>
    </style:style>
    <style:style style:name="ce42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43" style:family="table-cell" style:parent-style-name="Default" style:data-style-name="N10000"/>
    <style:style style:name="ce44" style:family="table-cell" style:parent-style-name="Default" style:data-style-name="N10099"/>
    <style:style style:name="ce45" style:family="table-cell" style:parent-style-name="Default" style:data-style-name="N10100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visibility="collapse">
          <table:table-cell table:style-name="ce1"/>
          <table:table-cell table:style-name="ce6"/>
          <table:table-cell table:style-name="ce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cluster</text:p>
          </table:table-cell>
          <table:table-cell table:style-name="ce6" office:value-type="string" calcext:value-type="string">
            <text:p>bikerack</text:p>
          </table:table-cell>
          <table:table-cell table:style-name="ce11" office:value-type="string" calcext:value-type="string">
            <text:p>(empty)</text:p>
          </table:table-cell>
          <table:table-cell table:formula="of:=[$'Raw Data'.B1]" office:value-type="string" office:string-value="wkt" calcext:value-type="string">
            <text:p>wkt</text:p>
          </table:table-cell>
          <table:table-cell table:formula="of:=[$'Raw Data'.C1]" office:value-type="string" office:string-value="contributor" calcext:value-type="string">
            <text:p>contributor</text:p>
          </table:table-cell>
          <table:table-cell table:formula="of:=[$'Raw Data'.D1]" office:value-type="string" office:string-value="modified" calcext:value-type="string">
            <text:p>modified</text:p>
          </table:table-cell>
          <table:table-cell table:formula="of:=[$'Raw Data'.E1]" office:value-type="string" office:string-value="access" calcext:value-type="string">
            <text:p>access</text:p>
          </table:table-cell>
          <table:table-cell table:formula="of:=[$'Raw Data'.F1]" office:value-type="string" office:string-value="type" calcext:value-type="string">
            <text:p>type</text:p>
          </table:table-cell>
          <table:table-cell table:formula="of:=[$'Raw Data'.G1]" office:value-type="string" office:string-value="capacity" calcext:value-type="string">
            <text:p>capacity</text:p>
          </table:table-cell>
          <table:table-cell table:formula="of:=[$'Raw Data'.H1]" office:value-type="string" office:string-value="covered" calcext:value-type="string">
            <text:p>covered</text:p>
          </table:table-cell>
          <table:table-cell table:formula="of:=[$'Raw Data'.I1]" office:value-type="string" office:string-value="parking" calcext:value-type="string">
            <text:p>parking</text:p>
          </table:table-cell>
          <table:table-cell table:formula="of:=[$'Raw Data'.J1]" office:value-type="string" office:string-value="description" calcext:value-type="string">
            <text:p>description</text:p>
          </table:table-cell>
          <table:table-cell table:formula="of:=[$'Raw Data'.K1]" office:value-type="string" office:string-value="label" calcext:value-type="string">
            <text:p>label</text:p>
          </table:table-cell>
          <table:table-cell table:formula="of:=[$'Raw Data'.L1]" office:value-type="string" office:string-value="area" calcext:value-type="string">
            <text:p>area</text:p>
          </table:table-cell>
          <table:table-cell table:formula="of:=[$'Raw Data'.M1]" office:value-type="string" office:string-value="streetName" calcext:value-type="string">
            <text:p>streetName</text:p>
          </table:table-cell>
          <table:table-cell table:formula="of:=[$'Raw Data'.N1]" office:value-type="string" office:string-value="prove" calcext:value-type="string">
            <text:p>prove</text:p>
          </table:table-cell>
          <table:table-cell table:formula="of:=[$'Raw Data'.O1]" office:value-type="string" office:string-value="cluster" calcext:value-type="string">
            <text:p>cluster</text:p>
          </table:table-cell>
          <table:table-cell office:value-type="string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0-node1313709030-rastrelliere.3</text:p>
          </table:table-cell>
          <table:table-cell table:style-name="ce7" office:value-type="string" calcext:value-type="string">
            <text:p>http://example.org/resource/crowdsourcing-bikeracks-2018-02/bikerack0</text:p>
          </table:table-cell>
          <table:table-cell table:style-name="ce12"/>
          <table:table-cell table:formula="of:=VLOOKUP([.$B3];['Raw Data'.$A$2:.$O$1000];[.D$1]; 0)" office:value-type="string" office:string-value="POINT (11.1207363536 46.0696127214)" calcext:value-type="string">
            <text:p>POINT (11.1207363536 46.0696127214)</text:p>
          </table:table-cell>
          <table:table-cell table:formula="of:=VLOOKUP([.$B3];['Raw Data'.$A$2:.$O$1000];[.E$1]; 0)" office:value-type="float" office:value="0" calcext:value-type="float">
            <text:p/>
          </table:table-cell>
          <table:table-cell table:formula="of:=VLOOKUP([.$B3];['Raw Data'.$A$2:.$O$1000];[.F$1]; 0)" office:value-type="float" office:value="0" calcext:value-type="float">
            <text:p/>
          </table:table-cell>
          <table:table-cell table:formula="of:=VLOOKUP([.$B3];['Raw Data'.$A$2:.$O$1000];[.G$1]; 0)" office:value-type="float" office:value="0" calcext:value-type="float">
            <text:p/>
          </table:table-cell>
          <table:table-cell table:formula="of:=VLOOKUP([.$B3];['Raw Data'.$A$2:.$O$1000];[.H$1]; 0)" office:value-type="float" office:value="0" calcext:value-type="float">
            <text:p/>
          </table:table-cell>
          <table:table-cell table:formula="of:=VLOOKUP([.$B3];['Raw Data'.$A$2:.$O$1000];[.I$1]; 0)" office:value-type="float" office:value="0" calcext:value-type="float">
            <text:p/>
          </table:table-cell>
          <table:table-cell table:formula="of:=VLOOKUP([.$B3];['Raw Data'.$A$2:.$O$1000];[.J$1]; 0)" office:value-type="float" office:value="0" calcext:value-type="float">
            <text:p/>
          </table:table-cell>
          <table:table-cell table:formula="of:=VLOOKUP([.$B3];['Raw Data'.$A$2:.$O$1000];[.K$1]; 0)" office:value-type="float" office:value="0" calcext:value-type="float">
            <text:p/>
          </table:table-cell>
          <table:table-cell table:formula="of:=VLOOKUP([.$B3];['Raw Data'.$A$2:.$O$1000];[.L$1]; 0)" office:value-type="float" office:value="0" calcext:value-type="float">
            <text:p/>
          </table:table-cell>
          <table:table-cell table:formula="of:=VLOOKUP([.$B3];['Raw Data'.$A$2:.$O$1000];[.M$1]; 0)" office:value-type="float" office:value="0" calcext:value-type="float">
            <text:p/>
          </table:table-cell>
          <table:table-cell table:formula="of:=VLOOKUP([.$B3];['Raw Data'.$A$2:.$O$1000];[.N$1]; 0)" office:value-type="float" office:value="0" calcext:value-type="float">
            <text:p/>
          </table:table-cell>
          <table:table-cell table:formula="of:=VLOOKUP([.$B3];['Raw Data'.$A$2:.$O$1000];[.O$1]; 0)" office:value-type="float" office:value="0" calcext:value-type="float">
            <text:p/>
          </table:table-cell>
          <table:table-cell table:formula="of:=VLOOKUP([.$B3];['Raw Data'.$A$2:.$O$1000];[.P$1]; 0)" office:value-type="string" office:string-value="qrowd" calcext:value-type="string">
            <text:p>qrowd</text:p>
          </table:table-cell>
          <table:table-cell table:formula="of:=VLOOKUP([.$B3];['Raw Data'.$A$2:.$O$1000];[.Q$1]; 0)" office:value-type="string" office:string-value="http://example.org/cluster/bikerack0-node1313709030-rastrelliere.3" calcext:value-type="string">
            <text:p>http://example.org/cluster/bikerack0-node1313709030-rastrelliere.3</text:p>
          </table:table-cell>
          <table:table-cell table:formula="of:=VLOOKUP([.$Q3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13709030</text:p>
          </table:table-cell>
          <table:table-cell/>
          <table:table-cell table:formula="of:=VLOOKUP([.$B4];['Raw Data'.$A$2:.$O$1000];[.D$1]; 0)" office:value-type="string" office:string-value="POINT(11.1207847 46.0696153)" calcext:value-type="string">
            <text:p>POINT(11.1207847 46.0696153)</text:p>
          </table:table-cell>
          <table:table-cell table:formula="of:=VLOOKUP([.$B4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4];['Raw Data'.$A$2:.$O$1000];[.F$1]; 0)" office:value-type="string" office:string-value="2011-06-06T02:48:58" calcext:value-type="string">
            <text:p>2011-06-06T02:48:58</text:p>
          </table:table-cell>
          <table:table-cell table:formula="of:=VLOOKUP([.$B4];['Raw Data'.$A$2:.$O$1000];[.G$1]; 0)" office:value-type="float" office:value="0" calcext:value-type="float">
            <text:p/>
          </table:table-cell>
          <table:table-cell table:formula="of:=VLOOKUP([.$B4];['Raw Data'.$A$2:.$O$1000];[.H$1]; 0)" office:value-type="float" office:value="0" calcext:value-type="float">
            <text:p/>
          </table:table-cell>
          <table:table-cell table:formula="of:=VLOOKUP([.$B4];['Raw Data'.$A$2:.$O$1000];[.I$1]; 0)" office:value-type="float" office:value="32" calcext:value-type="float">
            <text:p>32</text:p>
          </table:table-cell>
          <table:table-cell table:formula="of:=VLOOKUP([.$B4];['Raw Data'.$A$2:.$O$1000];[.J$1]; 0)" office:value-type="float" office:value="0" calcext:value-type="float">
            <text:p/>
          </table:table-cell>
          <table:table-cell table:formula="of:=VLOOKUP([.$B4];['Raw Data'.$A$2:.$O$1000];[.K$1]; 0)" office:value-type="float" office:value="0" calcext:value-type="float">
            <text:p/>
          </table:table-cell>
          <table:table-cell table:formula="of:=VLOOKUP([.$B4];['Raw Data'.$A$2:.$O$1000];[.L$1]; 0)" office:value-type="float" office:value="0" calcext:value-type="float">
            <text:p/>
          </table:table-cell>
          <table:table-cell table:formula="of:=VLOOKUP([.$B4];['Raw Data'.$A$2:.$O$1000];[.M$1]; 0)" office:value-type="float" office:value="0" calcext:value-type="float">
            <text:p/>
          </table:table-cell>
          <table:table-cell table:formula="of:=VLOOKUP([.$B4];['Raw Data'.$A$2:.$O$1000];[.N$1]; 0)" office:value-type="float" office:value="0" calcext:value-type="float">
            <text:p/>
          </table:table-cell>
          <table:table-cell table:formula="of:=VLOOKUP([.$B4];['Raw Data'.$A$2:.$O$1000];[.O$1]; 0)" office:value-type="float" office:value="0" calcext:value-type="float">
            <text:p/>
          </table:table-cell>
          <table:table-cell table:formula="of:=VLOOKUP([.$B4];['Raw Data'.$A$2:.$O$1000];[.P$1]; 0)" office:value-type="string" office:string-value="osm" calcext:value-type="string">
            <text:p>osm</text:p>
          </table:table-cell>
          <table:table-cell table:formula="of:=VLOOKUP([.$B4];['Raw Data'.$A$2:.$O$1000];[.Q$1]; 0)" office:value-type="string" office:string-value="http://example.org/cluster/bikerack0-node1313709030-rastrelliere.3" calcext:value-type="string">
            <text:p>http://example.org/cluster/bikerack0-node1313709030-rastrelliere.3</text:p>
          </table:table-cell>
          <table:table-cell table:formula="of:=VLOOKUP([.$Q4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</text:p>
          </table:table-cell>
          <table:table-cell table:style-name="ce14"/>
          <table:table-cell table:formula="of:=VLOOKUP([.$B5];['Raw Data'.$A$2:.$O$1000];[.D$1]; 0)" office:value-type="string" office:string-value="LINESTRING (11.120688967879216 46.06963120972425, 11.120822572033443 46.06964787764294)" calcext:value-type="string">
            <text:p>LINESTRING (11.120688967879216 46.06963120972425, 11.120822572033443 46.06964787764294)</text:p>
          </table:table-cell>
          <table:table-cell table:formula="of:=VLOOKUP([.$B5];['Raw Data'.$A$2:.$O$1000];[.E$1]; 0)" office:value-type="float" office:value="0" calcext:value-type="float">
            <text:p/>
          </table:table-cell>
          <table:table-cell table:formula="of:=VLOOKUP([.$B5];['Raw Data'.$A$2:.$O$1000];[.F$1]; 0)" office:value-type="float" office:value="0" calcext:value-type="float">
            <text:p/>
          </table:table-cell>
          <table:table-cell table:formula="of:=VLOOKUP([.$B5];['Raw Data'.$A$2:.$O$1000];[.G$1]; 0)" office:value-type="float" office:value="0" calcext:value-type="float">
            <text:p/>
          </table:table-cell>
          <table:table-cell table:formula="of:=VLOOKUP([.$B5];['Raw Data'.$A$2:.$O$1000];[.H$1]; 0)" office:value-type="string" office:string-value="monofacciale" calcext:value-type="string">
            <text:p>monofacciale</text:p>
          </table:table-cell>
          <table:table-cell table:formula="of:=VLOOKUP([.$B5];['Raw Data'.$A$2:.$O$1000];[.I$1]; 0)" office:value-type="float" office:value="32" calcext:value-type="float">
            <text:p>32</text:p>
          </table:table-cell>
          <table:table-cell table:formula="of:=VLOOKUP([.$B5];['Raw Data'.$A$2:.$O$1000];[.J$1]; 0)" office:value-type="float" office:value="0" calcext:value-type="float">
            <text:p/>
          </table:table-cell>
          <table:table-cell table:formula="of:=VLOOKUP([.$B5];['Raw Data'.$A$2:.$O$1000];[.K$1]; 0)" office:value-type="float" office:value="0" calcext:value-type="float">
            <text:p/>
          </table:table-cell>
          <table:table-cell table:formula="of:=VLOOKUP([.$B5];['Raw Data'.$A$2:.$O$1000];[.L$1]; 0)" office:value-type="string" office:string-value="via Roma  n.posti  32  -  monofacciale" calcext:value-type="string">
            <text:p>via Roma <text:s/>n.posti <text:s/>32 <text:s/>- <text:s/>monofacciale</text:p>
          </table:table-cell>
          <table:table-cell table:formula="of:=VLOOKUP([.$B5];['Raw Data'.$A$2:.$O$1000];[.M$1]; 0)" office:value-type="string" office:string-value="via Roma  n.posti  32  -  monofacciale" calcext:value-type="string">
            <text:p>via Roma <text:s/>n.posti <text:s/>32 <text:s/>- <text:s/>monofacciale</text:p>
          </table:table-cell>
          <table:table-cell table:formula="of:=VLOOKUP([.$B5];['Raw Data'.$A$2:.$O$1000];[.N$1]; 0)" office:value-type="string" office:string-value="ZTL" calcext:value-type="string">
            <text:p>ZTL</text:p>
          </table:table-cell>
          <table:table-cell table:formula="of:=VLOOKUP([.$B5];['Raw Data'.$A$2:.$O$1000];[.O$1]; 0)" office:value-type="string" office:string-value="via Roma" calcext:value-type="string">
            <text:p>via Roma</text:p>
          </table:table-cell>
          <table:table-cell table:formula="of:=VLOOKUP([.$B5];['Raw Data'.$A$2:.$O$1000];[.P$1]; 0)" office:value-type="string" office:string-value="trento" calcext:value-type="string">
            <text:p>trento</text:p>
          </table:table-cell>
          <table:table-cell table:formula="of:=VLOOKUP([.$B5];['Raw Data'.$A$2:.$O$1000];[.Q$1]; 0)" office:value-type="string" office:string-value="http://example.org/cluster/bikerack0-node1313709030-rastrelliere.3" calcext:value-type="string">
            <text:p>http://example.org/cluster/bikerack0-node1313709030-rastrelliere.3</text:p>
          </table:table-cell>
          <table:table-cell table:formula="of:=VLOOKUP([.$Q5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1-node948758405-rastrelliere.5</text:p>
          </table:table-cell>
          <table:table-cell table:style-name="ce7" office:value-type="string" calcext:value-type="string">
            <text:p>http://example.org/resource/crowdsourcing-bikeracks-2018-02/bikerack1</text:p>
          </table:table-cell>
          <table:table-cell table:style-name="ce12"/>
          <table:table-cell table:formula="of:=VLOOKUP([.$B6];['Raw Data'.$A$2:.$O$1000];[.D$1]; 0)" office:value-type="string" office:string-value="POINT (11.1214521435 46.0696817002)" calcext:value-type="string">
            <text:p>POINT (11.1214521435 46.0696817002)</text:p>
          </table:table-cell>
          <table:table-cell table:formula="of:=VLOOKUP([.$B6];['Raw Data'.$A$2:.$O$1000];[.E$1]; 0)" office:value-type="float" office:value="0" calcext:value-type="float">
            <text:p/>
          </table:table-cell>
          <table:table-cell table:formula="of:=VLOOKUP([.$B6];['Raw Data'.$A$2:.$O$1000];[.F$1]; 0)" office:value-type="float" office:value="0" calcext:value-type="float">
            <text:p/>
          </table:table-cell>
          <table:table-cell table:formula="of:=VLOOKUP([.$B6];['Raw Data'.$A$2:.$O$1000];[.G$1]; 0)" office:value-type="float" office:value="0" calcext:value-type="float">
            <text:p/>
          </table:table-cell>
          <table:table-cell table:formula="of:=VLOOKUP([.$B6];['Raw Data'.$A$2:.$O$1000];[.H$1]; 0)" office:value-type="float" office:value="0" calcext:value-type="float">
            <text:p/>
          </table:table-cell>
          <table:table-cell table:formula="of:=VLOOKUP([.$B6];['Raw Data'.$A$2:.$O$1000];[.I$1]; 0)" office:value-type="float" office:value="0" calcext:value-type="float">
            <text:p/>
          </table:table-cell>
          <table:table-cell table:formula="of:=VLOOKUP([.$B6];['Raw Data'.$A$2:.$O$1000];[.J$1]; 0)" office:value-type="float" office:value="0" calcext:value-type="float">
            <text:p/>
          </table:table-cell>
          <table:table-cell table:formula="of:=VLOOKUP([.$B6];['Raw Data'.$A$2:.$O$1000];[.K$1]; 0)" office:value-type="float" office:value="0" calcext:value-type="float">
            <text:p/>
          </table:table-cell>
          <table:table-cell table:formula="of:=VLOOKUP([.$B6];['Raw Data'.$A$2:.$O$1000];[.L$1]; 0)" office:value-type="float" office:value="0" calcext:value-type="float">
            <text:p/>
          </table:table-cell>
          <table:table-cell table:formula="of:=VLOOKUP([.$B6];['Raw Data'.$A$2:.$O$1000];[.M$1]; 0)" office:value-type="float" office:value="0" calcext:value-type="float">
            <text:p/>
          </table:table-cell>
          <table:table-cell table:formula="of:=VLOOKUP([.$B6];['Raw Data'.$A$2:.$O$1000];[.N$1]; 0)" office:value-type="float" office:value="0" calcext:value-type="float">
            <text:p/>
          </table:table-cell>
          <table:table-cell table:formula="of:=VLOOKUP([.$B6];['Raw Data'.$A$2:.$O$1000];[.O$1]; 0)" office:value-type="float" office:value="0" calcext:value-type="float">
            <text:p/>
          </table:table-cell>
          <table:table-cell table:formula="of:=VLOOKUP([.$B6];['Raw Data'.$A$2:.$O$1000];[.P$1]; 0)" office:value-type="string" office:string-value="qrowd" calcext:value-type="string">
            <text:p>qrowd</text:p>
          </table:table-cell>
          <table:table-cell table:formula="of:=VLOOKUP([.$B6];['Raw Data'.$A$2:.$O$1000];[.Q$1]; 0)" office:value-type="string" office:string-value="http://example.org/cluster/bikerack1-node948758405-rastrelliere.5" calcext:value-type="string">
            <text:p>http://example.org/cluster/bikerack1-node948758405-rastrelliere.5</text:p>
          </table:table-cell>
          <table:table-cell table:formula="of:=VLOOKUP([.$Q6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48758405</text:p>
          </table:table-cell>
          <table:table-cell/>
          <table:table-cell table:formula="of:=VLOOKUP([.$B7];['Raw Data'.$A$2:.$O$1000];[.D$1]; 0)" office:value-type="string" office:string-value="POINT(11.1213468 46.0696893)" calcext:value-type="string">
            <text:p>POINT(11.1213468 46.0696893)</text:p>
          </table:table-cell>
          <table:table-cell table:formula="of:=VLOOKUP([.$B7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7];['Raw Data'.$A$2:.$O$1000];[.F$1]; 0)" office:value-type="string" office:string-value="2011-06-06T02:49:06" calcext:value-type="string">
            <text:p>2011-06-06T02:49:06</text:p>
          </table:table-cell>
          <table:table-cell table:formula="of:=VLOOKUP([.$B7];['Raw Data'.$A$2:.$O$1000];[.G$1]; 0)" office:value-type="float" office:value="0" calcext:value-type="float">
            <text:p/>
          </table:table-cell>
          <table:table-cell table:formula="of:=VLOOKUP([.$B7];['Raw Data'.$A$2:.$O$1000];[.H$1]; 0)" office:value-type="float" office:value="0" calcext:value-type="float">
            <text:p/>
          </table:table-cell>
          <table:table-cell table:formula="of:=VLOOKUP([.$B7];['Raw Data'.$A$2:.$O$1000];[.I$1]; 0)" office:value-type="float" office:value="44" calcext:value-type="float">
            <text:p>44</text:p>
          </table:table-cell>
          <table:table-cell table:formula="of:=VLOOKUP([.$B7];['Raw Data'.$A$2:.$O$1000];[.J$1]; 0)" office:value-type="float" office:value="0" calcext:value-type="float">
            <text:p/>
          </table:table-cell>
          <table:table-cell table:formula="of:=VLOOKUP([.$B7];['Raw Data'.$A$2:.$O$1000];[.K$1]; 0)" office:value-type="float" office:value="0" calcext:value-type="float">
            <text:p/>
          </table:table-cell>
          <table:table-cell table:formula="of:=VLOOKUP([.$B7];['Raw Data'.$A$2:.$O$1000];[.L$1]; 0)" office:value-type="float" office:value="0" calcext:value-type="float">
            <text:p/>
          </table:table-cell>
          <table:table-cell table:formula="of:=VLOOKUP([.$B7];['Raw Data'.$A$2:.$O$1000];[.M$1]; 0)" office:value-type="float" office:value="0" calcext:value-type="float">
            <text:p/>
          </table:table-cell>
          <table:table-cell table:formula="of:=VLOOKUP([.$B7];['Raw Data'.$A$2:.$O$1000];[.N$1]; 0)" office:value-type="float" office:value="0" calcext:value-type="float">
            <text:p/>
          </table:table-cell>
          <table:table-cell table:formula="of:=VLOOKUP([.$B7];['Raw Data'.$A$2:.$O$1000];[.O$1]; 0)" office:value-type="float" office:value="0" calcext:value-type="float">
            <text:p/>
          </table:table-cell>
          <table:table-cell table:formula="of:=VLOOKUP([.$B7];['Raw Data'.$A$2:.$O$1000];[.P$1]; 0)" office:value-type="string" office:string-value="osm" calcext:value-type="string">
            <text:p>osm</text:p>
          </table:table-cell>
          <table:table-cell table:formula="of:=VLOOKUP([.$B7];['Raw Data'.$A$2:.$O$1000];[.Q$1]; 0)" office:value-type="string" office:string-value="http://example.org/cluster/bikerack1-node948758405-rastrelliere.5" calcext:value-type="string">
            <text:p>http://example.org/cluster/bikerack1-node948758405-rastrelliere.5</text:p>
          </table:table-cell>
          <table:table-cell table:formula="of:=VLOOKUP([.$Q7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5</text:p>
          </table:table-cell>
          <table:table-cell table:style-name="ce14"/>
          <table:table-cell table:formula="of:=VLOOKUP([.$B8];['Raw Data'.$A$2:.$O$1000];[.D$1]; 0)" office:value-type="string" office:string-value="LINESTRING (11.121567139728135 46.06971862380535, 11.12131715217422 46.06969199073012)" calcext:value-type="string">
            <text:p>LINESTRING (11.121567139728135 46.06971862380535, 11.12131715217422 46.06969199073012)</text:p>
          </table:table-cell>
          <table:table-cell table:formula="of:=VLOOKUP([.$B8];['Raw Data'.$A$2:.$O$1000];[.E$1]; 0)" office:value-type="float" office:value="0" calcext:value-type="float">
            <text:p/>
          </table:table-cell>
          <table:table-cell table:formula="of:=VLOOKUP([.$B8];['Raw Data'.$A$2:.$O$1000];[.F$1]; 0)" office:value-type="float" office:value="0" calcext:value-type="float">
            <text:p/>
          </table:table-cell>
          <table:table-cell table:formula="of:=VLOOKUP([.$B8];['Raw Data'.$A$2:.$O$1000];[.G$1]; 0)" office:value-type="float" office:value="0" calcext:value-type="float">
            <text:p/>
          </table:table-cell>
          <table:table-cell table:formula="of:=VLOOKUP([.$B8];['Raw Data'.$A$2:.$O$1000];[.H$1]; 0)" office:value-type="string" office:string-value="monofacciale" calcext:value-type="string">
            <text:p>monofacciale</text:p>
          </table:table-cell>
          <table:table-cell table:formula="of:=VLOOKUP([.$B8];['Raw Data'.$A$2:.$O$1000];[.I$1]; 0)" office:value-type="float" office:value="32" calcext:value-type="float">
            <text:p>32</text:p>
          </table:table-cell>
          <table:table-cell table:formula="of:=VLOOKUP([.$B8];['Raw Data'.$A$2:.$O$1000];[.J$1]; 0)" office:value-type="float" office:value="0" calcext:value-type="float">
            <text:p/>
          </table:table-cell>
          <table:table-cell table:formula="of:=VLOOKUP([.$B8];['Raw Data'.$A$2:.$O$1000];[.K$1]; 0)" office:value-type="float" office:value="0" calcext:value-type="float">
            <text:p/>
          </table:table-cell>
          <table:table-cell table:formula="of:=VLOOKUP([.$B8];['Raw Data'.$A$2:.$O$1000];[.L$1]; 0)" office:value-type="string" office:string-value="via Manci  n.posti  32  -  monofacciale" calcext:value-type="string">
            <text:p>via Manci <text:s/>n.posti <text:s/>32 <text:s/>- <text:s/>monofacciale</text:p>
          </table:table-cell>
          <table:table-cell table:formula="of:=VLOOKUP([.$B8];['Raw Data'.$A$2:.$O$1000];[.M$1]; 0)" office:value-type="string" office:string-value="via Manci  n.posti  32  -  monofacciale" calcext:value-type="string">
            <text:p>via Manci <text:s/>n.posti <text:s/>32 <text:s/>- <text:s/>monofacciale</text:p>
          </table:table-cell>
          <table:table-cell table:formula="of:=VLOOKUP([.$B8];['Raw Data'.$A$2:.$O$1000];[.N$1]; 0)" office:value-type="string" office:string-value="ZTL" calcext:value-type="string">
            <text:p>ZTL</text:p>
          </table:table-cell>
          <table:table-cell table:formula="of:=VLOOKUP([.$B8];['Raw Data'.$A$2:.$O$1000];[.O$1]; 0)" office:value-type="string" office:string-value="via Manci" calcext:value-type="string">
            <text:p>via Manci</text:p>
          </table:table-cell>
          <table:table-cell table:formula="of:=VLOOKUP([.$B8];['Raw Data'.$A$2:.$O$1000];[.P$1]; 0)" office:value-type="string" office:string-value="trento" calcext:value-type="string">
            <text:p>trento</text:p>
          </table:table-cell>
          <table:table-cell table:formula="of:=VLOOKUP([.$B8];['Raw Data'.$A$2:.$O$1000];[.Q$1]; 0)" office:value-type="string" office:string-value="http://example.org/cluster/bikerack1-node948758405-rastrelliere.5" calcext:value-type="string">
            <text:p>http://example.org/cluster/bikerack1-node948758405-rastrelliere.5</text:p>
          </table:table-cell>
          <table:table-cell table:formula="of:=VLOOKUP([.$Q8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10-bikerack11-node889555365-rastrelliere.32</text:p>
          </table:table-cell>
          <table:table-cell table:style-name="ce7" office:value-type="string" calcext:value-type="string">
            <text:p>http://example.org/resource/crowdsourcing-bikeracks-2018-02/bikerack10</text:p>
          </table:table-cell>
          <table:table-cell table:style-name="ce12"/>
          <table:table-cell table:formula="of:=VLOOKUP([.$B9];['Raw Data'.$A$2:.$O$1000];[.D$1]; 0)" office:value-type="string" office:string-value="POINT (11.124028386 46.065932833)" calcext:value-type="string">
            <text:p>POINT (11.124028386 46.065932833)</text:p>
          </table:table-cell>
          <table:table-cell table:formula="of:=VLOOKUP([.$B9];['Raw Data'.$A$2:.$O$1000];[.E$1]; 0)" office:value-type="float" office:value="0" calcext:value-type="float">
            <text:p/>
          </table:table-cell>
          <table:table-cell table:formula="of:=VLOOKUP([.$B9];['Raw Data'.$A$2:.$O$1000];[.F$1]; 0)" office:value-type="float" office:value="0" calcext:value-type="float">
            <text:p/>
          </table:table-cell>
          <table:table-cell table:formula="of:=VLOOKUP([.$B9];['Raw Data'.$A$2:.$O$1000];[.G$1]; 0)" office:value-type="float" office:value="0" calcext:value-type="float">
            <text:p/>
          </table:table-cell>
          <table:table-cell table:formula="of:=VLOOKUP([.$B9];['Raw Data'.$A$2:.$O$1000];[.H$1]; 0)" office:value-type="float" office:value="0" calcext:value-type="float">
            <text:p/>
          </table:table-cell>
          <table:table-cell table:formula="of:=VLOOKUP([.$B9];['Raw Data'.$A$2:.$O$1000];[.I$1]; 0)" office:value-type="float" office:value="0" calcext:value-type="float">
            <text:p/>
          </table:table-cell>
          <table:table-cell table:formula="of:=VLOOKUP([.$B9];['Raw Data'.$A$2:.$O$1000];[.J$1]; 0)" office:value-type="float" office:value="0" calcext:value-type="float">
            <text:p/>
          </table:table-cell>
          <table:table-cell table:formula="of:=VLOOKUP([.$B9];['Raw Data'.$A$2:.$O$1000];[.K$1]; 0)" office:value-type="float" office:value="0" calcext:value-type="float">
            <text:p/>
          </table:table-cell>
          <table:table-cell table:formula="of:=VLOOKUP([.$B9];['Raw Data'.$A$2:.$O$1000];[.L$1]; 0)" office:value-type="float" office:value="0" calcext:value-type="float">
            <text:p/>
          </table:table-cell>
          <table:table-cell table:formula="of:=VLOOKUP([.$B9];['Raw Data'.$A$2:.$O$1000];[.M$1]; 0)" office:value-type="float" office:value="0" calcext:value-type="float">
            <text:p/>
          </table:table-cell>
          <table:table-cell table:formula="of:=VLOOKUP([.$B9];['Raw Data'.$A$2:.$O$1000];[.N$1]; 0)" office:value-type="float" office:value="0" calcext:value-type="float">
            <text:p/>
          </table:table-cell>
          <table:table-cell table:formula="of:=VLOOKUP([.$B9];['Raw Data'.$A$2:.$O$1000];[.O$1]; 0)" office:value-type="float" office:value="0" calcext:value-type="float">
            <text:p/>
          </table:table-cell>
          <table:table-cell table:formula="of:=VLOOKUP([.$B9];['Raw Data'.$A$2:.$O$1000];[.P$1]; 0)" office:value-type="string" office:string-value="qrowd" calcext:value-type="string">
            <text:p>qrowd</text:p>
          </table:table-cell>
          <table:table-cell table:formula="of:=VLOOKUP([.$B9];['Raw Data'.$A$2:.$O$1000];[.Q$1]; 0)" office:value-type="string" office:string-value="http://example.org/cluster/bikerack10-bikerack11-node889555365-rastrelliere.32" calcext:value-type="string">
            <text:p>http://example.org/cluster/bikerack10-bikerack11-node889555365-rastrelliere.32</text:p>
          </table:table-cell>
          <table:table-cell table:formula="of:=VLOOKUP([.$Q9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11</text:p>
          </table:table-cell>
          <table:table-cell/>
          <table:table-cell table:formula="of:=VLOOKUP([.$B10];['Raw Data'.$A$2:.$O$1000];[.D$1]; 0)" office:value-type="string" office:string-value="POINT (11.1241658465 46.0659969557)" calcext:value-type="string">
            <text:p>POINT (11.1241658465 46.0659969557)</text:p>
          </table:table-cell>
          <table:table-cell table:formula="of:=VLOOKUP([.$B10];['Raw Data'.$A$2:.$O$1000];[.E$1]; 0)" office:value-type="float" office:value="0" calcext:value-type="float">
            <text:p/>
          </table:table-cell>
          <table:table-cell table:formula="of:=VLOOKUP([.$B10];['Raw Data'.$A$2:.$O$1000];[.F$1]; 0)" office:value-type="float" office:value="0" calcext:value-type="float">
            <text:p/>
          </table:table-cell>
          <table:table-cell table:formula="of:=VLOOKUP([.$B10];['Raw Data'.$A$2:.$O$1000];[.G$1]; 0)" office:value-type="float" office:value="0" calcext:value-type="float">
            <text:p/>
          </table:table-cell>
          <table:table-cell table:formula="of:=VLOOKUP([.$B10];['Raw Data'.$A$2:.$O$1000];[.H$1]; 0)" office:value-type="float" office:value="0" calcext:value-type="float">
            <text:p/>
          </table:table-cell>
          <table:table-cell table:formula="of:=VLOOKUP([.$B10];['Raw Data'.$A$2:.$O$1000];[.I$1]; 0)" office:value-type="float" office:value="0" calcext:value-type="float">
            <text:p/>
          </table:table-cell>
          <table:table-cell table:formula="of:=VLOOKUP([.$B10];['Raw Data'.$A$2:.$O$1000];[.J$1]; 0)" office:value-type="float" office:value="0" calcext:value-type="float">
            <text:p/>
          </table:table-cell>
          <table:table-cell table:formula="of:=VLOOKUP([.$B10];['Raw Data'.$A$2:.$O$1000];[.K$1]; 0)" office:value-type="float" office:value="0" calcext:value-type="float">
            <text:p/>
          </table:table-cell>
          <table:table-cell table:formula="of:=VLOOKUP([.$B10];['Raw Data'.$A$2:.$O$1000];[.L$1]; 0)" office:value-type="float" office:value="0" calcext:value-type="float">
            <text:p/>
          </table:table-cell>
          <table:table-cell table:formula="of:=VLOOKUP([.$B10];['Raw Data'.$A$2:.$O$1000];[.M$1]; 0)" office:value-type="float" office:value="0" calcext:value-type="float">
            <text:p/>
          </table:table-cell>
          <table:table-cell table:formula="of:=VLOOKUP([.$B10];['Raw Data'.$A$2:.$O$1000];[.N$1]; 0)" office:value-type="float" office:value="0" calcext:value-type="float">
            <text:p/>
          </table:table-cell>
          <table:table-cell table:formula="of:=VLOOKUP([.$B10];['Raw Data'.$A$2:.$O$1000];[.O$1]; 0)" office:value-type="float" office:value="0" calcext:value-type="float">
            <text:p/>
          </table:table-cell>
          <table:table-cell table:formula="of:=VLOOKUP([.$B10];['Raw Data'.$A$2:.$O$1000];[.P$1]; 0)" office:value-type="string" office:string-value="qrowd" calcext:value-type="string">
            <text:p>qrowd</text:p>
          </table:table-cell>
          <table:table-cell table:formula="of:=VLOOKUP([.$B10];['Raw Data'.$A$2:.$O$1000];[.Q$1]; 0)" office:value-type="string" office:string-value="http://example.org/cluster/bikerack10-bikerack11-node889555365-rastrelliere.32" calcext:value-type="string">
            <text:p>http://example.org/cluster/bikerack10-bikerack11-node889555365-rastrelliere.32</text:p>
          </table:table-cell>
          <table:table-cell table:formula="of:=VLOOKUP([.$Q10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89555365</text:p>
          </table:table-cell>
          <table:table-cell/>
          <table:table-cell table:formula="of:=VLOOKUP([.$B11];['Raw Data'.$A$2:.$O$1000];[.D$1]; 0)" office:value-type="string" office:string-value="POINT(11.1241149 46.0660002)" calcext:value-type="string">
            <text:p>POINT(11.1241149 46.0660002)</text:p>
          </table:table-cell>
          <table:table-cell table:formula="of:=VLOOKUP([.$B11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1];['Raw Data'.$A$2:.$O$1000];[.F$1]; 0)" office:value-type="string" office:string-value="2010-10-05T21:16:48" calcext:value-type="string">
            <text:p>2010-10-05T21:16:48</text:p>
          </table:table-cell>
          <table:table-cell table:formula="of:=VLOOKUP([.$B11];['Raw Data'.$A$2:.$O$1000];[.G$1]; 0)" office:value-type="float" office:value="0" calcext:value-type="float">
            <text:p/>
          </table:table-cell>
          <table:table-cell table:formula="of:=VLOOKUP([.$B11];['Raw Data'.$A$2:.$O$1000];[.H$1]; 0)" office:value-type="float" office:value="0" calcext:value-type="float">
            <text:p/>
          </table:table-cell>
          <table:table-cell table:formula="of:=VLOOKUP([.$B11];['Raw Data'.$A$2:.$O$1000];[.I$1]; 0)" office:value-type="float" office:value="0" calcext:value-type="float">
            <text:p/>
          </table:table-cell>
          <table:table-cell table:formula="of:=VLOOKUP([.$B11];['Raw Data'.$A$2:.$O$1000];[.J$1]; 0)" office:value-type="float" office:value="0" calcext:value-type="float">
            <text:p/>
          </table:table-cell>
          <table:table-cell table:formula="of:=VLOOKUP([.$B11];['Raw Data'.$A$2:.$O$1000];[.K$1]; 0)" office:value-type="float" office:value="0" calcext:value-type="float">
            <text:p/>
          </table:table-cell>
          <table:table-cell table:formula="of:=VLOOKUP([.$B11];['Raw Data'.$A$2:.$O$1000];[.L$1]; 0)" office:value-type="float" office:value="0" calcext:value-type="float">
            <text:p/>
          </table:table-cell>
          <table:table-cell table:formula="of:=VLOOKUP([.$B11];['Raw Data'.$A$2:.$O$1000];[.M$1]; 0)" office:value-type="float" office:value="0" calcext:value-type="float">
            <text:p/>
          </table:table-cell>
          <table:table-cell table:formula="of:=VLOOKUP([.$B11];['Raw Data'.$A$2:.$O$1000];[.N$1]; 0)" office:value-type="float" office:value="0" calcext:value-type="float">
            <text:p/>
          </table:table-cell>
          <table:table-cell table:formula="of:=VLOOKUP([.$B11];['Raw Data'.$A$2:.$O$1000];[.O$1]; 0)" office:value-type="float" office:value="0" calcext:value-type="float">
            <text:p/>
          </table:table-cell>
          <table:table-cell table:formula="of:=VLOOKUP([.$B11];['Raw Data'.$A$2:.$O$1000];[.P$1]; 0)" office:value-type="string" office:string-value="osm" calcext:value-type="string">
            <text:p>osm</text:p>
          </table:table-cell>
          <table:table-cell table:formula="of:=VLOOKUP([.$B11];['Raw Data'.$A$2:.$O$1000];[.Q$1]; 0)" office:value-type="string" office:string-value="http://example.org/cluster/bikerack10-bikerack11-node889555365-rastrelliere.32" calcext:value-type="string">
            <text:p>http://example.org/cluster/bikerack10-bikerack11-node889555365-rastrelliere.32</text:p>
          </table:table-cell>
          <table:table-cell table:formula="of:=VLOOKUP([.$Q11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2</text:p>
          </table:table-cell>
          <table:table-cell table:style-name="ce14"/>
          <table:table-cell table:formula="of:=VLOOKUP([.$B12];['Raw Data'.$A$2:.$O$1000];[.D$1]; 0)" office:value-type="string" office:string-value="LINESTRING (11.124149922261008 46.06599198688207, 11.124143668815917 46.066020186859824)" calcext:value-type="string">
            <text:p>LINESTRING (11.124149922261008 46.06599198688207, 11.124143668815917 46.066020186859824)</text:p>
          </table:table-cell>
          <table:table-cell table:formula="of:=VLOOKUP([.$B12];['Raw Data'.$A$2:.$O$1000];[.E$1]; 0)" office:value-type="float" office:value="0" calcext:value-type="float">
            <text:p/>
          </table:table-cell>
          <table:table-cell table:formula="of:=VLOOKUP([.$B12];['Raw Data'.$A$2:.$O$1000];[.F$1]; 0)" office:value-type="float" office:value="0" calcext:value-type="float">
            <text:p/>
          </table:table-cell>
          <table:table-cell table:formula="of:=VLOOKUP([.$B12];['Raw Data'.$A$2:.$O$1000];[.G$1]; 0)" office:value-type="float" office:value="0" calcext:value-type="float">
            <text:p/>
          </table:table-cell>
          <table:table-cell table:formula="of:=VLOOKUP([.$B12];['Raw Data'.$A$2:.$O$1000];[.H$1]; 0)" office:value-type="string" office:string-value="monofacciale" calcext:value-type="string">
            <text:p>monofacciale</text:p>
          </table:table-cell>
          <table:table-cell table:formula="of:=VLOOKUP([.$B12];['Raw Data'.$A$2:.$O$1000];[.I$1]; 0)" office:value-type="float" office:value="8" calcext:value-type="float">
            <text:p>8</text:p>
          </table:table-cell>
          <table:table-cell table:formula="of:=VLOOKUP([.$B12];['Raw Data'.$A$2:.$O$1000];[.J$1]; 0)" office:value-type="float" office:value="0" calcext:value-type="float">
            <text:p/>
          </table:table-cell>
          <table:table-cell table:formula="of:=VLOOKUP([.$B12];['Raw Data'.$A$2:.$O$1000];[.K$1]; 0)" office:value-type="float" office:value="0" calcext:value-type="float">
            <text:p/>
          </table:table-cell>
          <table:table-cell table:formula="of:=VLOOKUP([.$B12];['Raw Data'.$A$2:.$O$1000];[.L$1]; 0)" office:value-type="string" office:string-value="piazza Garzetti  n.posti  8  -  monofacciale" calcext:value-type="string">
            <text:p>piazza Garzetti <text:s/>n.posti <text:s/>8 <text:s/>- <text:s/>monofacciale</text:p>
          </table:table-cell>
          <table:table-cell table:formula="of:=VLOOKUP([.$B12];['Raw Data'.$A$2:.$O$1000];[.M$1]; 0)" office:value-type="string" office:string-value="piazza Garzetti  n.posti  8  -  monofacciale" calcext:value-type="string">
            <text:p>piazza Garzetti <text:s/>n.posti <text:s/>8 <text:s/>- <text:s/>monofacciale</text:p>
          </table:table-cell>
          <table:table-cell table:formula="of:=VLOOKUP([.$B12];['Raw Data'.$A$2:.$O$1000];[.N$1]; 0)" office:value-type="string" office:string-value="ZTL" calcext:value-type="string">
            <text:p>ZTL</text:p>
          </table:table-cell>
          <table:table-cell table:formula="of:=VLOOKUP([.$B12];['Raw Data'.$A$2:.$O$1000];[.O$1]; 0)" office:value-type="string" office:string-value="piazza Garzetti" calcext:value-type="string">
            <text:p>piazza Garzetti</text:p>
          </table:table-cell>
          <table:table-cell table:formula="of:=VLOOKUP([.$B12];['Raw Data'.$A$2:.$O$1000];[.P$1]; 0)" office:value-type="string" office:string-value="trento" calcext:value-type="string">
            <text:p>trento</text:p>
          </table:table-cell>
          <table:table-cell table:formula="of:=VLOOKUP([.$B12];['Raw Data'.$A$2:.$O$1000];[.Q$1]; 0)" office:value-type="string" office:string-value="http://example.org/cluster/bikerack10-bikerack11-node889555365-rastrelliere.32" calcext:value-type="string">
            <text:p>http://example.org/cluster/bikerack10-bikerack11-node889555365-rastrelliere.32</text:p>
          </table:table-cell>
          <table:table-cell table:formula="of:=VLOOKUP([.$Q12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12-node927359418-rastrelliere.19</text:p>
          </table:table-cell>
          <table:table-cell table:style-name="ce7" office:value-type="string" calcext:value-type="string">
            <text:p>http://example.org/resource/crowdsourcing-bikeracks-2018-02/bikerack12</text:p>
          </table:table-cell>
          <table:table-cell table:style-name="ce12"/>
          <table:table-cell table:formula="of:=VLOOKUP([.$B13];['Raw Data'.$A$2:.$O$1000];[.D$1]; 0)" office:value-type="string" office:string-value="POINT (11.1241079649 46.0684338942)" calcext:value-type="string">
            <text:p>POINT (11.1241079649 46.0684338942)</text:p>
          </table:table-cell>
          <table:table-cell table:formula="of:=VLOOKUP([.$B13];['Raw Data'.$A$2:.$O$1000];[.E$1]; 0)" office:value-type="float" office:value="0" calcext:value-type="float">
            <text:p/>
          </table:table-cell>
          <table:table-cell table:formula="of:=VLOOKUP([.$B13];['Raw Data'.$A$2:.$O$1000];[.F$1]; 0)" office:value-type="float" office:value="0" calcext:value-type="float">
            <text:p/>
          </table:table-cell>
          <table:table-cell table:formula="of:=VLOOKUP([.$B13];['Raw Data'.$A$2:.$O$1000];[.G$1]; 0)" office:value-type="float" office:value="0" calcext:value-type="float">
            <text:p/>
          </table:table-cell>
          <table:table-cell table:formula="of:=VLOOKUP([.$B13];['Raw Data'.$A$2:.$O$1000];[.H$1]; 0)" office:value-type="float" office:value="0" calcext:value-type="float">
            <text:p/>
          </table:table-cell>
          <table:table-cell table:formula="of:=VLOOKUP([.$B13];['Raw Data'.$A$2:.$O$1000];[.I$1]; 0)" office:value-type="float" office:value="0" calcext:value-type="float">
            <text:p/>
          </table:table-cell>
          <table:table-cell table:formula="of:=VLOOKUP([.$B13];['Raw Data'.$A$2:.$O$1000];[.J$1]; 0)" office:value-type="float" office:value="0" calcext:value-type="float">
            <text:p/>
          </table:table-cell>
          <table:table-cell table:formula="of:=VLOOKUP([.$B13];['Raw Data'.$A$2:.$O$1000];[.K$1]; 0)" office:value-type="float" office:value="0" calcext:value-type="float">
            <text:p/>
          </table:table-cell>
          <table:table-cell table:formula="of:=VLOOKUP([.$B13];['Raw Data'.$A$2:.$O$1000];[.L$1]; 0)" office:value-type="float" office:value="0" calcext:value-type="float">
            <text:p/>
          </table:table-cell>
          <table:table-cell table:formula="of:=VLOOKUP([.$B13];['Raw Data'.$A$2:.$O$1000];[.M$1]; 0)" office:value-type="float" office:value="0" calcext:value-type="float">
            <text:p/>
          </table:table-cell>
          <table:table-cell table:formula="of:=VLOOKUP([.$B13];['Raw Data'.$A$2:.$O$1000];[.N$1]; 0)" office:value-type="float" office:value="0" calcext:value-type="float">
            <text:p/>
          </table:table-cell>
          <table:table-cell table:formula="of:=VLOOKUP([.$B13];['Raw Data'.$A$2:.$O$1000];[.O$1]; 0)" office:value-type="float" office:value="0" calcext:value-type="float">
            <text:p/>
          </table:table-cell>
          <table:table-cell table:formula="of:=VLOOKUP([.$B13];['Raw Data'.$A$2:.$O$1000];[.P$1]; 0)" office:value-type="string" office:string-value="qrowd" calcext:value-type="string">
            <text:p>qrowd</text:p>
          </table:table-cell>
          <table:table-cell table:formula="of:=VLOOKUP([.$B13];['Raw Data'.$A$2:.$O$1000];[.Q$1]; 0)" office:value-type="string" office:string-value="http://example.org/cluster/bikerack12-node927359418-rastrelliere.19" calcext:value-type="string">
            <text:p>http://example.org/cluster/bikerack12-node927359418-rastrelliere.19</text:p>
          </table:table-cell>
          <table:table-cell table:formula="of:=VLOOKUP([.$Q13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27359418</text:p>
          </table:table-cell>
          <table:table-cell/>
          <table:table-cell table:formula="of:=VLOOKUP([.$B14];['Raw Data'.$A$2:.$O$1000];[.D$1]; 0)" office:value-type="string" office:string-value="POINT(11.1241637 46.0684013)" calcext:value-type="string">
            <text:p>POINT(11.1241637 46.0684013)</text:p>
          </table:table-cell>
          <table:table-cell table:formula="of:=VLOOKUP([.$B14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4];['Raw Data'.$A$2:.$O$1000];[.F$1]; 0)" office:value-type="string" office:string-value="2011-11-14T22:10:50" calcext:value-type="string">
            <text:p>2011-11-14T22:10:50</text:p>
          </table:table-cell>
          <table:table-cell table:formula="of:=VLOOKUP([.$B14];['Raw Data'.$A$2:.$O$1000];[.G$1]; 0)" office:value-type="float" office:value="0" calcext:value-type="float">
            <text:p/>
          </table:table-cell>
          <table:table-cell table:formula="of:=VLOOKUP([.$B14];['Raw Data'.$A$2:.$O$1000];[.H$1]; 0)" office:value-type="float" office:value="0" calcext:value-type="float">
            <text:p/>
          </table:table-cell>
          <table:table-cell table:formula="of:=VLOOKUP([.$B14];['Raw Data'.$A$2:.$O$1000];[.I$1]; 0)" office:value-type="float" office:value="0" calcext:value-type="float">
            <text:p/>
          </table:table-cell>
          <table:table-cell table:formula="of:=VLOOKUP([.$B14];['Raw Data'.$A$2:.$O$1000];[.J$1]; 0)" office:value-type="float" office:value="0" calcext:value-type="float">
            <text:p/>
          </table:table-cell>
          <table:table-cell table:formula="of:=VLOOKUP([.$B14];['Raw Data'.$A$2:.$O$1000];[.K$1]; 0)" office:value-type="float" office:value="0" calcext:value-type="float">
            <text:p/>
          </table:table-cell>
          <table:table-cell table:formula="of:=VLOOKUP([.$B14];['Raw Data'.$A$2:.$O$1000];[.L$1]; 0)" office:value-type="float" office:value="0" calcext:value-type="float">
            <text:p/>
          </table:table-cell>
          <table:table-cell table:formula="of:=VLOOKUP([.$B14];['Raw Data'.$A$2:.$O$1000];[.M$1]; 0)" office:value-type="float" office:value="0" calcext:value-type="float">
            <text:p/>
          </table:table-cell>
          <table:table-cell table:formula="of:=VLOOKUP([.$B14];['Raw Data'.$A$2:.$O$1000];[.N$1]; 0)" office:value-type="float" office:value="0" calcext:value-type="float">
            <text:p/>
          </table:table-cell>
          <table:table-cell table:formula="of:=VLOOKUP([.$B14];['Raw Data'.$A$2:.$O$1000];[.O$1]; 0)" office:value-type="float" office:value="0" calcext:value-type="float">
            <text:p/>
          </table:table-cell>
          <table:table-cell table:formula="of:=VLOOKUP([.$B14];['Raw Data'.$A$2:.$O$1000];[.P$1]; 0)" office:value-type="string" office:string-value="osm" calcext:value-type="string">
            <text:p>osm</text:p>
          </table:table-cell>
          <table:table-cell table:formula="of:=VLOOKUP([.$B14];['Raw Data'.$A$2:.$O$1000];[.Q$1]; 0)" office:value-type="string" office:string-value="http://example.org/cluster/bikerack12-node927359418-rastrelliere.19" calcext:value-type="string">
            <text:p>http://example.org/cluster/bikerack12-node927359418-rastrelliere.19</text:p>
          </table:table-cell>
          <table:table-cell table:formula="of:=VLOOKUP([.$Q14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9</text:p>
          </table:table-cell>
          <table:table-cell table:style-name="ce14"/>
          <table:table-cell table:formula="of:=VLOOKUP([.$B15];['Raw Data'.$A$2:.$O$1000];[.D$1]; 0)" office:value-type="string" office:string-value="LINESTRING (11.12407790741104 46.06844043776002, 11.124153193321138 46.06844286762739)" calcext:value-type="string">
            <text:p>LINESTRING (11.12407790741104 46.06844043776002, 11.124153193321138 46.06844286762739)</text:p>
          </table:table-cell>
          <table:table-cell table:formula="of:=VLOOKUP([.$B15];['Raw Data'.$A$2:.$O$1000];[.E$1]; 0)" office:value-type="float" office:value="0" calcext:value-type="float">
            <text:p/>
          </table:table-cell>
          <table:table-cell table:formula="of:=VLOOKUP([.$B15];['Raw Data'.$A$2:.$O$1000];[.F$1]; 0)" office:value-type="float" office:value="0" calcext:value-type="float">
            <text:p/>
          </table:table-cell>
          <table:table-cell table:formula="of:=VLOOKUP([.$B15];['Raw Data'.$A$2:.$O$1000];[.G$1]; 0)" office:value-type="float" office:value="0" calcext:value-type="float">
            <text:p/>
          </table:table-cell>
          <table:table-cell table:formula="of:=VLOOKUP([.$B15];['Raw Data'.$A$2:.$O$1000];[.H$1]; 0)" office:value-type="string" office:string-value="monofacciale" calcext:value-type="string">
            <text:p>monofacciale</text:p>
          </table:table-cell>
          <table:table-cell table:formula="of:=VLOOKUP([.$B15];['Raw Data'.$A$2:.$O$1000];[.I$1]; 0)" office:value-type="float" office:value="8" calcext:value-type="float">
            <text:p>8</text:p>
          </table:table-cell>
          <table:table-cell table:formula="of:=VLOOKUP([.$B15];['Raw Data'.$A$2:.$O$1000];[.J$1]; 0)" office:value-type="float" office:value="0" calcext:value-type="float">
            <text:p/>
          </table:table-cell>
          <table:table-cell table:formula="of:=VLOOKUP([.$B15];['Raw Data'.$A$2:.$O$1000];[.K$1]; 0)" office:value-type="float" office:value="0" calcext:value-type="float">
            <text:p/>
          </table:table-cell>
          <table:table-cell table:formula="of:=VLOOKUP([.$B15];['Raw Data'.$A$2:.$O$1000];[.L$1]; 0)" office:value-type="string" office:string-value="largo Carducci  n.posti  8  -  monofacciale" calcext:value-type="string">
            <text:p>largo Carducci <text:s/>n.posti <text:s/>8 <text:s/>- <text:s/>monofacciale</text:p>
          </table:table-cell>
          <table:table-cell table:formula="of:=VLOOKUP([.$B15];['Raw Data'.$A$2:.$O$1000];[.M$1]; 0)" office:value-type="string" office:string-value="largo Carducci  n.posti  8  -  monofacciale" calcext:value-type="string">
            <text:p>largo Carducci <text:s/>n.posti <text:s/>8 <text:s/>- <text:s/>monofacciale</text:p>
          </table:table-cell>
          <table:table-cell table:formula="of:=VLOOKUP([.$B15];['Raw Data'.$A$2:.$O$1000];[.N$1]; 0)" office:value-type="string" office:string-value="ZTL" calcext:value-type="string">
            <text:p>ZTL</text:p>
          </table:table-cell>
          <table:table-cell table:formula="of:=VLOOKUP([.$B15];['Raw Data'.$A$2:.$O$1000];[.O$1]; 0)" office:value-type="string" office:string-value="largo Carducci" calcext:value-type="string">
            <text:p>largo Carducci</text:p>
          </table:table-cell>
          <table:table-cell table:formula="of:=VLOOKUP([.$B15];['Raw Data'.$A$2:.$O$1000];[.P$1]; 0)" office:value-type="string" office:string-value="trento" calcext:value-type="string">
            <text:p>trento</text:p>
          </table:table-cell>
          <table:table-cell table:formula="of:=VLOOKUP([.$B15];['Raw Data'.$A$2:.$O$1000];[.Q$1]; 0)" office:value-type="string" office:string-value="http://example.org/cluster/bikerack12-node927359418-rastrelliere.19" calcext:value-type="string">
            <text:p>http://example.org/cluster/bikerack12-node927359418-rastrelliere.19</text:p>
          </table:table-cell>
          <table:table-cell table:formula="of:=VLOOKUP([.$Q15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14-node885670019-rastrelliere.20</text:p>
          </table:table-cell>
          <table:table-cell table:style-name="ce7" office:value-type="string" calcext:value-type="string">
            <text:p>http://example.org/resource/crowdsourcing-bikeracks-2018-02/bikerack14</text:p>
          </table:table-cell>
          <table:table-cell table:style-name="ce12"/>
          <table:table-cell table:formula="of:=VLOOKUP([.$B16];['Raw Data'.$A$2:.$O$1000];[.D$1]; 0)" office:value-type="string" office:string-value="POINT (11.1239084635 46.0684084395)" calcext:value-type="string">
            <text:p>POINT (11.1239084635 46.0684084395)</text:p>
          </table:table-cell>
          <table:table-cell table:formula="of:=VLOOKUP([.$B16];['Raw Data'.$A$2:.$O$1000];[.E$1]; 0)" office:value-type="float" office:value="0" calcext:value-type="float">
            <text:p/>
          </table:table-cell>
          <table:table-cell table:formula="of:=VLOOKUP([.$B16];['Raw Data'.$A$2:.$O$1000];[.F$1]; 0)" office:value-type="float" office:value="0" calcext:value-type="float">
            <text:p/>
          </table:table-cell>
          <table:table-cell table:formula="of:=VLOOKUP([.$B16];['Raw Data'.$A$2:.$O$1000];[.G$1]; 0)" office:value-type="float" office:value="0" calcext:value-type="float">
            <text:p/>
          </table:table-cell>
          <table:table-cell table:formula="of:=VLOOKUP([.$B16];['Raw Data'.$A$2:.$O$1000];[.H$1]; 0)" office:value-type="float" office:value="0" calcext:value-type="float">
            <text:p/>
          </table:table-cell>
          <table:table-cell table:formula="of:=VLOOKUP([.$B16];['Raw Data'.$A$2:.$O$1000];[.I$1]; 0)" office:value-type="float" office:value="0" calcext:value-type="float">
            <text:p/>
          </table:table-cell>
          <table:table-cell table:formula="of:=VLOOKUP([.$B16];['Raw Data'.$A$2:.$O$1000];[.J$1]; 0)" office:value-type="float" office:value="0" calcext:value-type="float">
            <text:p/>
          </table:table-cell>
          <table:table-cell table:formula="of:=VLOOKUP([.$B16];['Raw Data'.$A$2:.$O$1000];[.K$1]; 0)" office:value-type="float" office:value="0" calcext:value-type="float">
            <text:p/>
          </table:table-cell>
          <table:table-cell table:formula="of:=VLOOKUP([.$B16];['Raw Data'.$A$2:.$O$1000];[.L$1]; 0)" office:value-type="float" office:value="0" calcext:value-type="float">
            <text:p/>
          </table:table-cell>
          <table:table-cell table:formula="of:=VLOOKUP([.$B16];['Raw Data'.$A$2:.$O$1000];[.M$1]; 0)" office:value-type="float" office:value="0" calcext:value-type="float">
            <text:p/>
          </table:table-cell>
          <table:table-cell table:formula="of:=VLOOKUP([.$B16];['Raw Data'.$A$2:.$O$1000];[.N$1]; 0)" office:value-type="float" office:value="0" calcext:value-type="float">
            <text:p/>
          </table:table-cell>
          <table:table-cell table:formula="of:=VLOOKUP([.$B16];['Raw Data'.$A$2:.$O$1000];[.O$1]; 0)" office:value-type="float" office:value="0" calcext:value-type="float">
            <text:p/>
          </table:table-cell>
          <table:table-cell table:formula="of:=VLOOKUP([.$B16];['Raw Data'.$A$2:.$O$1000];[.P$1]; 0)" office:value-type="string" office:string-value="qrowd" calcext:value-type="string">
            <text:p>qrowd</text:p>
          </table:table-cell>
          <table:table-cell table:formula="of:=VLOOKUP([.$B16];['Raw Data'.$A$2:.$O$1000];[.Q$1]; 0)" office:value-type="string" office:string-value="http://example.org/cluster/bikerack14-node885670019-rastrelliere.20" calcext:value-type="string">
            <text:p>http://example.org/cluster/bikerack14-node885670019-rastrelliere.20</text:p>
          </table:table-cell>
          <table:table-cell table:formula="of:=VLOOKUP([.$Q16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85670019</text:p>
          </table:table-cell>
          <table:table-cell/>
          <table:table-cell table:formula="of:=VLOOKUP([.$B17];['Raw Data'.$A$2:.$O$1000];[.D$1]; 0)" office:value-type="string" office:string-value="POINT(11.1239126 46.0683792)" calcext:value-type="string">
            <text:p>POINT(11.1239126 46.0683792)</text:p>
          </table:table-cell>
          <table:table-cell table:formula="of:=VLOOKUP([.$B17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7];['Raw Data'.$A$2:.$O$1000];[.F$1]; 0)" office:value-type="string" office:string-value="2011-11-14T22:10:49" calcext:value-type="string">
            <text:p>2011-11-14T22:10:49</text:p>
          </table:table-cell>
          <table:table-cell table:formula="of:=VLOOKUP([.$B17];['Raw Data'.$A$2:.$O$1000];[.G$1]; 0)" office:value-type="float" office:value="0" calcext:value-type="float">
            <text:p/>
          </table:table-cell>
          <table:table-cell table:formula="of:=VLOOKUP([.$B17];['Raw Data'.$A$2:.$O$1000];[.H$1]; 0)" office:value-type="float" office:value="0" calcext:value-type="float">
            <text:p/>
          </table:table-cell>
          <table:table-cell table:formula="of:=VLOOKUP([.$B17];['Raw Data'.$A$2:.$O$1000];[.I$1]; 0)" office:value-type="float" office:value="0" calcext:value-type="float">
            <text:p/>
          </table:table-cell>
          <table:table-cell table:formula="of:=VLOOKUP([.$B17];['Raw Data'.$A$2:.$O$1000];[.J$1]; 0)" office:value-type="float" office:value="0" calcext:value-type="float">
            <text:p/>
          </table:table-cell>
          <table:table-cell table:formula="of:=VLOOKUP([.$B17];['Raw Data'.$A$2:.$O$1000];[.K$1]; 0)" office:value-type="float" office:value="0" calcext:value-type="float">
            <text:p/>
          </table:table-cell>
          <table:table-cell table:formula="of:=VLOOKUP([.$B17];['Raw Data'.$A$2:.$O$1000];[.L$1]; 0)" office:value-type="float" office:value="0" calcext:value-type="float">
            <text:p/>
          </table:table-cell>
          <table:table-cell table:formula="of:=VLOOKUP([.$B17];['Raw Data'.$A$2:.$O$1000];[.M$1]; 0)" office:value-type="float" office:value="0" calcext:value-type="float">
            <text:p/>
          </table:table-cell>
          <table:table-cell table:formula="of:=VLOOKUP([.$B17];['Raw Data'.$A$2:.$O$1000];[.N$1]; 0)" office:value-type="float" office:value="0" calcext:value-type="float">
            <text:p/>
          </table:table-cell>
          <table:table-cell table:formula="of:=VLOOKUP([.$B17];['Raw Data'.$A$2:.$O$1000];[.O$1]; 0)" office:value-type="float" office:value="0" calcext:value-type="float">
            <text:p/>
          </table:table-cell>
          <table:table-cell table:formula="of:=VLOOKUP([.$B17];['Raw Data'.$A$2:.$O$1000];[.P$1]; 0)" office:value-type="string" office:string-value="osm" calcext:value-type="string">
            <text:p>osm</text:p>
          </table:table-cell>
          <table:table-cell table:formula="of:=VLOOKUP([.$B17];['Raw Data'.$A$2:.$O$1000];[.Q$1]; 0)" office:value-type="string" office:string-value="http://example.org/cluster/bikerack14-node885670019-rastrelliere.20" calcext:value-type="string">
            <text:p>http://example.org/cluster/bikerack14-node885670019-rastrelliere.20</text:p>
          </table:table-cell>
          <table:table-cell table:formula="of:=VLOOKUP([.$Q17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0</text:p>
          </table:table-cell>
          <table:table-cell table:style-name="ce14"/>
          <table:table-cell table:formula="of:=VLOOKUP([.$B18];['Raw Data'.$A$2:.$O$1000];[.D$1]; 0)" office:value-type="string" office:string-value="LINESTRING (11.123910303244925 46.06842185266507, 11.123864948920227 46.06838695291854)" calcext:value-type="string">
            <text:p>LINESTRING (11.123910303244925 46.06842185266507, 11.123864948920227 46.06838695291854)</text:p>
          </table:table-cell>
          <table:table-cell table:formula="of:=VLOOKUP([.$B18];['Raw Data'.$A$2:.$O$1000];[.E$1]; 0)" office:value-type="float" office:value="0" calcext:value-type="float">
            <text:p/>
          </table:table-cell>
          <table:table-cell table:formula="of:=VLOOKUP([.$B18];['Raw Data'.$A$2:.$O$1000];[.F$1]; 0)" office:value-type="float" office:value="0" calcext:value-type="float">
            <text:p/>
          </table:table-cell>
          <table:table-cell table:formula="of:=VLOOKUP([.$B18];['Raw Data'.$A$2:.$O$1000];[.G$1]; 0)" office:value-type="float" office:value="0" calcext:value-type="float">
            <text:p/>
          </table:table-cell>
          <table:table-cell table:formula="of:=VLOOKUP([.$B18];['Raw Data'.$A$2:.$O$1000];[.H$1]; 0)" office:value-type="string" office:string-value="monofacciale" calcext:value-type="string">
            <text:p>monofacciale</text:p>
          </table:table-cell>
          <table:table-cell table:formula="of:=VLOOKUP([.$B18];['Raw Data'.$A$2:.$O$1000];[.I$1]; 0)" office:value-type="float" office:value="8" calcext:value-type="float">
            <text:p>8</text:p>
          </table:table-cell>
          <table:table-cell table:formula="of:=VLOOKUP([.$B18];['Raw Data'.$A$2:.$O$1000];[.J$1]; 0)" office:value-type="float" office:value="0" calcext:value-type="float">
            <text:p/>
          </table:table-cell>
          <table:table-cell table:formula="of:=VLOOKUP([.$B18];['Raw Data'.$A$2:.$O$1000];[.K$1]; 0)" office:value-type="float" office:value="0" calcext:value-type="float">
            <text:p/>
          </table:table-cell>
          <table:table-cell table:formula="of:=VLOOKUP([.$B18];['Raw Data'.$A$2:.$O$1000];[.L$1]; 0)" office:value-type="string" office:string-value="largo Carducci  n.posti  8  -  monofacciale" calcext:value-type="string">
            <text:p>largo Carducci <text:s/>n.posti <text:s/>8 <text:s/>- <text:s/>monofacciale</text:p>
          </table:table-cell>
          <table:table-cell table:formula="of:=VLOOKUP([.$B18];['Raw Data'.$A$2:.$O$1000];[.M$1]; 0)" office:value-type="string" office:string-value="largo Carducci  n.posti  8  -  monofacciale" calcext:value-type="string">
            <text:p>largo Carducci <text:s/>n.posti <text:s/>8 <text:s/>- <text:s/>monofacciale</text:p>
          </table:table-cell>
          <table:table-cell table:formula="of:=VLOOKUP([.$B18];['Raw Data'.$A$2:.$O$1000];[.N$1]; 0)" office:value-type="string" office:string-value="ZTL" calcext:value-type="string">
            <text:p>ZTL</text:p>
          </table:table-cell>
          <table:table-cell table:formula="of:=VLOOKUP([.$B18];['Raw Data'.$A$2:.$O$1000];[.O$1]; 0)" office:value-type="string" office:string-value="largo Carducci" calcext:value-type="string">
            <text:p>largo Carducci</text:p>
          </table:table-cell>
          <table:table-cell table:formula="of:=VLOOKUP([.$B18];['Raw Data'.$A$2:.$O$1000];[.P$1]; 0)" office:value-type="string" office:string-value="trento" calcext:value-type="string">
            <text:p>trento</text:p>
          </table:table-cell>
          <table:table-cell table:formula="of:=VLOOKUP([.$B18];['Raw Data'.$A$2:.$O$1000];[.Q$1]; 0)" office:value-type="string" office:string-value="http://example.org/cluster/bikerack14-node885670019-rastrelliere.20" calcext:value-type="string">
            <text:p>http://example.org/cluster/bikerack14-node885670019-rastrelliere.20</text:p>
          </table:table-cell>
          <table:table-cell table:formula="of:=VLOOKUP([.$Q18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15-node959911107-rastrelliere.36</text:p>
          </table:table-cell>
          <table:table-cell table:style-name="ce7" office:value-type="string" calcext:value-type="string">
            <text:p>http://example.org/resource/crowdsourcing-bikeracks-2018-02/bikerack15</text:p>
          </table:table-cell>
          <table:table-cell table:style-name="ce12"/>
          <table:table-cell table:formula="of:=VLOOKUP([.$B19];['Raw Data'.$A$2:.$O$1000];[.D$1]; 0)" office:value-type="string" office:string-value="POINT (11.1229762692 46.0650817962)" calcext:value-type="string">
            <text:p>POINT (11.1229762692 46.0650817962)</text:p>
          </table:table-cell>
          <table:table-cell table:formula="of:=VLOOKUP([.$B19];['Raw Data'.$A$2:.$O$1000];[.E$1]; 0)" office:value-type="float" office:value="0" calcext:value-type="float">
            <text:p/>
          </table:table-cell>
          <table:table-cell table:formula="of:=VLOOKUP([.$B19];['Raw Data'.$A$2:.$O$1000];[.F$1]; 0)" office:value-type="float" office:value="0" calcext:value-type="float">
            <text:p/>
          </table:table-cell>
          <table:table-cell table:formula="of:=VLOOKUP([.$B19];['Raw Data'.$A$2:.$O$1000];[.G$1]; 0)" office:value-type="float" office:value="0" calcext:value-type="float">
            <text:p/>
          </table:table-cell>
          <table:table-cell table:formula="of:=VLOOKUP([.$B19];['Raw Data'.$A$2:.$O$1000];[.H$1]; 0)" office:value-type="float" office:value="0" calcext:value-type="float">
            <text:p/>
          </table:table-cell>
          <table:table-cell table:formula="of:=VLOOKUP([.$B19];['Raw Data'.$A$2:.$O$1000];[.I$1]; 0)" office:value-type="float" office:value="0" calcext:value-type="float">
            <text:p/>
          </table:table-cell>
          <table:table-cell table:formula="of:=VLOOKUP([.$B19];['Raw Data'.$A$2:.$O$1000];[.J$1]; 0)" office:value-type="float" office:value="0" calcext:value-type="float">
            <text:p/>
          </table:table-cell>
          <table:table-cell table:formula="of:=VLOOKUP([.$B19];['Raw Data'.$A$2:.$O$1000];[.K$1]; 0)" office:value-type="float" office:value="0" calcext:value-type="float">
            <text:p/>
          </table:table-cell>
          <table:table-cell table:formula="of:=VLOOKUP([.$B19];['Raw Data'.$A$2:.$O$1000];[.L$1]; 0)" office:value-type="float" office:value="0" calcext:value-type="float">
            <text:p/>
          </table:table-cell>
          <table:table-cell table:formula="of:=VLOOKUP([.$B19];['Raw Data'.$A$2:.$O$1000];[.M$1]; 0)" office:value-type="float" office:value="0" calcext:value-type="float">
            <text:p/>
          </table:table-cell>
          <table:table-cell table:formula="of:=VLOOKUP([.$B19];['Raw Data'.$A$2:.$O$1000];[.N$1]; 0)" office:value-type="float" office:value="0" calcext:value-type="float">
            <text:p/>
          </table:table-cell>
          <table:table-cell table:formula="of:=VLOOKUP([.$B19];['Raw Data'.$A$2:.$O$1000];[.O$1]; 0)" office:value-type="float" office:value="0" calcext:value-type="float">
            <text:p/>
          </table:table-cell>
          <table:table-cell table:formula="of:=VLOOKUP([.$B19];['Raw Data'.$A$2:.$O$1000];[.P$1]; 0)" office:value-type="string" office:string-value="qrowd" calcext:value-type="string">
            <text:p>qrowd</text:p>
          </table:table-cell>
          <table:table-cell table:formula="of:=VLOOKUP([.$B19];['Raw Data'.$A$2:.$O$1000];[.Q$1]; 0)" office:value-type="string" office:string-value="http://example.org/cluster/bikerack15-node959911107-rastrelliere.36" calcext:value-type="string">
            <text:p>http://example.org/cluster/bikerack15-node959911107-rastrelliere.36</text:p>
          </table:table-cell>
          <table:table-cell table:formula="of:=VLOOKUP([.$Q19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59911107</text:p>
          </table:table-cell>
          <table:table-cell/>
          <table:table-cell table:formula="of:=VLOOKUP([.$B20];['Raw Data'.$A$2:.$O$1000];[.D$1]; 0)" office:value-type="string" office:string-value="POINT(11.1229149 46.0650627)" calcext:value-type="string">
            <text:p>POINT(11.1229149 46.0650627)</text:p>
          </table:table-cell>
          <table:table-cell table:formula="of:=VLOOKUP([.$B20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20];['Raw Data'.$A$2:.$O$1000];[.F$1]; 0)" office:value-type="string" office:string-value="2011-10-21T00:04:41" calcext:value-type="string">
            <text:p>2011-10-21T00:04:41</text:p>
          </table:table-cell>
          <table:table-cell table:formula="of:=VLOOKUP([.$B20];['Raw Data'.$A$2:.$O$1000];[.G$1]; 0)" office:value-type="float" office:value="0" calcext:value-type="float">
            <text:p/>
          </table:table-cell>
          <table:table-cell table:formula="of:=VLOOKUP([.$B20];['Raw Data'.$A$2:.$O$1000];[.H$1]; 0)" office:value-type="float" office:value="0" calcext:value-type="float">
            <text:p/>
          </table:table-cell>
          <table:table-cell table:formula="of:=VLOOKUP([.$B20];['Raw Data'.$A$2:.$O$1000];[.I$1]; 0)" office:value-type="float" office:value="15" calcext:value-type="float">
            <text:p>15</text:p>
          </table:table-cell>
          <table:table-cell table:formula="of:=VLOOKUP([.$B20];['Raw Data'.$A$2:.$O$1000];[.J$1]; 0)" office:value-type="float" office:value="0" calcext:value-type="float">
            <text:p/>
          </table:table-cell>
          <table:table-cell table:formula="of:=VLOOKUP([.$B20];['Raw Data'.$A$2:.$O$1000];[.K$1]; 0)" office:value-type="float" office:value="0" calcext:value-type="float">
            <text:p/>
          </table:table-cell>
          <table:table-cell table:formula="of:=VLOOKUP([.$B20];['Raw Data'.$A$2:.$O$1000];[.L$1]; 0)" office:value-type="float" office:value="0" calcext:value-type="float">
            <text:p/>
          </table:table-cell>
          <table:table-cell table:formula="of:=VLOOKUP([.$B20];['Raw Data'.$A$2:.$O$1000];[.M$1]; 0)" office:value-type="float" office:value="0" calcext:value-type="float">
            <text:p/>
          </table:table-cell>
          <table:table-cell table:formula="of:=VLOOKUP([.$B20];['Raw Data'.$A$2:.$O$1000];[.N$1]; 0)" office:value-type="float" office:value="0" calcext:value-type="float">
            <text:p/>
          </table:table-cell>
          <table:table-cell table:formula="of:=VLOOKUP([.$B20];['Raw Data'.$A$2:.$O$1000];[.O$1]; 0)" office:value-type="float" office:value="0" calcext:value-type="float">
            <text:p/>
          </table:table-cell>
          <table:table-cell table:formula="of:=VLOOKUP([.$B20];['Raw Data'.$A$2:.$O$1000];[.P$1]; 0)" office:value-type="string" office:string-value="osm" calcext:value-type="string">
            <text:p>osm</text:p>
          </table:table-cell>
          <table:table-cell table:formula="of:=VLOOKUP([.$B20];['Raw Data'.$A$2:.$O$1000];[.Q$1]; 0)" office:value-type="string" office:string-value="http://example.org/cluster/bikerack15-node959911107-rastrelliere.36" calcext:value-type="string">
            <text:p>http://example.org/cluster/bikerack15-node959911107-rastrelliere.36</text:p>
          </table:table-cell>
          <table:table-cell table:formula="of:=VLOOKUP([.$Q20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6</text:p>
          </table:table-cell>
          <table:table-cell table:style-name="ce14"/>
          <table:table-cell table:formula="of:=VLOOKUP([.$B21];['Raw Data'.$A$2:.$O$1000];[.D$1]; 0)" office:value-type="string" office:string-value="LINESTRING (11.122914587745049 46.065059942426316, 11.123014828588282 46.06506765372709)" calcext:value-type="string">
            <text:p>LINESTRING (11.122914587745049 46.065059942426316, 11.123014828588282 46.06506765372709)</text:p>
          </table:table-cell>
          <table:table-cell table:formula="of:=VLOOKUP([.$B21];['Raw Data'.$A$2:.$O$1000];[.E$1]; 0)" office:value-type="float" office:value="0" calcext:value-type="float">
            <text:p/>
          </table:table-cell>
          <table:table-cell table:formula="of:=VLOOKUP([.$B21];['Raw Data'.$A$2:.$O$1000];[.F$1]; 0)" office:value-type="float" office:value="0" calcext:value-type="float">
            <text:p/>
          </table:table-cell>
          <table:table-cell table:formula="of:=VLOOKUP([.$B21];['Raw Data'.$A$2:.$O$1000];[.G$1]; 0)" office:value-type="float" office:value="0" calcext:value-type="float">
            <text:p/>
          </table:table-cell>
          <table:table-cell table:formula="of:=VLOOKUP([.$B21];['Raw Data'.$A$2:.$O$1000];[.H$1]; 0)" office:value-type="string" office:string-value="monofacciale" calcext:value-type="string">
            <text:p>monofacciale</text:p>
          </table:table-cell>
          <table:table-cell table:formula="of:=VLOOKUP([.$B21];['Raw Data'.$A$2:.$O$1000];[.I$1]; 0)" office:value-type="float" office:value="15" calcext:value-type="float">
            <text:p>15</text:p>
          </table:table-cell>
          <table:table-cell table:formula="of:=VLOOKUP([.$B21];['Raw Data'.$A$2:.$O$1000];[.J$1]; 0)" office:value-type="float" office:value="0" calcext:value-type="float">
            <text:p/>
          </table:table-cell>
          <table:table-cell table:formula="of:=VLOOKUP([.$B21];['Raw Data'.$A$2:.$O$1000];[.K$1]; 0)" office:value-type="float" office:value="0" calcext:value-type="float">
            <text:p/>
          </table:table-cell>
          <table:table-cell table:formula="of:=VLOOKUP([.$B21];['Raw Data'.$A$2:.$O$1000];[.L$1]; 0)" office:value-type="string" office:string-value="via Al Torrione  n.posti  15  -  monofacciale" calcext:value-type="string">
            <text:p>via Al Torrione <text:s/>n.posti <text:s/>15 <text:s/>- <text:s/>monofacciale</text:p>
          </table:table-cell>
          <table:table-cell table:formula="of:=VLOOKUP([.$B21];['Raw Data'.$A$2:.$O$1000];[.M$1]; 0)" office:value-type="string" office:string-value="via Al Torrione  n.posti  15  -  monofacciale" calcext:value-type="string">
            <text:p>via Al Torrione <text:s/>n.posti <text:s/>15 <text:s/>- <text:s/>monofacciale</text:p>
          </table:table-cell>
          <table:table-cell table:formula="of:=VLOOKUP([.$B21];['Raw Data'.$A$2:.$O$1000];[.N$1]; 0)" office:value-type="string" office:string-value="ZTL" calcext:value-type="string">
            <text:p>ZTL</text:p>
          </table:table-cell>
          <table:table-cell table:formula="of:=VLOOKUP([.$B21];['Raw Data'.$A$2:.$O$1000];[.O$1]; 0)" office:value-type="string" office:string-value="via Al Torrione" calcext:value-type="string">
            <text:p>via Al Torrione</text:p>
          </table:table-cell>
          <table:table-cell table:formula="of:=VLOOKUP([.$B21];['Raw Data'.$A$2:.$O$1000];[.P$1]; 0)" office:value-type="string" office:string-value="trento" calcext:value-type="string">
            <text:p>trento</text:p>
          </table:table-cell>
          <table:table-cell table:formula="of:=VLOOKUP([.$B21];['Raw Data'.$A$2:.$O$1000];[.Q$1]; 0)" office:value-type="string" office:string-value="http://example.org/cluster/bikerack15-node959911107-rastrelliere.36" calcext:value-type="string">
            <text:p>http://example.org/cluster/bikerack15-node959911107-rastrelliere.36</text:p>
          </table:table-cell>
          <table:table-cell table:formula="of:=VLOOKUP([.$Q21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16-node1474641648-rastrelliere.37</text:p>
          </table:table-cell>
          <table:table-cell table:style-name="ce7" office:value-type="string" calcext:value-type="string">
            <text:p>http://example.org/resource/crowdsourcing-bikeracks-2018-02/bikerack16</text:p>
          </table:table-cell>
          <table:table-cell table:style-name="ce12"/>
          <table:table-cell table:formula="of:=VLOOKUP([.$B22];['Raw Data'.$A$2:.$O$1000];[.D$1]; 0)" office:value-type="string" office:string-value="POINT (11.1225211733 46.0652552203)" calcext:value-type="string">
            <text:p>POINT (11.1225211733 46.0652552203)</text:p>
          </table:table-cell>
          <table:table-cell table:formula="of:=VLOOKUP([.$B22];['Raw Data'.$A$2:.$O$1000];[.E$1]; 0)" office:value-type="float" office:value="0" calcext:value-type="float">
            <text:p/>
          </table:table-cell>
          <table:table-cell table:formula="of:=VLOOKUP([.$B22];['Raw Data'.$A$2:.$O$1000];[.F$1]; 0)" office:value-type="float" office:value="0" calcext:value-type="float">
            <text:p/>
          </table:table-cell>
          <table:table-cell table:formula="of:=VLOOKUP([.$B22];['Raw Data'.$A$2:.$O$1000];[.G$1]; 0)" office:value-type="float" office:value="0" calcext:value-type="float">
            <text:p/>
          </table:table-cell>
          <table:table-cell table:formula="of:=VLOOKUP([.$B22];['Raw Data'.$A$2:.$O$1000];[.H$1]; 0)" office:value-type="float" office:value="0" calcext:value-type="float">
            <text:p/>
          </table:table-cell>
          <table:table-cell table:formula="of:=VLOOKUP([.$B22];['Raw Data'.$A$2:.$O$1000];[.I$1]; 0)" office:value-type="float" office:value="0" calcext:value-type="float">
            <text:p/>
          </table:table-cell>
          <table:table-cell table:formula="of:=VLOOKUP([.$B22];['Raw Data'.$A$2:.$O$1000];[.J$1]; 0)" office:value-type="float" office:value="0" calcext:value-type="float">
            <text:p/>
          </table:table-cell>
          <table:table-cell table:formula="of:=VLOOKUP([.$B22];['Raw Data'.$A$2:.$O$1000];[.K$1]; 0)" office:value-type="float" office:value="0" calcext:value-type="float">
            <text:p/>
          </table:table-cell>
          <table:table-cell table:formula="of:=VLOOKUP([.$B22];['Raw Data'.$A$2:.$O$1000];[.L$1]; 0)" office:value-type="float" office:value="0" calcext:value-type="float">
            <text:p/>
          </table:table-cell>
          <table:table-cell table:formula="of:=VLOOKUP([.$B22];['Raw Data'.$A$2:.$O$1000];[.M$1]; 0)" office:value-type="float" office:value="0" calcext:value-type="float">
            <text:p/>
          </table:table-cell>
          <table:table-cell table:formula="of:=VLOOKUP([.$B22];['Raw Data'.$A$2:.$O$1000];[.N$1]; 0)" office:value-type="float" office:value="0" calcext:value-type="float">
            <text:p/>
          </table:table-cell>
          <table:table-cell table:formula="of:=VLOOKUP([.$B22];['Raw Data'.$A$2:.$O$1000];[.O$1]; 0)" office:value-type="float" office:value="0" calcext:value-type="float">
            <text:p/>
          </table:table-cell>
          <table:table-cell table:formula="of:=VLOOKUP([.$B22];['Raw Data'.$A$2:.$O$1000];[.P$1]; 0)" office:value-type="string" office:string-value="qrowd" calcext:value-type="string">
            <text:p>qrowd</text:p>
          </table:table-cell>
          <table:table-cell table:formula="of:=VLOOKUP([.$B22];['Raw Data'.$A$2:.$O$1000];[.Q$1]; 0)" office:value-type="string" office:string-value="http://example.org/cluster/bikerack16-node1474641648-rastrelliere.37" calcext:value-type="string">
            <text:p>http://example.org/cluster/bikerack16-node1474641648-rastrelliere.37</text:p>
          </table:table-cell>
          <table:table-cell table:formula="of:=VLOOKUP([.$Q22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474641648</text:p>
          </table:table-cell>
          <table:table-cell/>
          <table:table-cell table:formula="of:=VLOOKUP([.$B23];['Raw Data'.$A$2:.$O$1000];[.D$1]; 0)" office:value-type="string" office:string-value="POINT(11.1225282 46.0652357)" calcext:value-type="string">
            <text:p>POINT(11.1225282 46.0652357)</text:p>
          </table:table-cell>
          <table:table-cell table:formula="of:=VLOOKUP([.$B23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23];['Raw Data'.$A$2:.$O$1000];[.F$1]; 0)" office:value-type="string" office:string-value="2011-10-21T00:04:04" calcext:value-type="string">
            <text:p>2011-10-21T00:04:04</text:p>
          </table:table-cell>
          <table:table-cell table:formula="of:=VLOOKUP([.$B23];['Raw Data'.$A$2:.$O$1000];[.G$1]; 0)" office:value-type="float" office:value="0" calcext:value-type="float">
            <text:p/>
          </table:table-cell>
          <table:table-cell table:formula="of:=VLOOKUP([.$B23];['Raw Data'.$A$2:.$O$1000];[.H$1]; 0)" office:value-type="float" office:value="0" calcext:value-type="float">
            <text:p/>
          </table:table-cell>
          <table:table-cell table:formula="of:=VLOOKUP([.$B23];['Raw Data'.$A$2:.$O$1000];[.I$1]; 0)" office:value-type="float" office:value="20" calcext:value-type="float">
            <text:p>20</text:p>
          </table:table-cell>
          <table:table-cell table:formula="of:=VLOOKUP([.$B23];['Raw Data'.$A$2:.$O$1000];[.J$1]; 0)" office:value-type="float" office:value="0" calcext:value-type="float">
            <text:p/>
          </table:table-cell>
          <table:table-cell table:formula="of:=VLOOKUP([.$B23];['Raw Data'.$A$2:.$O$1000];[.K$1]; 0)" office:value-type="float" office:value="0" calcext:value-type="float">
            <text:p/>
          </table:table-cell>
          <table:table-cell table:formula="of:=VLOOKUP([.$B23];['Raw Data'.$A$2:.$O$1000];[.L$1]; 0)" office:value-type="float" office:value="0" calcext:value-type="float">
            <text:p/>
          </table:table-cell>
          <table:table-cell table:formula="of:=VLOOKUP([.$B23];['Raw Data'.$A$2:.$O$1000];[.M$1]; 0)" office:value-type="float" office:value="0" calcext:value-type="float">
            <text:p/>
          </table:table-cell>
          <table:table-cell table:formula="of:=VLOOKUP([.$B23];['Raw Data'.$A$2:.$O$1000];[.N$1]; 0)" office:value-type="float" office:value="0" calcext:value-type="float">
            <text:p/>
          </table:table-cell>
          <table:table-cell table:formula="of:=VLOOKUP([.$B23];['Raw Data'.$A$2:.$O$1000];[.O$1]; 0)" office:value-type="float" office:value="0" calcext:value-type="float">
            <text:p/>
          </table:table-cell>
          <table:table-cell table:formula="of:=VLOOKUP([.$B23];['Raw Data'.$A$2:.$O$1000];[.P$1]; 0)" office:value-type="string" office:string-value="osm" calcext:value-type="string">
            <text:p>osm</text:p>
          </table:table-cell>
          <table:table-cell table:formula="of:=VLOOKUP([.$B23];['Raw Data'.$A$2:.$O$1000];[.Q$1]; 0)" office:value-type="string" office:string-value="http://example.org/cluster/bikerack16-node1474641648-rastrelliere.37" calcext:value-type="string">
            <text:p>http://example.org/cluster/bikerack16-node1474641648-rastrelliere.37</text:p>
          </table:table-cell>
          <table:table-cell table:formula="of:=VLOOKUP([.$Q23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7</text:p>
          </table:table-cell>
          <table:table-cell table:style-name="ce14"/>
          <table:table-cell table:formula="of:=VLOOKUP([.$B24];['Raw Data'.$A$2:.$O$1000];[.D$1]; 0)" office:value-type="string" office:string-value="LINESTRING (11.122583183161087 46.06524098495769, 11.122435577570707 46.06526542825131)" calcext:value-type="string">
            <text:p>LINESTRING (11.122583183161087 46.06524098495769, 11.122435577570707 46.06526542825131)</text:p>
          </table:table-cell>
          <table:table-cell table:formula="of:=VLOOKUP([.$B24];['Raw Data'.$A$2:.$O$1000];[.E$1]; 0)" office:value-type="float" office:value="0" calcext:value-type="float">
            <text:p/>
          </table:table-cell>
          <table:table-cell table:formula="of:=VLOOKUP([.$B24];['Raw Data'.$A$2:.$O$1000];[.F$1]; 0)" office:value-type="float" office:value="0" calcext:value-type="float">
            <text:p/>
          </table:table-cell>
          <table:table-cell table:formula="of:=VLOOKUP([.$B24];['Raw Data'.$A$2:.$O$1000];[.G$1]; 0)" office:value-type="float" office:value="0" calcext:value-type="float">
            <text:p/>
          </table:table-cell>
          <table:table-cell table:formula="of:=VLOOKUP([.$B24];['Raw Data'.$A$2:.$O$1000];[.H$1]; 0)" office:value-type="string" office:string-value="monofacciale" calcext:value-type="string">
            <text:p>monofacciale</text:p>
          </table:table-cell>
          <table:table-cell table:formula="of:=VLOOKUP([.$B24];['Raw Data'.$A$2:.$O$1000];[.I$1]; 0)" office:value-type="float" office:value="28" calcext:value-type="float">
            <text:p>28</text:p>
          </table:table-cell>
          <table:table-cell table:formula="of:=VLOOKUP([.$B24];['Raw Data'.$A$2:.$O$1000];[.J$1]; 0)" office:value-type="float" office:value="0" calcext:value-type="float">
            <text:p/>
          </table:table-cell>
          <table:table-cell table:formula="of:=VLOOKUP([.$B24];['Raw Data'.$A$2:.$O$1000];[.K$1]; 0)" office:value-type="float" office:value="0" calcext:value-type="float">
            <text:p/>
          </table:table-cell>
          <table:table-cell table:formula="of:=VLOOKUP([.$B24];['Raw Data'.$A$2:.$O$1000];[.L$1]; 0)" office:value-type="string" office:string-value="via Al Torrione  n.posti  28  -  monofacciale" calcext:value-type="string">
            <text:p>via Al Torrione <text:s/>n.posti <text:s/>28 <text:s/>- <text:s/>monofacciale</text:p>
          </table:table-cell>
          <table:table-cell table:formula="of:=VLOOKUP([.$B24];['Raw Data'.$A$2:.$O$1000];[.M$1]; 0)" office:value-type="string" office:string-value="via Al Torrione  n.posti  28  -  monofacciale" calcext:value-type="string">
            <text:p>via Al Torrione <text:s/>n.posti <text:s/>28 <text:s/>- <text:s/>monofacciale</text:p>
          </table:table-cell>
          <table:table-cell table:formula="of:=VLOOKUP([.$B24];['Raw Data'.$A$2:.$O$1000];[.N$1]; 0)" office:value-type="string" office:string-value="ZTL" calcext:value-type="string">
            <text:p>ZTL</text:p>
          </table:table-cell>
          <table:table-cell table:formula="of:=VLOOKUP([.$B24];['Raw Data'.$A$2:.$O$1000];[.O$1]; 0)" office:value-type="string" office:string-value="via Al Torrione" calcext:value-type="string">
            <text:p>via Al Torrione</text:p>
          </table:table-cell>
          <table:table-cell table:formula="of:=VLOOKUP([.$B24];['Raw Data'.$A$2:.$O$1000];[.P$1]; 0)" office:value-type="string" office:string-value="trento" calcext:value-type="string">
            <text:p>trento</text:p>
          </table:table-cell>
          <table:table-cell table:formula="of:=VLOOKUP([.$B24];['Raw Data'.$A$2:.$O$1000];[.Q$1]; 0)" office:value-type="string" office:string-value="http://example.org/cluster/bikerack16-node1474641648-rastrelliere.37" calcext:value-type="string">
            <text:p>http://example.org/cluster/bikerack16-node1474641648-rastrelliere.37</text:p>
          </table:table-cell>
          <table:table-cell table:formula="of:=VLOOKUP([.$Q24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17-rastrelliere.38</text:p>
          </table:table-cell>
          <table:table-cell table:style-name="ce7" office:value-type="string" calcext:value-type="string">
            <text:p>http://example.org/resource/crowdsourcing-bikeracks-2018-02/bikerack17</text:p>
          </table:table-cell>
          <table:table-cell table:style-name="ce12"/>
          <table:table-cell table:formula="of:=VLOOKUP([.$B25];['Raw Data'.$A$2:.$O$1000];[.D$1]; 0)" office:value-type="string" office:string-value="POINT (11.1223396013 46.0652832904)" calcext:value-type="string">
            <text:p>POINT (11.1223396013 46.0652832904)</text:p>
          </table:table-cell>
          <table:table-cell table:formula="of:=VLOOKUP([.$B25];['Raw Data'.$A$2:.$O$1000];[.E$1]; 0)" office:value-type="float" office:value="0" calcext:value-type="float">
            <text:p/>
          </table:table-cell>
          <table:table-cell table:formula="of:=VLOOKUP([.$B25];['Raw Data'.$A$2:.$O$1000];[.F$1]; 0)" office:value-type="float" office:value="0" calcext:value-type="float">
            <text:p/>
          </table:table-cell>
          <table:table-cell table:formula="of:=VLOOKUP([.$B25];['Raw Data'.$A$2:.$O$1000];[.G$1]; 0)" office:value-type="float" office:value="0" calcext:value-type="float">
            <text:p/>
          </table:table-cell>
          <table:table-cell table:formula="of:=VLOOKUP([.$B25];['Raw Data'.$A$2:.$O$1000];[.H$1]; 0)" office:value-type="float" office:value="0" calcext:value-type="float">
            <text:p/>
          </table:table-cell>
          <table:table-cell table:formula="of:=VLOOKUP([.$B25];['Raw Data'.$A$2:.$O$1000];[.I$1]; 0)" office:value-type="float" office:value="0" calcext:value-type="float">
            <text:p/>
          </table:table-cell>
          <table:table-cell table:formula="of:=VLOOKUP([.$B25];['Raw Data'.$A$2:.$O$1000];[.J$1]; 0)" office:value-type="float" office:value="0" calcext:value-type="float">
            <text:p/>
          </table:table-cell>
          <table:table-cell table:formula="of:=VLOOKUP([.$B25];['Raw Data'.$A$2:.$O$1000];[.K$1]; 0)" office:value-type="float" office:value="0" calcext:value-type="float">
            <text:p/>
          </table:table-cell>
          <table:table-cell table:formula="of:=VLOOKUP([.$B25];['Raw Data'.$A$2:.$O$1000];[.L$1]; 0)" office:value-type="float" office:value="0" calcext:value-type="float">
            <text:p/>
          </table:table-cell>
          <table:table-cell table:formula="of:=VLOOKUP([.$B25];['Raw Data'.$A$2:.$O$1000];[.M$1]; 0)" office:value-type="float" office:value="0" calcext:value-type="float">
            <text:p/>
          </table:table-cell>
          <table:table-cell table:formula="of:=VLOOKUP([.$B25];['Raw Data'.$A$2:.$O$1000];[.N$1]; 0)" office:value-type="float" office:value="0" calcext:value-type="float">
            <text:p/>
          </table:table-cell>
          <table:table-cell table:formula="of:=VLOOKUP([.$B25];['Raw Data'.$A$2:.$O$1000];[.O$1]; 0)" office:value-type="float" office:value="0" calcext:value-type="float">
            <text:p/>
          </table:table-cell>
          <table:table-cell table:formula="of:=VLOOKUP([.$B25];['Raw Data'.$A$2:.$O$1000];[.P$1]; 0)" office:value-type="string" office:string-value="qrowd" calcext:value-type="string">
            <text:p>qrowd</text:p>
          </table:table-cell>
          <table:table-cell table:formula="of:=VLOOKUP([.$B25];['Raw Data'.$A$2:.$O$1000];[.Q$1]; 0)" office:value-type="string" office:string-value="http://example.org/cluster/bikerack17-rastrelliere.38" calcext:value-type="string">
            <text:p>http://example.org/cluster/bikerack17-rastrelliere.38</text:p>
          </table:table-cell>
          <table:table-cell table:formula="of:=VLOOKUP([.$Q25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8</text:p>
          </table:table-cell>
          <table:table-cell table:style-name="ce14"/>
          <table:table-cell table:formula="of:=VLOOKUP([.$B26];['Raw Data'.$A$2:.$O$1000];[.D$1]; 0)" office:value-type="string" office:string-value="LINESTRING (11.122361774724219 46.06527764982738, 11.122313480935462 46.0652855678934)" calcext:value-type="string">
            <text:p>LINESTRING (11.122361774724219 46.06527764982738, 11.122313480935462 46.0652855678934)</text:p>
          </table:table-cell>
          <table:table-cell table:formula="of:=VLOOKUP([.$B26];['Raw Data'.$A$2:.$O$1000];[.E$1]; 0)" office:value-type="float" office:value="0" calcext:value-type="float">
            <text:p/>
          </table:table-cell>
          <table:table-cell table:formula="of:=VLOOKUP([.$B26];['Raw Data'.$A$2:.$O$1000];[.F$1]; 0)" office:value-type="float" office:value="0" calcext:value-type="float">
            <text:p/>
          </table:table-cell>
          <table:table-cell table:formula="of:=VLOOKUP([.$B26];['Raw Data'.$A$2:.$O$1000];[.G$1]; 0)" office:value-type="float" office:value="0" calcext:value-type="float">
            <text:p/>
          </table:table-cell>
          <table:table-cell table:formula="of:=VLOOKUP([.$B26];['Raw Data'.$A$2:.$O$1000];[.H$1]; 0)" office:value-type="string" office:string-value="monofacciale" calcext:value-type="string">
            <text:p>monofacciale</text:p>
          </table:table-cell>
          <table:table-cell table:formula="of:=VLOOKUP([.$B26];['Raw Data'.$A$2:.$O$1000];[.I$1]; 0)" office:value-type="float" office:value="12" calcext:value-type="float">
            <text:p>12</text:p>
          </table:table-cell>
          <table:table-cell table:formula="of:=VLOOKUP([.$B26];['Raw Data'.$A$2:.$O$1000];[.J$1]; 0)" office:value-type="float" office:value="0" calcext:value-type="float">
            <text:p/>
          </table:table-cell>
          <table:table-cell table:formula="of:=VLOOKUP([.$B26];['Raw Data'.$A$2:.$O$1000];[.K$1]; 0)" office:value-type="float" office:value="0" calcext:value-type="float">
            <text:p/>
          </table:table-cell>
          <table:table-cell table:formula="of:=VLOOKUP([.$B26];['Raw Data'.$A$2:.$O$1000];[.L$1]; 0)" office:value-type="string" office:string-value="via Al Torrione  n.posti  12  -  monofacciale" calcext:value-type="string">
            <text:p>via Al Torrione <text:s/>n.posti <text:s/>12 <text:s/>- <text:s/>monofacciale</text:p>
          </table:table-cell>
          <table:table-cell table:formula="of:=VLOOKUP([.$B26];['Raw Data'.$A$2:.$O$1000];[.M$1]; 0)" office:value-type="string" office:string-value="via Al Torrione  n.posti  12  -  monofacciale" calcext:value-type="string">
            <text:p>via Al Torrione <text:s/>n.posti <text:s/>12 <text:s/>- <text:s/>monofacciale</text:p>
          </table:table-cell>
          <table:table-cell table:formula="of:=VLOOKUP([.$B26];['Raw Data'.$A$2:.$O$1000];[.N$1]; 0)" office:value-type="string" office:string-value="ZTL" calcext:value-type="string">
            <text:p>ZTL</text:p>
          </table:table-cell>
          <table:table-cell table:formula="of:=VLOOKUP([.$B26];['Raw Data'.$A$2:.$O$1000];[.O$1]; 0)" office:value-type="string" office:string-value="via Al Torrione" calcext:value-type="string">
            <text:p>via Al Torrione</text:p>
          </table:table-cell>
          <table:table-cell table:formula="of:=VLOOKUP([.$B26];['Raw Data'.$A$2:.$O$1000];[.P$1]; 0)" office:value-type="string" office:string-value="trento" calcext:value-type="string">
            <text:p>trento</text:p>
          </table:table-cell>
          <table:table-cell table:formula="of:=VLOOKUP([.$B26];['Raw Data'.$A$2:.$O$1000];[.Q$1]; 0)" office:value-type="string" office:string-value="http://example.org/cluster/bikerack17-rastrelliere.38" calcext:value-type="string">
            <text:p>http://example.org/cluster/bikerack17-rastrelliere.38</text:p>
          </table:table-cell>
          <table:table-cell table:formula="of:=VLOOKUP([.$Q26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18-node1366801180-node885670069-rastrelliere.13-rastrelliere.14</text:p>
          </table:table-cell>
          <table:table-cell table:style-name="ce7" office:value-type="string" calcext:value-type="string">
            <text:p>http://example.org/resource/crowdsourcing-bikeracks-2018-02/bikerack18</text:p>
          </table:table-cell>
          <table:table-cell table:style-name="ce12"/>
          <table:table-cell table:formula="of:=VLOOKUP([.$B27];['Raw Data'.$A$2:.$O$1000];[.D$1]; 0)" office:value-type="string" office:string-value="POINT (11.1259851653 46.0689192952)" calcext:value-type="string">
            <text:p>POINT (11.1259851653 46.0689192952)</text:p>
          </table:table-cell>
          <table:table-cell table:formula="of:=VLOOKUP([.$B27];['Raw Data'.$A$2:.$O$1000];[.E$1]; 0)" office:value-type="float" office:value="0" calcext:value-type="float">
            <text:p/>
          </table:table-cell>
          <table:table-cell table:formula="of:=VLOOKUP([.$B27];['Raw Data'.$A$2:.$O$1000];[.F$1]; 0)" office:value-type="float" office:value="0" calcext:value-type="float">
            <text:p/>
          </table:table-cell>
          <table:table-cell table:formula="of:=VLOOKUP([.$B27];['Raw Data'.$A$2:.$O$1000];[.G$1]; 0)" office:value-type="float" office:value="0" calcext:value-type="float">
            <text:p/>
          </table:table-cell>
          <table:table-cell table:formula="of:=VLOOKUP([.$B27];['Raw Data'.$A$2:.$O$1000];[.H$1]; 0)" office:value-type="float" office:value="0" calcext:value-type="float">
            <text:p/>
          </table:table-cell>
          <table:table-cell table:formula="of:=VLOOKUP([.$B27];['Raw Data'.$A$2:.$O$1000];[.I$1]; 0)" office:value-type="float" office:value="0" calcext:value-type="float">
            <text:p/>
          </table:table-cell>
          <table:table-cell table:formula="of:=VLOOKUP([.$B27];['Raw Data'.$A$2:.$O$1000];[.J$1]; 0)" office:value-type="float" office:value="0" calcext:value-type="float">
            <text:p/>
          </table:table-cell>
          <table:table-cell table:formula="of:=VLOOKUP([.$B27];['Raw Data'.$A$2:.$O$1000];[.K$1]; 0)" office:value-type="float" office:value="0" calcext:value-type="float">
            <text:p/>
          </table:table-cell>
          <table:table-cell table:formula="of:=VLOOKUP([.$B27];['Raw Data'.$A$2:.$O$1000];[.L$1]; 0)" office:value-type="float" office:value="0" calcext:value-type="float">
            <text:p/>
          </table:table-cell>
          <table:table-cell table:formula="of:=VLOOKUP([.$B27];['Raw Data'.$A$2:.$O$1000];[.M$1]; 0)" office:value-type="float" office:value="0" calcext:value-type="float">
            <text:p/>
          </table:table-cell>
          <table:table-cell table:formula="of:=VLOOKUP([.$B27];['Raw Data'.$A$2:.$O$1000];[.N$1]; 0)" office:value-type="float" office:value="0" calcext:value-type="float">
            <text:p/>
          </table:table-cell>
          <table:table-cell table:formula="of:=VLOOKUP([.$B27];['Raw Data'.$A$2:.$O$1000];[.O$1]; 0)" office:value-type="float" office:value="0" calcext:value-type="float">
            <text:p/>
          </table:table-cell>
          <table:table-cell table:formula="of:=VLOOKUP([.$B27];['Raw Data'.$A$2:.$O$1000];[.P$1]; 0)" office:value-type="string" office:string-value="qrowd" calcext:value-type="string">
            <text:p>qrowd</text:p>
          </table:table-cell>
          <table:table-cell table:formula="of:=VLOOKUP([.$B27];['Raw Data'.$A$2:.$O$1000];[.Q$1]; 0)" office:value-type="string" office:string-value="http://example.org/cluster/bikerack18-node1366801180-node885670069-rastrelliere.13-rastrelliere.14" calcext:value-type="string">
            <text:p>http://example.org/cluster/bikerack18-node1366801180-node885670069-rastrelliere.13-rastrelliere.14</text:p>
          </table:table-cell>
          <table:table-cell table:formula="of:=VLOOKUP([.$Q27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66801180</text:p>
          </table:table-cell>
          <table:table-cell/>
          <table:table-cell table:formula="of:=VLOOKUP([.$B28];['Raw Data'.$A$2:.$O$1000];[.D$1]; 0)" office:value-type="string" office:string-value="POINT(11.1259523 46.0689405)" calcext:value-type="string">
            <text:p>POINT(11.1259523 46.0689405)</text:p>
          </table:table-cell>
          <table:table-cell table:formula="of:=VLOOKUP([.$B28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28];['Raw Data'.$A$2:.$O$1000];[.F$1]; 0)" office:value-type="string" office:string-value="2011-07-19T18:50:29" calcext:value-type="string">
            <text:p>2011-07-19T18:50:29</text:p>
          </table:table-cell>
          <table:table-cell table:formula="of:=VLOOKUP([.$B28];['Raw Data'.$A$2:.$O$1000];[.G$1]; 0)" office:value-type="float" office:value="0" calcext:value-type="float">
            <text:p/>
          </table:table-cell>
          <table:table-cell table:formula="of:=VLOOKUP([.$B28];['Raw Data'.$A$2:.$O$1000];[.H$1]; 0)" office:value-type="float" office:value="0" calcext:value-type="float">
            <text:p/>
          </table:table-cell>
          <table:table-cell table:formula="of:=VLOOKUP([.$B28];['Raw Data'.$A$2:.$O$1000];[.I$1]; 0)" office:value-type="float" office:value="0" calcext:value-type="float">
            <text:p/>
          </table:table-cell>
          <table:table-cell table:formula="of:=VLOOKUP([.$B28];['Raw Data'.$A$2:.$O$1000];[.J$1]; 0)" office:value-type="float" office:value="0" calcext:value-type="float">
            <text:p/>
          </table:table-cell>
          <table:table-cell table:formula="of:=VLOOKUP([.$B28];['Raw Data'.$A$2:.$O$1000];[.K$1]; 0)" office:value-type="float" office:value="0" calcext:value-type="float">
            <text:p/>
          </table:table-cell>
          <table:table-cell table:formula="of:=VLOOKUP([.$B28];['Raw Data'.$A$2:.$O$1000];[.L$1]; 0)" office:value-type="float" office:value="0" calcext:value-type="float">
            <text:p/>
          </table:table-cell>
          <table:table-cell table:formula="of:=VLOOKUP([.$B28];['Raw Data'.$A$2:.$O$1000];[.M$1]; 0)" office:value-type="float" office:value="0" calcext:value-type="float">
            <text:p/>
          </table:table-cell>
          <table:table-cell table:formula="of:=VLOOKUP([.$B28];['Raw Data'.$A$2:.$O$1000];[.N$1]; 0)" office:value-type="float" office:value="0" calcext:value-type="float">
            <text:p/>
          </table:table-cell>
          <table:table-cell table:formula="of:=VLOOKUP([.$B28];['Raw Data'.$A$2:.$O$1000];[.O$1]; 0)" office:value-type="float" office:value="0" calcext:value-type="float">
            <text:p/>
          </table:table-cell>
          <table:table-cell table:formula="of:=VLOOKUP([.$B28];['Raw Data'.$A$2:.$O$1000];[.P$1]; 0)" office:value-type="string" office:string-value="osm" calcext:value-type="string">
            <text:p>osm</text:p>
          </table:table-cell>
          <table:table-cell table:formula="of:=VLOOKUP([.$B28];['Raw Data'.$A$2:.$O$1000];[.Q$1]; 0)" office:value-type="string" office:string-value="http://example.org/cluster/bikerack18-node1366801180-node885670069-rastrelliere.13-rastrelliere.14" calcext:value-type="string">
            <text:p>http://example.org/cluster/bikerack18-node1366801180-node885670069-rastrelliere.13-rastrelliere.14</text:p>
          </table:table-cell>
          <table:table-cell table:formula="of:=VLOOKUP([.$Q28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85670069</text:p>
          </table:table-cell>
          <table:table-cell/>
          <table:table-cell table:formula="of:=VLOOKUP([.$B29];['Raw Data'.$A$2:.$O$1000];[.D$1]; 0)" office:value-type="string" office:string-value="POINT(11.1259804 46.0688747)" calcext:value-type="string">
            <text:p>POINT(11.1259804 46.0688747)</text:p>
          </table:table-cell>
          <table:table-cell table:formula="of:=VLOOKUP([.$B29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29];['Raw Data'.$A$2:.$O$1000];[.F$1]; 0)" office:value-type="string" office:string-value="2011-07-19T18:52:28" calcext:value-type="string">
            <text:p>2011-07-19T18:52:28</text:p>
          </table:table-cell>
          <table:table-cell table:formula="of:=VLOOKUP([.$B29];['Raw Data'.$A$2:.$O$1000];[.G$1]; 0)" office:value-type="float" office:value="0" calcext:value-type="float">
            <text:p/>
          </table:table-cell>
          <table:table-cell table:formula="of:=VLOOKUP([.$B29];['Raw Data'.$A$2:.$O$1000];[.H$1]; 0)" office:value-type="float" office:value="0" calcext:value-type="float">
            <text:p/>
          </table:table-cell>
          <table:table-cell table:formula="of:=VLOOKUP([.$B29];['Raw Data'.$A$2:.$O$1000];[.I$1]; 0)" office:value-type="float" office:value="0" calcext:value-type="float">
            <text:p/>
          </table:table-cell>
          <table:table-cell table:formula="of:=VLOOKUP([.$B29];['Raw Data'.$A$2:.$O$1000];[.J$1]; 0)" office:value-type="float" office:value="0" calcext:value-type="float">
            <text:p/>
          </table:table-cell>
          <table:table-cell table:formula="of:=VLOOKUP([.$B29];['Raw Data'.$A$2:.$O$1000];[.K$1]; 0)" office:value-type="float" office:value="0" calcext:value-type="float">
            <text:p/>
          </table:table-cell>
          <table:table-cell table:formula="of:=VLOOKUP([.$B29];['Raw Data'.$A$2:.$O$1000];[.L$1]; 0)" office:value-type="float" office:value="0" calcext:value-type="float">
            <text:p/>
          </table:table-cell>
          <table:table-cell table:formula="of:=VLOOKUP([.$B29];['Raw Data'.$A$2:.$O$1000];[.M$1]; 0)" office:value-type="float" office:value="0" calcext:value-type="float">
            <text:p/>
          </table:table-cell>
          <table:table-cell table:formula="of:=VLOOKUP([.$B29];['Raw Data'.$A$2:.$O$1000];[.N$1]; 0)" office:value-type="float" office:value="0" calcext:value-type="float">
            <text:p/>
          </table:table-cell>
          <table:table-cell table:formula="of:=VLOOKUP([.$B29];['Raw Data'.$A$2:.$O$1000];[.O$1]; 0)" office:value-type="float" office:value="0" calcext:value-type="float">
            <text:p/>
          </table:table-cell>
          <table:table-cell table:formula="of:=VLOOKUP([.$B29];['Raw Data'.$A$2:.$O$1000];[.P$1]; 0)" office:value-type="string" office:string-value="osm" calcext:value-type="string">
            <text:p>osm</text:p>
          </table:table-cell>
          <table:table-cell table:formula="of:=VLOOKUP([.$B29];['Raw Data'.$A$2:.$O$1000];[.Q$1]; 0)" office:value-type="string" office:string-value="http://example.org/cluster/bikerack18-node1366801180-node885670069-rastrelliere.13-rastrelliere.14" calcext:value-type="string">
            <text:p>http://example.org/cluster/bikerack18-node1366801180-node885670069-rastrelliere.13-rastrelliere.14</text:p>
          </table:table-cell>
          <table:table-cell table:formula="of:=VLOOKUP([.$Q29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qrowd-project.eu/resource/rastrelliere.13</text:p>
          </table:table-cell>
          <table:table-cell/>
          <table:table-cell table:formula="of:=VLOOKUP([.$B30];['Raw Data'.$A$2:.$O$1000];[.D$1]; 0)" office:value-type="string" office:string-value="LINESTRING (11.125957550092414 46.068985021726725, 11.125970290745801 46.068958615742815)" calcext:value-type="string">
            <text:p>LINESTRING (11.125957550092414 46.068985021726725, 11.125970290745801 46.068958615742815)</text:p>
          </table:table-cell>
          <table:table-cell table:formula="of:=VLOOKUP([.$B30];['Raw Data'.$A$2:.$O$1000];[.E$1]; 0)" office:value-type="float" office:value="0" calcext:value-type="float">
            <text:p/>
          </table:table-cell>
          <table:table-cell table:formula="of:=VLOOKUP([.$B30];['Raw Data'.$A$2:.$O$1000];[.F$1]; 0)" office:value-type="float" office:value="0" calcext:value-type="float">
            <text:p/>
          </table:table-cell>
          <table:table-cell table:formula="of:=VLOOKUP([.$B30];['Raw Data'.$A$2:.$O$1000];[.G$1]; 0)" office:value-type="float" office:value="0" calcext:value-type="float">
            <text:p/>
          </table:table-cell>
          <table:table-cell table:formula="of:=VLOOKUP([.$B30];['Raw Data'.$A$2:.$O$1000];[.H$1]; 0)" office:value-type="string" office:string-value="monofacciale" calcext:value-type="string">
            <text:p>monofacciale</text:p>
          </table:table-cell>
          <table:table-cell table:formula="of:=VLOOKUP([.$B30];['Raw Data'.$A$2:.$O$1000];[.I$1]; 0)" office:value-type="float" office:value="4" calcext:value-type="float">
            <text:p>4</text:p>
          </table:table-cell>
          <table:table-cell table:formula="of:=VLOOKUP([.$B30];['Raw Data'.$A$2:.$O$1000];[.J$1]; 0)" office:value-type="float" office:value="0" calcext:value-type="float">
            <text:p/>
          </table:table-cell>
          <table:table-cell table:formula="of:=VLOOKUP([.$B30];['Raw Data'.$A$2:.$O$1000];[.K$1]; 0)" office:value-type="float" office:value="0" calcext:value-type="float">
            <text:p/>
          </table:table-cell>
          <table:table-cell table:formula="of:=VLOOKUP([.$B30];['Raw Data'.$A$2:.$O$1000];[.L$1]; 0)" office:value-type="string" office:string-value="via S. Maria Maddalena  n.posti  4  -  monofacciale" calcext:value-type="string">
            <text:p>via S. Maria Maddalena <text:s/>n.posti <text:s/>4 <text:s/>- <text:s/>monofacciale</text:p>
          </table:table-cell>
          <table:table-cell table:formula="of:=VLOOKUP([.$B30];['Raw Data'.$A$2:.$O$1000];[.M$1]; 0)" office:value-type="string" office:string-value="via S. Maria Maddalena  n.posti  4  -  monofacciale" calcext:value-type="string">
            <text:p>via S. Maria Maddalena <text:s/>n.posti <text:s/>4 <text:s/>- <text:s/>monofacciale</text:p>
          </table:table-cell>
          <table:table-cell table:formula="of:=VLOOKUP([.$B30];['Raw Data'.$A$2:.$O$1000];[.N$1]; 0)" office:value-type="string" office:string-value="ZTL" calcext:value-type="string">
            <text:p>ZTL</text:p>
          </table:table-cell>
          <table:table-cell table:formula="of:=VLOOKUP([.$B30];['Raw Data'.$A$2:.$O$1000];[.O$1]; 0)" office:value-type="string" office:string-value="via S. Maria Maddalena" calcext:value-type="string">
            <text:p>via S. Maria Maddalena</text:p>
          </table:table-cell>
          <table:table-cell table:formula="of:=VLOOKUP([.$B30];['Raw Data'.$A$2:.$O$1000];[.P$1]; 0)" office:value-type="string" office:string-value="trento" calcext:value-type="string">
            <text:p>trento</text:p>
          </table:table-cell>
          <table:table-cell table:formula="of:=VLOOKUP([.$B30];['Raw Data'.$A$2:.$O$1000];[.Q$1]; 0)" office:value-type="string" office:string-value="http://example.org/cluster/bikerack18-node1366801180-node885670069-rastrelliere.13-rastrelliere.14" calcext:value-type="string">
            <text:p>http://example.org/cluster/bikerack18-node1366801180-node885670069-rastrelliere.13-rastrelliere.14</text:p>
          </table:table-cell>
          <table:table-cell table:formula="of:=VLOOKUP([.$Q30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4</text:p>
          </table:table-cell>
          <table:table-cell table:style-name="ce14"/>
          <table:table-cell table:formula="of:=VLOOKUP([.$B31];['Raw Data'.$A$2:.$O$1000];[.D$1]; 0)" office:value-type="string" office:string-value="LINESTRING (11.125975396803037 46.068948308472876, 11.125997457701377 46.0689019428073)" calcext:value-type="string">
            <text:p>LINESTRING (11.125975396803037 46.068948308472876, 11.125997457701377 46.0689019428073)</text:p>
          </table:table-cell>
          <table:table-cell table:formula="of:=VLOOKUP([.$B31];['Raw Data'.$A$2:.$O$1000];[.E$1]; 0)" office:value-type="float" office:value="0" calcext:value-type="float">
            <text:p/>
          </table:table-cell>
          <table:table-cell table:formula="of:=VLOOKUP([.$B31];['Raw Data'.$A$2:.$O$1000];[.F$1]; 0)" office:value-type="float" office:value="0" calcext:value-type="float">
            <text:p/>
          </table:table-cell>
          <table:table-cell table:formula="of:=VLOOKUP([.$B31];['Raw Data'.$A$2:.$O$1000];[.G$1]; 0)" office:value-type="float" office:value="0" calcext:value-type="float">
            <text:p/>
          </table:table-cell>
          <table:table-cell table:formula="of:=VLOOKUP([.$B31];['Raw Data'.$A$2:.$O$1000];[.H$1]; 0)" office:value-type="string" office:string-value="monofacciale" calcext:value-type="string">
            <text:p>monofacciale</text:p>
          </table:table-cell>
          <table:table-cell table:formula="of:=VLOOKUP([.$B31];['Raw Data'.$A$2:.$O$1000];[.I$1]; 0)" office:value-type="float" office:value="12" calcext:value-type="float">
            <text:p>12</text:p>
          </table:table-cell>
          <table:table-cell table:formula="of:=VLOOKUP([.$B31];['Raw Data'.$A$2:.$O$1000];[.J$1]; 0)" office:value-type="float" office:value="0" calcext:value-type="float">
            <text:p/>
          </table:table-cell>
          <table:table-cell table:formula="of:=VLOOKUP([.$B31];['Raw Data'.$A$2:.$O$1000];[.K$1]; 0)" office:value-type="float" office:value="0" calcext:value-type="float">
            <text:p/>
          </table:table-cell>
          <table:table-cell table:formula="of:=VLOOKUP([.$B31];['Raw Data'.$A$2:.$O$1000];[.L$1]; 0)" office:value-type="string" office:string-value="via S. Maria Maddalena  n.posti  12  -  monofacciale" calcext:value-type="string">
            <text:p>via S. Maria Maddalena <text:s/>n.posti <text:s/>12 <text:s/>- <text:s/>monofacciale</text:p>
          </table:table-cell>
          <table:table-cell table:formula="of:=VLOOKUP([.$B31];['Raw Data'.$A$2:.$O$1000];[.M$1]; 0)" office:value-type="string" office:string-value="via S. Maria Maddalena  n.posti  12  -  monofacciale" calcext:value-type="string">
            <text:p>via S. Maria Maddalena <text:s/>n.posti <text:s/>12 <text:s/>- <text:s/>monofacciale</text:p>
          </table:table-cell>
          <table:table-cell table:formula="of:=VLOOKUP([.$B31];['Raw Data'.$A$2:.$O$1000];[.N$1]; 0)" office:value-type="string" office:string-value="ZTL" calcext:value-type="string">
            <text:p>ZTL</text:p>
          </table:table-cell>
          <table:table-cell table:formula="of:=VLOOKUP([.$B31];['Raw Data'.$A$2:.$O$1000];[.O$1]; 0)" office:value-type="string" office:string-value="via S. Maria Maddalena" calcext:value-type="string">
            <text:p>via S. Maria Maddalena</text:p>
          </table:table-cell>
          <table:table-cell table:formula="of:=VLOOKUP([.$B31];['Raw Data'.$A$2:.$O$1000];[.P$1]; 0)" office:value-type="string" office:string-value="trento" calcext:value-type="string">
            <text:p>trento</text:p>
          </table:table-cell>
          <table:table-cell table:formula="of:=VLOOKUP([.$B31];['Raw Data'.$A$2:.$O$1000];[.Q$1]; 0)" office:value-type="string" office:string-value="http://example.org/cluster/bikerack18-node1366801180-node885670069-rastrelliere.13-rastrelliere.14" calcext:value-type="string">
            <text:p>http://example.org/cluster/bikerack18-node1366801180-node885670069-rastrelliere.13-rastrelliere.14</text:p>
          </table:table-cell>
          <table:table-cell table:formula="of:=VLOOKUP([.$Q31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-rastrelliere.4</text:p>
          </table:table-cell>
          <table:table-cell table:style-name="ce7" office:value-type="string" calcext:value-type="string">
            <text:p>http://example.org/resource/crowdsourcing-bikeracks-2018-02/bikerack2</text:p>
          </table:table-cell>
          <table:table-cell table:style-name="ce12"/>
          <table:table-cell table:formula="of:=VLOOKUP([.$B32];['Raw Data'.$A$2:.$O$1000];[.D$1]; 0)" office:value-type="string" office:string-value="POINT (11.1216423305 46.0697098545)" calcext:value-type="string">
            <text:p>POINT (11.1216423305 46.0697098545)</text:p>
          </table:table-cell>
          <table:table-cell table:formula="of:=VLOOKUP([.$B32];['Raw Data'.$A$2:.$O$1000];[.E$1]; 0)" office:value-type="float" office:value="0" calcext:value-type="float">
            <text:p/>
          </table:table-cell>
          <table:table-cell table:formula="of:=VLOOKUP([.$B32];['Raw Data'.$A$2:.$O$1000];[.F$1]; 0)" office:value-type="float" office:value="0" calcext:value-type="float">
            <text:p/>
          </table:table-cell>
          <table:table-cell table:formula="of:=VLOOKUP([.$B32];['Raw Data'.$A$2:.$O$1000];[.G$1]; 0)" office:value-type="float" office:value="0" calcext:value-type="float">
            <text:p/>
          </table:table-cell>
          <table:table-cell table:formula="of:=VLOOKUP([.$B32];['Raw Data'.$A$2:.$O$1000];[.H$1]; 0)" office:value-type="float" office:value="0" calcext:value-type="float">
            <text:p/>
          </table:table-cell>
          <table:table-cell table:formula="of:=VLOOKUP([.$B32];['Raw Data'.$A$2:.$O$1000];[.I$1]; 0)" office:value-type="float" office:value="0" calcext:value-type="float">
            <text:p/>
          </table:table-cell>
          <table:table-cell table:formula="of:=VLOOKUP([.$B32];['Raw Data'.$A$2:.$O$1000];[.J$1]; 0)" office:value-type="float" office:value="0" calcext:value-type="float">
            <text:p/>
          </table:table-cell>
          <table:table-cell table:formula="of:=VLOOKUP([.$B32];['Raw Data'.$A$2:.$O$1000];[.K$1]; 0)" office:value-type="float" office:value="0" calcext:value-type="float">
            <text:p/>
          </table:table-cell>
          <table:table-cell table:formula="of:=VLOOKUP([.$B32];['Raw Data'.$A$2:.$O$1000];[.L$1]; 0)" office:value-type="float" office:value="0" calcext:value-type="float">
            <text:p/>
          </table:table-cell>
          <table:table-cell table:formula="of:=VLOOKUP([.$B32];['Raw Data'.$A$2:.$O$1000];[.M$1]; 0)" office:value-type="float" office:value="0" calcext:value-type="float">
            <text:p/>
          </table:table-cell>
          <table:table-cell table:formula="of:=VLOOKUP([.$B32];['Raw Data'.$A$2:.$O$1000];[.N$1]; 0)" office:value-type="float" office:value="0" calcext:value-type="float">
            <text:p/>
          </table:table-cell>
          <table:table-cell table:formula="of:=VLOOKUP([.$B32];['Raw Data'.$A$2:.$O$1000];[.O$1]; 0)" office:value-type="float" office:value="0" calcext:value-type="float">
            <text:p/>
          </table:table-cell>
          <table:table-cell table:formula="of:=VLOOKUP([.$B32];['Raw Data'.$A$2:.$O$1000];[.P$1]; 0)" office:value-type="string" office:string-value="qrowd" calcext:value-type="string">
            <text:p>qrowd</text:p>
          </table:table-cell>
          <table:table-cell table:formula="of:=VLOOKUP([.$B32];['Raw Data'.$A$2:.$O$1000];[.Q$1]; 0)" office:value-type="string" office:string-value="http://example.org/cluster/bikerack2-rastrelliere.4" calcext:value-type="string">
            <text:p>http://example.org/cluster/bikerack2-rastrelliere.4</text:p>
          </table:table-cell>
          <table:table-cell table:formula="of:=VLOOKUP([.$Q32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4</text:p>
          </table:table-cell>
          <table:table-cell table:style-name="ce14"/>
          <table:table-cell table:formula="of:=VLOOKUP([.$B33];['Raw Data'.$A$2:.$O$1000];[.D$1]; 0)" office:value-type="string" office:string-value="LINESTRING (11.12169929644505 46.06973340277968, 11.12158141653675 46.06972027348418)" calcext:value-type="string">
            <text:p>LINESTRING (11.12169929644505 46.06973340277968, 11.12158141653675 46.06972027348418)</text:p>
          </table:table-cell>
          <table:table-cell table:formula="of:=VLOOKUP([.$B33];['Raw Data'.$A$2:.$O$1000];[.E$1]; 0)" office:value-type="float" office:value="0" calcext:value-type="float">
            <text:p/>
          </table:table-cell>
          <table:table-cell table:formula="of:=VLOOKUP([.$B33];['Raw Data'.$A$2:.$O$1000];[.F$1]; 0)" office:value-type="float" office:value="0" calcext:value-type="float">
            <text:p/>
          </table:table-cell>
          <table:table-cell table:formula="of:=VLOOKUP([.$B33];['Raw Data'.$A$2:.$O$1000];[.G$1]; 0)" office:value-type="float" office:value="0" calcext:value-type="float">
            <text:p/>
          </table:table-cell>
          <table:table-cell table:formula="of:=VLOOKUP([.$B33];['Raw Data'.$A$2:.$O$1000];[.H$1]; 0)" office:value-type="string" office:string-value="monofacciale" calcext:value-type="string">
            <text:p>monofacciale</text:p>
          </table:table-cell>
          <table:table-cell table:formula="of:=VLOOKUP([.$B33];['Raw Data'.$A$2:.$O$1000];[.I$1]; 0)" office:value-type="float" office:value="12" calcext:value-type="float">
            <text:p>12</text:p>
          </table:table-cell>
          <table:table-cell table:formula="of:=VLOOKUP([.$B33];['Raw Data'.$A$2:.$O$1000];[.J$1]; 0)" office:value-type="float" office:value="0" calcext:value-type="float">
            <text:p/>
          </table:table-cell>
          <table:table-cell table:formula="of:=VLOOKUP([.$B33];['Raw Data'.$A$2:.$O$1000];[.K$1]; 0)" office:value-type="float" office:value="0" calcext:value-type="float">
            <text:p/>
          </table:table-cell>
          <table:table-cell table:formula="of:=VLOOKUP([.$B33];['Raw Data'.$A$2:.$O$1000];[.L$1]; 0)" office:value-type="string" office:string-value="via Manci  n.posti  12  -  monofacciale" calcext:value-type="string">
            <text:p>via Manci <text:s/>n.posti <text:s/>12 <text:s/>- <text:s/>monofacciale</text:p>
          </table:table-cell>
          <table:table-cell table:formula="of:=VLOOKUP([.$B33];['Raw Data'.$A$2:.$O$1000];[.M$1]; 0)" office:value-type="string" office:string-value="via Manci  n.posti  12  -  monofacciale" calcext:value-type="string">
            <text:p>via Manci <text:s/>n.posti <text:s/>12 <text:s/>- <text:s/>monofacciale</text:p>
          </table:table-cell>
          <table:table-cell table:formula="of:=VLOOKUP([.$B33];['Raw Data'.$A$2:.$O$1000];[.N$1]; 0)" office:value-type="string" office:string-value="ZTLL" calcext:value-type="string">
            <text:p>ZTLL</text:p>
          </table:table-cell>
          <table:table-cell table:formula="of:=VLOOKUP([.$B33];['Raw Data'.$A$2:.$O$1000];[.O$1]; 0)" office:value-type="string" office:string-value="via Manci" calcext:value-type="string">
            <text:p>via Manci</text:p>
          </table:table-cell>
          <table:table-cell table:formula="of:=VLOOKUP([.$B33];['Raw Data'.$A$2:.$O$1000];[.P$1]; 0)" office:value-type="string" office:string-value="trento" calcext:value-type="string">
            <text:p>trento</text:p>
          </table:table-cell>
          <table:table-cell table:formula="of:=VLOOKUP([.$B33];['Raw Data'.$A$2:.$O$1000];[.Q$1]; 0)" office:value-type="string" office:string-value="http://example.org/cluster/bikerack2-rastrelliere.4" calcext:value-type="string">
            <text:p>http://example.org/cluster/bikerack2-rastrelliere.4</text:p>
          </table:table-cell>
          <table:table-cell table:formula="of:=VLOOKUP([.$Q33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0-node1307179778-node1307180338-rastrelliere.6-rastrelliere.7</text:p>
          </table:table-cell>
          <table:table-cell table:style-name="ce7" office:value-type="string" calcext:value-type="string">
            <text:p>http://example.org/resource/crowdsourcing-bikeracks-2018-02/bikerack20</text:p>
          </table:table-cell>
          <table:table-cell table:style-name="ce12"/>
          <table:table-cell table:formula="of:=VLOOKUP([.$B34];['Raw Data'.$A$2:.$O$1000];[.D$1]; 0)" office:value-type="string" office:string-value="POINT (11.1260397836 46.0707322854)" calcext:value-type="string">
            <text:p>POINT (11.1260397836 46.0707322854)</text:p>
          </table:table-cell>
          <table:table-cell table:formula="of:=VLOOKUP([.$B34];['Raw Data'.$A$2:.$O$1000];[.E$1]; 0)" office:value-type="float" office:value="0" calcext:value-type="float">
            <text:p/>
          </table:table-cell>
          <table:table-cell table:formula="of:=VLOOKUP([.$B34];['Raw Data'.$A$2:.$O$1000];[.F$1]; 0)" office:value-type="float" office:value="0" calcext:value-type="float">
            <text:p/>
          </table:table-cell>
          <table:table-cell table:formula="of:=VLOOKUP([.$B34];['Raw Data'.$A$2:.$O$1000];[.G$1]; 0)" office:value-type="float" office:value="0" calcext:value-type="float">
            <text:p/>
          </table:table-cell>
          <table:table-cell table:formula="of:=VLOOKUP([.$B34];['Raw Data'.$A$2:.$O$1000];[.H$1]; 0)" office:value-type="float" office:value="0" calcext:value-type="float">
            <text:p/>
          </table:table-cell>
          <table:table-cell table:formula="of:=VLOOKUP([.$B34];['Raw Data'.$A$2:.$O$1000];[.I$1]; 0)" office:value-type="float" office:value="0" calcext:value-type="float">
            <text:p/>
          </table:table-cell>
          <table:table-cell table:formula="of:=VLOOKUP([.$B34];['Raw Data'.$A$2:.$O$1000];[.J$1]; 0)" office:value-type="float" office:value="0" calcext:value-type="float">
            <text:p/>
          </table:table-cell>
          <table:table-cell table:formula="of:=VLOOKUP([.$B34];['Raw Data'.$A$2:.$O$1000];[.K$1]; 0)" office:value-type="float" office:value="0" calcext:value-type="float">
            <text:p/>
          </table:table-cell>
          <table:table-cell table:formula="of:=VLOOKUP([.$B34];['Raw Data'.$A$2:.$O$1000];[.L$1]; 0)" office:value-type="float" office:value="0" calcext:value-type="float">
            <text:p/>
          </table:table-cell>
          <table:table-cell table:formula="of:=VLOOKUP([.$B34];['Raw Data'.$A$2:.$O$1000];[.M$1]; 0)" office:value-type="float" office:value="0" calcext:value-type="float">
            <text:p/>
          </table:table-cell>
          <table:table-cell table:formula="of:=VLOOKUP([.$B34];['Raw Data'.$A$2:.$O$1000];[.N$1]; 0)" office:value-type="float" office:value="0" calcext:value-type="float">
            <text:p/>
          </table:table-cell>
          <table:table-cell table:formula="of:=VLOOKUP([.$B34];['Raw Data'.$A$2:.$O$1000];[.O$1]; 0)" office:value-type="float" office:value="0" calcext:value-type="float">
            <text:p/>
          </table:table-cell>
          <table:table-cell table:formula="of:=VLOOKUP([.$B34];['Raw Data'.$A$2:.$O$1000];[.P$1]; 0)" office:value-type="string" office:string-value="qrowd" calcext:value-type="string">
            <text:p>qrowd</text:p>
          </table:table-cell>
          <table:table-cell table:formula="of:=VLOOKUP([.$B34];['Raw Data'.$A$2:.$O$1000];[.Q$1]; 0)" office:value-type="string" office:string-value="http://example.org/cluster/bikerack20-node1307179778-node1307180338-rastrelliere.6-rastrelliere.7" calcext:value-type="string">
            <text:p>http://example.org/cluster/bikerack20-node1307179778-node1307180338-rastrelliere.6-rastrelliere.7</text:p>
          </table:table-cell>
          <table:table-cell table:formula="of:=VLOOKUP([.$Q34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07179778</text:p>
          </table:table-cell>
          <table:table-cell/>
          <table:table-cell table:formula="of:=VLOOKUP([.$B35];['Raw Data'.$A$2:.$O$1000];[.D$1]; 0)" office:value-type="string" office:string-value="POINT(11.1259977 46.0707536)" calcext:value-type="string">
            <text:p>POINT(11.1259977 46.0707536)</text:p>
          </table:table-cell>
          <table:table-cell table:formula="of:=VLOOKUP([.$B35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35];['Raw Data'.$A$2:.$O$1000];[.F$1]; 0)" office:value-type="string" office:string-value="2011-07-19T18:52:11" calcext:value-type="string">
            <text:p>2011-07-19T18:52:11</text:p>
          </table:table-cell>
          <table:table-cell table:formula="of:=VLOOKUP([.$B35];['Raw Data'.$A$2:.$O$1000];[.G$1]; 0)" office:value-type="float" office:value="0" calcext:value-type="float">
            <text:p/>
          </table:table-cell>
          <table:table-cell table:formula="of:=VLOOKUP([.$B35];['Raw Data'.$A$2:.$O$1000];[.H$1]; 0)" office:value-type="float" office:value="0" calcext:value-type="float">
            <text:p/>
          </table:table-cell>
          <table:table-cell table:formula="of:=VLOOKUP([.$B35];['Raw Data'.$A$2:.$O$1000];[.I$1]; 0)" office:value-type="float" office:value="8" calcext:value-type="float">
            <text:p>8</text:p>
          </table:table-cell>
          <table:table-cell table:formula="of:=VLOOKUP([.$B35];['Raw Data'.$A$2:.$O$1000];[.J$1]; 0)" office:value-type="float" office:value="0" calcext:value-type="float">
            <text:p/>
          </table:table-cell>
          <table:table-cell table:formula="of:=VLOOKUP([.$B35];['Raw Data'.$A$2:.$O$1000];[.K$1]; 0)" office:value-type="float" office:value="0" calcext:value-type="float">
            <text:p/>
          </table:table-cell>
          <table:table-cell table:formula="of:=VLOOKUP([.$B35];['Raw Data'.$A$2:.$O$1000];[.L$1]; 0)" office:value-type="float" office:value="0" calcext:value-type="float">
            <text:p/>
          </table:table-cell>
          <table:table-cell table:formula="of:=VLOOKUP([.$B35];['Raw Data'.$A$2:.$O$1000];[.M$1]; 0)" office:value-type="float" office:value="0" calcext:value-type="float">
            <text:p/>
          </table:table-cell>
          <table:table-cell table:formula="of:=VLOOKUP([.$B35];['Raw Data'.$A$2:.$O$1000];[.N$1]; 0)" office:value-type="float" office:value="0" calcext:value-type="float">
            <text:p/>
          </table:table-cell>
          <table:table-cell table:formula="of:=VLOOKUP([.$B35];['Raw Data'.$A$2:.$O$1000];[.O$1]; 0)" office:value-type="float" office:value="0" calcext:value-type="float">
            <text:p/>
          </table:table-cell>
          <table:table-cell table:formula="of:=VLOOKUP([.$B35];['Raw Data'.$A$2:.$O$1000];[.P$1]; 0)" office:value-type="string" office:string-value="osm" calcext:value-type="string">
            <text:p>osm</text:p>
          </table:table-cell>
          <table:table-cell table:formula="of:=VLOOKUP([.$B35];['Raw Data'.$A$2:.$O$1000];[.Q$1]; 0)" office:value-type="string" office:string-value="http://example.org/cluster/bikerack20-node1307179778-node1307180338-rastrelliere.6-rastrelliere.7" calcext:value-type="string">
            <text:p>http://example.org/cluster/bikerack20-node1307179778-node1307180338-rastrelliere.6-rastrelliere.7</text:p>
          </table:table-cell>
          <table:table-cell table:formula="of:=VLOOKUP([.$Q35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07180338</text:p>
          </table:table-cell>
          <table:table-cell/>
          <table:table-cell table:formula="of:=VLOOKUP([.$B36];['Raw Data'.$A$2:.$O$1000];[.D$1]; 0)" office:value-type="string" office:string-value="POINT(11.1260019 46.0707979)" calcext:value-type="string">
            <text:p>POINT(11.1260019 46.0707979)</text:p>
          </table:table-cell>
          <table:table-cell table:formula="of:=VLOOKUP([.$B36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36];['Raw Data'.$A$2:.$O$1000];[.F$1]; 0)" office:value-type="string" office:string-value="2011-07-19T18:52:12" calcext:value-type="string">
            <text:p>2011-07-19T18:52:12</text:p>
          </table:table-cell>
          <table:table-cell table:formula="of:=VLOOKUP([.$B36];['Raw Data'.$A$2:.$O$1000];[.G$1]; 0)" office:value-type="float" office:value="0" calcext:value-type="float">
            <text:p/>
          </table:table-cell>
          <table:table-cell table:formula="of:=VLOOKUP([.$B36];['Raw Data'.$A$2:.$O$1000];[.H$1]; 0)" office:value-type="float" office:value="0" calcext:value-type="float">
            <text:p/>
          </table:table-cell>
          <table:table-cell table:formula="of:=VLOOKUP([.$B36];['Raw Data'.$A$2:.$O$1000];[.I$1]; 0)" office:value-type="float" office:value="4" calcext:value-type="float">
            <text:p>4</text:p>
          </table:table-cell>
          <table:table-cell table:formula="of:=VLOOKUP([.$B36];['Raw Data'.$A$2:.$O$1000];[.J$1]; 0)" office:value-type="float" office:value="0" calcext:value-type="float">
            <text:p/>
          </table:table-cell>
          <table:table-cell table:formula="of:=VLOOKUP([.$B36];['Raw Data'.$A$2:.$O$1000];[.K$1]; 0)" office:value-type="float" office:value="0" calcext:value-type="float">
            <text:p/>
          </table:table-cell>
          <table:table-cell table:formula="of:=VLOOKUP([.$B36];['Raw Data'.$A$2:.$O$1000];[.L$1]; 0)" office:value-type="float" office:value="0" calcext:value-type="float">
            <text:p/>
          </table:table-cell>
          <table:table-cell table:formula="of:=VLOOKUP([.$B36];['Raw Data'.$A$2:.$O$1000];[.M$1]; 0)" office:value-type="float" office:value="0" calcext:value-type="float">
            <text:p/>
          </table:table-cell>
          <table:table-cell table:formula="of:=VLOOKUP([.$B36];['Raw Data'.$A$2:.$O$1000];[.N$1]; 0)" office:value-type="float" office:value="0" calcext:value-type="float">
            <text:p/>
          </table:table-cell>
          <table:table-cell table:formula="of:=VLOOKUP([.$B36];['Raw Data'.$A$2:.$O$1000];[.O$1]; 0)" office:value-type="float" office:value="0" calcext:value-type="float">
            <text:p/>
          </table:table-cell>
          <table:table-cell table:formula="of:=VLOOKUP([.$B36];['Raw Data'.$A$2:.$O$1000];[.P$1]; 0)" office:value-type="string" office:string-value="osm" calcext:value-type="string">
            <text:p>osm</text:p>
          </table:table-cell>
          <table:table-cell table:formula="of:=VLOOKUP([.$B36];['Raw Data'.$A$2:.$O$1000];[.Q$1]; 0)" office:value-type="string" office:string-value="http://example.org/cluster/bikerack20-node1307179778-node1307180338-rastrelliere.6-rastrelliere.7" calcext:value-type="string">
            <text:p>http://example.org/cluster/bikerack20-node1307179778-node1307180338-rastrelliere.6-rastrelliere.7</text:p>
          </table:table-cell>
          <table:table-cell table:formula="of:=VLOOKUP([.$Q36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qrowd-project.eu/resource/rastrelliere.6</text:p>
          </table:table-cell>
          <table:table-cell/>
          <table:table-cell table:formula="of:=VLOOKUP([.$B37];['Raw Data'.$A$2:.$O$1000];[.D$1]; 0)" office:value-type="string" office:string-value="LINESTRING (11.12601263667185 46.070801139381835, 11.126011730174541 46.07077754041918)" calcext:value-type="string">
            <text:p>LINESTRING (11.12601263667185 46.070801139381835, 11.126011730174541 46.07077754041918)</text:p>
          </table:table-cell>
          <table:table-cell table:formula="of:=VLOOKUP([.$B37];['Raw Data'.$A$2:.$O$1000];[.E$1]; 0)" office:value-type="float" office:value="0" calcext:value-type="float">
            <text:p/>
          </table:table-cell>
          <table:table-cell table:formula="of:=VLOOKUP([.$B37];['Raw Data'.$A$2:.$O$1000];[.F$1]; 0)" office:value-type="float" office:value="0" calcext:value-type="float">
            <text:p/>
          </table:table-cell>
          <table:table-cell table:formula="of:=VLOOKUP([.$B37];['Raw Data'.$A$2:.$O$1000];[.G$1]; 0)" office:value-type="float" office:value="0" calcext:value-type="float">
            <text:p/>
          </table:table-cell>
          <table:table-cell table:formula="of:=VLOOKUP([.$B37];['Raw Data'.$A$2:.$O$1000];[.H$1]; 0)" office:value-type="string" office:string-value="monofacciale" calcext:value-type="string">
            <text:p>monofacciale</text:p>
          </table:table-cell>
          <table:table-cell table:formula="of:=VLOOKUP([.$B37];['Raw Data'.$A$2:.$O$1000];[.I$1]; 0)" office:value-type="float" office:value="4" calcext:value-type="float">
            <text:p>4</text:p>
          </table:table-cell>
          <table:table-cell table:formula="of:=VLOOKUP([.$B37];['Raw Data'.$A$2:.$O$1000];[.J$1]; 0)" office:value-type="float" office:value="0" calcext:value-type="float">
            <text:p/>
          </table:table-cell>
          <table:table-cell table:formula="of:=VLOOKUP([.$B37];['Raw Data'.$A$2:.$O$1000];[.K$1]; 0)" office:value-type="float" office:value="0" calcext:value-type="float">
            <text:p/>
          </table:table-cell>
          <table:table-cell table:formula="of:=VLOOKUP([.$B37];['Raw Data'.$A$2:.$O$1000];[.L$1]; 0)" office:value-type="string" office:string-value="via della Mostra  n.posti  4  -  monofacciale" calcext:value-type="string">
            <text:p>via della Mostra <text:s/>n.posti <text:s/>4 <text:s/>- <text:s/>monofacciale</text:p>
          </table:table-cell>
          <table:table-cell table:formula="of:=VLOOKUP([.$B37];['Raw Data'.$A$2:.$O$1000];[.M$1]; 0)" office:value-type="string" office:string-value="via della Mostra  n.posti  4  -  monofacciale" calcext:value-type="string">
            <text:p>via della Mostra <text:s/>n.posti <text:s/>4 <text:s/>- <text:s/>monofacciale</text:p>
          </table:table-cell>
          <table:table-cell table:formula="of:=VLOOKUP([.$B37];['Raw Data'.$A$2:.$O$1000];[.N$1]; 0)" office:value-type="string" office:string-value="ZTL" calcext:value-type="string">
            <text:p>ZTL</text:p>
          </table:table-cell>
          <table:table-cell table:formula="of:=VLOOKUP([.$B37];['Raw Data'.$A$2:.$O$1000];[.O$1]; 0)" office:value-type="string" office:string-value="via della Mostra" calcext:value-type="string">
            <text:p>via della Mostra</text:p>
          </table:table-cell>
          <table:table-cell table:formula="of:=VLOOKUP([.$B37];['Raw Data'.$A$2:.$O$1000];[.P$1]; 0)" office:value-type="string" office:string-value="trento" calcext:value-type="string">
            <text:p>trento</text:p>
          </table:table-cell>
          <table:table-cell table:formula="of:=VLOOKUP([.$B37];['Raw Data'.$A$2:.$O$1000];[.Q$1]; 0)" office:value-type="string" office:string-value="http://example.org/cluster/bikerack20-node1307179778-node1307180338-rastrelliere.6-rastrelliere.7" calcext:value-type="string">
            <text:p>http://example.org/cluster/bikerack20-node1307179778-node1307180338-rastrelliere.6-rastrelliere.7</text:p>
          </table:table-cell>
          <table:table-cell table:formula="of:=VLOOKUP([.$Q37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7</text:p>
          </table:table-cell>
          <table:table-cell table:style-name="ce14"/>
          <table:table-cell table:formula="of:=VLOOKUP([.$B38];['Raw Data'.$A$2:.$O$1000];[.D$1]; 0)" office:value-type="string" office:string-value="LINESTRING (11.12601148493452 46.0707666923513, 11.126008584560092 46.07072398674901)" calcext:value-type="string">
            <text:p>LINESTRING (11.12601148493452 46.0707666923513, 11.126008584560092 46.07072398674901)</text:p>
          </table:table-cell>
          <table:table-cell table:formula="of:=VLOOKUP([.$B38];['Raw Data'.$A$2:.$O$1000];[.E$1]; 0)" office:value-type="float" office:value="0" calcext:value-type="float">
            <text:p/>
          </table:table-cell>
          <table:table-cell table:formula="of:=VLOOKUP([.$B38];['Raw Data'.$A$2:.$O$1000];[.F$1]; 0)" office:value-type="float" office:value="0" calcext:value-type="float">
            <text:p/>
          </table:table-cell>
          <table:table-cell table:formula="of:=VLOOKUP([.$B38];['Raw Data'.$A$2:.$O$1000];[.G$1]; 0)" office:value-type="float" office:value="0" calcext:value-type="float">
            <text:p/>
          </table:table-cell>
          <table:table-cell table:formula="of:=VLOOKUP([.$B38];['Raw Data'.$A$2:.$O$1000];[.H$1]; 0)" office:value-type="string" office:string-value="monofacciale" calcext:value-type="string">
            <text:p>monofacciale</text:p>
          </table:table-cell>
          <table:table-cell table:formula="of:=VLOOKUP([.$B38];['Raw Data'.$A$2:.$O$1000];[.I$1]; 0)" office:value-type="float" office:value="8" calcext:value-type="float">
            <text:p>8</text:p>
          </table:table-cell>
          <table:table-cell table:formula="of:=VLOOKUP([.$B38];['Raw Data'.$A$2:.$O$1000];[.J$1]; 0)" office:value-type="float" office:value="0" calcext:value-type="float">
            <text:p/>
          </table:table-cell>
          <table:table-cell table:formula="of:=VLOOKUP([.$B38];['Raw Data'.$A$2:.$O$1000];[.K$1]; 0)" office:value-type="float" office:value="0" calcext:value-type="float">
            <text:p/>
          </table:table-cell>
          <table:table-cell table:formula="of:=VLOOKUP([.$B38];['Raw Data'.$A$2:.$O$1000];[.L$1]; 0)" office:value-type="string" office:string-value="via della Mostra  n.posti  8  -  monofacciale" calcext:value-type="string">
            <text:p>via della Mostra <text:s/>n.posti <text:s/>8 <text:s/>- <text:s/>monofacciale</text:p>
          </table:table-cell>
          <table:table-cell table:formula="of:=VLOOKUP([.$B38];['Raw Data'.$A$2:.$O$1000];[.M$1]; 0)" office:value-type="string" office:string-value="via della Mostra  n.posti  8  -  monofacciale" calcext:value-type="string">
            <text:p>via della Mostra <text:s/>n.posti <text:s/>8 <text:s/>- <text:s/>monofacciale</text:p>
          </table:table-cell>
          <table:table-cell table:formula="of:=VLOOKUP([.$B38];['Raw Data'.$A$2:.$O$1000];[.N$1]; 0)" office:value-type="string" office:string-value="ZTL" calcext:value-type="string">
            <text:p>ZTL</text:p>
          </table:table-cell>
          <table:table-cell table:formula="of:=VLOOKUP([.$B38];['Raw Data'.$A$2:.$O$1000];[.O$1]; 0)" office:value-type="string" office:string-value="via della Mostra" calcext:value-type="string">
            <text:p>via della Mostra</text:p>
          </table:table-cell>
          <table:table-cell table:formula="of:=VLOOKUP([.$B38];['Raw Data'.$A$2:.$O$1000];[.P$1]; 0)" office:value-type="string" office:string-value="trento" calcext:value-type="string">
            <text:p>trento</text:p>
          </table:table-cell>
          <table:table-cell table:formula="of:=VLOOKUP([.$B38];['Raw Data'.$A$2:.$O$1000];[.Q$1]; 0)" office:value-type="string" office:string-value="http://example.org/cluster/bikerack20-node1307179778-node1307180338-rastrelliere.6-rastrelliere.7" calcext:value-type="string">
            <text:p>http://example.org/cluster/bikerack20-node1307179778-node1307180338-rastrelliere.6-rastrelliere.7</text:p>
          </table:table-cell>
          <table:table-cell table:formula="of:=VLOOKUP([.$Q38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1-node2074585041-node2074585048</text:p>
          </table:table-cell>
          <table:table-cell table:style-name="ce7" office:value-type="string" calcext:value-type="string">
            <text:p>http://example.org/resource/crowdsourcing-bikeracks-2018-02/bikerack21</text:p>
          </table:table-cell>
          <table:table-cell table:style-name="ce12"/>
          <table:table-cell table:formula="of:=VLOOKUP([.$B39];['Raw Data'.$A$2:.$O$1000];[.D$1]; 0)" office:value-type="string" office:string-value="POINT (11.1234124245 46.0672646223)" calcext:value-type="string">
            <text:p>POINT (11.1234124245 46.0672646223)</text:p>
          </table:table-cell>
          <table:table-cell table:formula="of:=VLOOKUP([.$B39];['Raw Data'.$A$2:.$O$1000];[.E$1]; 0)" office:value-type="float" office:value="0" calcext:value-type="float">
            <text:p/>
          </table:table-cell>
          <table:table-cell table:formula="of:=VLOOKUP([.$B39];['Raw Data'.$A$2:.$O$1000];[.F$1]; 0)" office:value-type="float" office:value="0" calcext:value-type="float">
            <text:p/>
          </table:table-cell>
          <table:table-cell table:formula="of:=VLOOKUP([.$B39];['Raw Data'.$A$2:.$O$1000];[.G$1]; 0)" office:value-type="float" office:value="0" calcext:value-type="float">
            <text:p/>
          </table:table-cell>
          <table:table-cell table:formula="of:=VLOOKUP([.$B39];['Raw Data'.$A$2:.$O$1000];[.H$1]; 0)" office:value-type="float" office:value="0" calcext:value-type="float">
            <text:p/>
          </table:table-cell>
          <table:table-cell table:formula="of:=VLOOKUP([.$B39];['Raw Data'.$A$2:.$O$1000];[.I$1]; 0)" office:value-type="float" office:value="0" calcext:value-type="float">
            <text:p/>
          </table:table-cell>
          <table:table-cell table:formula="of:=VLOOKUP([.$B39];['Raw Data'.$A$2:.$O$1000];[.J$1]; 0)" office:value-type="float" office:value="0" calcext:value-type="float">
            <text:p/>
          </table:table-cell>
          <table:table-cell table:formula="of:=VLOOKUP([.$B39];['Raw Data'.$A$2:.$O$1000];[.K$1]; 0)" office:value-type="float" office:value="0" calcext:value-type="float">
            <text:p/>
          </table:table-cell>
          <table:table-cell table:formula="of:=VLOOKUP([.$B39];['Raw Data'.$A$2:.$O$1000];[.L$1]; 0)" office:value-type="float" office:value="0" calcext:value-type="float">
            <text:p/>
          </table:table-cell>
          <table:table-cell table:formula="of:=VLOOKUP([.$B39];['Raw Data'.$A$2:.$O$1000];[.M$1]; 0)" office:value-type="float" office:value="0" calcext:value-type="float">
            <text:p/>
          </table:table-cell>
          <table:table-cell table:formula="of:=VLOOKUP([.$B39];['Raw Data'.$A$2:.$O$1000];[.N$1]; 0)" office:value-type="float" office:value="0" calcext:value-type="float">
            <text:p/>
          </table:table-cell>
          <table:table-cell table:formula="of:=VLOOKUP([.$B39];['Raw Data'.$A$2:.$O$1000];[.O$1]; 0)" office:value-type="float" office:value="0" calcext:value-type="float">
            <text:p/>
          </table:table-cell>
          <table:table-cell table:formula="of:=VLOOKUP([.$B39];['Raw Data'.$A$2:.$O$1000];[.P$1]; 0)" office:value-type="string" office:string-value="qrowd" calcext:value-type="string">
            <text:p>qrowd</text:p>
          </table:table-cell>
          <table:table-cell table:formula="of:=VLOOKUP([.$B39];['Raw Data'.$A$2:.$O$1000];[.Q$1]; 0)" office:value-type="string" office:string-value="http://example.org/cluster/bikerack21-node2074585041-node2074585048" calcext:value-type="string">
            <text:p>http://example.org/cluster/bikerack21-node2074585041-node2074585048</text:p>
          </table:table-cell>
          <table:table-cell table:formula="of:=VLOOKUP([.$Q39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2074585041</text:p>
          </table:table-cell>
          <table:table-cell/>
          <table:table-cell table:formula="of:=VLOOKUP([.$B40];['Raw Data'.$A$2:.$O$1000];[.D$1]; 0)" office:value-type="string" office:string-value="POINT(11.123487 46.067206)" calcext:value-type="string">
            <text:p>POINT(11.123487 46.067206)</text:p>
          </table:table-cell>
          <table:table-cell table:formula="of:=VLOOKUP([.$B40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40];['Raw Data'.$A$2:.$O$1000];[.F$1]; 0)" office:value-type="string" office:string-value="2012-12-19T15:05:42" calcext:value-type="string">
            <text:p>2012-12-19T15:05:42</text:p>
          </table:table-cell>
          <table:table-cell table:formula="of:=VLOOKUP([.$B40];['Raw Data'.$A$2:.$O$1000];[.G$1]; 0)" office:value-type="float" office:value="0" calcext:value-type="float">
            <text:p/>
          </table:table-cell>
          <table:table-cell table:formula="of:=VLOOKUP([.$B40];['Raw Data'.$A$2:.$O$1000];[.H$1]; 0)" office:value-type="float" office:value="0" calcext:value-type="float">
            <text:p/>
          </table:table-cell>
          <table:table-cell table:formula="of:=VLOOKUP([.$B40];['Raw Data'.$A$2:.$O$1000];[.I$1]; 0)" office:value-type="float" office:value="0" calcext:value-type="float">
            <text:p/>
          </table:table-cell>
          <table:table-cell table:formula="of:=VLOOKUP([.$B40];['Raw Data'.$A$2:.$O$1000];[.J$1]; 0)" office:value-type="float" office:value="0" calcext:value-type="float">
            <text:p/>
          </table:table-cell>
          <table:table-cell table:formula="of:=VLOOKUP([.$B40];['Raw Data'.$A$2:.$O$1000];[.K$1]; 0)" office:value-type="float" office:value="0" calcext:value-type="float">
            <text:p/>
          </table:table-cell>
          <table:table-cell table:formula="of:=VLOOKUP([.$B40];['Raw Data'.$A$2:.$O$1000];[.L$1]; 0)" office:value-type="float" office:value="0" calcext:value-type="float">
            <text:p/>
          </table:table-cell>
          <table:table-cell table:formula="of:=VLOOKUP([.$B40];['Raw Data'.$A$2:.$O$1000];[.M$1]; 0)" office:value-type="float" office:value="0" calcext:value-type="float">
            <text:p/>
          </table:table-cell>
          <table:table-cell table:formula="of:=VLOOKUP([.$B40];['Raw Data'.$A$2:.$O$1000];[.N$1]; 0)" office:value-type="float" office:value="0" calcext:value-type="float">
            <text:p/>
          </table:table-cell>
          <table:table-cell table:formula="of:=VLOOKUP([.$B40];['Raw Data'.$A$2:.$O$1000];[.O$1]; 0)" office:value-type="float" office:value="0" calcext:value-type="float">
            <text:p/>
          </table:table-cell>
          <table:table-cell table:formula="of:=VLOOKUP([.$B40];['Raw Data'.$A$2:.$O$1000];[.P$1]; 0)" office:value-type="string" office:string-value="osm" calcext:value-type="string">
            <text:p>osm</text:p>
          </table:table-cell>
          <table:table-cell table:formula="of:=VLOOKUP([.$B40];['Raw Data'.$A$2:.$O$1000];[.Q$1]; 0)" office:value-type="string" office:string-value="http://example.org/cluster/bikerack21-node2074585041-node2074585048" calcext:value-type="string">
            <text:p>http://example.org/cluster/bikerack21-node2074585041-node2074585048</text:p>
          </table:table-cell>
          <table:table-cell table:formula="of:=VLOOKUP([.$Q40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linkedgeodata.org/triplify/node2074585048</text:p>
          </table:table-cell>
          <table:table-cell table:style-name="ce14"/>
          <table:table-cell table:formula="of:=VLOOKUP([.$B41];['Raw Data'.$A$2:.$O$1000];[.D$1]; 0)" office:value-type="string" office:string-value="POINT(11.1233899 46.0672526)" calcext:value-type="string">
            <text:p>POINT(11.1233899 46.0672526)</text:p>
          </table:table-cell>
          <table:table-cell table:formula="of:=VLOOKUP([.$B41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41];['Raw Data'.$A$2:.$O$1000];[.F$1]; 0)" office:value-type="string" office:string-value="2012-12-19T15:05:42" calcext:value-type="string">
            <text:p>2012-12-19T15:05:42</text:p>
          </table:table-cell>
          <table:table-cell table:formula="of:=VLOOKUP([.$B41];['Raw Data'.$A$2:.$O$1000];[.G$1]; 0)" office:value-type="float" office:value="0" calcext:value-type="float">
            <text:p/>
          </table:table-cell>
          <table:table-cell table:formula="of:=VLOOKUP([.$B41];['Raw Data'.$A$2:.$O$1000];[.H$1]; 0)" office:value-type="float" office:value="0" calcext:value-type="float">
            <text:p/>
          </table:table-cell>
          <table:table-cell table:formula="of:=VLOOKUP([.$B41];['Raw Data'.$A$2:.$O$1000];[.I$1]; 0)" office:value-type="float" office:value="0" calcext:value-type="float">
            <text:p/>
          </table:table-cell>
          <table:table-cell table:formula="of:=VLOOKUP([.$B41];['Raw Data'.$A$2:.$O$1000];[.J$1]; 0)" office:value-type="float" office:value="0" calcext:value-type="float">
            <text:p/>
          </table:table-cell>
          <table:table-cell table:formula="of:=VLOOKUP([.$B41];['Raw Data'.$A$2:.$O$1000];[.K$1]; 0)" office:value-type="float" office:value="0" calcext:value-type="float">
            <text:p/>
          </table:table-cell>
          <table:table-cell table:formula="of:=VLOOKUP([.$B41];['Raw Data'.$A$2:.$O$1000];[.L$1]; 0)" office:value-type="float" office:value="0" calcext:value-type="float">
            <text:p/>
          </table:table-cell>
          <table:table-cell table:formula="of:=VLOOKUP([.$B41];['Raw Data'.$A$2:.$O$1000];[.M$1]; 0)" office:value-type="float" office:value="0" calcext:value-type="float">
            <text:p/>
          </table:table-cell>
          <table:table-cell table:formula="of:=VLOOKUP([.$B41];['Raw Data'.$A$2:.$O$1000];[.N$1]; 0)" office:value-type="float" office:value="0" calcext:value-type="float">
            <text:p/>
          </table:table-cell>
          <table:table-cell table:formula="of:=VLOOKUP([.$B41];['Raw Data'.$A$2:.$O$1000];[.O$1]; 0)" office:value-type="float" office:value="0" calcext:value-type="float">
            <text:p/>
          </table:table-cell>
          <table:table-cell table:formula="of:=VLOOKUP([.$B41];['Raw Data'.$A$2:.$O$1000];[.P$1]; 0)" office:value-type="string" office:string-value="osm" calcext:value-type="string">
            <text:p>osm</text:p>
          </table:table-cell>
          <table:table-cell table:formula="of:=VLOOKUP([.$B41];['Raw Data'.$A$2:.$O$1000];[.Q$1]; 0)" office:value-type="string" office:string-value="http://example.org/cluster/bikerack21-node2074585041-node2074585048" calcext:value-type="string">
            <text:p>http://example.org/cluster/bikerack21-node2074585041-node2074585048</text:p>
          </table:table-cell>
          <table:table-cell table:formula="of:=VLOOKUP([.$Q41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2-node885670132</text:p>
          </table:table-cell>
          <table:table-cell table:style-name="ce7" office:value-type="string" calcext:value-type="string">
            <text:p>http://example.org/resource/crowdsourcing-bikeracks-2018-02/bikerack22</text:p>
          </table:table-cell>
          <table:table-cell table:style-name="ce12"/>
          <table:table-cell table:formula="of:=VLOOKUP([.$B42];['Raw Data'.$A$2:.$O$1000];[.D$1]; 0)" office:value-type="string" office:string-value="POINT (11.1237345508 46.0674838567)" calcext:value-type="string">
            <text:p>POINT (11.1237345508 46.0674838567)</text:p>
          </table:table-cell>
          <table:table-cell table:formula="of:=VLOOKUP([.$B42];['Raw Data'.$A$2:.$O$1000];[.E$1]; 0)" office:value-type="float" office:value="0" calcext:value-type="float">
            <text:p/>
          </table:table-cell>
          <table:table-cell table:formula="of:=VLOOKUP([.$B42];['Raw Data'.$A$2:.$O$1000];[.F$1]; 0)" office:value-type="float" office:value="0" calcext:value-type="float">
            <text:p/>
          </table:table-cell>
          <table:table-cell table:formula="of:=VLOOKUP([.$B42];['Raw Data'.$A$2:.$O$1000];[.G$1]; 0)" office:value-type="float" office:value="0" calcext:value-type="float">
            <text:p/>
          </table:table-cell>
          <table:table-cell table:formula="of:=VLOOKUP([.$B42];['Raw Data'.$A$2:.$O$1000];[.H$1]; 0)" office:value-type="float" office:value="0" calcext:value-type="float">
            <text:p/>
          </table:table-cell>
          <table:table-cell table:formula="of:=VLOOKUP([.$B42];['Raw Data'.$A$2:.$O$1000];[.I$1]; 0)" office:value-type="float" office:value="0" calcext:value-type="float">
            <text:p/>
          </table:table-cell>
          <table:table-cell table:formula="of:=VLOOKUP([.$B42];['Raw Data'.$A$2:.$O$1000];[.J$1]; 0)" office:value-type="float" office:value="0" calcext:value-type="float">
            <text:p/>
          </table:table-cell>
          <table:table-cell table:formula="of:=VLOOKUP([.$B42];['Raw Data'.$A$2:.$O$1000];[.K$1]; 0)" office:value-type="float" office:value="0" calcext:value-type="float">
            <text:p/>
          </table:table-cell>
          <table:table-cell table:formula="of:=VLOOKUP([.$B42];['Raw Data'.$A$2:.$O$1000];[.L$1]; 0)" office:value-type="float" office:value="0" calcext:value-type="float">
            <text:p/>
          </table:table-cell>
          <table:table-cell table:formula="of:=VLOOKUP([.$B42];['Raw Data'.$A$2:.$O$1000];[.M$1]; 0)" office:value-type="float" office:value="0" calcext:value-type="float">
            <text:p/>
          </table:table-cell>
          <table:table-cell table:formula="of:=VLOOKUP([.$B42];['Raw Data'.$A$2:.$O$1000];[.N$1]; 0)" office:value-type="float" office:value="0" calcext:value-type="float">
            <text:p/>
          </table:table-cell>
          <table:table-cell table:formula="of:=VLOOKUP([.$B42];['Raw Data'.$A$2:.$O$1000];[.O$1]; 0)" office:value-type="float" office:value="0" calcext:value-type="float">
            <text:p/>
          </table:table-cell>
          <table:table-cell table:formula="of:=VLOOKUP([.$B42];['Raw Data'.$A$2:.$O$1000];[.P$1]; 0)" office:value-type="string" office:string-value="qrowd" calcext:value-type="string">
            <text:p>qrowd</text:p>
          </table:table-cell>
          <table:table-cell table:formula="of:=VLOOKUP([.$B42];['Raw Data'.$A$2:.$O$1000];[.Q$1]; 0)" office:value-type="string" office:string-value="http://example.org/cluster/bikerack22-node885670132" calcext:value-type="string">
            <text:p>http://example.org/cluster/bikerack22-node885670132</text:p>
          </table:table-cell>
          <table:table-cell table:formula="of:=VLOOKUP([.$Q42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linkedgeodata.org/triplify/node885670132</text:p>
          </table:table-cell>
          <table:table-cell table:style-name="ce14"/>
          <table:table-cell table:formula="of:=VLOOKUP([.$B43];['Raw Data'.$A$2:.$O$1000];[.D$1]; 0)" office:value-type="string" office:string-value="POINT(11.1237587 46.0674692)" calcext:value-type="string">
            <text:p>POINT(11.1237587 46.0674692)</text:p>
          </table:table-cell>
          <table:table-cell table:formula="of:=VLOOKUP([.$B43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43];['Raw Data'.$A$2:.$O$1000];[.F$1]; 0)" office:value-type="string" office:string-value="2011-10-10T21:03:56" calcext:value-type="string">
            <text:p>2011-10-10T21:03:56</text:p>
          </table:table-cell>
          <table:table-cell table:formula="of:=VLOOKUP([.$B43];['Raw Data'.$A$2:.$O$1000];[.G$1]; 0)" office:value-type="float" office:value="0" calcext:value-type="float">
            <text:p/>
          </table:table-cell>
          <table:table-cell table:formula="of:=VLOOKUP([.$B43];['Raw Data'.$A$2:.$O$1000];[.H$1]; 0)" office:value-type="float" office:value="0" calcext:value-type="float">
            <text:p/>
          </table:table-cell>
          <table:table-cell table:formula="of:=VLOOKUP([.$B43];['Raw Data'.$A$2:.$O$1000];[.I$1]; 0)" office:value-type="float" office:value="30" calcext:value-type="float">
            <text:p>30</text:p>
          </table:table-cell>
          <table:table-cell table:formula="of:=VLOOKUP([.$B43];['Raw Data'.$A$2:.$O$1000];[.J$1]; 0)" office:value-type="float" office:value="0" calcext:value-type="float">
            <text:p/>
          </table:table-cell>
          <table:table-cell table:formula="of:=VLOOKUP([.$B43];['Raw Data'.$A$2:.$O$1000];[.K$1]; 0)" office:value-type="float" office:value="0" calcext:value-type="float">
            <text:p/>
          </table:table-cell>
          <table:table-cell table:formula="of:=VLOOKUP([.$B43];['Raw Data'.$A$2:.$O$1000];[.L$1]; 0)" office:value-type="float" office:value="0" calcext:value-type="float">
            <text:p/>
          </table:table-cell>
          <table:table-cell table:formula="of:=VLOOKUP([.$B43];['Raw Data'.$A$2:.$O$1000];[.M$1]; 0)" office:value-type="float" office:value="0" calcext:value-type="float">
            <text:p/>
          </table:table-cell>
          <table:table-cell table:formula="of:=VLOOKUP([.$B43];['Raw Data'.$A$2:.$O$1000];[.N$1]; 0)" office:value-type="float" office:value="0" calcext:value-type="float">
            <text:p/>
          </table:table-cell>
          <table:table-cell table:formula="of:=VLOOKUP([.$B43];['Raw Data'.$A$2:.$O$1000];[.O$1]; 0)" office:value-type="float" office:value="0" calcext:value-type="float">
            <text:p/>
          </table:table-cell>
          <table:table-cell table:formula="of:=VLOOKUP([.$B43];['Raw Data'.$A$2:.$O$1000];[.P$1]; 0)" office:value-type="string" office:string-value="osm" calcext:value-type="string">
            <text:p>osm</text:p>
          </table:table-cell>
          <table:table-cell table:formula="of:=VLOOKUP([.$B43];['Raw Data'.$A$2:.$O$1000];[.Q$1]; 0)" office:value-type="string" office:string-value="http://example.org/cluster/bikerack22-node885670132" calcext:value-type="string">
            <text:p>http://example.org/cluster/bikerack22-node885670132</text:p>
          </table:table-cell>
          <table:table-cell table:formula="of:=VLOOKUP([.$Q43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3-node890486688-rastrelliere.35</text:p>
          </table:table-cell>
          <table:table-cell table:style-name="ce7" office:value-type="string" calcext:value-type="string">
            <text:p>http://example.org/resource/crowdsourcing-bikeracks-2018-02/bikerack23</text:p>
          </table:table-cell>
          <table:table-cell table:style-name="ce12"/>
          <table:table-cell table:formula="of:=VLOOKUP([.$B44];['Raw Data'.$A$2:.$O$1000];[.D$1]; 0)" office:value-type="string" office:string-value="POINT (11.1247100774 46.065745297)" calcext:value-type="string">
            <text:p>POINT (11.1247100774 46.065745297)</text:p>
          </table:table-cell>
          <table:table-cell table:formula="of:=VLOOKUP([.$B44];['Raw Data'.$A$2:.$O$1000];[.E$1]; 0)" office:value-type="float" office:value="0" calcext:value-type="float">
            <text:p/>
          </table:table-cell>
          <table:table-cell table:formula="of:=VLOOKUP([.$B44];['Raw Data'.$A$2:.$O$1000];[.F$1]; 0)" office:value-type="float" office:value="0" calcext:value-type="float">
            <text:p/>
          </table:table-cell>
          <table:table-cell table:formula="of:=VLOOKUP([.$B44];['Raw Data'.$A$2:.$O$1000];[.G$1]; 0)" office:value-type="float" office:value="0" calcext:value-type="float">
            <text:p/>
          </table:table-cell>
          <table:table-cell table:formula="of:=VLOOKUP([.$B44];['Raw Data'.$A$2:.$O$1000];[.H$1]; 0)" office:value-type="float" office:value="0" calcext:value-type="float">
            <text:p/>
          </table:table-cell>
          <table:table-cell table:formula="of:=VLOOKUP([.$B44];['Raw Data'.$A$2:.$O$1000];[.I$1]; 0)" office:value-type="float" office:value="0" calcext:value-type="float">
            <text:p/>
          </table:table-cell>
          <table:table-cell table:formula="of:=VLOOKUP([.$B44];['Raw Data'.$A$2:.$O$1000];[.J$1]; 0)" office:value-type="float" office:value="0" calcext:value-type="float">
            <text:p/>
          </table:table-cell>
          <table:table-cell table:formula="of:=VLOOKUP([.$B44];['Raw Data'.$A$2:.$O$1000];[.K$1]; 0)" office:value-type="float" office:value="0" calcext:value-type="float">
            <text:p/>
          </table:table-cell>
          <table:table-cell table:formula="of:=VLOOKUP([.$B44];['Raw Data'.$A$2:.$O$1000];[.L$1]; 0)" office:value-type="float" office:value="0" calcext:value-type="float">
            <text:p/>
          </table:table-cell>
          <table:table-cell table:formula="of:=VLOOKUP([.$B44];['Raw Data'.$A$2:.$O$1000];[.M$1]; 0)" office:value-type="float" office:value="0" calcext:value-type="float">
            <text:p/>
          </table:table-cell>
          <table:table-cell table:formula="of:=VLOOKUP([.$B44];['Raw Data'.$A$2:.$O$1000];[.N$1]; 0)" office:value-type="float" office:value="0" calcext:value-type="float">
            <text:p/>
          </table:table-cell>
          <table:table-cell table:formula="of:=VLOOKUP([.$B44];['Raw Data'.$A$2:.$O$1000];[.O$1]; 0)" office:value-type="float" office:value="0" calcext:value-type="float">
            <text:p/>
          </table:table-cell>
          <table:table-cell table:formula="of:=VLOOKUP([.$B44];['Raw Data'.$A$2:.$O$1000];[.P$1]; 0)" office:value-type="string" office:string-value="qrowd" calcext:value-type="string">
            <text:p>qrowd</text:p>
          </table:table-cell>
          <table:table-cell table:formula="of:=VLOOKUP([.$B44];['Raw Data'.$A$2:.$O$1000];[.Q$1]; 0)" office:value-type="string" office:string-value="http://example.org/cluster/bikerack23-node890486688-rastrelliere.35" calcext:value-type="string">
            <text:p>http://example.org/cluster/bikerack23-node890486688-rastrelliere.35</text:p>
          </table:table-cell>
          <table:table-cell table:formula="of:=VLOOKUP([.$Q44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90486688</text:p>
          </table:table-cell>
          <table:table-cell/>
          <table:table-cell table:formula="of:=VLOOKUP([.$B45];['Raw Data'.$A$2:.$O$1000];[.D$1]; 0)" office:value-type="string" office:string-value="POINT(11.1247214 46.0657092)" calcext:value-type="string">
            <text:p>POINT(11.1247214 46.0657092)</text:p>
          </table:table-cell>
          <table:table-cell table:formula="of:=VLOOKUP([.$B45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45];['Raw Data'.$A$2:.$O$1000];[.F$1]; 0)" office:value-type="string" office:string-value="2011-07-20T22:22:41" calcext:value-type="string">
            <text:p>2011-07-20T22:22:41</text:p>
          </table:table-cell>
          <table:table-cell table:formula="of:=VLOOKUP([.$B45];['Raw Data'.$A$2:.$O$1000];[.G$1]; 0)" office:value-type="float" office:value="0" calcext:value-type="float">
            <text:p/>
          </table:table-cell>
          <table:table-cell table:formula="of:=VLOOKUP([.$B45];['Raw Data'.$A$2:.$O$1000];[.H$1]; 0)" office:value-type="float" office:value="0" calcext:value-type="float">
            <text:p/>
          </table:table-cell>
          <table:table-cell table:formula="of:=VLOOKUP([.$B45];['Raw Data'.$A$2:.$O$1000];[.I$1]; 0)" office:value-type="float" office:value="8" calcext:value-type="float">
            <text:p>8</text:p>
          </table:table-cell>
          <table:table-cell table:formula="of:=VLOOKUP([.$B45];['Raw Data'.$A$2:.$O$1000];[.J$1]; 0)" office:value-type="float" office:value="0" calcext:value-type="float">
            <text:p/>
          </table:table-cell>
          <table:table-cell table:formula="of:=VLOOKUP([.$B45];['Raw Data'.$A$2:.$O$1000];[.K$1]; 0)" office:value-type="float" office:value="0" calcext:value-type="float">
            <text:p/>
          </table:table-cell>
          <table:table-cell table:formula="of:=VLOOKUP([.$B45];['Raw Data'.$A$2:.$O$1000];[.L$1]; 0)" office:value-type="float" office:value="0" calcext:value-type="float">
            <text:p/>
          </table:table-cell>
          <table:table-cell table:formula="of:=VLOOKUP([.$B45];['Raw Data'.$A$2:.$O$1000];[.M$1]; 0)" office:value-type="float" office:value="0" calcext:value-type="float">
            <text:p/>
          </table:table-cell>
          <table:table-cell table:formula="of:=VLOOKUP([.$B45];['Raw Data'.$A$2:.$O$1000];[.N$1]; 0)" office:value-type="float" office:value="0" calcext:value-type="float">
            <text:p/>
          </table:table-cell>
          <table:table-cell table:formula="of:=VLOOKUP([.$B45];['Raw Data'.$A$2:.$O$1000];[.O$1]; 0)" office:value-type="float" office:value="0" calcext:value-type="float">
            <text:p/>
          </table:table-cell>
          <table:table-cell table:formula="of:=VLOOKUP([.$B45];['Raw Data'.$A$2:.$O$1000];[.P$1]; 0)" office:value-type="string" office:string-value="osm" calcext:value-type="string">
            <text:p>osm</text:p>
          </table:table-cell>
          <table:table-cell table:formula="of:=VLOOKUP([.$B45];['Raw Data'.$A$2:.$O$1000];[.Q$1]; 0)" office:value-type="string" office:string-value="http://example.org/cluster/bikerack23-node890486688-rastrelliere.35" calcext:value-type="string">
            <text:p>http://example.org/cluster/bikerack23-node890486688-rastrelliere.35</text:p>
          </table:table-cell>
          <table:table-cell table:formula="of:=VLOOKUP([.$Q45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5</text:p>
          </table:table-cell>
          <table:table-cell table:style-name="ce14"/>
          <table:table-cell table:formula="of:=VLOOKUP([.$B46];['Raw Data'.$A$2:.$O$1000];[.D$1]; 0)" office:value-type="string" office:string-value="LINESTRING (11.124669447094396 46.06574313617058, 11.12470432712304 46.06574408316371)" calcext:value-type="string">
            <text:p>LINESTRING (11.124669447094396 46.06574313617058, 11.12470432712304 46.06574408316371)</text:p>
          </table:table-cell>
          <table:table-cell table:formula="of:=VLOOKUP([.$B46];['Raw Data'.$A$2:.$O$1000];[.E$1]; 0)" office:value-type="float" office:value="0" calcext:value-type="float">
            <text:p/>
          </table:table-cell>
          <table:table-cell table:formula="of:=VLOOKUP([.$B46];['Raw Data'.$A$2:.$O$1000];[.F$1]; 0)" office:value-type="float" office:value="0" calcext:value-type="float">
            <text:p/>
          </table:table-cell>
          <table:table-cell table:formula="of:=VLOOKUP([.$B46];['Raw Data'.$A$2:.$O$1000];[.G$1]; 0)" office:value-type="float" office:value="0" calcext:value-type="float">
            <text:p/>
          </table:table-cell>
          <table:table-cell table:formula="of:=VLOOKUP([.$B46];['Raw Data'.$A$2:.$O$1000];[.H$1]; 0)" office:value-type="string" office:string-value="monofacciale" calcext:value-type="string">
            <text:p>monofacciale</text:p>
          </table:table-cell>
          <table:table-cell table:formula="of:=VLOOKUP([.$B46];['Raw Data'.$A$2:.$O$1000];[.I$1]; 0)" office:value-type="float" office:value="8" calcext:value-type="float">
            <text:p>8</text:p>
          </table:table-cell>
          <table:table-cell table:formula="of:=VLOOKUP([.$B46];['Raw Data'.$A$2:.$O$1000];[.J$1]; 0)" office:value-type="float" office:value="0" calcext:value-type="float">
            <text:p/>
          </table:table-cell>
          <table:table-cell table:formula="of:=VLOOKUP([.$B46];['Raw Data'.$A$2:.$O$1000];[.K$1]; 0)" office:value-type="float" office:value="0" calcext:value-type="float">
            <text:p/>
          </table:table-cell>
          <table:table-cell table:formula="of:=VLOOKUP([.$B46];['Raw Data'.$A$2:.$O$1000];[.L$1]; 0)" office:value-type="string" office:string-value="piazza Garzetti  n.posti  8  -  monofacciale" calcext:value-type="string">
            <text:p>piazza Garzetti <text:s/>n.posti <text:s/>8 <text:s/>- <text:s/>monofacciale</text:p>
          </table:table-cell>
          <table:table-cell table:formula="of:=VLOOKUP([.$B46];['Raw Data'.$A$2:.$O$1000];[.M$1]; 0)" office:value-type="string" office:string-value="piazza Garzetti  n.posti  8  -  monofacciale" calcext:value-type="string">
            <text:p>piazza Garzetti <text:s/>n.posti <text:s/>8 <text:s/>- <text:s/>monofacciale</text:p>
          </table:table-cell>
          <table:table-cell table:formula="of:=VLOOKUP([.$B46];['Raw Data'.$A$2:.$O$1000];[.N$1]; 0)" office:value-type="string" office:string-value="ZTL" calcext:value-type="string">
            <text:p>ZTL</text:p>
          </table:table-cell>
          <table:table-cell table:formula="of:=VLOOKUP([.$B46];['Raw Data'.$A$2:.$O$1000];[.O$1]; 0)" office:value-type="string" office:string-value="piazza Garzetti" calcext:value-type="string">
            <text:p>piazza Garzetti</text:p>
          </table:table-cell>
          <table:table-cell table:formula="of:=VLOOKUP([.$B46];['Raw Data'.$A$2:.$O$1000];[.P$1]; 0)" office:value-type="string" office:string-value="trento" calcext:value-type="string">
            <text:p>trento</text:p>
          </table:table-cell>
          <table:table-cell table:formula="of:=VLOOKUP([.$B46];['Raw Data'.$A$2:.$O$1000];[.Q$1]; 0)" office:value-type="string" office:string-value="http://example.org/cluster/bikerack23-node890486688-rastrelliere.35" calcext:value-type="string">
            <text:p>http://example.org/cluster/bikerack23-node890486688-rastrelliere.35</text:p>
          </table:table-cell>
          <table:table-cell table:formula="of:=VLOOKUP([.$Q46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4-node1331468407-rastrelliere.33-rastrelliere.34</text:p>
          </table:table-cell>
          <table:table-cell table:style-name="ce7" office:value-type="string" calcext:value-type="string">
            <text:p>http://example.org/resource/crowdsourcing-bikeracks-2018-02/bikerack24</text:p>
          </table:table-cell>
          <table:table-cell table:style-name="ce12"/>
          <table:table-cell table:formula="of:=VLOOKUP([.$B47];['Raw Data'.$A$2:.$O$1000];[.D$1]; 0)" office:value-type="string" office:string-value="POINT (11.1235802942 46.0656540988)" calcext:value-type="string">
            <text:p>POINT (11.1235802942 46.0656540988)</text:p>
          </table:table-cell>
          <table:table-cell table:formula="of:=VLOOKUP([.$B47];['Raw Data'.$A$2:.$O$1000];[.E$1]; 0)" office:value-type="float" office:value="0" calcext:value-type="float">
            <text:p/>
          </table:table-cell>
          <table:table-cell table:formula="of:=VLOOKUP([.$B47];['Raw Data'.$A$2:.$O$1000];[.F$1]; 0)" office:value-type="float" office:value="0" calcext:value-type="float">
            <text:p/>
          </table:table-cell>
          <table:table-cell table:formula="of:=VLOOKUP([.$B47];['Raw Data'.$A$2:.$O$1000];[.G$1]; 0)" office:value-type="float" office:value="0" calcext:value-type="float">
            <text:p/>
          </table:table-cell>
          <table:table-cell table:formula="of:=VLOOKUP([.$B47];['Raw Data'.$A$2:.$O$1000];[.H$1]; 0)" office:value-type="float" office:value="0" calcext:value-type="float">
            <text:p/>
          </table:table-cell>
          <table:table-cell table:formula="of:=VLOOKUP([.$B47];['Raw Data'.$A$2:.$O$1000];[.I$1]; 0)" office:value-type="float" office:value="0" calcext:value-type="float">
            <text:p/>
          </table:table-cell>
          <table:table-cell table:formula="of:=VLOOKUP([.$B47];['Raw Data'.$A$2:.$O$1000];[.J$1]; 0)" office:value-type="float" office:value="0" calcext:value-type="float">
            <text:p/>
          </table:table-cell>
          <table:table-cell table:formula="of:=VLOOKUP([.$B47];['Raw Data'.$A$2:.$O$1000];[.K$1]; 0)" office:value-type="float" office:value="0" calcext:value-type="float">
            <text:p/>
          </table:table-cell>
          <table:table-cell table:formula="of:=VLOOKUP([.$B47];['Raw Data'.$A$2:.$O$1000];[.L$1]; 0)" office:value-type="float" office:value="0" calcext:value-type="float">
            <text:p/>
          </table:table-cell>
          <table:table-cell table:formula="of:=VLOOKUP([.$B47];['Raw Data'.$A$2:.$O$1000];[.M$1]; 0)" office:value-type="float" office:value="0" calcext:value-type="float">
            <text:p/>
          </table:table-cell>
          <table:table-cell table:formula="of:=VLOOKUP([.$B47];['Raw Data'.$A$2:.$O$1000];[.N$1]; 0)" office:value-type="float" office:value="0" calcext:value-type="float">
            <text:p/>
          </table:table-cell>
          <table:table-cell table:formula="of:=VLOOKUP([.$B47];['Raw Data'.$A$2:.$O$1000];[.O$1]; 0)" office:value-type="float" office:value="0" calcext:value-type="float">
            <text:p/>
          </table:table-cell>
          <table:table-cell table:formula="of:=VLOOKUP([.$B47];['Raw Data'.$A$2:.$O$1000];[.P$1]; 0)" office:value-type="string" office:string-value="qrowd" calcext:value-type="string">
            <text:p>qrowd</text:p>
          </table:table-cell>
          <table:table-cell table:formula="of:=VLOOKUP([.$B47];['Raw Data'.$A$2:.$O$1000];[.Q$1]; 0)" office:value-type="string" office:string-value="http://example.org/cluster/bikerack24-node1331468407-rastrelliere.33-rastrelliere.34" calcext:value-type="string">
            <text:p>http://example.org/cluster/bikerack24-node1331468407-rastrelliere.33-rastrelliere.34</text:p>
          </table:table-cell>
          <table:table-cell table:formula="of:=VLOOKUP([.$Q47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31468407</text:p>
          </table:table-cell>
          <table:table-cell/>
          <table:table-cell table:formula="of:=VLOOKUP([.$B48];['Raw Data'.$A$2:.$O$1000];[.D$1]; 0)" office:value-type="string" office:string-value="POINT(11.1235993 46.0656258)" calcext:value-type="string">
            <text:p>POINT(11.1235993 46.0656258)</text:p>
          </table:table-cell>
          <table:table-cell table:formula="of:=VLOOKUP([.$B48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48];['Raw Data'.$A$2:.$O$1000];[.F$1]; 0)" office:value-type="string" office:string-value="2012-05-05T17:46:17" calcext:value-type="string">
            <text:p>2012-05-05T17:46:17</text:p>
          </table:table-cell>
          <table:table-cell table:formula="of:=VLOOKUP([.$B48];['Raw Data'.$A$2:.$O$1000];[.G$1]; 0)" office:value-type="float" office:value="0" calcext:value-type="float">
            <text:p/>
          </table:table-cell>
          <table:table-cell table:formula="of:=VLOOKUP([.$B48];['Raw Data'.$A$2:.$O$1000];[.H$1]; 0)" office:value-type="float" office:value="0" calcext:value-type="float">
            <text:p/>
          </table:table-cell>
          <table:table-cell table:formula="of:=VLOOKUP([.$B48];['Raw Data'.$A$2:.$O$1000];[.I$1]; 0)" office:value-type="float" office:value="0" calcext:value-type="float">
            <text:p/>
          </table:table-cell>
          <table:table-cell table:formula="of:=VLOOKUP([.$B48];['Raw Data'.$A$2:.$O$1000];[.J$1]; 0)" office:value-type="float" office:value="0" calcext:value-type="float">
            <text:p/>
          </table:table-cell>
          <table:table-cell table:formula="of:=VLOOKUP([.$B48];['Raw Data'.$A$2:.$O$1000];[.K$1]; 0)" office:value-type="float" office:value="0" calcext:value-type="float">
            <text:p/>
          </table:table-cell>
          <table:table-cell table:formula="of:=VLOOKUP([.$B48];['Raw Data'.$A$2:.$O$1000];[.L$1]; 0)" office:value-type="float" office:value="0" calcext:value-type="float">
            <text:p/>
          </table:table-cell>
          <table:table-cell table:formula="of:=VLOOKUP([.$B48];['Raw Data'.$A$2:.$O$1000];[.M$1]; 0)" office:value-type="float" office:value="0" calcext:value-type="float">
            <text:p/>
          </table:table-cell>
          <table:table-cell table:formula="of:=VLOOKUP([.$B48];['Raw Data'.$A$2:.$O$1000];[.N$1]; 0)" office:value-type="float" office:value="0" calcext:value-type="float">
            <text:p/>
          </table:table-cell>
          <table:table-cell table:formula="of:=VLOOKUP([.$B48];['Raw Data'.$A$2:.$O$1000];[.O$1]; 0)" office:value-type="float" office:value="0" calcext:value-type="float">
            <text:p/>
          </table:table-cell>
          <table:table-cell table:formula="of:=VLOOKUP([.$B48];['Raw Data'.$A$2:.$O$1000];[.P$1]; 0)" office:value-type="string" office:string-value="osm" calcext:value-type="string">
            <text:p>osm</text:p>
          </table:table-cell>
          <table:table-cell table:formula="of:=VLOOKUP([.$B48];['Raw Data'.$A$2:.$O$1000];[.Q$1]; 0)" office:value-type="string" office:string-value="http://example.org/cluster/bikerack24-node1331468407-rastrelliere.33-rastrelliere.34" calcext:value-type="string">
            <text:p>http://example.org/cluster/bikerack24-node1331468407-rastrelliere.33-rastrelliere.34</text:p>
          </table:table-cell>
          <table:table-cell table:formula="of:=VLOOKUP([.$Q48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qrowd-project.eu/resource/rastrelliere.33</text:p>
          </table:table-cell>
          <table:table-cell/>
          <table:table-cell table:formula="of:=VLOOKUP([.$B49];['Raw Data'.$A$2:.$O$1000];[.D$1]; 0)" office:value-type="string" office:string-value="LINESTRING (11.123608083798585 46.06565931081751, 11.123649365522837 46.06565982000625)" calcext:value-type="string">
            <text:p>LINESTRING (11.123608083798585 46.06565931081751, 11.123649365522837 46.06565982000625)</text:p>
          </table:table-cell>
          <table:table-cell table:formula="of:=VLOOKUP([.$B49];['Raw Data'.$A$2:.$O$1000];[.E$1]; 0)" office:value-type="float" office:value="0" calcext:value-type="float">
            <text:p/>
          </table:table-cell>
          <table:table-cell table:formula="of:=VLOOKUP([.$B49];['Raw Data'.$A$2:.$O$1000];[.F$1]; 0)" office:value-type="float" office:value="0" calcext:value-type="float">
            <text:p/>
          </table:table-cell>
          <table:table-cell table:formula="of:=VLOOKUP([.$B49];['Raw Data'.$A$2:.$O$1000];[.G$1]; 0)" office:value-type="float" office:value="0" calcext:value-type="float">
            <text:p/>
          </table:table-cell>
          <table:table-cell table:formula="of:=VLOOKUP([.$B49];['Raw Data'.$A$2:.$O$1000];[.H$1]; 0)" office:value-type="string" office:string-value="monofacciale" calcext:value-type="string">
            <text:p>monofacciale</text:p>
          </table:table-cell>
          <table:table-cell table:formula="of:=VLOOKUP([.$B49];['Raw Data'.$A$2:.$O$1000];[.I$1]; 0)" office:value-type="float" office:value="9" calcext:value-type="float">
            <text:p>9</text:p>
          </table:table-cell>
          <table:table-cell table:formula="of:=VLOOKUP([.$B49];['Raw Data'.$A$2:.$O$1000];[.J$1]; 0)" office:value-type="float" office:value="0" calcext:value-type="float">
            <text:p/>
          </table:table-cell>
          <table:table-cell table:formula="of:=VLOOKUP([.$B49];['Raw Data'.$A$2:.$O$1000];[.K$1]; 0)" office:value-type="float" office:value="0" calcext:value-type="float">
            <text:p/>
          </table:table-cell>
          <table:table-cell table:formula="of:=VLOOKUP([.$B49];['Raw Data'.$A$2:.$O$1000];[.L$1]; 0)" office:value-type="string" office:string-value="via II Androna Borgonuovo  n.posti  9  -  monofacciale" calcext:value-type="string">
            <text:p>via II Androna Borgonuovo <text:s/>n.posti <text:s/>9 <text:s/>- <text:s/>monofacciale</text:p>
          </table:table-cell>
          <table:table-cell table:formula="of:=VLOOKUP([.$B49];['Raw Data'.$A$2:.$O$1000];[.M$1]; 0)" office:value-type="string" office:string-value="via II Androna Borgonuovo  n.posti  9  -  monofacciale" calcext:value-type="string">
            <text:p>via II Androna Borgonuovo <text:s/>n.posti <text:s/>9 <text:s/>- <text:s/>monofacciale</text:p>
          </table:table-cell>
          <table:table-cell table:formula="of:=VLOOKUP([.$B49];['Raw Data'.$A$2:.$O$1000];[.N$1]; 0)" office:value-type="string" office:string-value="ZTL" calcext:value-type="string">
            <text:p>ZTL</text:p>
          </table:table-cell>
          <table:table-cell table:formula="of:=VLOOKUP([.$B49];['Raw Data'.$A$2:.$O$1000];[.O$1]; 0)" office:value-type="string" office:string-value="via II Androna Borgonuovo" calcext:value-type="string">
            <text:p>via II Androna Borgonuovo</text:p>
          </table:table-cell>
          <table:table-cell table:formula="of:=VLOOKUP([.$B49];['Raw Data'.$A$2:.$O$1000];[.P$1]; 0)" office:value-type="string" office:string-value="trento" calcext:value-type="string">
            <text:p>trento</text:p>
          </table:table-cell>
          <table:table-cell table:formula="of:=VLOOKUP([.$B49];['Raw Data'.$A$2:.$O$1000];[.Q$1]; 0)" office:value-type="string" office:string-value="http://example.org/cluster/bikerack24-node1331468407-rastrelliere.33-rastrelliere.34" calcext:value-type="string">
            <text:p>http://example.org/cluster/bikerack24-node1331468407-rastrelliere.33-rastrelliere.34</text:p>
          </table:table-cell>
          <table:table-cell table:formula="of:=VLOOKUP([.$Q49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4</text:p>
          </table:table-cell>
          <table:table-cell table:style-name="ce14"/>
          <table:table-cell table:formula="of:=VLOOKUP([.$B50];['Raw Data'.$A$2:.$O$1000];[.D$1]; 0)" office:value-type="string" office:string-value="LINESTRING (11.123668656427363 46.06566073795467, 11.123709034102808 46.06566158305967)" calcext:value-type="string">
            <text:p>LINESTRING (11.123668656427363 46.06566073795467, 11.123709034102808 46.06566158305967)</text:p>
          </table:table-cell>
          <table:table-cell table:formula="of:=VLOOKUP([.$B50];['Raw Data'.$A$2:.$O$1000];[.E$1]; 0)" office:value-type="float" office:value="0" calcext:value-type="float">
            <text:p/>
          </table:table-cell>
          <table:table-cell table:formula="of:=VLOOKUP([.$B50];['Raw Data'.$A$2:.$O$1000];[.F$1]; 0)" office:value-type="float" office:value="0" calcext:value-type="float">
            <text:p/>
          </table:table-cell>
          <table:table-cell table:formula="of:=VLOOKUP([.$B50];['Raw Data'.$A$2:.$O$1000];[.G$1]; 0)" office:value-type="float" office:value="0" calcext:value-type="float">
            <text:p/>
          </table:table-cell>
          <table:table-cell table:formula="of:=VLOOKUP([.$B50];['Raw Data'.$A$2:.$O$1000];[.H$1]; 0)" office:value-type="string" office:string-value="monofacciale" calcext:value-type="string">
            <text:p>monofacciale</text:p>
          </table:table-cell>
          <table:table-cell table:formula="of:=VLOOKUP([.$B50];['Raw Data'.$A$2:.$O$1000];[.I$1]; 0)" office:value-type="float" office:value="9" calcext:value-type="float">
            <text:p>9</text:p>
          </table:table-cell>
          <table:table-cell table:formula="of:=VLOOKUP([.$B50];['Raw Data'.$A$2:.$O$1000];[.J$1]; 0)" office:value-type="float" office:value="0" calcext:value-type="float">
            <text:p/>
          </table:table-cell>
          <table:table-cell table:formula="of:=VLOOKUP([.$B50];['Raw Data'.$A$2:.$O$1000];[.K$1]; 0)" office:value-type="float" office:value="0" calcext:value-type="float">
            <text:p/>
          </table:table-cell>
          <table:table-cell table:formula="of:=VLOOKUP([.$B50];['Raw Data'.$A$2:.$O$1000];[.L$1]; 0)" office:value-type="string" office:string-value="via II Androna Borgonuovo  n.posti  9  -  monofacciale" calcext:value-type="string">
            <text:p>via II Androna Borgonuovo <text:s/>n.posti <text:s/>9 <text:s/>- <text:s/>monofacciale</text:p>
          </table:table-cell>
          <table:table-cell table:formula="of:=VLOOKUP([.$B50];['Raw Data'.$A$2:.$O$1000];[.M$1]; 0)" office:value-type="string" office:string-value="via II Androna Borgonuovo  n.posti  9  -  monofacciale" calcext:value-type="string">
            <text:p>via II Androna Borgonuovo <text:s/>n.posti <text:s/>9 <text:s/>- <text:s/>monofacciale</text:p>
          </table:table-cell>
          <table:table-cell table:formula="of:=VLOOKUP([.$B50];['Raw Data'.$A$2:.$O$1000];[.N$1]; 0)" office:value-type="string" office:string-value="ZTL" calcext:value-type="string">
            <text:p>ZTL</text:p>
          </table:table-cell>
          <table:table-cell table:formula="of:=VLOOKUP([.$B50];['Raw Data'.$A$2:.$O$1000];[.O$1]; 0)" office:value-type="string" office:string-value="via II Androna Borgonuovo" calcext:value-type="string">
            <text:p>via II Androna Borgonuovo</text:p>
          </table:table-cell>
          <table:table-cell table:formula="of:=VLOOKUP([.$B50];['Raw Data'.$A$2:.$O$1000];[.P$1]; 0)" office:value-type="string" office:string-value="trento" calcext:value-type="string">
            <text:p>trento</text:p>
          </table:table-cell>
          <table:table-cell table:formula="of:=VLOOKUP([.$B50];['Raw Data'.$A$2:.$O$1000];[.Q$1]; 0)" office:value-type="string" office:string-value="http://example.org/cluster/bikerack24-node1331468407-rastrelliere.33-rastrelliere.34" calcext:value-type="string">
            <text:p>http://example.org/cluster/bikerack24-node1331468407-rastrelliere.33-rastrelliere.34</text:p>
          </table:table-cell>
          <table:table-cell table:formula="of:=VLOOKUP([.$Q50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5-node1073482343-rastrelliere.21</text:p>
          </table:table-cell>
          <table:table-cell table:style-name="ce7" office:value-type="string" calcext:value-type="string">
            <text:p>http://example.org/resource/crowdsourcing-bikeracks-2018-02/bikerack25</text:p>
          </table:table-cell>
          <table:table-cell table:style-name="ce12"/>
          <table:table-cell table:formula="of:=VLOOKUP([.$B51];['Raw Data'.$A$2:.$O$1000];[.D$1]; 0)" office:value-type="string" office:string-value="POINT (11.1253534385 46.0681072205)" calcext:value-type="string">
            <text:p>POINT (11.1253534385 46.0681072205)</text:p>
          </table:table-cell>
          <table:table-cell table:formula="of:=VLOOKUP([.$B51];['Raw Data'.$A$2:.$O$1000];[.E$1]; 0)" office:value-type="float" office:value="0" calcext:value-type="float">
            <text:p/>
          </table:table-cell>
          <table:table-cell table:formula="of:=VLOOKUP([.$B51];['Raw Data'.$A$2:.$O$1000];[.F$1]; 0)" office:value-type="float" office:value="0" calcext:value-type="float">
            <text:p/>
          </table:table-cell>
          <table:table-cell table:formula="of:=VLOOKUP([.$B51];['Raw Data'.$A$2:.$O$1000];[.G$1]; 0)" office:value-type="float" office:value="0" calcext:value-type="float">
            <text:p/>
          </table:table-cell>
          <table:table-cell table:formula="of:=VLOOKUP([.$B51];['Raw Data'.$A$2:.$O$1000];[.H$1]; 0)" office:value-type="float" office:value="0" calcext:value-type="float">
            <text:p/>
          </table:table-cell>
          <table:table-cell table:formula="of:=VLOOKUP([.$B51];['Raw Data'.$A$2:.$O$1000];[.I$1]; 0)" office:value-type="float" office:value="0" calcext:value-type="float">
            <text:p/>
          </table:table-cell>
          <table:table-cell table:formula="of:=VLOOKUP([.$B51];['Raw Data'.$A$2:.$O$1000];[.J$1]; 0)" office:value-type="float" office:value="0" calcext:value-type="float">
            <text:p/>
          </table:table-cell>
          <table:table-cell table:formula="of:=VLOOKUP([.$B51];['Raw Data'.$A$2:.$O$1000];[.K$1]; 0)" office:value-type="float" office:value="0" calcext:value-type="float">
            <text:p/>
          </table:table-cell>
          <table:table-cell table:formula="of:=VLOOKUP([.$B51];['Raw Data'.$A$2:.$O$1000];[.L$1]; 0)" office:value-type="float" office:value="0" calcext:value-type="float">
            <text:p/>
          </table:table-cell>
          <table:table-cell table:formula="of:=VLOOKUP([.$B51];['Raw Data'.$A$2:.$O$1000];[.M$1]; 0)" office:value-type="float" office:value="0" calcext:value-type="float">
            <text:p/>
          </table:table-cell>
          <table:table-cell table:formula="of:=VLOOKUP([.$B51];['Raw Data'.$A$2:.$O$1000];[.N$1]; 0)" office:value-type="float" office:value="0" calcext:value-type="float">
            <text:p/>
          </table:table-cell>
          <table:table-cell table:formula="of:=VLOOKUP([.$B51];['Raw Data'.$A$2:.$O$1000];[.O$1]; 0)" office:value-type="float" office:value="0" calcext:value-type="float">
            <text:p/>
          </table:table-cell>
          <table:table-cell table:formula="of:=VLOOKUP([.$B51];['Raw Data'.$A$2:.$O$1000];[.P$1]; 0)" office:value-type="string" office:string-value="qrowd" calcext:value-type="string">
            <text:p>qrowd</text:p>
          </table:table-cell>
          <table:table-cell table:formula="of:=VLOOKUP([.$B51];['Raw Data'.$A$2:.$O$1000];[.Q$1]; 0)" office:value-type="string" office:string-value="http://example.org/cluster/bikerack25-node1073482343-rastrelliere.21" calcext:value-type="string">
            <text:p>http://example.org/cluster/bikerack25-node1073482343-rastrelliere.21</text:p>
          </table:table-cell>
          <table:table-cell table:formula="of:=VLOOKUP([.$Q51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073482343</text:p>
          </table:table-cell>
          <table:table-cell/>
          <table:table-cell table:formula="of:=VLOOKUP([.$B52];['Raw Data'.$A$2:.$O$1000];[.D$1]; 0)" office:value-type="string" office:string-value="POINT(11.1253983 46.0680729)" calcext:value-type="string">
            <text:p>POINT(11.1253983 46.0680729)</text:p>
          </table:table-cell>
          <table:table-cell table:formula="of:=VLOOKUP([.$B52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52];['Raw Data'.$A$2:.$O$1000];[.F$1]; 0)" office:value-type="string" office:string-value="2014-04-21T13:29:44" calcext:value-type="string">
            <text:p>2014-04-21T13:29:44</text:p>
          </table:table-cell>
          <table:table-cell table:formula="of:=VLOOKUP([.$B52];['Raw Data'.$A$2:.$O$1000];[.G$1]; 0)" office:value-type="float" office:value="0" calcext:value-type="float">
            <text:p/>
          </table:table-cell>
          <table:table-cell table:formula="of:=VLOOKUP([.$B52];['Raw Data'.$A$2:.$O$1000];[.H$1]; 0)" office:value-type="float" office:value="0" calcext:value-type="float">
            <text:p/>
          </table:table-cell>
          <table:table-cell table:formula="of:=VLOOKUP([.$B52];['Raw Data'.$A$2:.$O$1000];[.I$1]; 0)" office:value-type="float" office:value="20" calcext:value-type="float">
            <text:p>20</text:p>
          </table:table-cell>
          <table:table-cell table:formula="of:=VLOOKUP([.$B52];['Raw Data'.$A$2:.$O$1000];[.J$1]; 0)" office:value-type="float" office:value="0" calcext:value-type="float">
            <text:p/>
          </table:table-cell>
          <table:table-cell table:formula="of:=VLOOKUP([.$B52];['Raw Data'.$A$2:.$O$1000];[.K$1]; 0)" office:value-type="float" office:value="0" calcext:value-type="float">
            <text:p/>
          </table:table-cell>
          <table:table-cell table:formula="of:=VLOOKUP([.$B52];['Raw Data'.$A$2:.$O$1000];[.L$1]; 0)" office:value-type="float" office:value="0" calcext:value-type="float">
            <text:p/>
          </table:table-cell>
          <table:table-cell table:formula="of:=VLOOKUP([.$B52];['Raw Data'.$A$2:.$O$1000];[.M$1]; 0)" office:value-type="float" office:value="0" calcext:value-type="float">
            <text:p/>
          </table:table-cell>
          <table:table-cell table:formula="of:=VLOOKUP([.$B52];['Raw Data'.$A$2:.$O$1000];[.N$1]; 0)" office:value-type="float" office:value="0" calcext:value-type="float">
            <text:p/>
          </table:table-cell>
          <table:table-cell table:formula="of:=VLOOKUP([.$B52];['Raw Data'.$A$2:.$O$1000];[.O$1]; 0)" office:value-type="float" office:value="0" calcext:value-type="float">
            <text:p/>
          </table:table-cell>
          <table:table-cell table:formula="of:=VLOOKUP([.$B52];['Raw Data'.$A$2:.$O$1000];[.P$1]; 0)" office:value-type="string" office:string-value="osm" calcext:value-type="string">
            <text:p>osm</text:p>
          </table:table-cell>
          <table:table-cell table:formula="of:=VLOOKUP([.$B52];['Raw Data'.$A$2:.$O$1000];[.Q$1]; 0)" office:value-type="string" office:string-value="http://example.org/cluster/bikerack25-node1073482343-rastrelliere.21" calcext:value-type="string">
            <text:p>http://example.org/cluster/bikerack25-node1073482343-rastrelliere.21</text:p>
          </table:table-cell>
          <table:table-cell table:formula="of:=VLOOKUP([.$Q52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1</text:p>
          </table:table-cell>
          <table:table-cell table:style-name="ce14"/>
          <table:table-cell table:formula="of:=VLOOKUP([.$B53];['Raw Data'.$A$2:.$O$1000];[.D$1]; 0)" office:value-type="string" office:string-value="LINESTRING (11.125470390211817 46.06804753753116, 11.125342525464411 46.06810863673002)" calcext:value-type="string">
            <text:p>LINESTRING (11.125470390211817 46.06804753753116, 11.125342525464411 46.06810863673002)</text:p>
          </table:table-cell>
          <table:table-cell table:formula="of:=VLOOKUP([.$B53];['Raw Data'.$A$2:.$O$1000];[.E$1]; 0)" office:value-type="float" office:value="0" calcext:value-type="float">
            <text:p/>
          </table:table-cell>
          <table:table-cell table:formula="of:=VLOOKUP([.$B53];['Raw Data'.$A$2:.$O$1000];[.F$1]; 0)" office:value-type="float" office:value="0" calcext:value-type="float">
            <text:p/>
          </table:table-cell>
          <table:table-cell table:formula="of:=VLOOKUP([.$B53];['Raw Data'.$A$2:.$O$1000];[.G$1]; 0)" office:value-type="float" office:value="0" calcext:value-type="float">
            <text:p/>
          </table:table-cell>
          <table:table-cell table:formula="of:=VLOOKUP([.$B53];['Raw Data'.$A$2:.$O$1000];[.H$1]; 0)" office:value-type="string" office:string-value="monofacciale" calcext:value-type="string">
            <text:p>monofacciale</text:p>
          </table:table-cell>
          <table:table-cell table:formula="of:=VLOOKUP([.$B53];['Raw Data'.$A$2:.$O$1000];[.I$1]; 0)" office:value-type="float" office:value="16" calcext:value-type="float">
            <text:p>16</text:p>
          </table:table-cell>
          <table:table-cell table:formula="of:=VLOOKUP([.$B53];['Raw Data'.$A$2:.$O$1000];[.J$1]; 0)" office:value-type="float" office:value="0" calcext:value-type="float">
            <text:p/>
          </table:table-cell>
          <table:table-cell table:formula="of:=VLOOKUP([.$B53];['Raw Data'.$A$2:.$O$1000];[.K$1]; 0)" office:value-type="float" office:value="0" calcext:value-type="float">
            <text:p/>
          </table:table-cell>
          <table:table-cell table:formula="of:=VLOOKUP([.$B53];['Raw Data'.$A$2:.$O$1000];[.L$1]; 0)" office:value-type="string" office:string-value="via Galilei  n.posti  16  -  monofacciale" calcext:value-type="string">
            <text:p>via Galilei <text:s/>n.posti <text:s/>16 <text:s/>- <text:s/>monofacciale</text:p>
          </table:table-cell>
          <table:table-cell table:formula="of:=VLOOKUP([.$B53];['Raw Data'.$A$2:.$O$1000];[.M$1]; 0)" office:value-type="string" office:string-value="via Galilei  n.posti  16  -  monofacciale" calcext:value-type="string">
            <text:p>via Galilei <text:s/>n.posti <text:s/>16 <text:s/>- <text:s/>monofacciale</text:p>
          </table:table-cell>
          <table:table-cell table:formula="of:=VLOOKUP([.$B53];['Raw Data'.$A$2:.$O$1000];[.N$1]; 0)" office:value-type="string" office:string-value="ZTL" calcext:value-type="string">
            <text:p>ZTL</text:p>
          </table:table-cell>
          <table:table-cell table:formula="of:=VLOOKUP([.$B53];['Raw Data'.$A$2:.$O$1000];[.O$1]; 0)" office:value-type="string" office:string-value="via Galilei" calcext:value-type="string">
            <text:p>via Galilei</text:p>
          </table:table-cell>
          <table:table-cell table:formula="of:=VLOOKUP([.$B53];['Raw Data'.$A$2:.$O$1000];[.P$1]; 0)" office:value-type="string" office:string-value="trento" calcext:value-type="string">
            <text:p>trento</text:p>
          </table:table-cell>
          <table:table-cell table:formula="of:=VLOOKUP([.$B53];['Raw Data'.$A$2:.$O$1000];[.Q$1]; 0)" office:value-type="string" office:string-value="http://example.org/cluster/bikerack25-node1073482343-rastrelliere.21" calcext:value-type="string">
            <text:p>http://example.org/cluster/bikerack25-node1073482343-rastrelliere.21</text:p>
          </table:table-cell>
          <table:table-cell table:formula="of:=VLOOKUP([.$Q53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26-node969087731-rastrelliere.16</text:p>
          </table:table-cell>
          <table:table-cell table:style-name="ce7" office:value-type="string" calcext:value-type="string">
            <text:p>http://example.org/resource/crowdsourcing-bikeracks-2018-02/bikerack26</text:p>
          </table:table-cell>
          <table:table-cell table:style-name="ce12"/>
          <table:table-cell table:formula="of:=VLOOKUP([.$B54];['Raw Data'.$A$2:.$O$1000];[.D$1]; 0)" office:value-type="string" office:string-value="POINT (11.1201655035 46.0686774681)" calcext:value-type="string">
            <text:p>POINT (11.1201655035 46.0686774681)</text:p>
          </table:table-cell>
          <table:table-cell table:formula="of:=VLOOKUP([.$B54];['Raw Data'.$A$2:.$O$1000];[.E$1]; 0)" office:value-type="float" office:value="0" calcext:value-type="float">
            <text:p/>
          </table:table-cell>
          <table:table-cell table:formula="of:=VLOOKUP([.$B54];['Raw Data'.$A$2:.$O$1000];[.F$1]; 0)" office:value-type="float" office:value="0" calcext:value-type="float">
            <text:p/>
          </table:table-cell>
          <table:table-cell table:formula="of:=VLOOKUP([.$B54];['Raw Data'.$A$2:.$O$1000];[.G$1]; 0)" office:value-type="float" office:value="0" calcext:value-type="float">
            <text:p/>
          </table:table-cell>
          <table:table-cell table:formula="of:=VLOOKUP([.$B54];['Raw Data'.$A$2:.$O$1000];[.H$1]; 0)" office:value-type="float" office:value="0" calcext:value-type="float">
            <text:p/>
          </table:table-cell>
          <table:table-cell table:formula="of:=VLOOKUP([.$B54];['Raw Data'.$A$2:.$O$1000];[.I$1]; 0)" office:value-type="float" office:value="0" calcext:value-type="float">
            <text:p/>
          </table:table-cell>
          <table:table-cell table:formula="of:=VLOOKUP([.$B54];['Raw Data'.$A$2:.$O$1000];[.J$1]; 0)" office:value-type="float" office:value="0" calcext:value-type="float">
            <text:p/>
          </table:table-cell>
          <table:table-cell table:formula="of:=VLOOKUP([.$B54];['Raw Data'.$A$2:.$O$1000];[.K$1]; 0)" office:value-type="float" office:value="0" calcext:value-type="float">
            <text:p/>
          </table:table-cell>
          <table:table-cell table:formula="of:=VLOOKUP([.$B54];['Raw Data'.$A$2:.$O$1000];[.L$1]; 0)" office:value-type="float" office:value="0" calcext:value-type="float">
            <text:p/>
          </table:table-cell>
          <table:table-cell table:formula="of:=VLOOKUP([.$B54];['Raw Data'.$A$2:.$O$1000];[.M$1]; 0)" office:value-type="float" office:value="0" calcext:value-type="float">
            <text:p/>
          </table:table-cell>
          <table:table-cell table:formula="of:=VLOOKUP([.$B54];['Raw Data'.$A$2:.$O$1000];[.N$1]; 0)" office:value-type="float" office:value="0" calcext:value-type="float">
            <text:p/>
          </table:table-cell>
          <table:table-cell table:formula="of:=VLOOKUP([.$B54];['Raw Data'.$A$2:.$O$1000];[.O$1]; 0)" office:value-type="float" office:value="0" calcext:value-type="float">
            <text:p/>
          </table:table-cell>
          <table:table-cell table:formula="of:=VLOOKUP([.$B54];['Raw Data'.$A$2:.$O$1000];[.P$1]; 0)" office:value-type="string" office:string-value="qrowd" calcext:value-type="string">
            <text:p>qrowd</text:p>
          </table:table-cell>
          <table:table-cell table:formula="of:=VLOOKUP([.$B54];['Raw Data'.$A$2:.$O$1000];[.Q$1]; 0)" office:value-type="string" office:string-value="http://example.org/cluster/bikerack26-node969087731-rastrelliere.16" calcext:value-type="string">
            <text:p>http://example.org/cluster/bikerack26-node969087731-rastrelliere.16</text:p>
          </table:table-cell>
          <table:table-cell table:formula="of:=VLOOKUP([.$Q54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69087731</text:p>
          </table:table-cell>
          <table:table-cell/>
          <table:table-cell table:formula="of:=VLOOKUP([.$B55];['Raw Data'.$A$2:.$O$1000];[.D$1]; 0)" office:value-type="string" office:string-value="POINT(11.1201112 46.0686736)" calcext:value-type="string">
            <text:p>POINT(11.1201112 46.0686736)</text:p>
          </table:table-cell>
          <table:table-cell table:formula="of:=VLOOKUP([.$B55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55];['Raw Data'.$A$2:.$O$1000];[.F$1]; 0)" office:value-type="string" office:string-value="2010-10-29T21:42:35" calcext:value-type="string">
            <text:p>2010-10-29T21:42:35</text:p>
          </table:table-cell>
          <table:table-cell table:formula="of:=VLOOKUP([.$B55];['Raw Data'.$A$2:.$O$1000];[.G$1]; 0)" office:value-type="float" office:value="0" calcext:value-type="float">
            <text:p/>
          </table:table-cell>
          <table:table-cell table:formula="of:=VLOOKUP([.$B55];['Raw Data'.$A$2:.$O$1000];[.H$1]; 0)" office:value-type="float" office:value="0" calcext:value-type="float">
            <text:p/>
          </table:table-cell>
          <table:table-cell table:formula="of:=VLOOKUP([.$B55];['Raw Data'.$A$2:.$O$1000];[.I$1]; 0)" office:value-type="float" office:value="0" calcext:value-type="float">
            <text:p/>
          </table:table-cell>
          <table:table-cell table:formula="of:=VLOOKUP([.$B55];['Raw Data'.$A$2:.$O$1000];[.J$1]; 0)" office:value-type="float" office:value="0" calcext:value-type="float">
            <text:p/>
          </table:table-cell>
          <table:table-cell table:formula="of:=VLOOKUP([.$B55];['Raw Data'.$A$2:.$O$1000];[.K$1]; 0)" office:value-type="float" office:value="0" calcext:value-type="float">
            <text:p/>
          </table:table-cell>
          <table:table-cell table:formula="of:=VLOOKUP([.$B55];['Raw Data'.$A$2:.$O$1000];[.L$1]; 0)" office:value-type="float" office:value="0" calcext:value-type="float">
            <text:p/>
          </table:table-cell>
          <table:table-cell table:formula="of:=VLOOKUP([.$B55];['Raw Data'.$A$2:.$O$1000];[.M$1]; 0)" office:value-type="float" office:value="0" calcext:value-type="float">
            <text:p/>
          </table:table-cell>
          <table:table-cell table:formula="of:=VLOOKUP([.$B55];['Raw Data'.$A$2:.$O$1000];[.N$1]; 0)" office:value-type="float" office:value="0" calcext:value-type="float">
            <text:p/>
          </table:table-cell>
          <table:table-cell table:formula="of:=VLOOKUP([.$B55];['Raw Data'.$A$2:.$O$1000];[.O$1]; 0)" office:value-type="float" office:value="0" calcext:value-type="float">
            <text:p/>
          </table:table-cell>
          <table:table-cell table:formula="of:=VLOOKUP([.$B55];['Raw Data'.$A$2:.$O$1000];[.P$1]; 0)" office:value-type="string" office:string-value="osm" calcext:value-type="string">
            <text:p>osm</text:p>
          </table:table-cell>
          <table:table-cell table:formula="of:=VLOOKUP([.$B55];['Raw Data'.$A$2:.$O$1000];[.Q$1]; 0)" office:value-type="string" office:string-value="http://example.org/cluster/bikerack26-node969087731-rastrelliere.16" calcext:value-type="string">
            <text:p>http://example.org/cluster/bikerack26-node969087731-rastrelliere.16</text:p>
          </table:table-cell>
          <table:table-cell table:formula="of:=VLOOKUP([.$Q55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6</text:p>
          </table:table-cell>
          <table:table-cell table:style-name="ce14"/>
          <table:table-cell table:formula="of:=VLOOKUP([.$B56];['Raw Data'.$A$2:.$O$1000];[.D$1]; 0)" office:value-type="string" office:string-value="LINESTRING (11.120092913622484 46.068685511786995, 11.12013350115551 46.068691779524436)" calcext:value-type="string">
            <text:p>LINESTRING (11.120092913622484 46.068685511786995, 11.12013350115551 46.068691779524436)</text:p>
          </table:table-cell>
          <table:table-cell table:formula="of:=VLOOKUP([.$B56];['Raw Data'.$A$2:.$O$1000];[.E$1]; 0)" office:value-type="float" office:value="0" calcext:value-type="float">
            <text:p/>
          </table:table-cell>
          <table:table-cell table:formula="of:=VLOOKUP([.$B56];['Raw Data'.$A$2:.$O$1000];[.F$1]; 0)" office:value-type="float" office:value="0" calcext:value-type="float">
            <text:p/>
          </table:table-cell>
          <table:table-cell table:formula="of:=VLOOKUP([.$B56];['Raw Data'.$A$2:.$O$1000];[.G$1]; 0)" office:value-type="float" office:value="0" calcext:value-type="float">
            <text:p/>
          </table:table-cell>
          <table:table-cell table:formula="of:=VLOOKUP([.$B56];['Raw Data'.$A$2:.$O$1000];[.H$1]; 0)" office:value-type="string" office:string-value="monofacciale" calcext:value-type="string">
            <text:p>monofacciale</text:p>
          </table:table-cell>
          <table:table-cell table:formula="of:=VLOOKUP([.$B56];['Raw Data'.$A$2:.$O$1000];[.I$1]; 0)" office:value-type="float" office:value="8" calcext:value-type="float">
            <text:p>8</text:p>
          </table:table-cell>
          <table:table-cell table:formula="of:=VLOOKUP([.$B56];['Raw Data'.$A$2:.$O$1000];[.J$1]; 0)" office:value-type="float" office:value="0" calcext:value-type="float">
            <text:p/>
          </table:table-cell>
          <table:table-cell table:formula="of:=VLOOKUP([.$B56];['Raw Data'.$A$2:.$O$1000];[.K$1]; 0)" office:value-type="float" office:value="0" calcext:value-type="float">
            <text:p/>
          </table:table-cell>
          <table:table-cell table:formula="of:=VLOOKUP([.$B56];['Raw Data'.$A$2:.$O$1000];[.L$1]; 0)" office:value-type="string" office:string-value="vicolo Colico  n.posti  8  -  monofacciale" calcext:value-type="string">
            <text:p>vicolo Colico <text:s/>n.posti <text:s/>8 <text:s/>- <text:s/>monofacciale</text:p>
          </table:table-cell>
          <table:table-cell table:formula="of:=VLOOKUP([.$B56];['Raw Data'.$A$2:.$O$1000];[.M$1]; 0)" office:value-type="string" office:string-value="vicolo Colico  n.posti  8  -  monofacciale" calcext:value-type="string">
            <text:p>vicolo Colico <text:s/>n.posti <text:s/>8 <text:s/>- <text:s/>monofacciale</text:p>
          </table:table-cell>
          <table:table-cell table:formula="of:=VLOOKUP([.$B56];['Raw Data'.$A$2:.$O$1000];[.N$1]; 0)" office:value-type="string" office:string-value="ZTL" calcext:value-type="string">
            <text:p>ZTL</text:p>
          </table:table-cell>
          <table:table-cell table:formula="of:=VLOOKUP([.$B56];['Raw Data'.$A$2:.$O$1000];[.O$1]; 0)" office:value-type="string" office:string-value="vicolo Colico" calcext:value-type="string">
            <text:p>vicolo Colico</text:p>
          </table:table-cell>
          <table:table-cell table:formula="of:=VLOOKUP([.$B56];['Raw Data'.$A$2:.$O$1000];[.P$1]; 0)" office:value-type="string" office:string-value="trento" calcext:value-type="string">
            <text:p>trento</text:p>
          </table:table-cell>
          <table:table-cell table:formula="of:=VLOOKUP([.$B56];['Raw Data'.$A$2:.$O$1000];[.Q$1]; 0)" office:value-type="string" office:string-value="http://example.org/cluster/bikerack26-node969087731-rastrelliere.16" calcext:value-type="string">
            <text:p>http://example.org/cluster/bikerack26-node969087731-rastrelliere.16</text:p>
          </table:table-cell>
          <table:table-cell table:formula="of:=VLOOKUP([.$Q56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8-node885670110-rastrelliere.11</text:p>
          </table:table-cell>
          <table:table-cell table:style-name="ce7" office:value-type="string" calcext:value-type="string">
            <text:p>http://example.org/resource/crowdsourcing-bikeracks-2018-02/bikerack28</text:p>
          </table:table-cell>
          <table:table-cell table:style-name="ce12"/>
          <table:table-cell table:formula="of:=VLOOKUP([.$B57];['Raw Data'.$A$2:.$O$1000];[.D$1]; 0)" office:value-type="string" office:string-value="POINT (11.1234560031 46.0692200013)" calcext:value-type="string">
            <text:p>POINT (11.1234560031 46.0692200013)</text:p>
          </table:table-cell>
          <table:table-cell table:formula="of:=VLOOKUP([.$B57];['Raw Data'.$A$2:.$O$1000];[.E$1]; 0)" office:value-type="float" office:value="0" calcext:value-type="float">
            <text:p/>
          </table:table-cell>
          <table:table-cell table:formula="of:=VLOOKUP([.$B57];['Raw Data'.$A$2:.$O$1000];[.F$1]; 0)" office:value-type="float" office:value="0" calcext:value-type="float">
            <text:p/>
          </table:table-cell>
          <table:table-cell table:formula="of:=VLOOKUP([.$B57];['Raw Data'.$A$2:.$O$1000];[.G$1]; 0)" office:value-type="float" office:value="0" calcext:value-type="float">
            <text:p/>
          </table:table-cell>
          <table:table-cell table:formula="of:=VLOOKUP([.$B57];['Raw Data'.$A$2:.$O$1000];[.H$1]; 0)" office:value-type="float" office:value="0" calcext:value-type="float">
            <text:p/>
          </table:table-cell>
          <table:table-cell table:formula="of:=VLOOKUP([.$B57];['Raw Data'.$A$2:.$O$1000];[.I$1]; 0)" office:value-type="float" office:value="0" calcext:value-type="float">
            <text:p/>
          </table:table-cell>
          <table:table-cell table:formula="of:=VLOOKUP([.$B57];['Raw Data'.$A$2:.$O$1000];[.J$1]; 0)" office:value-type="float" office:value="0" calcext:value-type="float">
            <text:p/>
          </table:table-cell>
          <table:table-cell table:formula="of:=VLOOKUP([.$B57];['Raw Data'.$A$2:.$O$1000];[.K$1]; 0)" office:value-type="float" office:value="0" calcext:value-type="float">
            <text:p/>
          </table:table-cell>
          <table:table-cell table:formula="of:=VLOOKUP([.$B57];['Raw Data'.$A$2:.$O$1000];[.L$1]; 0)" office:value-type="float" office:value="0" calcext:value-type="float">
            <text:p/>
          </table:table-cell>
          <table:table-cell table:formula="of:=VLOOKUP([.$B57];['Raw Data'.$A$2:.$O$1000];[.M$1]; 0)" office:value-type="float" office:value="0" calcext:value-type="float">
            <text:p/>
          </table:table-cell>
          <table:table-cell table:formula="of:=VLOOKUP([.$B57];['Raw Data'.$A$2:.$O$1000];[.N$1]; 0)" office:value-type="float" office:value="0" calcext:value-type="float">
            <text:p/>
          </table:table-cell>
          <table:table-cell table:formula="of:=VLOOKUP([.$B57];['Raw Data'.$A$2:.$O$1000];[.O$1]; 0)" office:value-type="float" office:value="0" calcext:value-type="float">
            <text:p/>
          </table:table-cell>
          <table:table-cell table:formula="of:=VLOOKUP([.$B57];['Raw Data'.$A$2:.$O$1000];[.P$1]; 0)" office:value-type="string" office:string-value="qrowd" calcext:value-type="string">
            <text:p>qrowd</text:p>
          </table:table-cell>
          <table:table-cell table:formula="of:=VLOOKUP([.$B57];['Raw Data'.$A$2:.$O$1000];[.Q$1]; 0)" office:value-type="string" office:string-value="http://example.org/cluster/bikerack28-node885670110-rastrelliere.11" calcext:value-type="string">
            <text:p>http://example.org/cluster/bikerack28-node885670110-rastrelliere.11</text:p>
          </table:table-cell>
          <table:table-cell table:formula="of:=VLOOKUP([.$Q57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85670110</text:p>
          </table:table-cell>
          <table:table-cell/>
          <table:table-cell table:formula="of:=VLOOKUP([.$B58];['Raw Data'.$A$2:.$O$1000];[.D$1]; 0)" office:value-type="string" office:string-value="POINT(11.1234773 46.0692381)" calcext:value-type="string">
            <text:p>POINT(11.1234773 46.0692381)</text:p>
          </table:table-cell>
          <table:table-cell table:formula="of:=VLOOKUP([.$B58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58];['Raw Data'.$A$2:.$O$1000];[.F$1]; 0)" office:value-type="string" office:string-value="2011-05-25T23:46:56" calcext:value-type="string">
            <text:p>2011-05-25T23:46:56</text:p>
          </table:table-cell>
          <table:table-cell table:formula="of:=VLOOKUP([.$B58];['Raw Data'.$A$2:.$O$1000];[.G$1]; 0)" office:value-type="float" office:value="0" calcext:value-type="float">
            <text:p/>
          </table:table-cell>
          <table:table-cell table:formula="of:=VLOOKUP([.$B58];['Raw Data'.$A$2:.$O$1000];[.H$1]; 0)" office:value-type="float" office:value="0" calcext:value-type="float">
            <text:p/>
          </table:table-cell>
          <table:table-cell table:formula="of:=VLOOKUP([.$B58];['Raw Data'.$A$2:.$O$1000];[.I$1]; 0)" office:value-type="float" office:value="8" calcext:value-type="float">
            <text:p>8</text:p>
          </table:table-cell>
          <table:table-cell table:formula="of:=VLOOKUP([.$B58];['Raw Data'.$A$2:.$O$1000];[.J$1]; 0)" office:value-type="float" office:value="0" calcext:value-type="float">
            <text:p/>
          </table:table-cell>
          <table:table-cell table:formula="of:=VLOOKUP([.$B58];['Raw Data'.$A$2:.$O$1000];[.K$1]; 0)" office:value-type="float" office:value="0" calcext:value-type="float">
            <text:p/>
          </table:table-cell>
          <table:table-cell table:formula="of:=VLOOKUP([.$B58];['Raw Data'.$A$2:.$O$1000];[.L$1]; 0)" office:value-type="float" office:value="0" calcext:value-type="float">
            <text:p/>
          </table:table-cell>
          <table:table-cell table:formula="of:=VLOOKUP([.$B58];['Raw Data'.$A$2:.$O$1000];[.M$1]; 0)" office:value-type="float" office:value="0" calcext:value-type="float">
            <text:p/>
          </table:table-cell>
          <table:table-cell table:formula="of:=VLOOKUP([.$B58];['Raw Data'.$A$2:.$O$1000];[.N$1]; 0)" office:value-type="float" office:value="0" calcext:value-type="float">
            <text:p/>
          </table:table-cell>
          <table:table-cell table:formula="of:=VLOOKUP([.$B58];['Raw Data'.$A$2:.$O$1000];[.O$1]; 0)" office:value-type="float" office:value="0" calcext:value-type="float">
            <text:p/>
          </table:table-cell>
          <table:table-cell table:formula="of:=VLOOKUP([.$B58];['Raw Data'.$A$2:.$O$1000];[.P$1]; 0)" office:value-type="string" office:string-value="osm" calcext:value-type="string">
            <text:p>osm</text:p>
          </table:table-cell>
          <table:table-cell table:formula="of:=VLOOKUP([.$B58];['Raw Data'.$A$2:.$O$1000];[.Q$1]; 0)" office:value-type="string" office:string-value="http://example.org/cluster/bikerack28-node885670110-rastrelliere.11" calcext:value-type="string">
            <text:p>http://example.org/cluster/bikerack28-node885670110-rastrelliere.11</text:p>
          </table:table-cell>
          <table:table-cell table:formula="of:=VLOOKUP([.$Q58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1</text:p>
          </table:table-cell>
          <table:table-cell table:style-name="ce14"/>
          <table:table-cell table:formula="of:=VLOOKUP([.$B59];['Raw Data'.$A$2:.$O$1000];[.D$1]; 0)" office:value-type="string" office:string-value="LINESTRING (11.123416347707172 46.069290140261195, 11.123420157427448 46.06924602911187)" calcext:value-type="string">
            <text:p>LINESTRING (11.123416347707172 46.069290140261195, 11.123420157427448 46.06924602911187)</text:p>
          </table:table-cell>
          <table:table-cell table:formula="of:=VLOOKUP([.$B59];['Raw Data'.$A$2:.$O$1000];[.E$1]; 0)" office:value-type="float" office:value="0" calcext:value-type="float">
            <text:p/>
          </table:table-cell>
          <table:table-cell table:formula="of:=VLOOKUP([.$B59];['Raw Data'.$A$2:.$O$1000];[.F$1]; 0)" office:value-type="float" office:value="0" calcext:value-type="float">
            <text:p/>
          </table:table-cell>
          <table:table-cell table:formula="of:=VLOOKUP([.$B59];['Raw Data'.$A$2:.$O$1000];[.G$1]; 0)" office:value-type="float" office:value="0" calcext:value-type="float">
            <text:p/>
          </table:table-cell>
          <table:table-cell table:formula="of:=VLOOKUP([.$B59];['Raw Data'.$A$2:.$O$1000];[.H$1]; 0)" office:value-type="string" office:string-value="monofacciale" calcext:value-type="string">
            <text:p>monofacciale</text:p>
          </table:table-cell>
          <table:table-cell table:formula="of:=VLOOKUP([.$B59];['Raw Data'.$A$2:.$O$1000];[.I$1]; 0)" office:value-type="float" office:value="8" calcext:value-type="float">
            <text:p>8</text:p>
          </table:table-cell>
          <table:table-cell table:formula="of:=VLOOKUP([.$B59];['Raw Data'.$A$2:.$O$1000];[.J$1]; 0)" office:value-type="float" office:value="0" calcext:value-type="float">
            <text:p/>
          </table:table-cell>
          <table:table-cell table:formula="of:=VLOOKUP([.$B59];['Raw Data'.$A$2:.$O$1000];[.K$1]; 0)" office:value-type="float" office:value="0" calcext:value-type="float">
            <text:p/>
          </table:table-cell>
          <table:table-cell table:formula="of:=VLOOKUP([.$B59];['Raw Data'.$A$2:.$O$1000];[.L$1]; 0)" office:value-type="string" office:string-value="piazza C. Battisti  n.posti  8  -  monofacciale" calcext:value-type="string">
            <text:p>piazza C. Battisti <text:s/>n.posti <text:s/>8 <text:s/>- <text:s/>monofacciale</text:p>
          </table:table-cell>
          <table:table-cell table:formula="of:=VLOOKUP([.$B59];['Raw Data'.$A$2:.$O$1000];[.M$1]; 0)" office:value-type="string" office:string-value="piazza C. Battisti  n.posti  8  -  monofacciale" calcext:value-type="string">
            <text:p>piazza C. Battisti <text:s/>n.posti <text:s/>8 <text:s/>- <text:s/>monofacciale</text:p>
          </table:table-cell>
          <table:table-cell table:formula="of:=VLOOKUP([.$B59];['Raw Data'.$A$2:.$O$1000];[.N$1]; 0)" office:value-type="string" office:string-value="ZTL" calcext:value-type="string">
            <text:p>ZTL</text:p>
          </table:table-cell>
          <table:table-cell table:formula="of:=VLOOKUP([.$B59];['Raw Data'.$A$2:.$O$1000];[.O$1]; 0)" office:value-type="string" office:string-value="piazza C. Battisti" calcext:value-type="string">
            <text:p>piazza C. Battisti</text:p>
          </table:table-cell>
          <table:table-cell table:formula="of:=VLOOKUP([.$B59];['Raw Data'.$A$2:.$O$1000];[.P$1]; 0)" office:value-type="string" office:string-value="trento" calcext:value-type="string">
            <text:p>trento</text:p>
          </table:table-cell>
          <table:table-cell table:formula="of:=VLOOKUP([.$B59];['Raw Data'.$A$2:.$O$1000];[.Q$1]; 0)" office:value-type="string" office:string-value="http://example.org/cluster/bikerack28-node885670110-rastrelliere.11" calcext:value-type="string">
            <text:p>http://example.org/cluster/bikerack28-node885670110-rastrelliere.11</text:p>
          </table:table-cell>
          <table:table-cell table:formula="of:=VLOOKUP([.$Q59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29-node1369533465-rastrelliere.22</text:p>
          </table:table-cell>
          <table:table-cell table:style-name="ce7" office:value-type="string" calcext:value-type="string">
            <text:p>http://example.org/resource/crowdsourcing-bikeracks-2018-02/bikerack29</text:p>
          </table:table-cell>
          <table:table-cell table:style-name="ce12"/>
          <table:table-cell table:formula="of:=VLOOKUP([.$B60];['Raw Data'.$A$2:.$O$1000];[.D$1]; 0)" office:value-type="string" office:string-value="POINT (11.1247174965 46.0678191594)" calcext:value-type="string">
            <text:p>POINT (11.1247174965 46.0678191594)</text:p>
          </table:table-cell>
          <table:table-cell table:formula="of:=VLOOKUP([.$B60];['Raw Data'.$A$2:.$O$1000];[.E$1]; 0)" office:value-type="float" office:value="0" calcext:value-type="float">
            <text:p/>
          </table:table-cell>
          <table:table-cell table:formula="of:=VLOOKUP([.$B60];['Raw Data'.$A$2:.$O$1000];[.F$1]; 0)" office:value-type="float" office:value="0" calcext:value-type="float">
            <text:p/>
          </table:table-cell>
          <table:table-cell table:formula="of:=VLOOKUP([.$B60];['Raw Data'.$A$2:.$O$1000];[.G$1]; 0)" office:value-type="float" office:value="0" calcext:value-type="float">
            <text:p/>
          </table:table-cell>
          <table:table-cell table:formula="of:=VLOOKUP([.$B60];['Raw Data'.$A$2:.$O$1000];[.H$1]; 0)" office:value-type="float" office:value="0" calcext:value-type="float">
            <text:p/>
          </table:table-cell>
          <table:table-cell table:formula="of:=VLOOKUP([.$B60];['Raw Data'.$A$2:.$O$1000];[.I$1]; 0)" office:value-type="float" office:value="0" calcext:value-type="float">
            <text:p/>
          </table:table-cell>
          <table:table-cell table:formula="of:=VLOOKUP([.$B60];['Raw Data'.$A$2:.$O$1000];[.J$1]; 0)" office:value-type="float" office:value="0" calcext:value-type="float">
            <text:p/>
          </table:table-cell>
          <table:table-cell table:formula="of:=VLOOKUP([.$B60];['Raw Data'.$A$2:.$O$1000];[.K$1]; 0)" office:value-type="float" office:value="0" calcext:value-type="float">
            <text:p/>
          </table:table-cell>
          <table:table-cell table:formula="of:=VLOOKUP([.$B60];['Raw Data'.$A$2:.$O$1000];[.L$1]; 0)" office:value-type="float" office:value="0" calcext:value-type="float">
            <text:p/>
          </table:table-cell>
          <table:table-cell table:formula="of:=VLOOKUP([.$B60];['Raw Data'.$A$2:.$O$1000];[.M$1]; 0)" office:value-type="float" office:value="0" calcext:value-type="float">
            <text:p/>
          </table:table-cell>
          <table:table-cell table:formula="of:=VLOOKUP([.$B60];['Raw Data'.$A$2:.$O$1000];[.N$1]; 0)" office:value-type="float" office:value="0" calcext:value-type="float">
            <text:p/>
          </table:table-cell>
          <table:table-cell table:formula="of:=VLOOKUP([.$B60];['Raw Data'.$A$2:.$O$1000];[.O$1]; 0)" office:value-type="float" office:value="0" calcext:value-type="float">
            <text:p/>
          </table:table-cell>
          <table:table-cell table:formula="of:=VLOOKUP([.$B60];['Raw Data'.$A$2:.$O$1000];[.P$1]; 0)" office:value-type="string" office:string-value="qrowd" calcext:value-type="string">
            <text:p>qrowd</text:p>
          </table:table-cell>
          <table:table-cell table:formula="of:=VLOOKUP([.$B60];['Raw Data'.$A$2:.$O$1000];[.Q$1]; 0)" office:value-type="string" office:string-value="http://example.org/cluster/bikerack29-node1369533465-rastrelliere.22" calcext:value-type="string">
            <text:p>http://example.org/cluster/bikerack29-node1369533465-rastrelliere.22</text:p>
          </table:table-cell>
          <table:table-cell table:formula="of:=VLOOKUP([.$Q60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69533465</text:p>
          </table:table-cell>
          <table:table-cell/>
          <table:table-cell table:formula="of:=VLOOKUP([.$B61];['Raw Data'.$A$2:.$O$1000];[.D$1]; 0)" office:value-type="string" office:string-value="POINT(11.1246869 46.0677482)" calcext:value-type="string">
            <text:p>POINT(11.1246869 46.0677482)</text:p>
          </table:table-cell>
          <table:table-cell table:formula="of:=VLOOKUP([.$B61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61];['Raw Data'.$A$2:.$O$1000];[.F$1]; 0)" office:value-type="string" office:string-value="2011-11-26T19:54:38" calcext:value-type="string">
            <text:p>2011-11-26T19:54:38</text:p>
          </table:table-cell>
          <table:table-cell table:formula="of:=VLOOKUP([.$B61];['Raw Data'.$A$2:.$O$1000];[.G$1]; 0)" office:value-type="float" office:value="0" calcext:value-type="float">
            <text:p/>
          </table:table-cell>
          <table:table-cell table:formula="of:=VLOOKUP([.$B61];['Raw Data'.$A$2:.$O$1000];[.H$1]; 0)" office:value-type="float" office:value="0" calcext:value-type="float">
            <text:p/>
          </table:table-cell>
          <table:table-cell table:formula="of:=VLOOKUP([.$B61];['Raw Data'.$A$2:.$O$1000];[.I$1]; 0)" office:value-type="float" office:value="20" calcext:value-type="float">
            <text:p>20</text:p>
          </table:table-cell>
          <table:table-cell table:formula="of:=VLOOKUP([.$B61];['Raw Data'.$A$2:.$O$1000];[.J$1]; 0)" office:value-type="float" office:value="0" calcext:value-type="float">
            <text:p/>
          </table:table-cell>
          <table:table-cell table:formula="of:=VLOOKUP([.$B61];['Raw Data'.$A$2:.$O$1000];[.K$1]; 0)" office:value-type="float" office:value="0" calcext:value-type="float">
            <text:p/>
          </table:table-cell>
          <table:table-cell table:formula="of:=VLOOKUP([.$B61];['Raw Data'.$A$2:.$O$1000];[.L$1]; 0)" office:value-type="float" office:value="0" calcext:value-type="float">
            <text:p/>
          </table:table-cell>
          <table:table-cell table:formula="of:=VLOOKUP([.$B61];['Raw Data'.$A$2:.$O$1000];[.M$1]; 0)" office:value-type="float" office:value="0" calcext:value-type="float">
            <text:p/>
          </table:table-cell>
          <table:table-cell table:formula="of:=VLOOKUP([.$B61];['Raw Data'.$A$2:.$O$1000];[.N$1]; 0)" office:value-type="float" office:value="0" calcext:value-type="float">
            <text:p/>
          </table:table-cell>
          <table:table-cell table:formula="of:=VLOOKUP([.$B61];['Raw Data'.$A$2:.$O$1000];[.O$1]; 0)" office:value-type="float" office:value="0" calcext:value-type="float">
            <text:p/>
          </table:table-cell>
          <table:table-cell table:formula="of:=VLOOKUP([.$B61];['Raw Data'.$A$2:.$O$1000];[.P$1]; 0)" office:value-type="string" office:string-value="osm" calcext:value-type="string">
            <text:p>osm</text:p>
          </table:table-cell>
          <table:table-cell table:formula="of:=VLOOKUP([.$B61];['Raw Data'.$A$2:.$O$1000];[.Q$1]; 0)" office:value-type="string" office:string-value="http://example.org/cluster/bikerack29-node1369533465-rastrelliere.22" calcext:value-type="string">
            <text:p>http://example.org/cluster/bikerack29-node1369533465-rastrelliere.22</text:p>
          </table:table-cell>
          <table:table-cell table:formula="of:=VLOOKUP([.$Q61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2</text:p>
          </table:table-cell>
          <table:table-cell table:style-name="ce14"/>
          <table:table-cell table:formula="of:=VLOOKUP([.$B62];['Raw Data'.$A$2:.$O$1000];[.D$1]; 0)" office:value-type="string" office:string-value="LINESTRING (11.124716326147233 46.06784838284869, 11.124705057467702 46.06779370154234)" calcext:value-type="string">
            <text:p>LINESTRING (11.124716326147233 46.06784838284869, 11.124705057467702 46.06779370154234)</text:p>
          </table:table-cell>
          <table:table-cell table:formula="of:=VLOOKUP([.$B62];['Raw Data'.$A$2:.$O$1000];[.E$1]; 0)" office:value-type="float" office:value="0" calcext:value-type="float">
            <text:p/>
          </table:table-cell>
          <table:table-cell table:formula="of:=VLOOKUP([.$B62];['Raw Data'.$A$2:.$O$1000];[.F$1]; 0)" office:value-type="float" office:value="0" calcext:value-type="float">
            <text:p/>
          </table:table-cell>
          <table:table-cell table:formula="of:=VLOOKUP([.$B62];['Raw Data'.$A$2:.$O$1000];[.G$1]; 0)" office:value-type="float" office:value="0" calcext:value-type="float">
            <text:p/>
          </table:table-cell>
          <table:table-cell table:formula="of:=VLOOKUP([.$B62];['Raw Data'.$A$2:.$O$1000];[.H$1]; 0)" office:value-type="string" office:string-value="monofacciale" calcext:value-type="string">
            <text:p>monofacciale</text:p>
          </table:table-cell>
          <table:table-cell table:formula="of:=VLOOKUP([.$B62];['Raw Data'.$A$2:.$O$1000];[.I$1]; 0)" office:value-type="float" office:value="10" calcext:value-type="float">
            <text:p>10</text:p>
          </table:table-cell>
          <table:table-cell table:formula="of:=VLOOKUP([.$B62];['Raw Data'.$A$2:.$O$1000];[.J$1]; 0)" office:value-type="float" office:value="0" calcext:value-type="float">
            <text:p/>
          </table:table-cell>
          <table:table-cell table:formula="of:=VLOOKUP([.$B62];['Raw Data'.$A$2:.$O$1000];[.K$1]; 0)" office:value-type="float" office:value="0" calcext:value-type="float">
            <text:p/>
          </table:table-cell>
          <table:table-cell table:formula="of:=VLOOKUP([.$B62];['Raw Data'.$A$2:.$O$1000];[.L$1]; 0)" office:value-type="string" office:string-value="via Roggia Grande  n.posti  10  -  monofacciale" calcext:value-type="string">
            <text:p>via Roggia Grande <text:s/>n.posti <text:s/>10 <text:s/>- <text:s/>monofacciale</text:p>
          </table:table-cell>
          <table:table-cell table:formula="of:=VLOOKUP([.$B62];['Raw Data'.$A$2:.$O$1000];[.M$1]; 0)" office:value-type="string" office:string-value="via Roggia Grande  n.posti  10  -  monofacciale" calcext:value-type="string">
            <text:p>via Roggia Grande <text:s/>n.posti <text:s/>10 <text:s/>- <text:s/>monofacciale</text:p>
          </table:table-cell>
          <table:table-cell table:formula="of:=VLOOKUP([.$B62];['Raw Data'.$A$2:.$O$1000];[.N$1]; 0)" office:value-type="string" office:string-value="ZTL" calcext:value-type="string">
            <text:p>ZTL</text:p>
          </table:table-cell>
          <table:table-cell table:formula="of:=VLOOKUP([.$B62];['Raw Data'.$A$2:.$O$1000];[.O$1]; 0)" office:value-type="string" office:string-value="via Roggia Grande" calcext:value-type="string">
            <text:p>via Roggia Grande</text:p>
          </table:table-cell>
          <table:table-cell table:formula="of:=VLOOKUP([.$B62];['Raw Data'.$A$2:.$O$1000];[.P$1]; 0)" office:value-type="string" office:string-value="trento" calcext:value-type="string">
            <text:p>trento</text:p>
          </table:table-cell>
          <table:table-cell table:formula="of:=VLOOKUP([.$B62];['Raw Data'.$A$2:.$O$1000];[.Q$1]; 0)" office:value-type="string" office:string-value="http://example.org/cluster/bikerack29-node1369533465-rastrelliere.22" calcext:value-type="string">
            <text:p>http://example.org/cluster/bikerack29-node1369533465-rastrelliere.22</text:p>
          </table:table-cell>
          <table:table-cell table:formula="of:=VLOOKUP([.$Q62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3-rastrelliere.9</text:p>
          </table:table-cell>
          <table:table-cell table:style-name="ce7" office:value-type="string" calcext:value-type="string">
            <text:p>http://example.org/resource/crowdsourcing-bikeracks-2018-02/bikerack3</text:p>
          </table:table-cell>
          <table:table-cell table:style-name="ce12"/>
          <table:table-cell table:formula="of:=VLOOKUP([.$B63];['Raw Data'.$A$2:.$O$1000];[.D$1]; 0)" office:value-type="string" office:string-value="POINT (11.1240523371 46.069898792)" calcext:value-type="string">
            <text:p>POINT (11.1240523371 46.069898792)</text:p>
          </table:table-cell>
          <table:table-cell table:formula="of:=VLOOKUP([.$B63];['Raw Data'.$A$2:.$O$1000];[.E$1]; 0)" office:value-type="float" office:value="0" calcext:value-type="float">
            <text:p/>
          </table:table-cell>
          <table:table-cell table:formula="of:=VLOOKUP([.$B63];['Raw Data'.$A$2:.$O$1000];[.F$1]; 0)" office:value-type="float" office:value="0" calcext:value-type="float">
            <text:p/>
          </table:table-cell>
          <table:table-cell table:formula="of:=VLOOKUP([.$B63];['Raw Data'.$A$2:.$O$1000];[.G$1]; 0)" office:value-type="float" office:value="0" calcext:value-type="float">
            <text:p/>
          </table:table-cell>
          <table:table-cell table:formula="of:=VLOOKUP([.$B63];['Raw Data'.$A$2:.$O$1000];[.H$1]; 0)" office:value-type="float" office:value="0" calcext:value-type="float">
            <text:p/>
          </table:table-cell>
          <table:table-cell table:formula="of:=VLOOKUP([.$B63];['Raw Data'.$A$2:.$O$1000];[.I$1]; 0)" office:value-type="float" office:value="0" calcext:value-type="float">
            <text:p/>
          </table:table-cell>
          <table:table-cell table:formula="of:=VLOOKUP([.$B63];['Raw Data'.$A$2:.$O$1000];[.J$1]; 0)" office:value-type="float" office:value="0" calcext:value-type="float">
            <text:p/>
          </table:table-cell>
          <table:table-cell table:formula="of:=VLOOKUP([.$B63];['Raw Data'.$A$2:.$O$1000];[.K$1]; 0)" office:value-type="float" office:value="0" calcext:value-type="float">
            <text:p/>
          </table:table-cell>
          <table:table-cell table:formula="of:=VLOOKUP([.$B63];['Raw Data'.$A$2:.$O$1000];[.L$1]; 0)" office:value-type="float" office:value="0" calcext:value-type="float">
            <text:p/>
          </table:table-cell>
          <table:table-cell table:formula="of:=VLOOKUP([.$B63];['Raw Data'.$A$2:.$O$1000];[.M$1]; 0)" office:value-type="float" office:value="0" calcext:value-type="float">
            <text:p/>
          </table:table-cell>
          <table:table-cell table:formula="of:=VLOOKUP([.$B63];['Raw Data'.$A$2:.$O$1000];[.N$1]; 0)" office:value-type="float" office:value="0" calcext:value-type="float">
            <text:p/>
          </table:table-cell>
          <table:table-cell table:formula="of:=VLOOKUP([.$B63];['Raw Data'.$A$2:.$O$1000];[.O$1]; 0)" office:value-type="float" office:value="0" calcext:value-type="float">
            <text:p/>
          </table:table-cell>
          <table:table-cell table:formula="of:=VLOOKUP([.$B63];['Raw Data'.$A$2:.$O$1000];[.P$1]; 0)" office:value-type="string" office:string-value="qrowd" calcext:value-type="string">
            <text:p>qrowd</text:p>
          </table:table-cell>
          <table:table-cell table:formula="of:=VLOOKUP([.$B63];['Raw Data'.$A$2:.$O$1000];[.Q$1]; 0)" office:value-type="string" office:string-value="http://example.org/cluster/bikerack3-rastrelliere.9" calcext:value-type="string">
            <text:p>http://example.org/cluster/bikerack3-rastrelliere.9</text:p>
          </table:table-cell>
          <table:table-cell table:formula="of:=VLOOKUP([.$Q63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9</text:p>
          </table:table-cell>
          <table:table-cell table:style-name="ce14"/>
          <table:table-cell table:formula="of:=VLOOKUP([.$B64];['Raw Data'.$A$2:.$O$1000];[.D$1]; 0)" office:value-type="string" office:string-value="LINESTRING (11.123951873553635 46.069911430587126, 11.12406315781224 46.06994382803291)" calcext:value-type="string">
            <text:p>LINESTRING (11.123951873553635 46.069911430587126, 11.12406315781224 46.06994382803291)</text:p>
          </table:table-cell>
          <table:table-cell table:formula="of:=VLOOKUP([.$B64];['Raw Data'.$A$2:.$O$1000];[.E$1]; 0)" office:value-type="float" office:value="0" calcext:value-type="float">
            <text:p/>
          </table:table-cell>
          <table:table-cell table:formula="of:=VLOOKUP([.$B64];['Raw Data'.$A$2:.$O$1000];[.F$1]; 0)" office:value-type="float" office:value="0" calcext:value-type="float">
            <text:p/>
          </table:table-cell>
          <table:table-cell table:formula="of:=VLOOKUP([.$B64];['Raw Data'.$A$2:.$O$1000];[.G$1]; 0)" office:value-type="float" office:value="0" calcext:value-type="float">
            <text:p/>
          </table:table-cell>
          <table:table-cell table:formula="of:=VLOOKUP([.$B64];['Raw Data'.$A$2:.$O$1000];[.H$1]; 0)" office:value-type="string" office:string-value="monofacciale" calcext:value-type="string">
            <text:p>monofacciale</text:p>
          </table:table-cell>
          <table:table-cell table:formula="of:=VLOOKUP([.$B64];['Raw Data'.$A$2:.$O$1000];[.I$1]; 0)" office:value-type="float" office:value="12" calcext:value-type="float">
            <text:p>12</text:p>
          </table:table-cell>
          <table:table-cell table:formula="of:=VLOOKUP([.$B64];['Raw Data'.$A$2:.$O$1000];[.J$1]; 0)" office:value-type="float" office:value="0" calcext:value-type="float">
            <text:p/>
          </table:table-cell>
          <table:table-cell table:formula="of:=VLOOKUP([.$B64];['Raw Data'.$A$2:.$O$1000];[.K$1]; 0)" office:value-type="float" office:value="0" calcext:value-type="float">
            <text:p/>
          </table:table-cell>
          <table:table-cell table:formula="of:=VLOOKUP([.$B64];['Raw Data'.$A$2:.$O$1000];[.L$1]; 0)" office:value-type="string" office:string-value="via S. Marco  n.posti  12  -  monofacciale" calcext:value-type="string">
            <text:p>via S. Marco <text:s/>n.posti <text:s/>12 <text:s/>- <text:s/>monofacciale</text:p>
          </table:table-cell>
          <table:table-cell table:formula="of:=VLOOKUP([.$B64];['Raw Data'.$A$2:.$O$1000];[.M$1]; 0)" office:value-type="string" office:string-value="via S. Marco  n.posti  12  -  monofacciale" calcext:value-type="string">
            <text:p>via S. Marco <text:s/>n.posti <text:s/>12 <text:s/>- <text:s/>monofacciale</text:p>
          </table:table-cell>
          <table:table-cell table:formula="of:=VLOOKUP([.$B64];['Raw Data'.$A$2:.$O$1000];[.N$1]; 0)" office:value-type="string" office:string-value="ZTL" calcext:value-type="string">
            <text:p>ZTL</text:p>
          </table:table-cell>
          <table:table-cell table:formula="of:=VLOOKUP([.$B64];['Raw Data'.$A$2:.$O$1000];[.O$1]; 0)" office:value-type="string" office:string-value="via S. Marco" calcext:value-type="string">
            <text:p>via S. Marco</text:p>
          </table:table-cell>
          <table:table-cell table:formula="of:=VLOOKUP([.$B64];['Raw Data'.$A$2:.$O$1000];[.P$1]; 0)" office:value-type="string" office:string-value="trento" calcext:value-type="string">
            <text:p>trento</text:p>
          </table:table-cell>
          <table:table-cell table:formula="of:=VLOOKUP([.$B64];['Raw Data'.$A$2:.$O$1000];[.Q$1]; 0)" office:value-type="string" office:string-value="http://example.org/cluster/bikerack3-rastrelliere.9" calcext:value-type="string">
            <text:p>http://example.org/cluster/bikerack3-rastrelliere.9</text:p>
          </table:table-cell>
          <table:table-cell table:formula="of:=VLOOKUP([.$Q64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30-rastrelliere.29-way80767282</text:p>
          </table:table-cell>
          <table:table-cell table:style-name="ce7" office:value-type="string" calcext:value-type="string">
            <text:p>http://example.org/resource/crowdsourcing-bikeracks-2018-02/bikerack30</text:p>
          </table:table-cell>
          <table:table-cell table:style-name="ce12"/>
          <table:table-cell table:formula="of:=VLOOKUP([.$B65];['Raw Data'.$A$2:.$O$1000];[.D$1]; 0)" office:value-type="string" office:string-value="POINT (11.1199133646 46.0666810754)" calcext:value-type="string">
            <text:p>POINT (11.1199133646 46.0666810754)</text:p>
          </table:table-cell>
          <table:table-cell table:formula="of:=VLOOKUP([.$B65];['Raw Data'.$A$2:.$O$1000];[.E$1]; 0)" office:value-type="float" office:value="0" calcext:value-type="float">
            <text:p/>
          </table:table-cell>
          <table:table-cell table:formula="of:=VLOOKUP([.$B65];['Raw Data'.$A$2:.$O$1000];[.F$1]; 0)" office:value-type="float" office:value="0" calcext:value-type="float">
            <text:p/>
          </table:table-cell>
          <table:table-cell table:formula="of:=VLOOKUP([.$B65];['Raw Data'.$A$2:.$O$1000];[.G$1]; 0)" office:value-type="float" office:value="0" calcext:value-type="float">
            <text:p/>
          </table:table-cell>
          <table:table-cell table:formula="of:=VLOOKUP([.$B65];['Raw Data'.$A$2:.$O$1000];[.H$1]; 0)" office:value-type="float" office:value="0" calcext:value-type="float">
            <text:p/>
          </table:table-cell>
          <table:table-cell table:formula="of:=VLOOKUP([.$B65];['Raw Data'.$A$2:.$O$1000];[.I$1]; 0)" office:value-type="float" office:value="0" calcext:value-type="float">
            <text:p/>
          </table:table-cell>
          <table:table-cell table:formula="of:=VLOOKUP([.$B65];['Raw Data'.$A$2:.$O$1000];[.J$1]; 0)" office:value-type="float" office:value="0" calcext:value-type="float">
            <text:p/>
          </table:table-cell>
          <table:table-cell table:formula="of:=VLOOKUP([.$B65];['Raw Data'.$A$2:.$O$1000];[.K$1]; 0)" office:value-type="float" office:value="0" calcext:value-type="float">
            <text:p/>
          </table:table-cell>
          <table:table-cell table:formula="of:=VLOOKUP([.$B65];['Raw Data'.$A$2:.$O$1000];[.L$1]; 0)" office:value-type="float" office:value="0" calcext:value-type="float">
            <text:p/>
          </table:table-cell>
          <table:table-cell table:formula="of:=VLOOKUP([.$B65];['Raw Data'.$A$2:.$O$1000];[.M$1]; 0)" office:value-type="float" office:value="0" calcext:value-type="float">
            <text:p/>
          </table:table-cell>
          <table:table-cell table:formula="of:=VLOOKUP([.$B65];['Raw Data'.$A$2:.$O$1000];[.N$1]; 0)" office:value-type="float" office:value="0" calcext:value-type="float">
            <text:p/>
          </table:table-cell>
          <table:table-cell table:formula="of:=VLOOKUP([.$B65];['Raw Data'.$A$2:.$O$1000];[.O$1]; 0)" office:value-type="float" office:value="0" calcext:value-type="float">
            <text:p/>
          </table:table-cell>
          <table:table-cell table:formula="of:=VLOOKUP([.$B65];['Raw Data'.$A$2:.$O$1000];[.P$1]; 0)" office:value-type="string" office:string-value="qrowd" calcext:value-type="string">
            <text:p>qrowd</text:p>
          </table:table-cell>
          <table:table-cell table:formula="of:=VLOOKUP([.$B65];['Raw Data'.$A$2:.$O$1000];[.Q$1]; 0)" office:value-type="string" office:string-value="http://example.org/cluster/bikerack30-rastrelliere.29-way80767282" calcext:value-type="string">
            <text:p>http://example.org/cluster/bikerack30-rastrelliere.29-way80767282</text:p>
          </table:table-cell>
          <table:table-cell table:formula="of:=VLOOKUP([.$Q65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way80767282</text:p>
          </table:table-cell>
          <table:table-cell/>
          <table:table-cell table:formula="of:=VLOOKUP([.$B66];['Raw Data'.$A$2:.$O$1000];[.D$1]; 0)" office:value-type="string" office:string-value="POLYGON((11.119822 46.0666577,11.1200944 46.0666869,11.1200976 46.0666727,11.1198252 46.0666434,11.119822 46.0666577))" calcext:value-type="string">
            <text:p>POLYGON((11.119822 46.0666577,11.1200944 46.0666869,11.1200976 46.0666727,11.1198252 46.0666434,11.119822 46.0666577))</text:p>
          </table:table-cell>
          <table:table-cell table:formula="of:=VLOOKUP([.$B66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66];['Raw Data'.$A$2:.$O$1000];[.F$1]; 0)" office:value-type="string" office:string-value="2014-06-26T17:53:26" calcext:value-type="string">
            <text:p>2014-06-26T17:53:26</text:p>
          </table:table-cell>
          <table:table-cell table:formula="of:=VLOOKUP([.$B66];['Raw Data'.$A$2:.$O$1000];[.G$1]; 0)" office:value-type="float" office:value="0" calcext:value-type="float">
            <text:p/>
          </table:table-cell>
          <table:table-cell table:formula="of:=VLOOKUP([.$B66];['Raw Data'.$A$2:.$O$1000];[.H$1]; 0)" office:value-type="float" office:value="0" calcext:value-type="float">
            <text:p/>
          </table:table-cell>
          <table:table-cell table:formula="of:=VLOOKUP([.$B66];['Raw Data'.$A$2:.$O$1000];[.I$1]; 0)" office:value-type="float" office:value="0" calcext:value-type="float">
            <text:p/>
          </table:table-cell>
          <table:table-cell table:formula="of:=VLOOKUP([.$B66];['Raw Data'.$A$2:.$O$1000];[.J$1]; 0)" office:value-type="float" office:value="0" calcext:value-type="float">
            <text:p/>
          </table:table-cell>
          <table:table-cell table:formula="of:=VLOOKUP([.$B66];['Raw Data'.$A$2:.$O$1000];[.K$1]; 0)" office:value-type="float" office:value="0" calcext:value-type="float">
            <text:p/>
          </table:table-cell>
          <table:table-cell table:formula="of:=VLOOKUP([.$B66];['Raw Data'.$A$2:.$O$1000];[.L$1]; 0)" office:value-type="float" office:value="0" calcext:value-type="float">
            <text:p/>
          </table:table-cell>
          <table:table-cell table:formula="of:=VLOOKUP([.$B66];['Raw Data'.$A$2:.$O$1000];[.M$1]; 0)" office:value-type="float" office:value="0" calcext:value-type="float">
            <text:p/>
          </table:table-cell>
          <table:table-cell table:formula="of:=VLOOKUP([.$B66];['Raw Data'.$A$2:.$O$1000];[.N$1]; 0)" office:value-type="float" office:value="0" calcext:value-type="float">
            <text:p/>
          </table:table-cell>
          <table:table-cell table:formula="of:=VLOOKUP([.$B66];['Raw Data'.$A$2:.$O$1000];[.O$1]; 0)" office:value-type="float" office:value="0" calcext:value-type="float">
            <text:p/>
          </table:table-cell>
          <table:table-cell table:formula="of:=VLOOKUP([.$B66];['Raw Data'.$A$2:.$O$1000];[.P$1]; 0)" office:value-type="string" office:string-value="osm" calcext:value-type="string">
            <text:p>osm</text:p>
          </table:table-cell>
          <table:table-cell table:formula="of:=VLOOKUP([.$B66];['Raw Data'.$A$2:.$O$1000];[.Q$1]; 0)" office:value-type="string" office:string-value="http://example.org/cluster/bikerack30-rastrelliere.29-way80767282" calcext:value-type="string">
            <text:p>http://example.org/cluster/bikerack30-rastrelliere.29-way80767282</text:p>
          </table:table-cell>
          <table:table-cell table:formula="of:=VLOOKUP([.$Q66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9</text:p>
          </table:table-cell>
          <table:table-cell table:style-name="ce14"/>
          <table:table-cell table:formula="of:=VLOOKUP([.$B67];['Raw Data'.$A$2:.$O$1000];[.D$1]; 0)" office:value-type="string" office:string-value="LINESTRING (11.11982448041168 46.06668059337706, 11.120017783478486 46.06669998412557)" calcext:value-type="string">
            <text:p>LINESTRING (11.11982448041168 46.06668059337706, 11.120017783478486 46.06669998412557)</text:p>
          </table:table-cell>
          <table:table-cell table:formula="of:=VLOOKUP([.$B67];['Raw Data'.$A$2:.$O$1000];[.E$1]; 0)" office:value-type="float" office:value="0" calcext:value-type="float">
            <text:p/>
          </table:table-cell>
          <table:table-cell table:formula="of:=VLOOKUP([.$B67];['Raw Data'.$A$2:.$O$1000];[.F$1]; 0)" office:value-type="float" office:value="0" calcext:value-type="float">
            <text:p/>
          </table:table-cell>
          <table:table-cell table:formula="of:=VLOOKUP([.$B67];['Raw Data'.$A$2:.$O$1000];[.G$1]; 0)" office:value-type="float" office:value="0" calcext:value-type="float">
            <text:p/>
          </table:table-cell>
          <table:table-cell table:formula="of:=VLOOKUP([.$B67];['Raw Data'.$A$2:.$O$1000];[.H$1]; 0)" office:value-type="string" office:string-value="monofacciale" calcext:value-type="string">
            <text:p>monofacciale</text:p>
          </table:table-cell>
          <table:table-cell table:formula="of:=VLOOKUP([.$B67];['Raw Data'.$A$2:.$O$1000];[.I$1]; 0)" office:value-type="float" office:value="36" calcext:value-type="float">
            <text:p>36</text:p>
          </table:table-cell>
          <table:table-cell table:formula="of:=VLOOKUP([.$B67];['Raw Data'.$A$2:.$O$1000];[.J$1]; 0)" office:value-type="float" office:value="0" calcext:value-type="float">
            <text:p/>
          </table:table-cell>
          <table:table-cell table:formula="of:=VLOOKUP([.$B67];['Raw Data'.$A$2:.$O$1000];[.K$1]; 0)" office:value-type="float" office:value="0" calcext:value-type="float">
            <text:p/>
          </table:table-cell>
          <table:table-cell table:formula="of:=VLOOKUP([.$B67];['Raw Data'.$A$2:.$O$1000];[.L$1]; 0)" office:value-type="string" office:string-value="via Verdi  n.posti  36  -  monofacciale" calcext:value-type="string">
            <text:p>via Verdi <text:s/>n.posti <text:s/>36 <text:s/>- <text:s/>monofacciale</text:p>
          </table:table-cell>
          <table:table-cell table:formula="of:=VLOOKUP([.$B67];['Raw Data'.$A$2:.$O$1000];[.M$1]; 0)" office:value-type="string" office:string-value="via Verdi  n.posti  36  -  monofacciale" calcext:value-type="string">
            <text:p>via Verdi <text:s/>n.posti <text:s/>36 <text:s/>- <text:s/>monofacciale</text:p>
          </table:table-cell>
          <table:table-cell table:formula="of:=VLOOKUP([.$B67];['Raw Data'.$A$2:.$O$1000];[.N$1]; 0)" office:value-type="string" office:string-value="ZTL" calcext:value-type="string">
            <text:p>ZTL</text:p>
          </table:table-cell>
          <table:table-cell table:formula="of:=VLOOKUP([.$B67];['Raw Data'.$A$2:.$O$1000];[.O$1]; 0)" office:value-type="string" office:string-value="via Verdi" calcext:value-type="string">
            <text:p>via Verdi</text:p>
          </table:table-cell>
          <table:table-cell table:formula="of:=VLOOKUP([.$B67];['Raw Data'.$A$2:.$O$1000];[.P$1]; 0)" office:value-type="string" office:string-value="trento" calcext:value-type="string">
            <text:p>trento</text:p>
          </table:table-cell>
          <table:table-cell table:formula="of:=VLOOKUP([.$B67];['Raw Data'.$A$2:.$O$1000];[.Q$1]; 0)" office:value-type="string" office:string-value="http://example.org/cluster/bikerack30-rastrelliere.29-way80767282" calcext:value-type="string">
            <text:p>http://example.org/cluster/bikerack30-rastrelliere.29-way80767282</text:p>
          </table:table-cell>
          <table:table-cell table:formula="of:=VLOOKUP([.$Q67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31-rastrelliere.28-way80767213</text:p>
          </table:table-cell>
          <table:table-cell table:style-name="ce7" office:value-type="string" calcext:value-type="string">
            <text:p>http://example.org/resource/crowdsourcing-bikeracks-2018-02/bikerack31</text:p>
          </table:table-cell>
          <table:table-cell table:style-name="ce12"/>
          <table:table-cell table:formula="of:=VLOOKUP([.$B68];['Raw Data'.$A$2:.$O$1000];[.D$1]; 0)" office:value-type="string" office:string-value="POINT (11.1193849947 46.0666094995)" calcext:value-type="string">
            <text:p>POINT (11.1193849947 46.0666094995)</text:p>
          </table:table-cell>
          <table:table-cell table:formula="of:=VLOOKUP([.$B68];['Raw Data'.$A$2:.$O$1000];[.E$1]; 0)" office:value-type="float" office:value="0" calcext:value-type="float">
            <text:p/>
          </table:table-cell>
          <table:table-cell table:formula="of:=VLOOKUP([.$B68];['Raw Data'.$A$2:.$O$1000];[.F$1]; 0)" office:value-type="float" office:value="0" calcext:value-type="float">
            <text:p/>
          </table:table-cell>
          <table:table-cell table:formula="of:=VLOOKUP([.$B68];['Raw Data'.$A$2:.$O$1000];[.G$1]; 0)" office:value-type="float" office:value="0" calcext:value-type="float">
            <text:p/>
          </table:table-cell>
          <table:table-cell table:formula="of:=VLOOKUP([.$B68];['Raw Data'.$A$2:.$O$1000];[.H$1]; 0)" office:value-type="float" office:value="0" calcext:value-type="float">
            <text:p/>
          </table:table-cell>
          <table:table-cell table:formula="of:=VLOOKUP([.$B68];['Raw Data'.$A$2:.$O$1000];[.I$1]; 0)" office:value-type="float" office:value="0" calcext:value-type="float">
            <text:p/>
          </table:table-cell>
          <table:table-cell table:formula="of:=VLOOKUP([.$B68];['Raw Data'.$A$2:.$O$1000];[.J$1]; 0)" office:value-type="float" office:value="0" calcext:value-type="float">
            <text:p/>
          </table:table-cell>
          <table:table-cell table:formula="of:=VLOOKUP([.$B68];['Raw Data'.$A$2:.$O$1000];[.K$1]; 0)" office:value-type="float" office:value="0" calcext:value-type="float">
            <text:p/>
          </table:table-cell>
          <table:table-cell table:formula="of:=VLOOKUP([.$B68];['Raw Data'.$A$2:.$O$1000];[.L$1]; 0)" office:value-type="float" office:value="0" calcext:value-type="float">
            <text:p/>
          </table:table-cell>
          <table:table-cell table:formula="of:=VLOOKUP([.$B68];['Raw Data'.$A$2:.$O$1000];[.M$1]; 0)" office:value-type="float" office:value="0" calcext:value-type="float">
            <text:p/>
          </table:table-cell>
          <table:table-cell table:formula="of:=VLOOKUP([.$B68];['Raw Data'.$A$2:.$O$1000];[.N$1]; 0)" office:value-type="float" office:value="0" calcext:value-type="float">
            <text:p/>
          </table:table-cell>
          <table:table-cell table:formula="of:=VLOOKUP([.$B68];['Raw Data'.$A$2:.$O$1000];[.O$1]; 0)" office:value-type="float" office:value="0" calcext:value-type="float">
            <text:p/>
          </table:table-cell>
          <table:table-cell table:formula="of:=VLOOKUP([.$B68];['Raw Data'.$A$2:.$O$1000];[.P$1]; 0)" office:value-type="string" office:string-value="qrowd" calcext:value-type="string">
            <text:p>qrowd</text:p>
          </table:table-cell>
          <table:table-cell table:formula="of:=VLOOKUP([.$B68];['Raw Data'.$A$2:.$O$1000];[.Q$1]; 0)" office:value-type="string" office:string-value="http://example.org/cluster/bikerack31-rastrelliere.28-way80767213" calcext:value-type="string">
            <text:p>http://example.org/cluster/bikerack31-rastrelliere.28-way80767213</text:p>
          </table:table-cell>
          <table:table-cell table:formula="of:=VLOOKUP([.$Q68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way80767213</text:p>
          </table:table-cell>
          <table:table-cell/>
          <table:table-cell table:formula="of:=VLOOKUP([.$B69];['Raw Data'.$A$2:.$O$1000];[.D$1]; 0)" office:value-type="string" office:string-value="POLYGON((11.1192068 46.0665953,11.1194802 46.0666246,11.1194833 46.066611,11.1192099 46.0665817,11.1192068 46.0665953))" calcext:value-type="string">
            <text:p>POLYGON((11.1192068 46.0665953,11.1194802 46.0666246,11.1194833 46.066611,11.1192099 46.0665817,11.1192068 46.0665953))</text:p>
          </table:table-cell>
          <table:table-cell table:formula="of:=VLOOKUP([.$B69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69];['Raw Data'.$A$2:.$O$1000];[.F$1]; 0)" office:value-type="string" office:string-value="2014-06-26T17:53:26" calcext:value-type="string">
            <text:p>2014-06-26T17:53:26</text:p>
          </table:table-cell>
          <table:table-cell table:formula="of:=VLOOKUP([.$B69];['Raw Data'.$A$2:.$O$1000];[.G$1]; 0)" office:value-type="float" office:value="0" calcext:value-type="float">
            <text:p/>
          </table:table-cell>
          <table:table-cell table:formula="of:=VLOOKUP([.$B69];['Raw Data'.$A$2:.$O$1000];[.H$1]; 0)" office:value-type="float" office:value="0" calcext:value-type="float">
            <text:p/>
          </table:table-cell>
          <table:table-cell table:formula="of:=VLOOKUP([.$B69];['Raw Data'.$A$2:.$O$1000];[.I$1]; 0)" office:value-type="float" office:value="0" calcext:value-type="float">
            <text:p/>
          </table:table-cell>
          <table:table-cell table:formula="of:=VLOOKUP([.$B69];['Raw Data'.$A$2:.$O$1000];[.J$1]; 0)" office:value-type="float" office:value="0" calcext:value-type="float">
            <text:p/>
          </table:table-cell>
          <table:table-cell table:formula="of:=VLOOKUP([.$B69];['Raw Data'.$A$2:.$O$1000];[.K$1]; 0)" office:value-type="float" office:value="0" calcext:value-type="float">
            <text:p/>
          </table:table-cell>
          <table:table-cell table:formula="of:=VLOOKUP([.$B69];['Raw Data'.$A$2:.$O$1000];[.L$1]; 0)" office:value-type="float" office:value="0" calcext:value-type="float">
            <text:p/>
          </table:table-cell>
          <table:table-cell table:formula="of:=VLOOKUP([.$B69];['Raw Data'.$A$2:.$O$1000];[.M$1]; 0)" office:value-type="float" office:value="0" calcext:value-type="float">
            <text:p/>
          </table:table-cell>
          <table:table-cell table:formula="of:=VLOOKUP([.$B69];['Raw Data'.$A$2:.$O$1000];[.N$1]; 0)" office:value-type="float" office:value="0" calcext:value-type="float">
            <text:p/>
          </table:table-cell>
          <table:table-cell table:formula="of:=VLOOKUP([.$B69];['Raw Data'.$A$2:.$O$1000];[.O$1]; 0)" office:value-type="float" office:value="0" calcext:value-type="float">
            <text:p/>
          </table:table-cell>
          <table:table-cell table:formula="of:=VLOOKUP([.$B69];['Raw Data'.$A$2:.$O$1000];[.P$1]; 0)" office:value-type="string" office:string-value="osm" calcext:value-type="string">
            <text:p>osm</text:p>
          </table:table-cell>
          <table:table-cell table:formula="of:=VLOOKUP([.$B69];['Raw Data'.$A$2:.$O$1000];[.Q$1]; 0)" office:value-type="string" office:string-value="http://example.org/cluster/bikerack31-rastrelliere.28-way80767213" calcext:value-type="string">
            <text:p>http://example.org/cluster/bikerack31-rastrelliere.28-way80767213</text:p>
          </table:table-cell>
          <table:table-cell table:formula="of:=VLOOKUP([.$Q69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8</text:p>
          </table:table-cell>
          <table:table-cell table:style-name="ce14"/>
          <table:table-cell table:formula="of:=VLOOKUP([.$B70];['Raw Data'.$A$2:.$O$1000];[.D$1]; 0)" office:value-type="string" office:string-value="LINESTRING (11.119207626830484 46.06661544527116, 11.11951320685895 46.06664551948941)" calcext:value-type="string">
            <text:p>LINESTRING (11.119207626830484 46.06661544527116, 11.11951320685895 46.06664551948941)</text:p>
          </table:table-cell>
          <table:table-cell table:formula="of:=VLOOKUP([.$B70];['Raw Data'.$A$2:.$O$1000];[.E$1]; 0)" office:value-type="float" office:value="0" calcext:value-type="float">
            <text:p/>
          </table:table-cell>
          <table:table-cell table:formula="of:=VLOOKUP([.$B70];['Raw Data'.$A$2:.$O$1000];[.F$1]; 0)" office:value-type="float" office:value="0" calcext:value-type="float">
            <text:p/>
          </table:table-cell>
          <table:table-cell table:formula="of:=VLOOKUP([.$B70];['Raw Data'.$A$2:.$O$1000];[.G$1]; 0)" office:value-type="float" office:value="0" calcext:value-type="float">
            <text:p/>
          </table:table-cell>
          <table:table-cell table:formula="of:=VLOOKUP([.$B70];['Raw Data'.$A$2:.$O$1000];[.H$1]; 0)" office:value-type="string" office:string-value="monofacciale" calcext:value-type="string">
            <text:p>monofacciale</text:p>
          </table:table-cell>
          <table:table-cell table:formula="of:=VLOOKUP([.$B70];['Raw Data'.$A$2:.$O$1000];[.I$1]; 0)" office:value-type="float" office:value="52" calcext:value-type="float">
            <text:p>52</text:p>
          </table:table-cell>
          <table:table-cell table:formula="of:=VLOOKUP([.$B70];['Raw Data'.$A$2:.$O$1000];[.J$1]; 0)" office:value-type="float" office:value="0" calcext:value-type="float">
            <text:p/>
          </table:table-cell>
          <table:table-cell table:formula="of:=VLOOKUP([.$B70];['Raw Data'.$A$2:.$O$1000];[.K$1]; 0)" office:value-type="float" office:value="0" calcext:value-type="float">
            <text:p/>
          </table:table-cell>
          <table:table-cell table:formula="of:=VLOOKUP([.$B70];['Raw Data'.$A$2:.$O$1000];[.L$1]; 0)" office:value-type="string" office:string-value="via Verdi  n.posti  52  -  monofacciale" calcext:value-type="string">
            <text:p>via Verdi <text:s/>n.posti <text:s/>52 <text:s/>- <text:s/>monofacciale</text:p>
          </table:table-cell>
          <table:table-cell table:formula="of:=VLOOKUP([.$B70];['Raw Data'.$A$2:.$O$1000];[.M$1]; 0)" office:value-type="string" office:string-value="via Verdi  n.posti  52  -  monofacciale" calcext:value-type="string">
            <text:p>via Verdi <text:s/>n.posti <text:s/>52 <text:s/>- <text:s/>monofacciale</text:p>
          </table:table-cell>
          <table:table-cell table:formula="of:=VLOOKUP([.$B70];['Raw Data'.$A$2:.$O$1000];[.N$1]; 0)" office:value-type="string" office:string-value="ZTL" calcext:value-type="string">
            <text:p>ZTL</text:p>
          </table:table-cell>
          <table:table-cell table:formula="of:=VLOOKUP([.$B70];['Raw Data'.$A$2:.$O$1000];[.O$1]; 0)" office:value-type="string" office:string-value="via Verdi" calcext:value-type="string">
            <text:p>via Verdi</text:p>
          </table:table-cell>
          <table:table-cell table:formula="of:=VLOOKUP([.$B70];['Raw Data'.$A$2:.$O$1000];[.P$1]; 0)" office:value-type="string" office:string-value="trento" calcext:value-type="string">
            <text:p>trento</text:p>
          </table:table-cell>
          <table:table-cell table:formula="of:=VLOOKUP([.$B70];['Raw Data'.$A$2:.$O$1000];[.Q$1]; 0)" office:value-type="string" office:string-value="http://example.org/cluster/bikerack31-rastrelliere.28-way80767213" calcext:value-type="string">
            <text:p>http://example.org/cluster/bikerack31-rastrelliere.28-way80767213</text:p>
          </table:table-cell>
          <table:table-cell table:formula="of:=VLOOKUP([.$Q70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32-node1312440679-rastrelliere.27</text:p>
          </table:table-cell>
          <table:table-cell table:style-name="ce7" office:value-type="string" calcext:value-type="string">
            <text:p>http://example.org/resource/crowdsourcing-bikeracks-2018-02/bikerack32</text:p>
          </table:table-cell>
          <table:table-cell table:style-name="ce12"/>
          <table:table-cell table:formula="of:=VLOOKUP([.$B71];['Raw Data'.$A$2:.$O$1000];[.D$1]; 0)" office:value-type="string" office:string-value="POINT (11.1201652146 46.0670909963)" calcext:value-type="string">
            <text:p>POINT (11.1201652146 46.0670909963)</text:p>
          </table:table-cell>
          <table:table-cell table:formula="of:=VLOOKUP([.$B71];['Raw Data'.$A$2:.$O$1000];[.E$1]; 0)" office:value-type="float" office:value="0" calcext:value-type="float">
            <text:p/>
          </table:table-cell>
          <table:table-cell table:formula="of:=VLOOKUP([.$B71];['Raw Data'.$A$2:.$O$1000];[.F$1]; 0)" office:value-type="float" office:value="0" calcext:value-type="float">
            <text:p/>
          </table:table-cell>
          <table:table-cell table:formula="of:=VLOOKUP([.$B71];['Raw Data'.$A$2:.$O$1000];[.G$1]; 0)" office:value-type="float" office:value="0" calcext:value-type="float">
            <text:p/>
          </table:table-cell>
          <table:table-cell table:formula="of:=VLOOKUP([.$B71];['Raw Data'.$A$2:.$O$1000];[.H$1]; 0)" office:value-type="float" office:value="0" calcext:value-type="float">
            <text:p/>
          </table:table-cell>
          <table:table-cell table:formula="of:=VLOOKUP([.$B71];['Raw Data'.$A$2:.$O$1000];[.I$1]; 0)" office:value-type="float" office:value="0" calcext:value-type="float">
            <text:p/>
          </table:table-cell>
          <table:table-cell table:formula="of:=VLOOKUP([.$B71];['Raw Data'.$A$2:.$O$1000];[.J$1]; 0)" office:value-type="float" office:value="0" calcext:value-type="float">
            <text:p/>
          </table:table-cell>
          <table:table-cell table:formula="of:=VLOOKUP([.$B71];['Raw Data'.$A$2:.$O$1000];[.K$1]; 0)" office:value-type="float" office:value="0" calcext:value-type="float">
            <text:p/>
          </table:table-cell>
          <table:table-cell table:formula="of:=VLOOKUP([.$B71];['Raw Data'.$A$2:.$O$1000];[.L$1]; 0)" office:value-type="float" office:value="0" calcext:value-type="float">
            <text:p/>
          </table:table-cell>
          <table:table-cell table:formula="of:=VLOOKUP([.$B71];['Raw Data'.$A$2:.$O$1000];[.M$1]; 0)" office:value-type="float" office:value="0" calcext:value-type="float">
            <text:p/>
          </table:table-cell>
          <table:table-cell table:formula="of:=VLOOKUP([.$B71];['Raw Data'.$A$2:.$O$1000];[.N$1]; 0)" office:value-type="float" office:value="0" calcext:value-type="float">
            <text:p/>
          </table:table-cell>
          <table:table-cell table:formula="of:=VLOOKUP([.$B71];['Raw Data'.$A$2:.$O$1000];[.O$1]; 0)" office:value-type="float" office:value="0" calcext:value-type="float">
            <text:p/>
          </table:table-cell>
          <table:table-cell table:formula="of:=VLOOKUP([.$B71];['Raw Data'.$A$2:.$O$1000];[.P$1]; 0)" office:value-type="string" office:string-value="qrowd" calcext:value-type="string">
            <text:p>qrowd</text:p>
          </table:table-cell>
          <table:table-cell table:formula="of:=VLOOKUP([.$B71];['Raw Data'.$A$2:.$O$1000];[.Q$1]; 0)" office:value-type="string" office:string-value="http://example.org/cluster/bikerack32-node1312440679-rastrelliere.27" calcext:value-type="string">
            <text:p>http://example.org/cluster/bikerack32-node1312440679-rastrelliere.27</text:p>
          </table:table-cell>
          <table:table-cell table:formula="of:=VLOOKUP([.$Q71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12440679</text:p>
          </table:table-cell>
          <table:table-cell/>
          <table:table-cell table:formula="of:=VLOOKUP([.$B72];['Raw Data'.$A$2:.$O$1000];[.D$1]; 0)" office:value-type="string" office:string-value="POINT(11.1201203 46.0670231)" calcext:value-type="string">
            <text:p>POINT(11.1201203 46.0670231)</text:p>
          </table:table-cell>
          <table:table-cell table:formula="of:=VLOOKUP([.$B72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72];['Raw Data'.$A$2:.$O$1000];[.F$1]; 0)" office:value-type="string" office:string-value="2013-04-02T12:13:07" calcext:value-type="string">
            <text:p>2013-04-02T12:13:07</text:p>
          </table:table-cell>
          <table:table-cell table:formula="of:=VLOOKUP([.$B72];['Raw Data'.$A$2:.$O$1000];[.G$1]; 0)" office:value-type="float" office:value="0" calcext:value-type="float">
            <text:p/>
          </table:table-cell>
          <table:table-cell table:formula="of:=VLOOKUP([.$B72];['Raw Data'.$A$2:.$O$1000];[.H$1]; 0)" office:value-type="float" office:value="0" calcext:value-type="float">
            <text:p/>
          </table:table-cell>
          <table:table-cell table:formula="of:=VLOOKUP([.$B72];['Raw Data'.$A$2:.$O$1000];[.I$1]; 0)" office:value-type="float" office:value="0" calcext:value-type="float">
            <text:p/>
          </table:table-cell>
          <table:table-cell table:formula="of:=VLOOKUP([.$B72];['Raw Data'.$A$2:.$O$1000];[.J$1]; 0)" office:value-type="float" office:value="0" calcext:value-type="float">
            <text:p/>
          </table:table-cell>
          <table:table-cell table:formula="of:=VLOOKUP([.$B72];['Raw Data'.$A$2:.$O$1000];[.K$1]; 0)" office:value-type="float" office:value="0" calcext:value-type="float">
            <text:p/>
          </table:table-cell>
          <table:table-cell table:formula="of:=VLOOKUP([.$B72];['Raw Data'.$A$2:.$O$1000];[.L$1]; 0)" office:value-type="float" office:value="0" calcext:value-type="float">
            <text:p/>
          </table:table-cell>
          <table:table-cell table:formula="of:=VLOOKUP([.$B72];['Raw Data'.$A$2:.$O$1000];[.M$1]; 0)" office:value-type="float" office:value="0" calcext:value-type="float">
            <text:p/>
          </table:table-cell>
          <table:table-cell table:formula="of:=VLOOKUP([.$B72];['Raw Data'.$A$2:.$O$1000];[.N$1]; 0)" office:value-type="float" office:value="0" calcext:value-type="float">
            <text:p/>
          </table:table-cell>
          <table:table-cell table:formula="of:=VLOOKUP([.$B72];['Raw Data'.$A$2:.$O$1000];[.O$1]; 0)" office:value-type="float" office:value="0" calcext:value-type="float">
            <text:p/>
          </table:table-cell>
          <table:table-cell table:formula="of:=VLOOKUP([.$B72];['Raw Data'.$A$2:.$O$1000];[.P$1]; 0)" office:value-type="string" office:string-value="osm" calcext:value-type="string">
            <text:p>osm</text:p>
          </table:table-cell>
          <table:table-cell table:formula="of:=VLOOKUP([.$B72];['Raw Data'.$A$2:.$O$1000];[.Q$1]; 0)" office:value-type="string" office:string-value="http://example.org/cluster/bikerack32-node1312440679-rastrelliere.27" calcext:value-type="string">
            <text:p>http://example.org/cluster/bikerack32-node1312440679-rastrelliere.27</text:p>
          </table:table-cell>
          <table:table-cell table:formula="of:=VLOOKUP([.$Q72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7</text:p>
          </table:table-cell>
          <table:table-cell table:style-name="ce14"/>
          <table:table-cell table:formula="of:=VLOOKUP([.$B73];['Raw Data'.$A$2:.$O$1000];[.D$1]; 0)" office:value-type="string" office:string-value="LINESTRING (11.120142518955717 46.067131690307825, 11.12020497465447 46.067134360871705)" calcext:value-type="string">
            <text:p>LINESTRING (11.120142518955717 46.067131690307825, 11.12020497465447 46.067134360871705)</text:p>
          </table:table-cell>
          <table:table-cell table:formula="of:=VLOOKUP([.$B73];['Raw Data'.$A$2:.$O$1000];[.E$1]; 0)" office:value-type="float" office:value="0" calcext:value-type="float">
            <text:p/>
          </table:table-cell>
          <table:table-cell table:formula="of:=VLOOKUP([.$B73];['Raw Data'.$A$2:.$O$1000];[.F$1]; 0)" office:value-type="float" office:value="0" calcext:value-type="float">
            <text:p/>
          </table:table-cell>
          <table:table-cell table:formula="of:=VLOOKUP([.$B73];['Raw Data'.$A$2:.$O$1000];[.G$1]; 0)" office:value-type="float" office:value="0" calcext:value-type="float">
            <text:p/>
          </table:table-cell>
          <table:table-cell table:formula="of:=VLOOKUP([.$B73];['Raw Data'.$A$2:.$O$1000];[.H$1]; 0)" office:value-type="string" office:string-value="monofacciale" calcext:value-type="string">
            <text:p>monofacciale</text:p>
          </table:table-cell>
          <table:table-cell table:formula="of:=VLOOKUP([.$B73];['Raw Data'.$A$2:.$O$1000];[.I$1]; 0)" office:value-type="float" office:value="8" calcext:value-type="float">
            <text:p>8</text:p>
          </table:table-cell>
          <table:table-cell table:formula="of:=VLOOKUP([.$B73];['Raw Data'.$A$2:.$O$1000];[.J$1]; 0)" office:value-type="float" office:value="0" calcext:value-type="float">
            <text:p/>
          </table:table-cell>
          <table:table-cell table:formula="of:=VLOOKUP([.$B73];['Raw Data'.$A$2:.$O$1000];[.K$1]; 0)" office:value-type="float" office:value="0" calcext:value-type="float">
            <text:p/>
          </table:table-cell>
          <table:table-cell table:formula="of:=VLOOKUP([.$B73];['Raw Data'.$A$2:.$O$1000];[.L$1]; 0)" office:value-type="string" office:string-value="via Don Rizzi  n.posti  8  -  monofacciale" calcext:value-type="string">
            <text:p>via Don Rizzi <text:s/>n.posti <text:s/>8 <text:s/>- <text:s/>monofacciale</text:p>
          </table:table-cell>
          <table:table-cell table:formula="of:=VLOOKUP([.$B73];['Raw Data'.$A$2:.$O$1000];[.M$1]; 0)" office:value-type="string" office:string-value="via Don Rizzi  n.posti  8  -  monofacciale" calcext:value-type="string">
            <text:p>via Don Rizzi <text:s/>n.posti <text:s/>8 <text:s/>- <text:s/>monofacciale</text:p>
          </table:table-cell>
          <table:table-cell table:formula="of:=VLOOKUP([.$B73];['Raw Data'.$A$2:.$O$1000];[.N$1]; 0)" office:value-type="string" office:string-value="ZTL" calcext:value-type="string">
            <text:p>ZTL</text:p>
          </table:table-cell>
          <table:table-cell table:formula="of:=VLOOKUP([.$B73];['Raw Data'.$A$2:.$O$1000];[.O$1]; 0)" office:value-type="string" office:string-value="via Don Rizzi" calcext:value-type="string">
            <text:p>via Don Rizzi</text:p>
          </table:table-cell>
          <table:table-cell table:formula="of:=VLOOKUP([.$B73];['Raw Data'.$A$2:.$O$1000];[.P$1]; 0)" office:value-type="string" office:string-value="trento" calcext:value-type="string">
            <text:p>trento</text:p>
          </table:table-cell>
          <table:table-cell table:formula="of:=VLOOKUP([.$B73];['Raw Data'.$A$2:.$O$1000];[.Q$1]; 0)" office:value-type="string" office:string-value="http://example.org/cluster/bikerack32-node1312440679-rastrelliere.27" calcext:value-type="string">
            <text:p>http://example.org/cluster/bikerack32-node1312440679-rastrelliere.27</text:p>
          </table:table-cell>
          <table:table-cell table:formula="of:=VLOOKUP([.$Q73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33-node1214597766-node557197356-rastrelliere.25</text:p>
          </table:table-cell>
          <table:table-cell table:style-name="ce7" office:value-type="string" calcext:value-type="string">
            <text:p>http://example.org/resource/crowdsourcing-bikeracks-2018-02/bikerack33</text:p>
          </table:table-cell>
          <table:table-cell table:style-name="ce12"/>
          <table:table-cell table:formula="of:=VLOOKUP([.$B74];['Raw Data'.$A$2:.$O$1000];[.D$1]; 0)" office:value-type="string" office:string-value="POINT (11.1218097912 46.0673798839)" calcext:value-type="string">
            <text:p>POINT (11.1218097912 46.0673798839)</text:p>
          </table:table-cell>
          <table:table-cell table:formula="of:=VLOOKUP([.$B74];['Raw Data'.$A$2:.$O$1000];[.E$1]; 0)" office:value-type="float" office:value="0" calcext:value-type="float">
            <text:p/>
          </table:table-cell>
          <table:table-cell table:formula="of:=VLOOKUP([.$B74];['Raw Data'.$A$2:.$O$1000];[.F$1]; 0)" office:value-type="float" office:value="0" calcext:value-type="float">
            <text:p/>
          </table:table-cell>
          <table:table-cell table:formula="of:=VLOOKUP([.$B74];['Raw Data'.$A$2:.$O$1000];[.G$1]; 0)" office:value-type="float" office:value="0" calcext:value-type="float">
            <text:p/>
          </table:table-cell>
          <table:table-cell table:formula="of:=VLOOKUP([.$B74];['Raw Data'.$A$2:.$O$1000];[.H$1]; 0)" office:value-type="float" office:value="0" calcext:value-type="float">
            <text:p/>
          </table:table-cell>
          <table:table-cell table:formula="of:=VLOOKUP([.$B74];['Raw Data'.$A$2:.$O$1000];[.I$1]; 0)" office:value-type="float" office:value="0" calcext:value-type="float">
            <text:p/>
          </table:table-cell>
          <table:table-cell table:formula="of:=VLOOKUP([.$B74];['Raw Data'.$A$2:.$O$1000];[.J$1]; 0)" office:value-type="float" office:value="0" calcext:value-type="float">
            <text:p/>
          </table:table-cell>
          <table:table-cell table:formula="of:=VLOOKUP([.$B74];['Raw Data'.$A$2:.$O$1000];[.K$1]; 0)" office:value-type="float" office:value="0" calcext:value-type="float">
            <text:p/>
          </table:table-cell>
          <table:table-cell table:formula="of:=VLOOKUP([.$B74];['Raw Data'.$A$2:.$O$1000];[.L$1]; 0)" office:value-type="float" office:value="0" calcext:value-type="float">
            <text:p/>
          </table:table-cell>
          <table:table-cell table:formula="of:=VLOOKUP([.$B74];['Raw Data'.$A$2:.$O$1000];[.M$1]; 0)" office:value-type="float" office:value="0" calcext:value-type="float">
            <text:p/>
          </table:table-cell>
          <table:table-cell table:formula="of:=VLOOKUP([.$B74];['Raw Data'.$A$2:.$O$1000];[.N$1]; 0)" office:value-type="float" office:value="0" calcext:value-type="float">
            <text:p/>
          </table:table-cell>
          <table:table-cell table:formula="of:=VLOOKUP([.$B74];['Raw Data'.$A$2:.$O$1000];[.O$1]; 0)" office:value-type="float" office:value="0" calcext:value-type="float">
            <text:p/>
          </table:table-cell>
          <table:table-cell table:formula="of:=VLOOKUP([.$B74];['Raw Data'.$A$2:.$O$1000];[.P$1]; 0)" office:value-type="string" office:string-value="qrowd" calcext:value-type="string">
            <text:p>qrowd</text:p>
          </table:table-cell>
          <table:table-cell table:formula="of:=VLOOKUP([.$B74];['Raw Data'.$A$2:.$O$1000];[.Q$1]; 0)" office:value-type="string" office:string-value="http://example.org/cluster/bikerack33-node1214597766-node557197356-rastrelliere.25" calcext:value-type="string">
            <text:p>http://example.org/cluster/bikerack33-node1214597766-node557197356-rastrelliere.25</text:p>
          </table:table-cell>
          <table:table-cell table:formula="of:=VLOOKUP([.$Q74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214597766</text:p>
          </table:table-cell>
          <table:table-cell/>
          <table:table-cell table:formula="of:=VLOOKUP([.$B75];['Raw Data'.$A$2:.$O$1000];[.D$1]; 0)" office:value-type="string" office:string-value="POINT(11.1218211 46.0674085)" calcext:value-type="string">
            <text:p>POINT(11.1218211 46.0674085)</text:p>
          </table:table-cell>
          <table:table-cell table:formula="of:=VLOOKUP([.$B75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75];['Raw Data'.$A$2:.$O$1000];[.F$1]; 0)" office:value-type="string" office:string-value="2011-03-23T10:49:08" calcext:value-type="string">
            <text:p>2011-03-23T10:49:08</text:p>
          </table:table-cell>
          <table:table-cell table:formula="of:=VLOOKUP([.$B75];['Raw Data'.$A$2:.$O$1000];[.G$1]; 0)" office:value-type="float" office:value="0" calcext:value-type="float">
            <text:p/>
          </table:table-cell>
          <table:table-cell table:formula="of:=VLOOKUP([.$B75];['Raw Data'.$A$2:.$O$1000];[.H$1]; 0)" office:value-type="float" office:value="0" calcext:value-type="float">
            <text:p/>
          </table:table-cell>
          <table:table-cell table:formula="of:=VLOOKUP([.$B75];['Raw Data'.$A$2:.$O$1000];[.I$1]; 0)" office:value-type="float" office:value="0" calcext:value-type="float">
            <text:p/>
          </table:table-cell>
          <table:table-cell table:formula="of:=VLOOKUP([.$B75];['Raw Data'.$A$2:.$O$1000];[.J$1]; 0)" office:value-type="float" office:value="0" calcext:value-type="float">
            <text:p/>
          </table:table-cell>
          <table:table-cell table:formula="of:=VLOOKUP([.$B75];['Raw Data'.$A$2:.$O$1000];[.K$1]; 0)" office:value-type="float" office:value="0" calcext:value-type="float">
            <text:p/>
          </table:table-cell>
          <table:table-cell table:formula="of:=VLOOKUP([.$B75];['Raw Data'.$A$2:.$O$1000];[.L$1]; 0)" office:value-type="float" office:value="0" calcext:value-type="float">
            <text:p/>
          </table:table-cell>
          <table:table-cell table:formula="of:=VLOOKUP([.$B75];['Raw Data'.$A$2:.$O$1000];[.M$1]; 0)" office:value-type="float" office:value="0" calcext:value-type="float">
            <text:p/>
          </table:table-cell>
          <table:table-cell table:formula="of:=VLOOKUP([.$B75];['Raw Data'.$A$2:.$O$1000];[.N$1]; 0)" office:value-type="float" office:value="0" calcext:value-type="float">
            <text:p/>
          </table:table-cell>
          <table:table-cell table:formula="of:=VLOOKUP([.$B75];['Raw Data'.$A$2:.$O$1000];[.O$1]; 0)" office:value-type="float" office:value="0" calcext:value-type="float">
            <text:p/>
          </table:table-cell>
          <table:table-cell table:formula="of:=VLOOKUP([.$B75];['Raw Data'.$A$2:.$O$1000];[.P$1]; 0)" office:value-type="string" office:string-value="osm" calcext:value-type="string">
            <text:p>osm</text:p>
          </table:table-cell>
          <table:table-cell table:formula="of:=VLOOKUP([.$B75];['Raw Data'.$A$2:.$O$1000];[.Q$1]; 0)" office:value-type="string" office:string-value="http://example.org/cluster/bikerack33-node1214597766-node557197356-rastrelliere.25" calcext:value-type="string">
            <text:p>http://example.org/cluster/bikerack33-node1214597766-node557197356-rastrelliere.25</text:p>
          </table:table-cell>
          <table:table-cell table:formula="of:=VLOOKUP([.$Q75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557197356</text:p>
          </table:table-cell>
          <table:table-cell/>
          <table:table-cell table:formula="of:=VLOOKUP([.$B76];['Raw Data'.$A$2:.$O$1000];[.D$1]; 0)" office:value-type="string" office:string-value="POINT(11.1218248 46.067556)" calcext:value-type="string">
            <text:p>POINT(11.1218248 46.067556)</text:p>
          </table:table-cell>
          <table:table-cell table:formula="of:=VLOOKUP([.$B76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76];['Raw Data'.$A$2:.$O$1000];[.F$1]; 0)" office:value-type="string" office:string-value="2010-09-24T21:21:34" calcext:value-type="string">
            <text:p>2010-09-24T21:21:34</text:p>
          </table:table-cell>
          <table:table-cell table:formula="of:=VLOOKUP([.$B76];['Raw Data'.$A$2:.$O$1000];[.G$1]; 0)" office:value-type="float" office:value="0" calcext:value-type="float">
            <text:p/>
          </table:table-cell>
          <table:table-cell table:formula="of:=VLOOKUP([.$B76];['Raw Data'.$A$2:.$O$1000];[.H$1]; 0)" office:value-type="float" office:value="0" calcext:value-type="float">
            <text:p/>
          </table:table-cell>
          <table:table-cell table:formula="of:=VLOOKUP([.$B76];['Raw Data'.$A$2:.$O$1000];[.I$1]; 0)" office:value-type="float" office:value="0" calcext:value-type="float">
            <text:p/>
          </table:table-cell>
          <table:table-cell table:formula="of:=VLOOKUP([.$B76];['Raw Data'.$A$2:.$O$1000];[.J$1]; 0)" office:value-type="float" office:value="0" calcext:value-type="float">
            <text:p/>
          </table:table-cell>
          <table:table-cell table:formula="of:=VLOOKUP([.$B76];['Raw Data'.$A$2:.$O$1000];[.K$1]; 0)" office:value-type="float" office:value="0" calcext:value-type="float">
            <text:p/>
          </table:table-cell>
          <table:table-cell table:formula="of:=VLOOKUP([.$B76];['Raw Data'.$A$2:.$O$1000];[.L$1]; 0)" office:value-type="float" office:value="0" calcext:value-type="float">
            <text:p/>
          </table:table-cell>
          <table:table-cell table:formula="of:=VLOOKUP([.$B76];['Raw Data'.$A$2:.$O$1000];[.M$1]; 0)" office:value-type="float" office:value="0" calcext:value-type="float">
            <text:p/>
          </table:table-cell>
          <table:table-cell table:formula="of:=VLOOKUP([.$B76];['Raw Data'.$A$2:.$O$1000];[.N$1]; 0)" office:value-type="float" office:value="0" calcext:value-type="float">
            <text:p/>
          </table:table-cell>
          <table:table-cell table:formula="of:=VLOOKUP([.$B76];['Raw Data'.$A$2:.$O$1000];[.O$1]; 0)" office:value-type="float" office:value="0" calcext:value-type="float">
            <text:p/>
          </table:table-cell>
          <table:table-cell table:formula="of:=VLOOKUP([.$B76];['Raw Data'.$A$2:.$O$1000];[.P$1]; 0)" office:value-type="string" office:string-value="osm" calcext:value-type="string">
            <text:p>osm</text:p>
          </table:table-cell>
          <table:table-cell table:formula="of:=VLOOKUP([.$B76];['Raw Data'.$A$2:.$O$1000];[.Q$1]; 0)" office:value-type="string" office:string-value="http://example.org/cluster/bikerack33-node1214597766-node557197356-rastrelliere.25" calcext:value-type="string">
            <text:p>http://example.org/cluster/bikerack33-node1214597766-node557197356-rastrelliere.25</text:p>
          </table:table-cell>
          <table:table-cell table:formula="of:=VLOOKUP([.$Q76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5</text:p>
          </table:table-cell>
          <table:table-cell table:style-name="ce14"/>
          <table:table-cell table:formula="of:=VLOOKUP([.$B77];['Raw Data'.$A$2:.$O$1000];[.D$1]; 0)" office:value-type="string" office:string-value="LINESTRING (11.121813461679565 46.0675206487569, 11.121841608140079 46.067393749353926)" calcext:value-type="string">
            <text:p>LINESTRING (11.121813461679565 46.0675206487569, 11.121841608140079 46.067393749353926)</text:p>
          </table:table-cell>
          <table:table-cell table:formula="of:=VLOOKUP([.$B77];['Raw Data'.$A$2:.$O$1000];[.E$1]; 0)" office:value-type="float" office:value="0" calcext:value-type="float">
            <text:p/>
          </table:table-cell>
          <table:table-cell table:formula="of:=VLOOKUP([.$B77];['Raw Data'.$A$2:.$O$1000];[.F$1]; 0)" office:value-type="float" office:value="0" calcext:value-type="float">
            <text:p/>
          </table:table-cell>
          <table:table-cell table:formula="of:=VLOOKUP([.$B77];['Raw Data'.$A$2:.$O$1000];[.G$1]; 0)" office:value-type="float" office:value="0" calcext:value-type="float">
            <text:p/>
          </table:table-cell>
          <table:table-cell table:formula="of:=VLOOKUP([.$B77];['Raw Data'.$A$2:.$O$1000];[.H$1]; 0)" office:value-type="string" office:string-value="monofacciale" calcext:value-type="string">
            <text:p>monofacciale</text:p>
          </table:table-cell>
          <table:table-cell table:formula="of:=VLOOKUP([.$B77];['Raw Data'.$A$2:.$O$1000];[.I$1]; 0)" office:value-type="float" office:value="20" calcext:value-type="float">
            <text:p>20</text:p>
          </table:table-cell>
          <table:table-cell table:formula="of:=VLOOKUP([.$B77];['Raw Data'.$A$2:.$O$1000];[.J$1]; 0)" office:value-type="float" office:value="0" calcext:value-type="float">
            <text:p/>
          </table:table-cell>
          <table:table-cell table:formula="of:=VLOOKUP([.$B77];['Raw Data'.$A$2:.$O$1000];[.K$1]; 0)" office:value-type="float" office:value="0" calcext:value-type="float">
            <text:p/>
          </table:table-cell>
          <table:table-cell table:formula="of:=VLOOKUP([.$B77];['Raw Data'.$A$2:.$O$1000];[.L$1]; 0)" office:value-type="string" office:string-value="piazza del Duomo  n.posti  20  -  monofacciale" calcext:value-type="string">
            <text:p>piazza del Duomo <text:s/>n.posti <text:s/>20 <text:s/>- <text:s/>monofacciale</text:p>
          </table:table-cell>
          <table:table-cell table:formula="of:=VLOOKUP([.$B77];['Raw Data'.$A$2:.$O$1000];[.M$1]; 0)" office:value-type="string" office:string-value="piazza del Duomo  n.posti  20  -  monofacciale" calcext:value-type="string">
            <text:p>piazza del Duomo <text:s/>n.posti <text:s/>20 <text:s/>- <text:s/>monofacciale</text:p>
          </table:table-cell>
          <table:table-cell table:formula="of:=VLOOKUP([.$B77];['Raw Data'.$A$2:.$O$1000];[.N$1]; 0)" office:value-type="string" office:string-value="ZTL" calcext:value-type="string">
            <text:p>ZTL</text:p>
          </table:table-cell>
          <table:table-cell table:formula="of:=VLOOKUP([.$B77];['Raw Data'.$A$2:.$O$1000];[.O$1]; 0)" office:value-type="string" office:string-value="piazza del Duomo" calcext:value-type="string">
            <text:p>piazza del Duomo</text:p>
          </table:table-cell>
          <table:table-cell table:formula="of:=VLOOKUP([.$B77];['Raw Data'.$A$2:.$O$1000];[.P$1]; 0)" office:value-type="string" office:string-value="trento" calcext:value-type="string">
            <text:p>trento</text:p>
          </table:table-cell>
          <table:table-cell table:formula="of:=VLOOKUP([.$B77];['Raw Data'.$A$2:.$O$1000];[.Q$1]; 0)" office:value-type="string" office:string-value="http://example.org/cluster/bikerack33-node1214597766-node557197356-rastrelliere.25" calcext:value-type="string">
            <text:p>http://example.org/cluster/bikerack33-node1214597766-node557197356-rastrelliere.25</text:p>
          </table:table-cell>
          <table:table-cell table:formula="of:=VLOOKUP([.$Q77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34-node560584081-rastrelliere.15</text:p>
          </table:table-cell>
          <table:table-cell table:style-name="ce7" office:value-type="string" calcext:value-type="string">
            <text:p>http://example.org/resource/crowdsourcing-bikeracks-2018-02/bikerack34</text:p>
          </table:table-cell>
          <table:table-cell table:style-name="ce12"/>
          <table:table-cell table:formula="of:=VLOOKUP([.$B78];['Raw Data'.$A$2:.$O$1000];[.D$1]; 0)" office:value-type="string" office:string-value="POINT (11.1193635627 46.0688038833)" calcext:value-type="string">
            <text:p>POINT (11.1193635627 46.0688038833)</text:p>
          </table:table-cell>
          <table:table-cell table:formula="of:=VLOOKUP([.$B78];['Raw Data'.$A$2:.$O$1000];[.E$1]; 0)" office:value-type="float" office:value="0" calcext:value-type="float">
            <text:p/>
          </table:table-cell>
          <table:table-cell table:formula="of:=VLOOKUP([.$B78];['Raw Data'.$A$2:.$O$1000];[.F$1]; 0)" office:value-type="float" office:value="0" calcext:value-type="float">
            <text:p/>
          </table:table-cell>
          <table:table-cell table:formula="of:=VLOOKUP([.$B78];['Raw Data'.$A$2:.$O$1000];[.G$1]; 0)" office:value-type="float" office:value="0" calcext:value-type="float">
            <text:p/>
          </table:table-cell>
          <table:table-cell table:formula="of:=VLOOKUP([.$B78];['Raw Data'.$A$2:.$O$1000];[.H$1]; 0)" office:value-type="float" office:value="0" calcext:value-type="float">
            <text:p/>
          </table:table-cell>
          <table:table-cell table:formula="of:=VLOOKUP([.$B78];['Raw Data'.$A$2:.$O$1000];[.I$1]; 0)" office:value-type="float" office:value="0" calcext:value-type="float">
            <text:p/>
          </table:table-cell>
          <table:table-cell table:formula="of:=VLOOKUP([.$B78];['Raw Data'.$A$2:.$O$1000];[.J$1]; 0)" office:value-type="float" office:value="0" calcext:value-type="float">
            <text:p/>
          </table:table-cell>
          <table:table-cell table:formula="of:=VLOOKUP([.$B78];['Raw Data'.$A$2:.$O$1000];[.K$1]; 0)" office:value-type="float" office:value="0" calcext:value-type="float">
            <text:p/>
          </table:table-cell>
          <table:table-cell table:formula="of:=VLOOKUP([.$B78];['Raw Data'.$A$2:.$O$1000];[.L$1]; 0)" office:value-type="float" office:value="0" calcext:value-type="float">
            <text:p/>
          </table:table-cell>
          <table:table-cell table:formula="of:=VLOOKUP([.$B78];['Raw Data'.$A$2:.$O$1000];[.M$1]; 0)" office:value-type="float" office:value="0" calcext:value-type="float">
            <text:p/>
          </table:table-cell>
          <table:table-cell table:formula="of:=VLOOKUP([.$B78];['Raw Data'.$A$2:.$O$1000];[.N$1]; 0)" office:value-type="float" office:value="0" calcext:value-type="float">
            <text:p/>
          </table:table-cell>
          <table:table-cell table:formula="of:=VLOOKUP([.$B78];['Raw Data'.$A$2:.$O$1000];[.O$1]; 0)" office:value-type="float" office:value="0" calcext:value-type="float">
            <text:p/>
          </table:table-cell>
          <table:table-cell table:formula="of:=VLOOKUP([.$B78];['Raw Data'.$A$2:.$O$1000];[.P$1]; 0)" office:value-type="string" office:string-value="qrowd" calcext:value-type="string">
            <text:p>qrowd</text:p>
          </table:table-cell>
          <table:table-cell table:formula="of:=VLOOKUP([.$B78];['Raw Data'.$A$2:.$O$1000];[.Q$1]; 0)" office:value-type="string" office:string-value="http://example.org/cluster/bikerack34-node560584081-rastrelliere.15" calcext:value-type="string">
            <text:p>http://example.org/cluster/bikerack34-node560584081-rastrelliere.15</text:p>
          </table:table-cell>
          <table:table-cell table:formula="of:=VLOOKUP([.$Q78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560584081</text:p>
          </table:table-cell>
          <table:table-cell/>
          <table:table-cell table:formula="of:=VLOOKUP([.$B79];['Raw Data'.$A$2:.$O$1000];[.D$1]; 0)" office:value-type="string" office:string-value="POINT(11.1195098 46.0687528)" calcext:value-type="string">
            <text:p>POINT(11.1195098 46.0687528)</text:p>
          </table:table-cell>
          <table:table-cell table:formula="of:=VLOOKUP([.$B79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79];['Raw Data'.$A$2:.$O$1000];[.F$1]; 0)" office:value-type="string" office:string-value="2015-10-15T20:28:03" calcext:value-type="string">
            <text:p>2015-10-15T20:28:03</text:p>
          </table:table-cell>
          <table:table-cell table:formula="of:=VLOOKUP([.$B79];['Raw Data'.$A$2:.$O$1000];[.G$1]; 0)" office:value-type="float" office:value="0" calcext:value-type="float">
            <text:p/>
          </table:table-cell>
          <table:table-cell table:formula="of:=VLOOKUP([.$B79];['Raw Data'.$A$2:.$O$1000];[.H$1]; 0)" office:value-type="float" office:value="0" calcext:value-type="float">
            <text:p/>
          </table:table-cell>
          <table:table-cell table:formula="of:=VLOOKUP([.$B79];['Raw Data'.$A$2:.$O$1000];[.I$1]; 0)" office:value-type="float" office:value="21" calcext:value-type="float">
            <text:p>21</text:p>
          </table:table-cell>
          <table:table-cell table:formula="of:=VLOOKUP([.$B79];['Raw Data'.$A$2:.$O$1000];[.J$1]; 0)" office:value-type="float" office:value="0" calcext:value-type="float">
            <text:p/>
          </table:table-cell>
          <table:table-cell table:formula="of:=VLOOKUP([.$B79];['Raw Data'.$A$2:.$O$1000];[.K$1]; 0)" office:value-type="float" office:value="0" calcext:value-type="float">
            <text:p/>
          </table:table-cell>
          <table:table-cell table:formula="of:=VLOOKUP([.$B79];['Raw Data'.$A$2:.$O$1000];[.L$1]; 0)" office:value-type="float" office:value="0" calcext:value-type="float">
            <text:p/>
          </table:table-cell>
          <table:table-cell table:formula="of:=VLOOKUP([.$B79];['Raw Data'.$A$2:.$O$1000];[.M$1]; 0)" office:value-type="float" office:value="0" calcext:value-type="float">
            <text:p/>
          </table:table-cell>
          <table:table-cell table:formula="of:=VLOOKUP([.$B79];['Raw Data'.$A$2:.$O$1000];[.N$1]; 0)" office:value-type="float" office:value="0" calcext:value-type="float">
            <text:p/>
          </table:table-cell>
          <table:table-cell table:formula="of:=VLOOKUP([.$B79];['Raw Data'.$A$2:.$O$1000];[.O$1]; 0)" office:value-type="float" office:value="0" calcext:value-type="float">
            <text:p/>
          </table:table-cell>
          <table:table-cell table:formula="of:=VLOOKUP([.$B79];['Raw Data'.$A$2:.$O$1000];[.P$1]; 0)" office:value-type="string" office:string-value="osm" calcext:value-type="string">
            <text:p>osm</text:p>
          </table:table-cell>
          <table:table-cell table:formula="of:=VLOOKUP([.$B79];['Raw Data'.$A$2:.$O$1000];[.Q$1]; 0)" office:value-type="string" office:string-value="http://example.org/cluster/bikerack34-node560584081-rastrelliere.15" calcext:value-type="string">
            <text:p>http://example.org/cluster/bikerack34-node560584081-rastrelliere.15</text:p>
          </table:table-cell>
          <table:table-cell table:formula="of:=VLOOKUP([.$Q79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5</text:p>
          </table:table-cell>
          <table:table-cell table:style-name="ce14"/>
          <table:table-cell table:formula="of:=VLOOKUP([.$B80];['Raw Data'.$A$2:.$O$1000];[.D$1]; 0)" office:value-type="string" office:string-value="LINESTRING (11.119421419514838 46.068822432505264, 11.11952072605173 46.06882952594478)" calcext:value-type="string">
            <text:p>LINESTRING (11.119421419514838 46.068822432505264, 11.11952072605173 46.06882952594478)</text:p>
          </table:table-cell>
          <table:table-cell table:formula="of:=VLOOKUP([.$B80];['Raw Data'.$A$2:.$O$1000];[.E$1]; 0)" office:value-type="float" office:value="0" calcext:value-type="float">
            <text:p/>
          </table:table-cell>
          <table:table-cell table:formula="of:=VLOOKUP([.$B80];['Raw Data'.$A$2:.$O$1000];[.F$1]; 0)" office:value-type="float" office:value="0" calcext:value-type="float">
            <text:p/>
          </table:table-cell>
          <table:table-cell table:formula="of:=VLOOKUP([.$B80];['Raw Data'.$A$2:.$O$1000];[.G$1]; 0)" office:value-type="float" office:value="0" calcext:value-type="float">
            <text:p/>
          </table:table-cell>
          <table:table-cell table:formula="of:=VLOOKUP([.$B80];['Raw Data'.$A$2:.$O$1000];[.H$1]; 0)" office:value-type="string" office:string-value="bifacciale" calcext:value-type="string">
            <text:p>bifacciale</text:p>
          </table:table-cell>
          <table:table-cell table:formula="of:=VLOOKUP([.$B80];['Raw Data'.$A$2:.$O$1000];[.I$1]; 0)" office:value-type="float" office:value="24" calcext:value-type="float">
            <text:p>24</text:p>
          </table:table-cell>
          <table:table-cell table:formula="of:=VLOOKUP([.$B80];['Raw Data'.$A$2:.$O$1000];[.J$1]; 0)" office:value-type="float" office:value="0" calcext:value-type="float">
            <text:p/>
          </table:table-cell>
          <table:table-cell table:formula="of:=VLOOKUP([.$B80];['Raw Data'.$A$2:.$O$1000];[.K$1]; 0)" office:value-type="float" office:value="0" calcext:value-type="float">
            <text:p/>
          </table:table-cell>
          <table:table-cell table:formula="of:=VLOOKUP([.$B80];['Raw Data'.$A$2:.$O$1000];[.L$1]; 0)" office:value-type="string" office:string-value="piazza S. Maria Maggiore  n.posti  24  -  bifacciale" calcext:value-type="string">
            <text:p>piazza S. Maria Maggiore <text:s/>n.posti <text:s/>24 <text:s/>- <text:s/>bifacciale</text:p>
          </table:table-cell>
          <table:table-cell table:formula="of:=VLOOKUP([.$B80];['Raw Data'.$A$2:.$O$1000];[.M$1]; 0)" office:value-type="string" office:string-value="piazza S. Maria Maggiore  n.posti  24  -  bifacciale" calcext:value-type="string">
            <text:p>piazza S. Maria Maggiore <text:s/>n.posti <text:s/>24 <text:s/>- <text:s/>bifacciale</text:p>
          </table:table-cell>
          <table:table-cell table:formula="of:=VLOOKUP([.$B80];['Raw Data'.$A$2:.$O$1000];[.N$1]; 0)" office:value-type="string" office:string-value="ZTL" calcext:value-type="string">
            <text:p>ZTL</text:p>
          </table:table-cell>
          <table:table-cell table:formula="of:=VLOOKUP([.$B80];['Raw Data'.$A$2:.$O$1000];[.O$1]; 0)" office:value-type="string" office:string-value="piazza S. Maria Maggiore" calcext:value-type="string">
            <text:p>piazza S. Maria Maggiore</text:p>
          </table:table-cell>
          <table:table-cell table:formula="of:=VLOOKUP([.$B80];['Raw Data'.$A$2:.$O$1000];[.P$1]; 0)" office:value-type="string" office:string-value="trento" calcext:value-type="string">
            <text:p>trento</text:p>
          </table:table-cell>
          <table:table-cell table:formula="of:=VLOOKUP([.$B80];['Raw Data'.$A$2:.$O$1000];[.Q$1]; 0)" office:value-type="string" office:string-value="http://example.org/cluster/bikerack34-node560584081-rastrelliere.15" calcext:value-type="string">
            <text:p>http://example.org/cluster/bikerack34-node560584081-rastrelliere.15</text:p>
          </table:table-cell>
          <table:table-cell table:formula="of:=VLOOKUP([.$Q80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38-node1202027599-rastrelliere.2</text:p>
          </table:table-cell>
          <table:table-cell table:style-name="ce7" office:value-type="string" calcext:value-type="string">
            <text:p>http://example.org/resource/crowdsourcing-bikeracks-2018-02/bikerack38</text:p>
          </table:table-cell>
          <table:table-cell table:style-name="ce12"/>
          <table:table-cell table:formula="of:=VLOOKUP([.$B81];['Raw Data'.$A$2:.$O$1000];[.D$1]; 0)" office:value-type="string" office:string-value="POINT (11.1187184272 46.0697027826)" calcext:value-type="string">
            <text:p>POINT (11.1187184272 46.0697027826)</text:p>
          </table:table-cell>
          <table:table-cell table:formula="of:=VLOOKUP([.$B81];['Raw Data'.$A$2:.$O$1000];[.E$1]; 0)" office:value-type="float" office:value="0" calcext:value-type="float">
            <text:p/>
          </table:table-cell>
          <table:table-cell table:formula="of:=VLOOKUP([.$B81];['Raw Data'.$A$2:.$O$1000];[.F$1]; 0)" office:value-type="float" office:value="0" calcext:value-type="float">
            <text:p/>
          </table:table-cell>
          <table:table-cell table:formula="of:=VLOOKUP([.$B81];['Raw Data'.$A$2:.$O$1000];[.G$1]; 0)" office:value-type="float" office:value="0" calcext:value-type="float">
            <text:p/>
          </table:table-cell>
          <table:table-cell table:formula="of:=VLOOKUP([.$B81];['Raw Data'.$A$2:.$O$1000];[.H$1]; 0)" office:value-type="float" office:value="0" calcext:value-type="float">
            <text:p/>
          </table:table-cell>
          <table:table-cell table:formula="of:=VLOOKUP([.$B81];['Raw Data'.$A$2:.$O$1000];[.I$1]; 0)" office:value-type="float" office:value="0" calcext:value-type="float">
            <text:p/>
          </table:table-cell>
          <table:table-cell table:formula="of:=VLOOKUP([.$B81];['Raw Data'.$A$2:.$O$1000];[.J$1]; 0)" office:value-type="float" office:value="0" calcext:value-type="float">
            <text:p/>
          </table:table-cell>
          <table:table-cell table:formula="of:=VLOOKUP([.$B81];['Raw Data'.$A$2:.$O$1000];[.K$1]; 0)" office:value-type="float" office:value="0" calcext:value-type="float">
            <text:p/>
          </table:table-cell>
          <table:table-cell table:formula="of:=VLOOKUP([.$B81];['Raw Data'.$A$2:.$O$1000];[.L$1]; 0)" office:value-type="float" office:value="0" calcext:value-type="float">
            <text:p/>
          </table:table-cell>
          <table:table-cell table:formula="of:=VLOOKUP([.$B81];['Raw Data'.$A$2:.$O$1000];[.M$1]; 0)" office:value-type="float" office:value="0" calcext:value-type="float">
            <text:p/>
          </table:table-cell>
          <table:table-cell table:formula="of:=VLOOKUP([.$B81];['Raw Data'.$A$2:.$O$1000];[.N$1]; 0)" office:value-type="float" office:value="0" calcext:value-type="float">
            <text:p/>
          </table:table-cell>
          <table:table-cell table:formula="of:=VLOOKUP([.$B81];['Raw Data'.$A$2:.$O$1000];[.O$1]; 0)" office:value-type="float" office:value="0" calcext:value-type="float">
            <text:p/>
          </table:table-cell>
          <table:table-cell table:formula="of:=VLOOKUP([.$B81];['Raw Data'.$A$2:.$O$1000];[.P$1]; 0)" office:value-type="string" office:string-value="qrowd" calcext:value-type="string">
            <text:p>qrowd</text:p>
          </table:table-cell>
          <table:table-cell table:formula="of:=VLOOKUP([.$B81];['Raw Data'.$A$2:.$O$1000];[.Q$1]; 0)" office:value-type="string" office:string-value="http://example.org/cluster/bikerack38-node1202027599-rastrelliere.2" calcext:value-type="string">
            <text:p>http://example.org/cluster/bikerack38-node1202027599-rastrelliere.2</text:p>
          </table:table-cell>
          <table:table-cell table:formula="of:=VLOOKUP([.$Q81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202027599</text:p>
          </table:table-cell>
          <table:table-cell/>
          <table:table-cell table:formula="of:=VLOOKUP([.$B82];['Raw Data'.$A$2:.$O$1000];[.D$1]; 0)" office:value-type="string" office:string-value="POINT(11.118688 46.0696696)" calcext:value-type="string">
            <text:p>POINT(11.118688 46.0696696)</text:p>
          </table:table-cell>
          <table:table-cell table:formula="of:=VLOOKUP([.$B82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82];['Raw Data'.$A$2:.$O$1000];[.F$1]; 0)" office:value-type="string" office:string-value="2011-03-14T20:56:08" calcext:value-type="string">
            <text:p>2011-03-14T20:56:08</text:p>
          </table:table-cell>
          <table:table-cell table:formula="of:=VLOOKUP([.$B82];['Raw Data'.$A$2:.$O$1000];[.G$1]; 0)" office:value-type="float" office:value="0" calcext:value-type="float">
            <text:p/>
          </table:table-cell>
          <table:table-cell table:formula="of:=VLOOKUP([.$B82];['Raw Data'.$A$2:.$O$1000];[.H$1]; 0)" office:value-type="float" office:value="0" calcext:value-type="float">
            <text:p/>
          </table:table-cell>
          <table:table-cell table:formula="of:=VLOOKUP([.$B82];['Raw Data'.$A$2:.$O$1000];[.I$1]; 0)" office:value-type="float" office:value="0" calcext:value-type="float">
            <text:p/>
          </table:table-cell>
          <table:table-cell table:formula="of:=VLOOKUP([.$B82];['Raw Data'.$A$2:.$O$1000];[.J$1]; 0)" office:value-type="float" office:value="0" calcext:value-type="float">
            <text:p/>
          </table:table-cell>
          <table:table-cell table:formula="of:=VLOOKUP([.$B82];['Raw Data'.$A$2:.$O$1000];[.K$1]; 0)" office:value-type="float" office:value="0" calcext:value-type="float">
            <text:p/>
          </table:table-cell>
          <table:table-cell table:formula="of:=VLOOKUP([.$B82];['Raw Data'.$A$2:.$O$1000];[.L$1]; 0)" office:value-type="float" office:value="0" calcext:value-type="float">
            <text:p/>
          </table:table-cell>
          <table:table-cell table:formula="of:=VLOOKUP([.$B82];['Raw Data'.$A$2:.$O$1000];[.M$1]; 0)" office:value-type="float" office:value="0" calcext:value-type="float">
            <text:p/>
          </table:table-cell>
          <table:table-cell table:formula="of:=VLOOKUP([.$B82];['Raw Data'.$A$2:.$O$1000];[.N$1]; 0)" office:value-type="float" office:value="0" calcext:value-type="float">
            <text:p/>
          </table:table-cell>
          <table:table-cell table:formula="of:=VLOOKUP([.$B82];['Raw Data'.$A$2:.$O$1000];[.O$1]; 0)" office:value-type="float" office:value="0" calcext:value-type="float">
            <text:p/>
          </table:table-cell>
          <table:table-cell table:formula="of:=VLOOKUP([.$B82];['Raw Data'.$A$2:.$O$1000];[.P$1]; 0)" office:value-type="string" office:string-value="osm" calcext:value-type="string">
            <text:p>osm</text:p>
          </table:table-cell>
          <table:table-cell table:formula="of:=VLOOKUP([.$B82];['Raw Data'.$A$2:.$O$1000];[.Q$1]; 0)" office:value-type="string" office:string-value="http://example.org/cluster/bikerack38-node1202027599-rastrelliere.2" calcext:value-type="string">
            <text:p>http://example.org/cluster/bikerack38-node1202027599-rastrelliere.2</text:p>
          </table:table-cell>
          <table:table-cell table:formula="of:=VLOOKUP([.$Q82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</text:p>
          </table:table-cell>
          <table:table-cell table:style-name="ce14"/>
          <table:table-cell table:formula="of:=VLOOKUP([.$B83];['Raw Data'.$A$2:.$O$1000];[.D$1]; 0)" office:value-type="string" office:string-value="LINESTRING (11.118728176085808 46.06963695256799, 11.118705985107002 46.06972799782711)" calcext:value-type="string">
            <text:p>LINESTRING (11.118728176085808 46.06963695256799, 11.118705985107002 46.06972799782711)</text:p>
          </table:table-cell>
          <table:table-cell table:formula="of:=VLOOKUP([.$B83];['Raw Data'.$A$2:.$O$1000];[.E$1]; 0)" office:value-type="float" office:value="0" calcext:value-type="float">
            <text:p/>
          </table:table-cell>
          <table:table-cell table:formula="of:=VLOOKUP([.$B83];['Raw Data'.$A$2:.$O$1000];[.F$1]; 0)" office:value-type="float" office:value="0" calcext:value-type="float">
            <text:p/>
          </table:table-cell>
          <table:table-cell table:formula="of:=VLOOKUP([.$B83];['Raw Data'.$A$2:.$O$1000];[.G$1]; 0)" office:value-type="float" office:value="0" calcext:value-type="float">
            <text:p/>
          </table:table-cell>
          <table:table-cell table:formula="of:=VLOOKUP([.$B83];['Raw Data'.$A$2:.$O$1000];[.H$1]; 0)" office:value-type="string" office:string-value="monofacciale" calcext:value-type="string">
            <text:p>monofacciale</text:p>
          </table:table-cell>
          <table:table-cell table:formula="of:=VLOOKUP([.$B83];['Raw Data'.$A$2:.$O$1000];[.I$1]; 0)" office:value-type="float" office:value="12" calcext:value-type="float">
            <text:p>12</text:p>
          </table:table-cell>
          <table:table-cell table:formula="of:=VLOOKUP([.$B83];['Raw Data'.$A$2:.$O$1000];[.J$1]; 0)" office:value-type="float" office:value="0" calcext:value-type="float">
            <text:p/>
          </table:table-cell>
          <table:table-cell table:formula="of:=VLOOKUP([.$B83];['Raw Data'.$A$2:.$O$1000];[.K$1]; 0)" office:value-type="float" office:value="0" calcext:value-type="float">
            <text:p/>
          </table:table-cell>
          <table:table-cell table:formula="of:=VLOOKUP([.$B83];['Raw Data'.$A$2:.$O$1000];[.L$1]; 0)" office:value-type="string" office:string-value="piazza della Portella  n.posti  12  -  monofacciale" calcext:value-type="string">
            <text:p>piazza della Portella <text:s/>n.posti <text:s/>12 <text:s/>- <text:s/>monofacciale</text:p>
          </table:table-cell>
          <table:table-cell table:formula="of:=VLOOKUP([.$B83];['Raw Data'.$A$2:.$O$1000];[.M$1]; 0)" office:value-type="string" office:string-value="piazza della Portella  n.posti  12  -  monofacciale" calcext:value-type="string">
            <text:p>piazza della Portella <text:s/>n.posti <text:s/>12 <text:s/>- <text:s/>monofacciale</text:p>
          </table:table-cell>
          <table:table-cell table:formula="of:=VLOOKUP([.$B83];['Raw Data'.$A$2:.$O$1000];[.N$1]; 0)" office:value-type="string" office:string-value="ZTL" calcext:value-type="string">
            <text:p>ZTL</text:p>
          </table:table-cell>
          <table:table-cell table:formula="of:=VLOOKUP([.$B83];['Raw Data'.$A$2:.$O$1000];[.O$1]; 0)" office:value-type="string" office:string-value="piazza della Portella" calcext:value-type="string">
            <text:p>piazza della Portella</text:p>
          </table:table-cell>
          <table:table-cell table:formula="of:=VLOOKUP([.$B83];['Raw Data'.$A$2:.$O$1000];[.P$1]; 0)" office:value-type="string" office:string-value="trento" calcext:value-type="string">
            <text:p>trento</text:p>
          </table:table-cell>
          <table:table-cell table:formula="of:=VLOOKUP([.$B83];['Raw Data'.$A$2:.$O$1000];[.Q$1]; 0)" office:value-type="string" office:string-value="http://example.org/cluster/bikerack38-node1202027599-rastrelliere.2" calcext:value-type="string">
            <text:p>http://example.org/cluster/bikerack38-node1202027599-rastrelliere.2</text:p>
          </table:table-cell>
          <table:table-cell table:formula="of:=VLOOKUP([.$Q83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39-rastrelliere.8</text:p>
          </table:table-cell>
          <table:table-cell table:style-name="ce7" office:value-type="string" calcext:value-type="string">
            <text:p>http://example.org/resource/crowdsourcing-bikeracks-2018-02/bikerack39</text:p>
          </table:table-cell>
          <table:table-cell table:style-name="ce12"/>
          <table:table-cell table:formula="of:=VLOOKUP([.$B84];['Raw Data'.$A$2:.$O$1000];[.D$1]; 0)" office:value-type="string" office:string-value="POINT (11.1266606537 46.0705009668)" calcext:value-type="string">
            <text:p>POINT (11.1266606537 46.0705009668)</text:p>
          </table:table-cell>
          <table:table-cell table:formula="of:=VLOOKUP([.$B84];['Raw Data'.$A$2:.$O$1000];[.E$1]; 0)" office:value-type="float" office:value="0" calcext:value-type="float">
            <text:p/>
          </table:table-cell>
          <table:table-cell table:formula="of:=VLOOKUP([.$B84];['Raw Data'.$A$2:.$O$1000];[.F$1]; 0)" office:value-type="float" office:value="0" calcext:value-type="float">
            <text:p/>
          </table:table-cell>
          <table:table-cell table:formula="of:=VLOOKUP([.$B84];['Raw Data'.$A$2:.$O$1000];[.G$1]; 0)" office:value-type="float" office:value="0" calcext:value-type="float">
            <text:p/>
          </table:table-cell>
          <table:table-cell table:formula="of:=VLOOKUP([.$B84];['Raw Data'.$A$2:.$O$1000];[.H$1]; 0)" office:value-type="float" office:value="0" calcext:value-type="float">
            <text:p/>
          </table:table-cell>
          <table:table-cell table:formula="of:=VLOOKUP([.$B84];['Raw Data'.$A$2:.$O$1000];[.I$1]; 0)" office:value-type="float" office:value="0" calcext:value-type="float">
            <text:p/>
          </table:table-cell>
          <table:table-cell table:formula="of:=VLOOKUP([.$B84];['Raw Data'.$A$2:.$O$1000];[.J$1]; 0)" office:value-type="float" office:value="0" calcext:value-type="float">
            <text:p/>
          </table:table-cell>
          <table:table-cell table:formula="of:=VLOOKUP([.$B84];['Raw Data'.$A$2:.$O$1000];[.K$1]; 0)" office:value-type="float" office:value="0" calcext:value-type="float">
            <text:p/>
          </table:table-cell>
          <table:table-cell table:formula="of:=VLOOKUP([.$B84];['Raw Data'.$A$2:.$O$1000];[.L$1]; 0)" office:value-type="float" office:value="0" calcext:value-type="float">
            <text:p/>
          </table:table-cell>
          <table:table-cell table:formula="of:=VLOOKUP([.$B84];['Raw Data'.$A$2:.$O$1000];[.M$1]; 0)" office:value-type="float" office:value="0" calcext:value-type="float">
            <text:p/>
          </table:table-cell>
          <table:table-cell table:formula="of:=VLOOKUP([.$B84];['Raw Data'.$A$2:.$O$1000];[.N$1]; 0)" office:value-type="float" office:value="0" calcext:value-type="float">
            <text:p/>
          </table:table-cell>
          <table:table-cell table:formula="of:=VLOOKUP([.$B84];['Raw Data'.$A$2:.$O$1000];[.O$1]; 0)" office:value-type="float" office:value="0" calcext:value-type="float">
            <text:p/>
          </table:table-cell>
          <table:table-cell table:formula="of:=VLOOKUP([.$B84];['Raw Data'.$A$2:.$O$1000];[.P$1]; 0)" office:value-type="string" office:string-value="qrowd" calcext:value-type="string">
            <text:p>qrowd</text:p>
          </table:table-cell>
          <table:table-cell table:formula="of:=VLOOKUP([.$B84];['Raw Data'.$A$2:.$O$1000];[.Q$1]; 0)" office:value-type="string" office:string-value="http://example.org/cluster/bikerack39-rastrelliere.8" calcext:value-type="string">
            <text:p>http://example.org/cluster/bikerack39-rastrelliere.8</text:p>
          </table:table-cell>
          <table:table-cell table:formula="of:=VLOOKUP([.$Q84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8</text:p>
          </table:table-cell>
          <table:table-cell table:style-name="ce14"/>
          <table:table-cell table:formula="of:=VLOOKUP([.$B85];['Raw Data'.$A$2:.$O$1000];[.D$1]; 0)" office:value-type="string" office:string-value="LINESTRING (11.126645594271388 46.07049639512028, 11.126682150737974 46.070493161579215)" calcext:value-type="string">
            <text:p>LINESTRING (11.126645594271388 46.07049639512028, 11.126682150737974 46.070493161579215)</text:p>
          </table:table-cell>
          <table:table-cell table:formula="of:=VLOOKUP([.$B85];['Raw Data'.$A$2:.$O$1000];[.E$1]; 0)" office:value-type="float" office:value="0" calcext:value-type="float">
            <text:p/>
          </table:table-cell>
          <table:table-cell table:formula="of:=VLOOKUP([.$B85];['Raw Data'.$A$2:.$O$1000];[.F$1]; 0)" office:value-type="float" office:value="0" calcext:value-type="float">
            <text:p/>
          </table:table-cell>
          <table:table-cell table:formula="of:=VLOOKUP([.$B85];['Raw Data'.$A$2:.$O$1000];[.G$1]; 0)" office:value-type="float" office:value="0" calcext:value-type="float">
            <text:p/>
          </table:table-cell>
          <table:table-cell table:formula="of:=VLOOKUP([.$B85];['Raw Data'.$A$2:.$O$1000];[.H$1]; 0)" office:value-type="string" office:string-value="monofacciale" calcext:value-type="string">
            <text:p>monofacciale</text:p>
          </table:table-cell>
          <table:table-cell table:formula="of:=VLOOKUP([.$B85];['Raw Data'.$A$2:.$O$1000];[.I$1]; 0)" office:value-type="float" office:value="4" calcext:value-type="float">
            <text:p>4</text:p>
          </table:table-cell>
          <table:table-cell table:formula="of:=VLOOKUP([.$B85];['Raw Data'.$A$2:.$O$1000];[.J$1]; 0)" office:value-type="float" office:value="0" calcext:value-type="float">
            <text:p/>
          </table:table-cell>
          <table:table-cell table:formula="of:=VLOOKUP([.$B85];['Raw Data'.$A$2:.$O$1000];[.K$1]; 0)" office:value-type="float" office:value="0" calcext:value-type="float">
            <text:p/>
          </table:table-cell>
          <table:table-cell table:formula="of:=VLOOKUP([.$B85];['Raw Data'.$A$2:.$O$1000];[.L$1]; 0)" office:value-type="string" office:string-value="via S. Marco  n.posti  4  -  monofacciale" calcext:value-type="string">
            <text:p>via S. Marco <text:s/>n.posti <text:s/>4 <text:s/>- <text:s/>monofacciale</text:p>
          </table:table-cell>
          <table:table-cell table:formula="of:=VLOOKUP([.$B85];['Raw Data'.$A$2:.$O$1000];[.M$1]; 0)" office:value-type="string" office:string-value="via S. Marco  n.posti  4  -  monofacciale" calcext:value-type="string">
            <text:p>via S. Marco <text:s/>n.posti <text:s/>4 <text:s/>- <text:s/>monofacciale</text:p>
          </table:table-cell>
          <table:table-cell table:formula="of:=VLOOKUP([.$B85];['Raw Data'.$A$2:.$O$1000];[.N$1]; 0)" office:value-type="string" office:string-value="ZTL" calcext:value-type="string">
            <text:p>ZTL</text:p>
          </table:table-cell>
          <table:table-cell table:formula="of:=VLOOKUP([.$B85];['Raw Data'.$A$2:.$O$1000];[.O$1]; 0)" office:value-type="string" office:string-value="via S. Marco" calcext:value-type="string">
            <text:p>via S. Marco</text:p>
          </table:table-cell>
          <table:table-cell table:formula="of:=VLOOKUP([.$B85];['Raw Data'.$A$2:.$O$1000];[.P$1]; 0)" office:value-type="string" office:string-value="trento" calcext:value-type="string">
            <text:p>trento</text:p>
          </table:table-cell>
          <table:table-cell table:formula="of:=VLOOKUP([.$B85];['Raw Data'.$A$2:.$O$1000];[.Q$1]; 0)" office:value-type="string" office:string-value="http://example.org/cluster/bikerack39-rastrelliere.8" calcext:value-type="string">
            <text:p>http://example.org/cluster/bikerack39-rastrelliere.8</text:p>
          </table:table-cell>
          <table:table-cell table:formula="of:=VLOOKUP([.$Q85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4-node1962487950-node1962487951-rastrelliere.12</text:p>
          </table:table-cell>
          <table:table-cell table:style-name="ce7" office:value-type="string" calcext:value-type="string">
            <text:p>http://example.org/resource/crowdsourcing-bikeracks-2018-02/bikerack4</text:p>
          </table:table-cell>
          <table:table-cell table:style-name="ce12"/>
          <table:table-cell table:formula="of:=VLOOKUP([.$B86];['Raw Data'.$A$2:.$O$1000];[.D$1]; 0)" office:value-type="string" office:string-value="POINT (11.1245305078 46.0692045646)" calcext:value-type="string">
            <text:p>POINT (11.1245305078 46.0692045646)</text:p>
          </table:table-cell>
          <table:table-cell table:formula="of:=VLOOKUP([.$B86];['Raw Data'.$A$2:.$O$1000];[.E$1]; 0)" office:value-type="float" office:value="0" calcext:value-type="float">
            <text:p/>
          </table:table-cell>
          <table:table-cell table:formula="of:=VLOOKUP([.$B86];['Raw Data'.$A$2:.$O$1000];[.F$1]; 0)" office:value-type="float" office:value="0" calcext:value-type="float">
            <text:p/>
          </table:table-cell>
          <table:table-cell table:formula="of:=VLOOKUP([.$B86];['Raw Data'.$A$2:.$O$1000];[.G$1]; 0)" office:value-type="float" office:value="0" calcext:value-type="float">
            <text:p/>
          </table:table-cell>
          <table:table-cell table:formula="of:=VLOOKUP([.$B86];['Raw Data'.$A$2:.$O$1000];[.H$1]; 0)" office:value-type="float" office:value="0" calcext:value-type="float">
            <text:p/>
          </table:table-cell>
          <table:table-cell table:formula="of:=VLOOKUP([.$B86];['Raw Data'.$A$2:.$O$1000];[.I$1]; 0)" office:value-type="float" office:value="0" calcext:value-type="float">
            <text:p/>
          </table:table-cell>
          <table:table-cell table:formula="of:=VLOOKUP([.$B86];['Raw Data'.$A$2:.$O$1000];[.J$1]; 0)" office:value-type="float" office:value="0" calcext:value-type="float">
            <text:p/>
          </table:table-cell>
          <table:table-cell table:formula="of:=VLOOKUP([.$B86];['Raw Data'.$A$2:.$O$1000];[.K$1]; 0)" office:value-type="float" office:value="0" calcext:value-type="float">
            <text:p/>
          </table:table-cell>
          <table:table-cell table:formula="of:=VLOOKUP([.$B86];['Raw Data'.$A$2:.$O$1000];[.L$1]; 0)" office:value-type="float" office:value="0" calcext:value-type="float">
            <text:p/>
          </table:table-cell>
          <table:table-cell table:formula="of:=VLOOKUP([.$B86];['Raw Data'.$A$2:.$O$1000];[.M$1]; 0)" office:value-type="float" office:value="0" calcext:value-type="float">
            <text:p/>
          </table:table-cell>
          <table:table-cell table:formula="of:=VLOOKUP([.$B86];['Raw Data'.$A$2:.$O$1000];[.N$1]; 0)" office:value-type="float" office:value="0" calcext:value-type="float">
            <text:p/>
          </table:table-cell>
          <table:table-cell table:formula="of:=VLOOKUP([.$B86];['Raw Data'.$A$2:.$O$1000];[.O$1]; 0)" office:value-type="float" office:value="0" calcext:value-type="float">
            <text:p/>
          </table:table-cell>
          <table:table-cell table:formula="of:=VLOOKUP([.$B86];['Raw Data'.$A$2:.$O$1000];[.P$1]; 0)" office:value-type="string" office:string-value="qrowd" calcext:value-type="string">
            <text:p>qrowd</text:p>
          </table:table-cell>
          <table:table-cell table:formula="of:=VLOOKUP([.$B86];['Raw Data'.$A$2:.$O$1000];[.Q$1]; 0)" office:value-type="string" office:string-value="http://example.org/cluster/bikerack4-node1962487950-node1962487951-rastrelliere.12" calcext:value-type="string">
            <text:p>http://example.org/cluster/bikerack4-node1962487950-node1962487951-rastrelliere.12</text:p>
          </table:table-cell>
          <table:table-cell table:formula="of:=VLOOKUP([.$Q86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962487950</text:p>
          </table:table-cell>
          <table:table-cell/>
          <table:table-cell table:formula="of:=VLOOKUP([.$B87];['Raw Data'.$A$2:.$O$1000];[.D$1]; 0)" office:value-type="string" office:string-value="POINT(11.1245599 46.0691811)" calcext:value-type="string">
            <text:p>POINT(11.1245599 46.0691811)</text:p>
          </table:table-cell>
          <table:table-cell table:formula="of:=VLOOKUP([.$B87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87];['Raw Data'.$A$2:.$O$1000];[.F$1]; 0)" office:value-type="string" office:string-value="2012-10-13T14:37:05" calcext:value-type="string">
            <text:p>2012-10-13T14:37:05</text:p>
          </table:table-cell>
          <table:table-cell table:formula="of:=VLOOKUP([.$B87];['Raw Data'.$A$2:.$O$1000];[.G$1]; 0)" office:value-type="float" office:value="0" calcext:value-type="float">
            <text:p/>
          </table:table-cell>
          <table:table-cell table:formula="of:=VLOOKUP([.$B87];['Raw Data'.$A$2:.$O$1000];[.H$1]; 0)" office:value-type="float" office:value="0" calcext:value-type="float">
            <text:p/>
          </table:table-cell>
          <table:table-cell table:formula="of:=VLOOKUP([.$B87];['Raw Data'.$A$2:.$O$1000];[.I$1]; 0)" office:value-type="float" office:value="4" calcext:value-type="float">
            <text:p>4</text:p>
          </table:table-cell>
          <table:table-cell table:formula="of:=VLOOKUP([.$B87];['Raw Data'.$A$2:.$O$1000];[.J$1]; 0)" office:value-type="float" office:value="0" calcext:value-type="float">
            <text:p/>
          </table:table-cell>
          <table:table-cell table:formula="of:=VLOOKUP([.$B87];['Raw Data'.$A$2:.$O$1000];[.K$1]; 0)" office:value-type="float" office:value="0" calcext:value-type="float">
            <text:p/>
          </table:table-cell>
          <table:table-cell table:formula="of:=VLOOKUP([.$B87];['Raw Data'.$A$2:.$O$1000];[.L$1]; 0)" office:value-type="float" office:value="0" calcext:value-type="float">
            <text:p/>
          </table:table-cell>
          <table:table-cell table:formula="of:=VLOOKUP([.$B87];['Raw Data'.$A$2:.$O$1000];[.M$1]; 0)" office:value-type="float" office:value="0" calcext:value-type="float">
            <text:p/>
          </table:table-cell>
          <table:table-cell table:formula="of:=VLOOKUP([.$B87];['Raw Data'.$A$2:.$O$1000];[.N$1]; 0)" office:value-type="float" office:value="0" calcext:value-type="float">
            <text:p/>
          </table:table-cell>
          <table:table-cell table:formula="of:=VLOOKUP([.$B87];['Raw Data'.$A$2:.$O$1000];[.O$1]; 0)" office:value-type="float" office:value="0" calcext:value-type="float">
            <text:p/>
          </table:table-cell>
          <table:table-cell table:formula="of:=VLOOKUP([.$B87];['Raw Data'.$A$2:.$O$1000];[.P$1]; 0)" office:value-type="string" office:string-value="osm" calcext:value-type="string">
            <text:p>osm</text:p>
          </table:table-cell>
          <table:table-cell table:formula="of:=VLOOKUP([.$B87];['Raw Data'.$A$2:.$O$1000];[.Q$1]; 0)" office:value-type="string" office:string-value="http://example.org/cluster/bikerack4-node1962487950-node1962487951-rastrelliere.12" calcext:value-type="string">
            <text:p>http://example.org/cluster/bikerack4-node1962487950-node1962487951-rastrelliere.12</text:p>
          </table:table-cell>
          <table:table-cell table:formula="of:=VLOOKUP([.$Q87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962487951</text:p>
          </table:table-cell>
          <table:table-cell/>
          <table:table-cell table:formula="of:=VLOOKUP([.$B88];['Raw Data'.$A$2:.$O$1000];[.D$1]; 0)" office:value-type="string" office:string-value="POINT(11.1244596 46.0691813)" calcext:value-type="string">
            <text:p>POINT(11.1244596 46.0691813)</text:p>
          </table:table-cell>
          <table:table-cell table:formula="of:=VLOOKUP([.$B88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88];['Raw Data'.$A$2:.$O$1000];[.F$1]; 0)" office:value-type="string" office:string-value="2012-10-13T14:37:05" calcext:value-type="string">
            <text:p>2012-10-13T14:37:05</text:p>
          </table:table-cell>
          <table:table-cell table:formula="of:=VLOOKUP([.$B88];['Raw Data'.$A$2:.$O$1000];[.G$1]; 0)" office:value-type="float" office:value="0" calcext:value-type="float">
            <text:p/>
          </table:table-cell>
          <table:table-cell table:formula="of:=VLOOKUP([.$B88];['Raw Data'.$A$2:.$O$1000];[.H$1]; 0)" office:value-type="float" office:value="0" calcext:value-type="float">
            <text:p/>
          </table:table-cell>
          <table:table-cell table:formula="of:=VLOOKUP([.$B88];['Raw Data'.$A$2:.$O$1000];[.I$1]; 0)" office:value-type="float" office:value="4" calcext:value-type="float">
            <text:p>4</text:p>
          </table:table-cell>
          <table:table-cell table:formula="of:=VLOOKUP([.$B88];['Raw Data'.$A$2:.$O$1000];[.J$1]; 0)" office:value-type="float" office:value="0" calcext:value-type="float">
            <text:p/>
          </table:table-cell>
          <table:table-cell table:formula="of:=VLOOKUP([.$B88];['Raw Data'.$A$2:.$O$1000];[.K$1]; 0)" office:value-type="float" office:value="0" calcext:value-type="float">
            <text:p/>
          </table:table-cell>
          <table:table-cell table:formula="of:=VLOOKUP([.$B88];['Raw Data'.$A$2:.$O$1000];[.L$1]; 0)" office:value-type="float" office:value="0" calcext:value-type="float">
            <text:p/>
          </table:table-cell>
          <table:table-cell table:formula="of:=VLOOKUP([.$B88];['Raw Data'.$A$2:.$O$1000];[.M$1]; 0)" office:value-type="float" office:value="0" calcext:value-type="float">
            <text:p/>
          </table:table-cell>
          <table:table-cell table:formula="of:=VLOOKUP([.$B88];['Raw Data'.$A$2:.$O$1000];[.N$1]; 0)" office:value-type="float" office:value="0" calcext:value-type="float">
            <text:p/>
          </table:table-cell>
          <table:table-cell table:formula="of:=VLOOKUP([.$B88];['Raw Data'.$A$2:.$O$1000];[.O$1]; 0)" office:value-type="float" office:value="0" calcext:value-type="float">
            <text:p/>
          </table:table-cell>
          <table:table-cell table:formula="of:=VLOOKUP([.$B88];['Raw Data'.$A$2:.$O$1000];[.P$1]; 0)" office:value-type="string" office:string-value="osm" calcext:value-type="string">
            <text:p>osm</text:p>
          </table:table-cell>
          <table:table-cell table:formula="of:=VLOOKUP([.$B88];['Raw Data'.$A$2:.$O$1000];[.Q$1]; 0)" office:value-type="string" office:string-value="http://example.org/cluster/bikerack4-node1962487950-node1962487951-rastrelliere.12" calcext:value-type="string">
            <text:p>http://example.org/cluster/bikerack4-node1962487950-node1962487951-rastrelliere.12</text:p>
          </table:table-cell>
          <table:table-cell table:formula="of:=VLOOKUP([.$Q88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2</text:p>
          </table:table-cell>
          <table:table-cell table:style-name="ce14"/>
          <table:table-cell table:formula="of:=VLOOKUP([.$B89];['Raw Data'.$A$2:.$O$1000];[.D$1]; 0)" office:value-type="string" office:string-value="LINESTRING (11.124457328311863 46.0692950419324, 11.124503243427956 46.069296741188616)" calcext:value-type="string">
            <text:p>LINESTRING (11.124457328311863 46.0692950419324, 11.124503243427956 46.069296741188616)</text:p>
          </table:table-cell>
          <table:table-cell table:formula="of:=VLOOKUP([.$B89];['Raw Data'.$A$2:.$O$1000];[.E$1]; 0)" office:value-type="float" office:value="0" calcext:value-type="float">
            <text:p/>
          </table:table-cell>
          <table:table-cell table:formula="of:=VLOOKUP([.$B89];['Raw Data'.$A$2:.$O$1000];[.F$1]; 0)" office:value-type="float" office:value="0" calcext:value-type="float">
            <text:p/>
          </table:table-cell>
          <table:table-cell table:formula="of:=VLOOKUP([.$B89];['Raw Data'.$A$2:.$O$1000];[.G$1]; 0)" office:value-type="float" office:value="0" calcext:value-type="float">
            <text:p/>
          </table:table-cell>
          <table:table-cell table:formula="of:=VLOOKUP([.$B89];['Raw Data'.$A$2:.$O$1000];[.H$1]; 0)" office:value-type="string" office:string-value="monofacciale" calcext:value-type="string">
            <text:p>monofacciale</text:p>
          </table:table-cell>
          <table:table-cell table:formula="of:=VLOOKUP([.$B89];['Raw Data'.$A$2:.$O$1000];[.I$1]; 0)" office:value-type="float" office:value="4" calcext:value-type="float">
            <text:p>4</text:p>
          </table:table-cell>
          <table:table-cell table:formula="of:=VLOOKUP([.$B89];['Raw Data'.$A$2:.$O$1000];[.J$1]; 0)" office:value-type="float" office:value="0" calcext:value-type="float">
            <text:p/>
          </table:table-cell>
          <table:table-cell table:formula="of:=VLOOKUP([.$B89];['Raw Data'.$A$2:.$O$1000];[.K$1]; 0)" office:value-type="float" office:value="0" calcext:value-type="float">
            <text:p/>
          </table:table-cell>
          <table:table-cell table:formula="of:=VLOOKUP([.$B89];['Raw Data'.$A$2:.$O$1000];[.L$1]; 0)" office:value-type="string" office:string-value="via S. Pietro  n.posti  4  -  monofacciale" calcext:value-type="string">
            <text:p>via S. Pietro <text:s/>n.posti <text:s/>4 <text:s/>- <text:s/>monofacciale</text:p>
          </table:table-cell>
          <table:table-cell table:formula="of:=VLOOKUP([.$B89];['Raw Data'.$A$2:.$O$1000];[.M$1]; 0)" office:value-type="string" office:string-value="via S. Pietro  n.posti  4  -  monofacciale" calcext:value-type="string">
            <text:p>via S. Pietro <text:s/>n.posti <text:s/>4 <text:s/>- <text:s/>monofacciale</text:p>
          </table:table-cell>
          <table:table-cell table:formula="of:=VLOOKUP([.$B89];['Raw Data'.$A$2:.$O$1000];[.N$1]; 0)" office:value-type="string" office:string-value="ZTL" calcext:value-type="string">
            <text:p>ZTL</text:p>
          </table:table-cell>
          <table:table-cell table:formula="of:=VLOOKUP([.$B89];['Raw Data'.$A$2:.$O$1000];[.O$1]; 0)" office:value-type="string" office:string-value="via S. Pietro" calcext:value-type="string">
            <text:p>via S. Pietro</text:p>
          </table:table-cell>
          <table:table-cell table:formula="of:=VLOOKUP([.$B89];['Raw Data'.$A$2:.$O$1000];[.P$1]; 0)" office:value-type="string" office:string-value="trento" calcext:value-type="string">
            <text:p>trento</text:p>
          </table:table-cell>
          <table:table-cell table:formula="of:=VLOOKUP([.$B89];['Raw Data'.$A$2:.$O$1000];[.Q$1]; 0)" office:value-type="string" office:string-value="http://example.org/cluster/bikerack4-node1962487950-node1962487951-rastrelliere.12" calcext:value-type="string">
            <text:p>http://example.org/cluster/bikerack4-node1962487950-node1962487951-rastrelliere.12</text:p>
          </table:table-cell>
          <table:table-cell table:formula="of:=VLOOKUP([.$Q89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5-node1461587546-rastrelliere.30</text:p>
          </table:table-cell>
          <table:table-cell table:style-name="ce7" office:value-type="string" calcext:value-type="string">
            <text:p>http://example.org/resource/crowdsourcing-bikeracks-2018-02/bikerack5</text:p>
          </table:table-cell>
          <table:table-cell table:style-name="ce12"/>
          <table:table-cell table:formula="of:=VLOOKUP([.$B90];['Raw Data'.$A$2:.$O$1000];[.D$1]; 0)" office:value-type="string" office:string-value="POINT (11.1230164039 46.0669560567)" calcext:value-type="string">
            <text:p>POINT (11.1230164039 46.0669560567)</text:p>
          </table:table-cell>
          <table:table-cell table:formula="of:=VLOOKUP([.$B90];['Raw Data'.$A$2:.$O$1000];[.E$1]; 0)" office:value-type="float" office:value="0" calcext:value-type="float">
            <text:p/>
          </table:table-cell>
          <table:table-cell table:formula="of:=VLOOKUP([.$B90];['Raw Data'.$A$2:.$O$1000];[.F$1]; 0)" office:value-type="float" office:value="0" calcext:value-type="float">
            <text:p/>
          </table:table-cell>
          <table:table-cell table:formula="of:=VLOOKUP([.$B90];['Raw Data'.$A$2:.$O$1000];[.G$1]; 0)" office:value-type="float" office:value="0" calcext:value-type="float">
            <text:p/>
          </table:table-cell>
          <table:table-cell table:formula="of:=VLOOKUP([.$B90];['Raw Data'.$A$2:.$O$1000];[.H$1]; 0)" office:value-type="float" office:value="0" calcext:value-type="float">
            <text:p/>
          </table:table-cell>
          <table:table-cell table:formula="of:=VLOOKUP([.$B90];['Raw Data'.$A$2:.$O$1000];[.I$1]; 0)" office:value-type="float" office:value="0" calcext:value-type="float">
            <text:p/>
          </table:table-cell>
          <table:table-cell table:formula="of:=VLOOKUP([.$B90];['Raw Data'.$A$2:.$O$1000];[.J$1]; 0)" office:value-type="float" office:value="0" calcext:value-type="float">
            <text:p/>
          </table:table-cell>
          <table:table-cell table:formula="of:=VLOOKUP([.$B90];['Raw Data'.$A$2:.$O$1000];[.K$1]; 0)" office:value-type="float" office:value="0" calcext:value-type="float">
            <text:p/>
          </table:table-cell>
          <table:table-cell table:formula="of:=VLOOKUP([.$B90];['Raw Data'.$A$2:.$O$1000];[.L$1]; 0)" office:value-type="float" office:value="0" calcext:value-type="float">
            <text:p/>
          </table:table-cell>
          <table:table-cell table:formula="of:=VLOOKUP([.$B90];['Raw Data'.$A$2:.$O$1000];[.M$1]; 0)" office:value-type="float" office:value="0" calcext:value-type="float">
            <text:p/>
          </table:table-cell>
          <table:table-cell table:formula="of:=VLOOKUP([.$B90];['Raw Data'.$A$2:.$O$1000];[.N$1]; 0)" office:value-type="float" office:value="0" calcext:value-type="float">
            <text:p/>
          </table:table-cell>
          <table:table-cell table:formula="of:=VLOOKUP([.$B90];['Raw Data'.$A$2:.$O$1000];[.O$1]; 0)" office:value-type="float" office:value="0" calcext:value-type="float">
            <text:p/>
          </table:table-cell>
          <table:table-cell table:formula="of:=VLOOKUP([.$B90];['Raw Data'.$A$2:.$O$1000];[.P$1]; 0)" office:value-type="string" office:string-value="qrowd" calcext:value-type="string">
            <text:p>qrowd</text:p>
          </table:table-cell>
          <table:table-cell table:formula="of:=VLOOKUP([.$B90];['Raw Data'.$A$2:.$O$1000];[.Q$1]; 0)" office:value-type="string" office:string-value="http://example.org/cluster/bikerack5-node1461587546-rastrelliere.30" calcext:value-type="string">
            <text:p>http://example.org/cluster/bikerack5-node1461587546-rastrelliere.30</text:p>
          </table:table-cell>
          <table:table-cell table:formula="of:=VLOOKUP([.$Q90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461587546</text:p>
          </table:table-cell>
          <table:table-cell/>
          <table:table-cell table:formula="of:=VLOOKUP([.$B91];['Raw Data'.$A$2:.$O$1000];[.D$1]; 0)" office:value-type="string" office:string-value="POINT(11.1230212 46.0669131)" calcext:value-type="string">
            <text:p>POINT(11.1230212 46.0669131)</text:p>
          </table:table-cell>
          <table:table-cell table:formula="of:=VLOOKUP([.$B91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91];['Raw Data'.$A$2:.$O$1000];[.F$1]; 0)" office:value-type="string" office:string-value="2011-10-10T21:03:54" calcext:value-type="string">
            <text:p>2011-10-10T21:03:54</text:p>
          </table:table-cell>
          <table:table-cell table:formula="of:=VLOOKUP([.$B91];['Raw Data'.$A$2:.$O$1000];[.G$1]; 0)" office:value-type="float" office:value="0" calcext:value-type="float">
            <text:p/>
          </table:table-cell>
          <table:table-cell table:formula="of:=VLOOKUP([.$B91];['Raw Data'.$A$2:.$O$1000];[.H$1]; 0)" office:value-type="float" office:value="0" calcext:value-type="float">
            <text:p/>
          </table:table-cell>
          <table:table-cell table:formula="of:=VLOOKUP([.$B91];['Raw Data'.$A$2:.$O$1000];[.I$1]; 0)" office:value-type="float" office:value="24" calcext:value-type="float">
            <text:p>24</text:p>
          </table:table-cell>
          <table:table-cell table:formula="of:=VLOOKUP([.$B91];['Raw Data'.$A$2:.$O$1000];[.J$1]; 0)" office:value-type="float" office:value="0" calcext:value-type="float">
            <text:p/>
          </table:table-cell>
          <table:table-cell table:formula="of:=VLOOKUP([.$B91];['Raw Data'.$A$2:.$O$1000];[.K$1]; 0)" office:value-type="float" office:value="0" calcext:value-type="float">
            <text:p/>
          </table:table-cell>
          <table:table-cell table:formula="of:=VLOOKUP([.$B91];['Raw Data'.$A$2:.$O$1000];[.L$1]; 0)" office:value-type="float" office:value="0" calcext:value-type="float">
            <text:p/>
          </table:table-cell>
          <table:table-cell table:formula="of:=VLOOKUP([.$B91];['Raw Data'.$A$2:.$O$1000];[.M$1]; 0)" office:value-type="float" office:value="0" calcext:value-type="float">
            <text:p/>
          </table:table-cell>
          <table:table-cell table:formula="of:=VLOOKUP([.$B91];['Raw Data'.$A$2:.$O$1000];[.N$1]; 0)" office:value-type="float" office:value="0" calcext:value-type="float">
            <text:p/>
          </table:table-cell>
          <table:table-cell table:formula="of:=VLOOKUP([.$B91];['Raw Data'.$A$2:.$O$1000];[.O$1]; 0)" office:value-type="float" office:value="0" calcext:value-type="float">
            <text:p/>
          </table:table-cell>
          <table:table-cell table:formula="of:=VLOOKUP([.$B91];['Raw Data'.$A$2:.$O$1000];[.P$1]; 0)" office:value-type="string" office:string-value="osm" calcext:value-type="string">
            <text:p>osm</text:p>
          </table:table-cell>
          <table:table-cell table:formula="of:=VLOOKUP([.$B91];['Raw Data'.$A$2:.$O$1000];[.Q$1]; 0)" office:value-type="string" office:string-value="http://example.org/cluster/bikerack5-node1461587546-rastrelliere.30" calcext:value-type="string">
            <text:p>http://example.org/cluster/bikerack5-node1461587546-rastrelliere.30</text:p>
          </table:table-cell>
          <table:table-cell table:formula="of:=VLOOKUP([.$Q91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0</text:p>
          </table:table-cell>
          <table:table-cell table:style-name="ce14"/>
          <table:table-cell table:formula="of:=VLOOKUP([.$B92];['Raw Data'.$A$2:.$O$1000];[.D$1]; 0)" office:value-type="string" office:string-value="LINESTRING (11.122958978776998 46.06692875862396, 11.123210646959317 46.06696365432484)" calcext:value-type="string">
            <text:p>LINESTRING (11.122958978776998 46.06692875862396, 11.123210646959317 46.06696365432484)</text:p>
          </table:table-cell>
          <table:table-cell table:formula="of:=VLOOKUP([.$B92];['Raw Data'.$A$2:.$O$1000];[.E$1]; 0)" office:value-type="float" office:value="0" calcext:value-type="float">
            <text:p/>
          </table:table-cell>
          <table:table-cell table:formula="of:=VLOOKUP([.$B92];['Raw Data'.$A$2:.$O$1000];[.F$1]; 0)" office:value-type="float" office:value="0" calcext:value-type="float">
            <text:p/>
          </table:table-cell>
          <table:table-cell table:formula="of:=VLOOKUP([.$B92];['Raw Data'.$A$2:.$O$1000];[.G$1]; 0)" office:value-type="float" office:value="0" calcext:value-type="float">
            <text:p/>
          </table:table-cell>
          <table:table-cell table:formula="of:=VLOOKUP([.$B92];['Raw Data'.$A$2:.$O$1000];[.H$1]; 0)" office:value-type="string" office:string-value="monofacciale" calcext:value-type="string">
            <text:p>monofacciale</text:p>
          </table:table-cell>
          <table:table-cell table:formula="of:=VLOOKUP([.$B92];['Raw Data'.$A$2:.$O$1000];[.I$1]; 0)" office:value-type="float" office:value="56" calcext:value-type="float">
            <text:p>56</text:p>
          </table:table-cell>
          <table:table-cell table:formula="of:=VLOOKUP([.$B92];['Raw Data'.$A$2:.$O$1000];[.J$1]; 0)" office:value-type="float" office:value="0" calcext:value-type="float">
            <text:p/>
          </table:table-cell>
          <table:table-cell table:formula="of:=VLOOKUP([.$B92];['Raw Data'.$A$2:.$O$1000];[.K$1]; 0)" office:value-type="float" office:value="0" calcext:value-type="float">
            <text:p/>
          </table:table-cell>
          <table:table-cell table:formula="of:=VLOOKUP([.$B92];['Raw Data'.$A$2:.$O$1000];[.L$1]; 0)" office:value-type="string" office:string-value="via Calepina  n.posti  56  -  monofacciale" calcext:value-type="string">
            <text:p>via Calepina <text:s/>n.posti <text:s/>56 <text:s/>- <text:s/>monofacciale</text:p>
          </table:table-cell>
          <table:table-cell table:formula="of:=VLOOKUP([.$B92];['Raw Data'.$A$2:.$O$1000];[.M$1]; 0)" office:value-type="string" office:string-value="via Calepina  n.posti  56  -  monofacciale" calcext:value-type="string">
            <text:p>via Calepina <text:s/>n.posti <text:s/>56 <text:s/>- <text:s/>monofacciale</text:p>
          </table:table-cell>
          <table:table-cell table:formula="of:=VLOOKUP([.$B92];['Raw Data'.$A$2:.$O$1000];[.N$1]; 0)" office:value-type="string" office:string-value="ZTL" calcext:value-type="string">
            <text:p>ZTL</text:p>
          </table:table-cell>
          <table:table-cell table:formula="of:=VLOOKUP([.$B92];['Raw Data'.$A$2:.$O$1000];[.O$1]; 0)" office:value-type="string" office:string-value="via Calepina" calcext:value-type="string">
            <text:p>via Calepina</text:p>
          </table:table-cell>
          <table:table-cell table:formula="of:=VLOOKUP([.$B92];['Raw Data'.$A$2:.$O$1000];[.P$1]; 0)" office:value-type="string" office:string-value="trento" calcext:value-type="string">
            <text:p>trento</text:p>
          </table:table-cell>
          <table:table-cell table:formula="of:=VLOOKUP([.$B92];['Raw Data'.$A$2:.$O$1000];[.Q$1]; 0)" office:value-type="string" office:string-value="http://example.org/cluster/bikerack5-node1461587546-rastrelliere.30" calcext:value-type="string">
            <text:p>http://example.org/cluster/bikerack5-node1461587546-rastrelliere.30</text:p>
          </table:table-cell>
          <table:table-cell table:formula="of:=VLOOKUP([.$Q92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6-bikerack7-node1313709021-node880591119-rastrelliere.17-rastrelliere.18</text:p>
          </table:table-cell>
          <table:table-cell table:style-name="ce7" office:value-type="string" calcext:value-type="string">
            <text:p>http://example.org/resource/crowdsourcing-bikeracks-2018-02/bikerack6</text:p>
          </table:table-cell>
          <table:table-cell table:style-name="ce12"/>
          <table:table-cell table:formula="of:=VLOOKUP([.$B93];['Raw Data'.$A$2:.$O$1000];[.D$1]; 0)" office:value-type="string" office:string-value="POINT (11.1226542426 46.0684144598)" calcext:value-type="string">
            <text:p>POINT (11.1226542426 46.0684144598)</text:p>
          </table:table-cell>
          <table:table-cell table:formula="of:=VLOOKUP([.$B93];['Raw Data'.$A$2:.$O$1000];[.E$1]; 0)" office:value-type="float" office:value="0" calcext:value-type="float">
            <text:p/>
          </table:table-cell>
          <table:table-cell table:formula="of:=VLOOKUP([.$B93];['Raw Data'.$A$2:.$O$1000];[.F$1]; 0)" office:value-type="float" office:value="0" calcext:value-type="float">
            <text:p/>
          </table:table-cell>
          <table:table-cell table:formula="of:=VLOOKUP([.$B93];['Raw Data'.$A$2:.$O$1000];[.G$1]; 0)" office:value-type="float" office:value="0" calcext:value-type="float">
            <text:p/>
          </table:table-cell>
          <table:table-cell table:formula="of:=VLOOKUP([.$B93];['Raw Data'.$A$2:.$O$1000];[.H$1]; 0)" office:value-type="float" office:value="0" calcext:value-type="float">
            <text:p/>
          </table:table-cell>
          <table:table-cell table:formula="of:=VLOOKUP([.$B93];['Raw Data'.$A$2:.$O$1000];[.I$1]; 0)" office:value-type="float" office:value="0" calcext:value-type="float">
            <text:p/>
          </table:table-cell>
          <table:table-cell table:formula="of:=VLOOKUP([.$B93];['Raw Data'.$A$2:.$O$1000];[.J$1]; 0)" office:value-type="float" office:value="0" calcext:value-type="float">
            <text:p/>
          </table:table-cell>
          <table:table-cell table:formula="of:=VLOOKUP([.$B93];['Raw Data'.$A$2:.$O$1000];[.K$1]; 0)" office:value-type="float" office:value="0" calcext:value-type="float">
            <text:p/>
          </table:table-cell>
          <table:table-cell table:formula="of:=VLOOKUP([.$B93];['Raw Data'.$A$2:.$O$1000];[.L$1]; 0)" office:value-type="float" office:value="0" calcext:value-type="float">
            <text:p/>
          </table:table-cell>
          <table:table-cell table:formula="of:=VLOOKUP([.$B93];['Raw Data'.$A$2:.$O$1000];[.M$1]; 0)" office:value-type="float" office:value="0" calcext:value-type="float">
            <text:p/>
          </table:table-cell>
          <table:table-cell table:formula="of:=VLOOKUP([.$B93];['Raw Data'.$A$2:.$O$1000];[.N$1]; 0)" office:value-type="float" office:value="0" calcext:value-type="float">
            <text:p/>
          </table:table-cell>
          <table:table-cell table:formula="of:=VLOOKUP([.$B93];['Raw Data'.$A$2:.$O$1000];[.O$1]; 0)" office:value-type="float" office:value="0" calcext:value-type="float">
            <text:p/>
          </table:table-cell>
          <table:table-cell table:formula="of:=VLOOKUP([.$B93];['Raw Data'.$A$2:.$O$1000];[.P$1]; 0)" office:value-type="string" office:string-value="qrowd" calcext:value-type="string">
            <text:p>qrowd</text:p>
          </table:table-cell>
          <table:table-cell table:formula="of:=VLOOKUP([.$B93];['Raw Data'.$A$2:.$O$1000];[.Q$1]; 0)" office:value-type="string" office:string-value="http://example.org/cluster/bikerack6-bikerack7-node1313709021-node880591119-rastrelliere.17-rastrelliere.18" calcext:value-type="string">
            <text:p>http://example.org/cluster/bikerack6-bikerack7-node1313709021-node880591119-rastrelliere.17-rastrelliere.18</text:p>
          </table:table-cell>
          <table:table-cell table:formula="of:=VLOOKUP([.$Q93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7</text:p>
          </table:table-cell>
          <table:table-cell/>
          <table:table-cell table:formula="of:=VLOOKUP([.$B94];['Raw Data'.$A$2:.$O$1000];[.D$1]; 0)" office:value-type="string" office:string-value="POINT (11.1226556181 46.0685283818)" calcext:value-type="string">
            <text:p>POINT (11.1226556181 46.0685283818)</text:p>
          </table:table-cell>
          <table:table-cell table:formula="of:=VLOOKUP([.$B94];['Raw Data'.$A$2:.$O$1000];[.E$1]; 0)" office:value-type="float" office:value="0" calcext:value-type="float">
            <text:p/>
          </table:table-cell>
          <table:table-cell table:formula="of:=VLOOKUP([.$B94];['Raw Data'.$A$2:.$O$1000];[.F$1]; 0)" office:value-type="float" office:value="0" calcext:value-type="float">
            <text:p/>
          </table:table-cell>
          <table:table-cell table:formula="of:=VLOOKUP([.$B94];['Raw Data'.$A$2:.$O$1000];[.G$1]; 0)" office:value-type="float" office:value="0" calcext:value-type="float">
            <text:p/>
          </table:table-cell>
          <table:table-cell table:formula="of:=VLOOKUP([.$B94];['Raw Data'.$A$2:.$O$1000];[.H$1]; 0)" office:value-type="float" office:value="0" calcext:value-type="float">
            <text:p/>
          </table:table-cell>
          <table:table-cell table:formula="of:=VLOOKUP([.$B94];['Raw Data'.$A$2:.$O$1000];[.I$1]; 0)" office:value-type="float" office:value="0" calcext:value-type="float">
            <text:p/>
          </table:table-cell>
          <table:table-cell table:formula="of:=VLOOKUP([.$B94];['Raw Data'.$A$2:.$O$1000];[.J$1]; 0)" office:value-type="float" office:value="0" calcext:value-type="float">
            <text:p/>
          </table:table-cell>
          <table:table-cell table:formula="of:=VLOOKUP([.$B94];['Raw Data'.$A$2:.$O$1000];[.K$1]; 0)" office:value-type="float" office:value="0" calcext:value-type="float">
            <text:p/>
          </table:table-cell>
          <table:table-cell table:formula="of:=VLOOKUP([.$B94];['Raw Data'.$A$2:.$O$1000];[.L$1]; 0)" office:value-type="float" office:value="0" calcext:value-type="float">
            <text:p/>
          </table:table-cell>
          <table:table-cell table:formula="of:=VLOOKUP([.$B94];['Raw Data'.$A$2:.$O$1000];[.M$1]; 0)" office:value-type="float" office:value="0" calcext:value-type="float">
            <text:p/>
          </table:table-cell>
          <table:table-cell table:formula="of:=VLOOKUP([.$B94];['Raw Data'.$A$2:.$O$1000];[.N$1]; 0)" office:value-type="float" office:value="0" calcext:value-type="float">
            <text:p/>
          </table:table-cell>
          <table:table-cell table:formula="of:=VLOOKUP([.$B94];['Raw Data'.$A$2:.$O$1000];[.O$1]; 0)" office:value-type="float" office:value="0" calcext:value-type="float">
            <text:p/>
          </table:table-cell>
          <table:table-cell table:formula="of:=VLOOKUP([.$B94];['Raw Data'.$A$2:.$O$1000];[.P$1]; 0)" office:value-type="string" office:string-value="qrowd" calcext:value-type="string">
            <text:p>qrowd</text:p>
          </table:table-cell>
          <table:table-cell table:formula="of:=VLOOKUP([.$B94];['Raw Data'.$A$2:.$O$1000];[.Q$1]; 0)" office:value-type="string" office:string-value="http://example.org/cluster/bikerack6-bikerack7-node1313709021-node880591119-rastrelliere.17-rastrelliere.18" calcext:value-type="string">
            <text:p>http://example.org/cluster/bikerack6-bikerack7-node1313709021-node880591119-rastrelliere.17-rastrelliere.18</text:p>
          </table:table-cell>
          <table:table-cell table:formula="of:=VLOOKUP([.$Q94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13709021</text:p>
          </table:table-cell>
          <table:table-cell/>
          <table:table-cell table:formula="of:=VLOOKUP([.$B95];['Raw Data'.$A$2:.$O$1000];[.D$1]; 0)" office:value-type="string" office:string-value="POINT(11.122631 46.0684829)" calcext:value-type="string">
            <text:p>POINT(11.122631 46.0684829)</text:p>
          </table:table-cell>
          <table:table-cell table:formula="of:=VLOOKUP([.$B95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95];['Raw Data'.$A$2:.$O$1000];[.F$1]; 0)" office:value-type="string" office:string-value="2014-03-27T21:21:15" calcext:value-type="string">
            <text:p>2014-03-27T21:21:15</text:p>
          </table:table-cell>
          <table:table-cell table:formula="of:=VLOOKUP([.$B95];['Raw Data'.$A$2:.$O$1000];[.G$1]; 0)" office:value-type="float" office:value="0" calcext:value-type="float">
            <text:p/>
          </table:table-cell>
          <table:table-cell table:formula="of:=VLOOKUP([.$B95];['Raw Data'.$A$2:.$O$1000];[.H$1]; 0)" office:value-type="float" office:value="0" calcext:value-type="float">
            <text:p/>
          </table:table-cell>
          <table:table-cell table:formula="of:=VLOOKUP([.$B95];['Raw Data'.$A$2:.$O$1000];[.I$1]; 0)" office:value-type="float" office:value="12" calcext:value-type="float">
            <text:p>12</text:p>
          </table:table-cell>
          <table:table-cell table:formula="of:=VLOOKUP([.$B95];['Raw Data'.$A$2:.$O$1000];[.J$1]; 0)" office:value-type="float" office:value="0" calcext:value-type="float">
            <text:p/>
          </table:table-cell>
          <table:table-cell table:formula="of:=VLOOKUP([.$B95];['Raw Data'.$A$2:.$O$1000];[.K$1]; 0)" office:value-type="float" office:value="0" calcext:value-type="float">
            <text:p/>
          </table:table-cell>
          <table:table-cell table:formula="of:=VLOOKUP([.$B95];['Raw Data'.$A$2:.$O$1000];[.L$1]; 0)" office:value-type="float" office:value="0" calcext:value-type="float">
            <text:p/>
          </table:table-cell>
          <table:table-cell table:formula="of:=VLOOKUP([.$B95];['Raw Data'.$A$2:.$O$1000];[.M$1]; 0)" office:value-type="float" office:value="0" calcext:value-type="float">
            <text:p/>
          </table:table-cell>
          <table:table-cell table:formula="of:=VLOOKUP([.$B95];['Raw Data'.$A$2:.$O$1000];[.N$1]; 0)" office:value-type="float" office:value="0" calcext:value-type="float">
            <text:p/>
          </table:table-cell>
          <table:table-cell table:formula="of:=VLOOKUP([.$B95];['Raw Data'.$A$2:.$O$1000];[.O$1]; 0)" office:value-type="float" office:value="0" calcext:value-type="float">
            <text:p/>
          </table:table-cell>
          <table:table-cell table:formula="of:=VLOOKUP([.$B95];['Raw Data'.$A$2:.$O$1000];[.P$1]; 0)" office:value-type="string" office:string-value="osm" calcext:value-type="string">
            <text:p>osm</text:p>
          </table:table-cell>
          <table:table-cell table:formula="of:=VLOOKUP([.$B95];['Raw Data'.$A$2:.$O$1000];[.Q$1]; 0)" office:value-type="string" office:string-value="http://example.org/cluster/bikerack6-bikerack7-node1313709021-node880591119-rastrelliere.17-rastrelliere.18" calcext:value-type="string">
            <text:p>http://example.org/cluster/bikerack6-bikerack7-node1313709021-node880591119-rastrelliere.17-rastrelliere.18</text:p>
          </table:table-cell>
          <table:table-cell table:formula="of:=VLOOKUP([.$Q95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80591119</text:p>
          </table:table-cell>
          <table:table-cell/>
          <table:table-cell table:formula="of:=VLOOKUP([.$B96];['Raw Data'.$A$2:.$O$1000];[.D$1]; 0)" office:value-type="string" office:string-value="POINT(11.1226356 46.0685362)" calcext:value-type="string">
            <text:p>POINT(11.1226356 46.0685362)</text:p>
          </table:table-cell>
          <table:table-cell table:formula="of:=VLOOKUP([.$B96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96];['Raw Data'.$A$2:.$O$1000];[.F$1]; 0)" office:value-type="string" office:string-value="2014-03-27T21:21:16" calcext:value-type="string">
            <text:p>2014-03-27T21:21:16</text:p>
          </table:table-cell>
          <table:table-cell table:formula="of:=VLOOKUP([.$B96];['Raw Data'.$A$2:.$O$1000];[.G$1]; 0)" office:value-type="float" office:value="0" calcext:value-type="float">
            <text:p/>
          </table:table-cell>
          <table:table-cell table:formula="of:=VLOOKUP([.$B96];['Raw Data'.$A$2:.$O$1000];[.H$1]; 0)" office:value-type="float" office:value="0" calcext:value-type="float">
            <text:p/>
          </table:table-cell>
          <table:table-cell table:formula="of:=VLOOKUP([.$B96];['Raw Data'.$A$2:.$O$1000];[.I$1]; 0)" office:value-type="float" office:value="8" calcext:value-type="float">
            <text:p>8</text:p>
          </table:table-cell>
          <table:table-cell table:formula="of:=VLOOKUP([.$B96];['Raw Data'.$A$2:.$O$1000];[.J$1]; 0)" office:value-type="float" office:value="0" calcext:value-type="float">
            <text:p/>
          </table:table-cell>
          <table:table-cell table:formula="of:=VLOOKUP([.$B96];['Raw Data'.$A$2:.$O$1000];[.K$1]; 0)" office:value-type="float" office:value="0" calcext:value-type="float">
            <text:p/>
          </table:table-cell>
          <table:table-cell table:formula="of:=VLOOKUP([.$B96];['Raw Data'.$A$2:.$O$1000];[.L$1]; 0)" office:value-type="float" office:value="0" calcext:value-type="float">
            <text:p/>
          </table:table-cell>
          <table:table-cell table:formula="of:=VLOOKUP([.$B96];['Raw Data'.$A$2:.$O$1000];[.M$1]; 0)" office:value-type="float" office:value="0" calcext:value-type="float">
            <text:p/>
          </table:table-cell>
          <table:table-cell table:formula="of:=VLOOKUP([.$B96];['Raw Data'.$A$2:.$O$1000];[.N$1]; 0)" office:value-type="float" office:value="0" calcext:value-type="float">
            <text:p/>
          </table:table-cell>
          <table:table-cell table:formula="of:=VLOOKUP([.$B96];['Raw Data'.$A$2:.$O$1000];[.O$1]; 0)" office:value-type="float" office:value="0" calcext:value-type="float">
            <text:p/>
          </table:table-cell>
          <table:table-cell table:formula="of:=VLOOKUP([.$B96];['Raw Data'.$A$2:.$O$1000];[.P$1]; 0)" office:value-type="string" office:string-value="osm" calcext:value-type="string">
            <text:p>osm</text:p>
          </table:table-cell>
          <table:table-cell table:formula="of:=VLOOKUP([.$B96];['Raw Data'.$A$2:.$O$1000];[.Q$1]; 0)" office:value-type="string" office:string-value="http://example.org/cluster/bikerack6-bikerack7-node1313709021-node880591119-rastrelliere.17-rastrelliere.18" calcext:value-type="string">
            <text:p>http://example.org/cluster/bikerack6-bikerack7-node1313709021-node880591119-rastrelliere.17-rastrelliere.18</text:p>
          </table:table-cell>
          <table:table-cell table:formula="of:=VLOOKUP([.$Q96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/>
          <table:table-cell office:value-type="string" calcext:value-type="string">
            <text:p>http://qrowd-project.eu/resource/rastrelliere.17</text:p>
          </table:table-cell>
          <table:table-cell/>
          <table:table-cell table:formula="of:=VLOOKUP([.$B97];['Raw Data'.$A$2:.$O$1000];[.D$1]; 0)" office:value-type="string" office:string-value="LINESTRING (11.122632027781279 46.06858921894162, 11.122629630791888 46.06852671341949)" calcext:value-type="string">
            <text:p>LINESTRING (11.122632027781279 46.06858921894162, 11.122629630791888 46.06852671341949)</text:p>
          </table:table-cell>
          <table:table-cell table:formula="of:=VLOOKUP([.$B97];['Raw Data'.$A$2:.$O$1000];[.E$1]; 0)" office:value-type="float" office:value="0" calcext:value-type="float">
            <text:p/>
          </table:table-cell>
          <table:table-cell table:formula="of:=VLOOKUP([.$B97];['Raw Data'.$A$2:.$O$1000];[.F$1]; 0)" office:value-type="float" office:value="0" calcext:value-type="float">
            <text:p/>
          </table:table-cell>
          <table:table-cell table:formula="of:=VLOOKUP([.$B97];['Raw Data'.$A$2:.$O$1000];[.G$1]; 0)" office:value-type="float" office:value="0" calcext:value-type="float">
            <text:p/>
          </table:table-cell>
          <table:table-cell table:formula="of:=VLOOKUP([.$B97];['Raw Data'.$A$2:.$O$1000];[.H$1]; 0)" office:value-type="string" office:string-value="monofacciale" calcext:value-type="string">
            <text:p>monofacciale</text:p>
          </table:table-cell>
          <table:table-cell table:formula="of:=VLOOKUP([.$B97];['Raw Data'.$A$2:.$O$1000];[.I$1]; 0)" office:value-type="float" office:value="9" calcext:value-type="float">
            <text:p>9</text:p>
          </table:table-cell>
          <table:table-cell table:formula="of:=VLOOKUP([.$B97];['Raw Data'.$A$2:.$O$1000];[.J$1]; 0)" office:value-type="float" office:value="0" calcext:value-type="float">
            <text:p/>
          </table:table-cell>
          <table:table-cell table:formula="of:=VLOOKUP([.$B97];['Raw Data'.$A$2:.$O$1000];[.K$1]; 0)" office:value-type="float" office:value="0" calcext:value-type="float">
            <text:p/>
          </table:table-cell>
          <table:table-cell table:formula="of:=VLOOKUP([.$B97];['Raw Data'.$A$2:.$O$1000];[.L$1]; 0)" office:value-type="string" office:string-value="via Oss Mazzurana  n.posti  9  -  monofacciale" calcext:value-type="string">
            <text:p>via Oss Mazzurana <text:s/>n.posti <text:s/>9 <text:s/>- <text:s/>monofacciale</text:p>
          </table:table-cell>
          <table:table-cell table:formula="of:=VLOOKUP([.$B97];['Raw Data'.$A$2:.$O$1000];[.M$1]; 0)" office:value-type="string" office:string-value="via Oss Mazzurana  n.posti  9  -  monofacciale" calcext:value-type="string">
            <text:p>via Oss Mazzurana <text:s/>n.posti <text:s/>9 <text:s/>- <text:s/>monofacciale</text:p>
          </table:table-cell>
          <table:table-cell table:formula="of:=VLOOKUP([.$B97];['Raw Data'.$A$2:.$O$1000];[.N$1]; 0)" office:value-type="string" office:string-value="ZTL" calcext:value-type="string">
            <text:p>ZTL</text:p>
          </table:table-cell>
          <table:table-cell table:formula="of:=VLOOKUP([.$B97];['Raw Data'.$A$2:.$O$1000];[.O$1]; 0)" office:value-type="string" office:string-value="via Oss Mazzurana" calcext:value-type="string">
            <text:p>via Oss Mazzurana</text:p>
          </table:table-cell>
          <table:table-cell table:formula="of:=VLOOKUP([.$B97];['Raw Data'.$A$2:.$O$1000];[.P$1]; 0)" office:value-type="string" office:string-value="trento" calcext:value-type="string">
            <text:p>trento</text:p>
          </table:table-cell>
          <table:table-cell table:formula="of:=VLOOKUP([.$B97];['Raw Data'.$A$2:.$O$1000];[.Q$1]; 0)" office:value-type="string" office:string-value="http://example.org/cluster/bikerack6-bikerack7-node1313709021-node880591119-rastrelliere.17-rastrelliere.18" calcext:value-type="string">
            <text:p>http://example.org/cluster/bikerack6-bikerack7-node1313709021-node880591119-rastrelliere.17-rastrelliere.18</text:p>
          </table:table-cell>
          <table:table-cell table:formula="of:=VLOOKUP([.$Q97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8</text:p>
          </table:table-cell>
          <table:table-cell table:style-name="ce14"/>
          <table:table-cell table:formula="of:=VLOOKUP([.$B98];['Raw Data'.$A$2:.$O$1000];[.D$1]; 0)" office:value-type="string" office:string-value="LINESTRING (11.122624644678623 46.068492339699375, 11.122618898597556 46.06839032391379)" calcext:value-type="string">
            <text:p>LINESTRING (11.122624644678623 46.068492339699375, 11.122618898597556 46.06839032391379)</text:p>
          </table:table-cell>
          <table:table-cell table:formula="of:=VLOOKUP([.$B98];['Raw Data'.$A$2:.$O$1000];[.E$1]; 0)" office:value-type="float" office:value="0" calcext:value-type="float">
            <text:p/>
          </table:table-cell>
          <table:table-cell table:formula="of:=VLOOKUP([.$B98];['Raw Data'.$A$2:.$O$1000];[.F$1]; 0)" office:value-type="float" office:value="0" calcext:value-type="float">
            <text:p/>
          </table:table-cell>
          <table:table-cell table:formula="of:=VLOOKUP([.$B98];['Raw Data'.$A$2:.$O$1000];[.G$1]; 0)" office:value-type="float" office:value="0" calcext:value-type="float">
            <text:p/>
          </table:table-cell>
          <table:table-cell table:formula="of:=VLOOKUP([.$B98];['Raw Data'.$A$2:.$O$1000];[.H$1]; 0)" office:value-type="string" office:string-value="monofacciale" calcext:value-type="string">
            <text:p>monofacciale</text:p>
          </table:table-cell>
          <table:table-cell table:formula="of:=VLOOKUP([.$B98];['Raw Data'.$A$2:.$O$1000];[.I$1]; 0)" office:value-type="float" office:value="12" calcext:value-type="float">
            <text:p>12</text:p>
          </table:table-cell>
          <table:table-cell table:formula="of:=VLOOKUP([.$B98];['Raw Data'.$A$2:.$O$1000];[.J$1]; 0)" office:value-type="float" office:value="0" calcext:value-type="float">
            <text:p/>
          </table:table-cell>
          <table:table-cell table:formula="of:=VLOOKUP([.$B98];['Raw Data'.$A$2:.$O$1000];[.K$1]; 0)" office:value-type="float" office:value="0" calcext:value-type="float">
            <text:p/>
          </table:table-cell>
          <table:table-cell table:formula="of:=VLOOKUP([.$B98];['Raw Data'.$A$2:.$O$1000];[.L$1]; 0)" office:value-type="string" office:string-value="via Oss Mazzurana  n.posti  12  -  monofacciale" calcext:value-type="string">
            <text:p>via Oss Mazzurana <text:s/>n.posti <text:s/>12 <text:s/>- <text:s/>monofacciale</text:p>
          </table:table-cell>
          <table:table-cell table:formula="of:=VLOOKUP([.$B98];['Raw Data'.$A$2:.$O$1000];[.M$1]; 0)" office:value-type="string" office:string-value="via Oss Mazzurana  n.posti  12  -  monofacciale" calcext:value-type="string">
            <text:p>via Oss Mazzurana <text:s/>n.posti <text:s/>12 <text:s/>- <text:s/>monofacciale</text:p>
          </table:table-cell>
          <table:table-cell table:formula="of:=VLOOKUP([.$B98];['Raw Data'.$A$2:.$O$1000];[.N$1]; 0)" office:value-type="string" office:string-value="ZTL" calcext:value-type="string">
            <text:p>ZTL</text:p>
          </table:table-cell>
          <table:table-cell table:formula="of:=VLOOKUP([.$B98];['Raw Data'.$A$2:.$O$1000];[.O$1]; 0)" office:value-type="string" office:string-value="via Oss Mazzurana" calcext:value-type="string">
            <text:p>via Oss Mazzurana</text:p>
          </table:table-cell>
          <table:table-cell table:formula="of:=VLOOKUP([.$B98];['Raw Data'.$A$2:.$O$1000];[.P$1]; 0)" office:value-type="string" office:string-value="trento" calcext:value-type="string">
            <text:p>trento</text:p>
          </table:table-cell>
          <table:table-cell table:formula="of:=VLOOKUP([.$B98];['Raw Data'.$A$2:.$O$1000];[.Q$1]; 0)" office:value-type="string" office:string-value="http://example.org/cluster/bikerack6-bikerack7-node1313709021-node880591119-rastrelliere.17-rastrelliere.18" calcext:value-type="string">
            <text:p>http://example.org/cluster/bikerack6-bikerack7-node1313709021-node880591119-rastrelliere.17-rastrelliere.18</text:p>
          </table:table-cell>
          <table:table-cell table:formula="of:=VLOOKUP([.$Q98]&amp;&quot; Sum - capacity&quot;;['Cluster Capacity'.$A$1:.$F$200];5;0)" office:value-type="string" office:string-value="Conflict" calcext:value-type="string">
            <text:p>Conflict</text:p>
          </table:table-cell>
        </table:table-row>
        <table:table-row table:style-name="ro1">
          <table:table-cell table:style-name="ce2" office:value-type="string" calcext:value-type="string">
            <text:p>http://example.org/cluster/bikerack8-node990462102-rastrelliere.23</text:p>
          </table:table-cell>
          <table:table-cell table:style-name="ce7" office:value-type="string" calcext:value-type="string">
            <text:p>http://example.org/resource/crowdsourcing-bikeracks-2018-02/bikerack8</text:p>
          </table:table-cell>
          <table:table-cell table:style-name="ce12"/>
          <table:table-cell table:formula="of:=VLOOKUP([.$B99];['Raw Data'.$A$2:.$O$1000];[.D$1]; 0)" office:value-type="string" office:string-value="POINT (11.1235190179 46.0677833473)" calcext:value-type="string">
            <text:p>POINT (11.1235190179 46.0677833473)</text:p>
          </table:table-cell>
          <table:table-cell table:formula="of:=VLOOKUP([.$B99];['Raw Data'.$A$2:.$O$1000];[.E$1]; 0)" office:value-type="float" office:value="0" calcext:value-type="float">
            <text:p/>
          </table:table-cell>
          <table:table-cell table:formula="of:=VLOOKUP([.$B99];['Raw Data'.$A$2:.$O$1000];[.F$1]; 0)" office:value-type="float" office:value="0" calcext:value-type="float">
            <text:p/>
          </table:table-cell>
          <table:table-cell table:formula="of:=VLOOKUP([.$B99];['Raw Data'.$A$2:.$O$1000];[.G$1]; 0)" office:value-type="float" office:value="0" calcext:value-type="float">
            <text:p/>
          </table:table-cell>
          <table:table-cell table:formula="of:=VLOOKUP([.$B99];['Raw Data'.$A$2:.$O$1000];[.H$1]; 0)" office:value-type="float" office:value="0" calcext:value-type="float">
            <text:p/>
          </table:table-cell>
          <table:table-cell table:formula="of:=VLOOKUP([.$B99];['Raw Data'.$A$2:.$O$1000];[.I$1]; 0)" office:value-type="float" office:value="0" calcext:value-type="float">
            <text:p/>
          </table:table-cell>
          <table:table-cell table:formula="of:=VLOOKUP([.$B99];['Raw Data'.$A$2:.$O$1000];[.J$1]; 0)" office:value-type="float" office:value="0" calcext:value-type="float">
            <text:p/>
          </table:table-cell>
          <table:table-cell table:formula="of:=VLOOKUP([.$B99];['Raw Data'.$A$2:.$O$1000];[.K$1]; 0)" office:value-type="float" office:value="0" calcext:value-type="float">
            <text:p/>
          </table:table-cell>
          <table:table-cell table:formula="of:=VLOOKUP([.$B99];['Raw Data'.$A$2:.$O$1000];[.L$1]; 0)" office:value-type="float" office:value="0" calcext:value-type="float">
            <text:p/>
          </table:table-cell>
          <table:table-cell table:formula="of:=VLOOKUP([.$B99];['Raw Data'.$A$2:.$O$1000];[.M$1]; 0)" office:value-type="float" office:value="0" calcext:value-type="float">
            <text:p/>
          </table:table-cell>
          <table:table-cell table:formula="of:=VLOOKUP([.$B99];['Raw Data'.$A$2:.$O$1000];[.N$1]; 0)" office:value-type="float" office:value="0" calcext:value-type="float">
            <text:p/>
          </table:table-cell>
          <table:table-cell table:formula="of:=VLOOKUP([.$B99];['Raw Data'.$A$2:.$O$1000];[.O$1]; 0)" office:value-type="float" office:value="0" calcext:value-type="float">
            <text:p/>
          </table:table-cell>
          <table:table-cell table:formula="of:=VLOOKUP([.$B99];['Raw Data'.$A$2:.$O$1000];[.P$1]; 0)" office:value-type="string" office:string-value="qrowd" calcext:value-type="string">
            <text:p>qrowd</text:p>
          </table:table-cell>
          <table:table-cell table:formula="of:=VLOOKUP([.$B99];['Raw Data'.$A$2:.$O$1000];[.Q$1]; 0)" office:value-type="string" office:string-value="http://example.org/cluster/bikerack8-node990462102-rastrelliere.23" calcext:value-type="string">
            <text:p>http://example.org/cluster/bikerack8-node990462102-rastrelliere.23</text:p>
          </table:table-cell>
          <table:table-cell table:formula="of:=VLOOKUP([.$Q99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90462102</text:p>
          </table:table-cell>
          <table:table-cell/>
          <table:table-cell table:formula="of:=VLOOKUP([.$B100];['Raw Data'.$A$2:.$O$1000];[.D$1]; 0)" office:value-type="string" office:string-value="POINT(11.1235002 46.0677883)" calcext:value-type="string">
            <text:p>POINT(11.1235002 46.0677883)</text:p>
          </table:table-cell>
          <table:table-cell table:formula="of:=VLOOKUP([.$B100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00];['Raw Data'.$A$2:.$O$1000];[.F$1]; 0)" office:value-type="string" office:string-value="2010-11-15T23:12:52" calcext:value-type="string">
            <text:p>2010-11-15T23:12:52</text:p>
          </table:table-cell>
          <table:table-cell table:formula="of:=VLOOKUP([.$B100];['Raw Data'.$A$2:.$O$1000];[.G$1]; 0)" office:value-type="float" office:value="0" calcext:value-type="float">
            <text:p/>
          </table:table-cell>
          <table:table-cell table:formula="of:=VLOOKUP([.$B100];['Raw Data'.$A$2:.$O$1000];[.H$1]; 0)" office:value-type="float" office:value="0" calcext:value-type="float">
            <text:p/>
          </table:table-cell>
          <table:table-cell table:formula="of:=VLOOKUP([.$B100];['Raw Data'.$A$2:.$O$1000];[.I$1]; 0)" office:value-type="float" office:value="0" calcext:value-type="float">
            <text:p/>
          </table:table-cell>
          <table:table-cell table:formula="of:=VLOOKUP([.$B100];['Raw Data'.$A$2:.$O$1000];[.J$1]; 0)" office:value-type="float" office:value="0" calcext:value-type="float">
            <text:p/>
          </table:table-cell>
          <table:table-cell table:formula="of:=VLOOKUP([.$B100];['Raw Data'.$A$2:.$O$1000];[.K$1]; 0)" office:value-type="float" office:value="0" calcext:value-type="float">
            <text:p/>
          </table:table-cell>
          <table:table-cell table:formula="of:=VLOOKUP([.$B100];['Raw Data'.$A$2:.$O$1000];[.L$1]; 0)" office:value-type="float" office:value="0" calcext:value-type="float">
            <text:p/>
          </table:table-cell>
          <table:table-cell table:formula="of:=VLOOKUP([.$B100];['Raw Data'.$A$2:.$O$1000];[.M$1]; 0)" office:value-type="float" office:value="0" calcext:value-type="float">
            <text:p/>
          </table:table-cell>
          <table:table-cell table:formula="of:=VLOOKUP([.$B100];['Raw Data'.$A$2:.$O$1000];[.N$1]; 0)" office:value-type="float" office:value="0" calcext:value-type="float">
            <text:p/>
          </table:table-cell>
          <table:table-cell table:formula="of:=VLOOKUP([.$B100];['Raw Data'.$A$2:.$O$1000];[.O$1]; 0)" office:value-type="float" office:value="0" calcext:value-type="float">
            <text:p/>
          </table:table-cell>
          <table:table-cell table:formula="of:=VLOOKUP([.$B100];['Raw Data'.$A$2:.$O$1000];[.P$1]; 0)" office:value-type="string" office:string-value="osm" calcext:value-type="string">
            <text:p>osm</text:p>
          </table:table-cell>
          <table:table-cell table:formula="of:=VLOOKUP([.$B100];['Raw Data'.$A$2:.$O$1000];[.Q$1]; 0)" office:value-type="string" office:string-value="http://example.org/cluster/bikerack8-node990462102-rastrelliere.23" calcext:value-type="string">
            <text:p>http://example.org/cluster/bikerack8-node990462102-rastrelliere.23</text:p>
          </table:table-cell>
          <table:table-cell table:formula="of:=VLOOKUP([.$Q100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3</text:p>
          </table:table-cell>
          <table:table-cell table:style-name="ce14"/>
          <table:table-cell table:formula="of:=VLOOKUP([.$B101];['Raw Data'.$A$2:.$O$1000];[.D$1]; 0)" office:value-type="string" office:string-value="LINESTRING (11.123449406252545 46.0678093872253, 11.123545437582306 46.06782675029234)" calcext:value-type="string">
            <text:p>LINESTRING (11.123449406252545 46.0678093872253, 11.123545437582306 46.06782675029234)</text:p>
          </table:table-cell>
          <table:table-cell table:formula="of:=VLOOKUP([.$B101];['Raw Data'.$A$2:.$O$1000];[.E$1]; 0)" office:value-type="float" office:value="0" calcext:value-type="float">
            <text:p/>
          </table:table-cell>
          <table:table-cell table:formula="of:=VLOOKUP([.$B101];['Raw Data'.$A$2:.$O$1000];[.F$1]; 0)" office:value-type="float" office:value="0" calcext:value-type="float">
            <text:p/>
          </table:table-cell>
          <table:table-cell table:formula="of:=VLOOKUP([.$B101];['Raw Data'.$A$2:.$O$1000];[.G$1]; 0)" office:value-type="float" office:value="0" calcext:value-type="float">
            <text:p/>
          </table:table-cell>
          <table:table-cell table:formula="of:=VLOOKUP([.$B101];['Raw Data'.$A$2:.$O$1000];[.H$1]; 0)" office:value-type="string" office:string-value="monofacciale" calcext:value-type="string">
            <text:p>monofacciale</text:p>
          </table:table-cell>
          <table:table-cell table:formula="of:=VLOOKUP([.$B101];['Raw Data'.$A$2:.$O$1000];[.I$1]; 0)" office:value-type="float" office:value="10" calcext:value-type="float">
            <text:p>10</text:p>
          </table:table-cell>
          <table:table-cell table:formula="of:=VLOOKUP([.$B101];['Raw Data'.$A$2:.$O$1000];[.J$1]; 0)" office:value-type="float" office:value="0" calcext:value-type="float">
            <text:p/>
          </table:table-cell>
          <table:table-cell table:formula="of:=VLOOKUP([.$B101];['Raw Data'.$A$2:.$O$1000];[.K$1]; 0)" office:value-type="float" office:value="0" calcext:value-type="float">
            <text:p/>
          </table:table-cell>
          <table:table-cell table:formula="of:=VLOOKUP([.$B101];['Raw Data'.$A$2:.$O$1000];[.L$1]; 0)" office:value-type="string" office:string-value="piazza Lodron  n.posti  10  -  monofacciale" calcext:value-type="string">
            <text:p>piazza Lodron <text:s/>n.posti <text:s/>10 <text:s/>- <text:s/>monofacciale</text:p>
          </table:table-cell>
          <table:table-cell table:formula="of:=VLOOKUP([.$B101];['Raw Data'.$A$2:.$O$1000];[.M$1]; 0)" office:value-type="string" office:string-value="piazza Lodron  n.posti  10  -  monofacciale" calcext:value-type="string">
            <text:p>piazza Lodron <text:s/>n.posti <text:s/>10 <text:s/>- <text:s/>monofacciale</text:p>
          </table:table-cell>
          <table:table-cell table:formula="of:=VLOOKUP([.$B101];['Raw Data'.$A$2:.$O$1000];[.N$1]; 0)" office:value-type="string" office:string-value="ZTL" calcext:value-type="string">
            <text:p>ZTL</text:p>
          </table:table-cell>
          <table:table-cell table:formula="of:=VLOOKUP([.$B101];['Raw Data'.$A$2:.$O$1000];[.O$1]; 0)" office:value-type="string" office:string-value="piazza Lodron" calcext:value-type="string">
            <text:p>piazza Lodron</text:p>
          </table:table-cell>
          <table:table-cell table:formula="of:=VLOOKUP([.$B101];['Raw Data'.$A$2:.$O$1000];[.P$1]; 0)" office:value-type="string" office:string-value="trento" calcext:value-type="string">
            <text:p>trento</text:p>
          </table:table-cell>
          <table:table-cell table:formula="of:=VLOOKUP([.$B101];['Raw Data'.$A$2:.$O$1000];[.Q$1]; 0)" office:value-type="string" office:string-value="http://example.org/cluster/bikerack8-node990462102-rastrelliere.23" calcext:value-type="string">
            <text:p>http://example.org/cluster/bikerack8-node990462102-rastrelliere.23</text:p>
          </table:table-cell>
          <table:table-cell table:formula="of:=VLOOKUP([.$Q101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bikerack9-node880590952-rastrelliere.24</text:p>
          </table:table-cell>
          <table:table-cell table:style-name="ce7" office:value-type="string" calcext:value-type="string">
            <text:p>http://example.org/resource/crowdsourcing-bikeracks-2018-02/bikerack9</text:p>
          </table:table-cell>
          <table:table-cell table:style-name="ce12"/>
          <table:table-cell table:formula="of:=VLOOKUP([.$B102];['Raw Data'.$A$2:.$O$1000];[.D$1]; 0)" office:value-type="string" office:string-value="POINT (11.1227971231 46.067803012)" calcext:value-type="string">
            <text:p>POINT (11.1227971231 46.067803012)</text:p>
          </table:table-cell>
          <table:table-cell table:formula="of:=VLOOKUP([.$B102];['Raw Data'.$A$2:.$O$1000];[.E$1]; 0)" office:value-type="float" office:value="0" calcext:value-type="float">
            <text:p/>
          </table:table-cell>
          <table:table-cell table:formula="of:=VLOOKUP([.$B102];['Raw Data'.$A$2:.$O$1000];[.F$1]; 0)" office:value-type="float" office:value="0" calcext:value-type="float">
            <text:p/>
          </table:table-cell>
          <table:table-cell table:formula="of:=VLOOKUP([.$B102];['Raw Data'.$A$2:.$O$1000];[.G$1]; 0)" office:value-type="float" office:value="0" calcext:value-type="float">
            <text:p/>
          </table:table-cell>
          <table:table-cell table:formula="of:=VLOOKUP([.$B102];['Raw Data'.$A$2:.$O$1000];[.H$1]; 0)" office:value-type="float" office:value="0" calcext:value-type="float">
            <text:p/>
          </table:table-cell>
          <table:table-cell table:formula="of:=VLOOKUP([.$B102];['Raw Data'.$A$2:.$O$1000];[.I$1]; 0)" office:value-type="float" office:value="0" calcext:value-type="float">
            <text:p/>
          </table:table-cell>
          <table:table-cell table:formula="of:=VLOOKUP([.$B102];['Raw Data'.$A$2:.$O$1000];[.J$1]; 0)" office:value-type="float" office:value="0" calcext:value-type="float">
            <text:p/>
          </table:table-cell>
          <table:table-cell table:formula="of:=VLOOKUP([.$B102];['Raw Data'.$A$2:.$O$1000];[.K$1]; 0)" office:value-type="float" office:value="0" calcext:value-type="float">
            <text:p/>
          </table:table-cell>
          <table:table-cell table:formula="of:=VLOOKUP([.$B102];['Raw Data'.$A$2:.$O$1000];[.L$1]; 0)" office:value-type="float" office:value="0" calcext:value-type="float">
            <text:p/>
          </table:table-cell>
          <table:table-cell table:formula="of:=VLOOKUP([.$B102];['Raw Data'.$A$2:.$O$1000];[.M$1]; 0)" office:value-type="float" office:value="0" calcext:value-type="float">
            <text:p/>
          </table:table-cell>
          <table:table-cell table:formula="of:=VLOOKUP([.$B102];['Raw Data'.$A$2:.$O$1000];[.N$1]; 0)" office:value-type="float" office:value="0" calcext:value-type="float">
            <text:p/>
          </table:table-cell>
          <table:table-cell table:formula="of:=VLOOKUP([.$B102];['Raw Data'.$A$2:.$O$1000];[.O$1]; 0)" office:value-type="float" office:value="0" calcext:value-type="float">
            <text:p/>
          </table:table-cell>
          <table:table-cell table:formula="of:=VLOOKUP([.$B102];['Raw Data'.$A$2:.$O$1000];[.P$1]; 0)" office:value-type="string" office:string-value="qrowd" calcext:value-type="string">
            <text:p>qrowd</text:p>
          </table:table-cell>
          <table:table-cell table:formula="of:=VLOOKUP([.$B102];['Raw Data'.$A$2:.$O$1000];[.Q$1]; 0)" office:value-type="string" office:string-value="http://example.org/cluster/bikerack9-node880590952-rastrelliere.24" calcext:value-type="string">
            <text:p>http://example.org/cluster/bikerack9-node880590952-rastrelliere.24</text:p>
          </table:table-cell>
          <table:table-cell table:formula="of:=VLOOKUP([.$Q102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80590952</text:p>
          </table:table-cell>
          <table:table-cell/>
          <table:table-cell table:formula="of:=VLOOKUP([.$B103];['Raw Data'.$A$2:.$O$1000];[.D$1]; 0)" office:value-type="string" office:string-value="POINT(11.1227012 46.0678245)" calcext:value-type="string">
            <text:p>POINT(11.1227012 46.0678245)</text:p>
          </table:table-cell>
          <table:table-cell table:formula="of:=VLOOKUP([.$B103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03];['Raw Data'.$A$2:.$O$1000];[.F$1]; 0)" office:value-type="string" office:string-value="2011-07-08T10:57:43" calcext:value-type="string">
            <text:p>2011-07-08T10:57:43</text:p>
          </table:table-cell>
          <table:table-cell table:formula="of:=VLOOKUP([.$B103];['Raw Data'.$A$2:.$O$1000];[.G$1]; 0)" office:value-type="float" office:value="0" calcext:value-type="float">
            <text:p/>
          </table:table-cell>
          <table:table-cell table:formula="of:=VLOOKUP([.$B103];['Raw Data'.$A$2:.$O$1000];[.H$1]; 0)" office:value-type="float" office:value="0" calcext:value-type="float">
            <text:p/>
          </table:table-cell>
          <table:table-cell table:formula="of:=VLOOKUP([.$B103];['Raw Data'.$A$2:.$O$1000];[.I$1]; 0)" office:value-type="float" office:value="8" calcext:value-type="float">
            <text:p>8</text:p>
          </table:table-cell>
          <table:table-cell table:formula="of:=VLOOKUP([.$B103];['Raw Data'.$A$2:.$O$1000];[.J$1]; 0)" office:value-type="float" office:value="0" calcext:value-type="float">
            <text:p/>
          </table:table-cell>
          <table:table-cell table:formula="of:=VLOOKUP([.$B103];['Raw Data'.$A$2:.$O$1000];[.K$1]; 0)" office:value-type="float" office:value="0" calcext:value-type="float">
            <text:p/>
          </table:table-cell>
          <table:table-cell table:formula="of:=VLOOKUP([.$B103];['Raw Data'.$A$2:.$O$1000];[.L$1]; 0)" office:value-type="float" office:value="0" calcext:value-type="float">
            <text:p/>
          </table:table-cell>
          <table:table-cell table:formula="of:=VLOOKUP([.$B103];['Raw Data'.$A$2:.$O$1000];[.M$1]; 0)" office:value-type="float" office:value="0" calcext:value-type="float">
            <text:p/>
          </table:table-cell>
          <table:table-cell table:formula="of:=VLOOKUP([.$B103];['Raw Data'.$A$2:.$O$1000];[.N$1]; 0)" office:value-type="float" office:value="0" calcext:value-type="float">
            <text:p/>
          </table:table-cell>
          <table:table-cell table:formula="of:=VLOOKUP([.$B103];['Raw Data'.$A$2:.$O$1000];[.O$1]; 0)" office:value-type="float" office:value="0" calcext:value-type="float">
            <text:p/>
          </table:table-cell>
          <table:table-cell table:formula="of:=VLOOKUP([.$B103];['Raw Data'.$A$2:.$O$1000];[.P$1]; 0)" office:value-type="string" office:string-value="osm" calcext:value-type="string">
            <text:p>osm</text:p>
          </table:table-cell>
          <table:table-cell table:formula="of:=VLOOKUP([.$B103];['Raw Data'.$A$2:.$O$1000];[.Q$1]; 0)" office:value-type="string" office:string-value="http://example.org/cluster/bikerack9-node880590952-rastrelliere.24" calcext:value-type="string">
            <text:p>http://example.org/cluster/bikerack9-node880590952-rastrelliere.24</text:p>
          </table:table-cell>
          <table:table-cell table:formula="of:=VLOOKUP([.$Q103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24</text:p>
          </table:table-cell>
          <table:table-cell table:style-name="ce14"/>
          <table:table-cell table:formula="of:=VLOOKUP([.$B104];['Raw Data'.$A$2:.$O$1000];[.D$1]; 0)" office:value-type="string" office:string-value="LINESTRING (11.12264258149944 46.06786012319071, 11.122713663197656 46.06784859026692)" calcext:value-type="string">
            <text:p>LINESTRING (11.12264258149944 46.06786012319071, 11.122713663197656 46.06784859026692)</text:p>
          </table:table-cell>
          <table:table-cell table:formula="of:=VLOOKUP([.$B104];['Raw Data'.$A$2:.$O$1000];[.E$1]; 0)" office:value-type="float" office:value="0" calcext:value-type="float">
            <text:p/>
          </table:table-cell>
          <table:table-cell table:formula="of:=VLOOKUP([.$B104];['Raw Data'.$A$2:.$O$1000];[.F$1]; 0)" office:value-type="float" office:value="0" calcext:value-type="float">
            <text:p/>
          </table:table-cell>
          <table:table-cell table:formula="of:=VLOOKUP([.$B104];['Raw Data'.$A$2:.$O$1000];[.G$1]; 0)" office:value-type="float" office:value="0" calcext:value-type="float">
            <text:p/>
          </table:table-cell>
          <table:table-cell table:formula="of:=VLOOKUP([.$B104];['Raw Data'.$A$2:.$O$1000];[.H$1]; 0)" office:value-type="string" office:string-value="monofacciale" calcext:value-type="string">
            <text:p>monofacciale</text:p>
          </table:table-cell>
          <table:table-cell table:formula="of:=VLOOKUP([.$B104];['Raw Data'.$A$2:.$O$1000];[.I$1]; 0)" office:value-type="float" office:value="8" calcext:value-type="float">
            <text:p>8</text:p>
          </table:table-cell>
          <table:table-cell table:formula="of:=VLOOKUP([.$B104];['Raw Data'.$A$2:.$O$1000];[.J$1]; 0)" office:value-type="float" office:value="0" calcext:value-type="float">
            <text:p/>
          </table:table-cell>
          <table:table-cell table:formula="of:=VLOOKUP([.$B104];['Raw Data'.$A$2:.$O$1000];[.K$1]; 0)" office:value-type="float" office:value="0" calcext:value-type="float">
            <text:p/>
          </table:table-cell>
          <table:table-cell table:formula="of:=VLOOKUP([.$B104];['Raw Data'.$A$2:.$O$1000];[.L$1]; 0)" office:value-type="string" office:string-value="piazza Lodron  n.posti  8  -  monofacciale" calcext:value-type="string">
            <text:p>piazza Lodron <text:s/>n.posti <text:s/>8 <text:s/>- <text:s/>monofacciale</text:p>
          </table:table-cell>
          <table:table-cell table:formula="of:=VLOOKUP([.$B104];['Raw Data'.$A$2:.$O$1000];[.M$1]; 0)" office:value-type="string" office:string-value="piazza Lodron  n.posti  8  -  monofacciale" calcext:value-type="string">
            <text:p>piazza Lodron <text:s/>n.posti <text:s/>8 <text:s/>- <text:s/>monofacciale</text:p>
          </table:table-cell>
          <table:table-cell table:formula="of:=VLOOKUP([.$B104];['Raw Data'.$A$2:.$O$1000];[.N$1]; 0)" office:value-type="string" office:string-value="ZTL" calcext:value-type="string">
            <text:p>ZTL</text:p>
          </table:table-cell>
          <table:table-cell table:formula="of:=VLOOKUP([.$B104];['Raw Data'.$A$2:.$O$1000];[.O$1]; 0)" office:value-type="string" office:string-value="piazza Lodron" calcext:value-type="string">
            <text:p>piazza Lodron</text:p>
          </table:table-cell>
          <table:table-cell table:formula="of:=VLOOKUP([.$B104];['Raw Data'.$A$2:.$O$1000];[.P$1]; 0)" office:value-type="string" office:string-value="trento" calcext:value-type="string">
            <text:p>trento</text:p>
          </table:table-cell>
          <table:table-cell table:formula="of:=VLOOKUP([.$B104];['Raw Data'.$A$2:.$O$1000];[.Q$1]; 0)" office:value-type="string" office:string-value="http://example.org/cluster/bikerack9-node880590952-rastrelliere.24" calcext:value-type="string">
            <text:p>http://example.org/cluster/bikerack9-node880590952-rastrelliere.24</text:p>
          </table:table-cell>
          <table:table-cell table:formula="of:=VLOOKUP([.$Q104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node1123469919-node1123469924-rastrelliere.0-rastrelliere.1</text:p>
          </table:table-cell>
          <table:table-cell table:style-name="ce7" office:value-type="string" calcext:value-type="string">
            <text:p>http://linkedgeodata.org/triplify/node1123469919</text:p>
          </table:table-cell>
          <table:table-cell table:style-name="ce12"/>
          <table:table-cell table:formula="of:=VLOOKUP([.$B105];['Raw Data'.$A$2:.$O$1000];[.D$1]; 0)" office:value-type="string" office:string-value="POINT(11.1201006 46.0698076)" calcext:value-type="string">
            <text:p>POINT(11.1201006 46.0698076)</text:p>
          </table:table-cell>
          <table:table-cell table:formula="of:=VLOOKUP([.$B105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05];['Raw Data'.$A$2:.$O$1000];[.F$1]; 0)" office:value-type="string" office:string-value="2011-06-06T02:49:01" calcext:value-type="string">
            <text:p>2011-06-06T02:49:01</text:p>
          </table:table-cell>
          <table:table-cell table:formula="of:=VLOOKUP([.$B105];['Raw Data'.$A$2:.$O$1000];[.G$1]; 0)" office:value-type="float" office:value="0" calcext:value-type="float">
            <text:p/>
          </table:table-cell>
          <table:table-cell table:formula="of:=VLOOKUP([.$B105];['Raw Data'.$A$2:.$O$1000];[.H$1]; 0)" office:value-type="float" office:value="0" calcext:value-type="float">
            <text:p/>
          </table:table-cell>
          <table:table-cell table:formula="of:=VLOOKUP([.$B105];['Raw Data'.$A$2:.$O$1000];[.I$1]; 0)" office:value-type="float" office:value="8" calcext:value-type="float">
            <text:p>8</text:p>
          </table:table-cell>
          <table:table-cell table:formula="of:=VLOOKUP([.$B105];['Raw Data'.$A$2:.$O$1000];[.J$1]; 0)" office:value-type="float" office:value="0" calcext:value-type="float">
            <text:p/>
          </table:table-cell>
          <table:table-cell table:formula="of:=VLOOKUP([.$B105];['Raw Data'.$A$2:.$O$1000];[.K$1]; 0)" office:value-type="float" office:value="0" calcext:value-type="float">
            <text:p/>
          </table:table-cell>
          <table:table-cell table:formula="of:=VLOOKUP([.$B105];['Raw Data'.$A$2:.$O$1000];[.L$1]; 0)" office:value-type="float" office:value="0" calcext:value-type="float">
            <text:p/>
          </table:table-cell>
          <table:table-cell table:formula="of:=VLOOKUP([.$B105];['Raw Data'.$A$2:.$O$1000];[.M$1]; 0)" office:value-type="float" office:value="0" calcext:value-type="float">
            <text:p/>
          </table:table-cell>
          <table:table-cell table:formula="of:=VLOOKUP([.$B105];['Raw Data'.$A$2:.$O$1000];[.N$1]; 0)" office:value-type="float" office:value="0" calcext:value-type="float">
            <text:p/>
          </table:table-cell>
          <table:table-cell table:formula="of:=VLOOKUP([.$B105];['Raw Data'.$A$2:.$O$1000];[.O$1]; 0)" office:value-type="float" office:value="0" calcext:value-type="float">
            <text:p/>
          </table:table-cell>
          <table:table-cell table:formula="of:=VLOOKUP([.$B105];['Raw Data'.$A$2:.$O$1000];[.P$1]; 0)" office:value-type="string" office:string-value="osm" calcext:value-type="string">
            <text:p>osm</text:p>
          </table:table-cell>
          <table:table-cell table:formula="of:=VLOOKUP([.$B105];['Raw Data'.$A$2:.$O$1000];[.Q$1]; 0)" office:value-type="string" office:string-value="http://example.org/cluster/node1123469919-node1123469924-rastrelliere.0-rastrelliere.1" calcext:value-type="string">
            <text:p>http://example.org/cluster/node1123469919-node1123469924-rastrelliere.0-rastrelliere.1</text:p>
          </table:table-cell>
          <table:table-cell table:formula="of:=VLOOKUP([.$Q105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123469924</text:p>
          </table:table-cell>
          <table:table-cell/>
          <table:table-cell table:formula="of:=VLOOKUP([.$B106];['Raw Data'.$A$2:.$O$1000];[.D$1]; 0)" office:value-type="string" office:string-value="POINT(11.1201134 46.0697515)" calcext:value-type="string">
            <text:p>POINT(11.1201134 46.0697515)</text:p>
          </table:table-cell>
          <table:table-cell table:formula="of:=VLOOKUP([.$B106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06];['Raw Data'.$A$2:.$O$1000];[.F$1]; 0)" office:value-type="string" office:string-value="2011-06-06T02:49:01" calcext:value-type="string">
            <text:p>2011-06-06T02:49:01</text:p>
          </table:table-cell>
          <table:table-cell table:formula="of:=VLOOKUP([.$B106];['Raw Data'.$A$2:.$O$1000];[.G$1]; 0)" office:value-type="float" office:value="0" calcext:value-type="float">
            <text:p/>
          </table:table-cell>
          <table:table-cell table:formula="of:=VLOOKUP([.$B106];['Raw Data'.$A$2:.$O$1000];[.H$1]; 0)" office:value-type="float" office:value="0" calcext:value-type="float">
            <text:p/>
          </table:table-cell>
          <table:table-cell table:formula="of:=VLOOKUP([.$B106];['Raw Data'.$A$2:.$O$1000];[.I$1]; 0)" office:value-type="float" office:value="10" calcext:value-type="float">
            <text:p>10</text:p>
          </table:table-cell>
          <table:table-cell table:formula="of:=VLOOKUP([.$B106];['Raw Data'.$A$2:.$O$1000];[.J$1]; 0)" office:value-type="float" office:value="0" calcext:value-type="float">
            <text:p/>
          </table:table-cell>
          <table:table-cell table:formula="of:=VLOOKUP([.$B106];['Raw Data'.$A$2:.$O$1000];[.K$1]; 0)" office:value-type="float" office:value="0" calcext:value-type="float">
            <text:p/>
          </table:table-cell>
          <table:table-cell table:formula="of:=VLOOKUP([.$B106];['Raw Data'.$A$2:.$O$1000];[.L$1]; 0)" office:value-type="float" office:value="0" calcext:value-type="float">
            <text:p/>
          </table:table-cell>
          <table:table-cell table:formula="of:=VLOOKUP([.$B106];['Raw Data'.$A$2:.$O$1000];[.M$1]; 0)" office:value-type="float" office:value="0" calcext:value-type="float">
            <text:p/>
          </table:table-cell>
          <table:table-cell table:formula="of:=VLOOKUP([.$B106];['Raw Data'.$A$2:.$O$1000];[.N$1]; 0)" office:value-type="float" office:value="0" calcext:value-type="float">
            <text:p/>
          </table:table-cell>
          <table:table-cell table:formula="of:=VLOOKUP([.$B106];['Raw Data'.$A$2:.$O$1000];[.O$1]; 0)" office:value-type="float" office:value="0" calcext:value-type="float">
            <text:p/>
          </table:table-cell>
          <table:table-cell table:formula="of:=VLOOKUP([.$B106];['Raw Data'.$A$2:.$O$1000];[.P$1]; 0)" office:value-type="string" office:string-value="osm" calcext:value-type="string">
            <text:p>osm</text:p>
          </table:table-cell>
          <table:table-cell table:formula="of:=VLOOKUP([.$B106];['Raw Data'.$A$2:.$O$1000];[.Q$1]; 0)" office:value-type="string" office:string-value="http://example.org/cluster/node1123469919-node1123469924-rastrelliere.0-rastrelliere.1" calcext:value-type="string">
            <text:p>http://example.org/cluster/node1123469919-node1123469924-rastrelliere.0-rastrelliere.1</text:p>
          </table:table-cell>
          <table:table-cell table:formula="of:=VLOOKUP([.$Q106]&amp;&quot; Sum - capacity&quot;;['Cluster Capacity'.$A$1:.$F$200];5;0)">
            <text:p/>
          </table:table-cell>
        </table:table-row>
        <table:table-row table:style-name="ro1">
          <table:table-cell/>
          <table:table-cell office:value-type="string" calcext:value-type="string">
            <text:p>http://qrowd-project.eu/resource/rastrelliere.0</text:p>
          </table:table-cell>
          <table:table-cell/>
          <table:table-cell table:formula="of:=VLOOKUP([.$B107];['Raw Data'.$A$2:.$O$1000];[.D$1]; 0)" office:value-type="string" office:string-value="LINESTRING (11.120116008895392 46.069743327867315, 11.120095457436163 46.06982923684753)" calcext:value-type="string">
            <text:p>LINESTRING (11.120116008895392 46.069743327867315, 11.120095457436163 46.06982923684753)</text:p>
          </table:table-cell>
          <table:table-cell table:formula="of:=VLOOKUP([.$B107];['Raw Data'.$A$2:.$O$1000];[.E$1]; 0)" office:value-type="float" office:value="0" calcext:value-type="float">
            <text:p/>
          </table:table-cell>
          <table:table-cell table:formula="of:=VLOOKUP([.$B107];['Raw Data'.$A$2:.$O$1000];[.F$1]; 0)" office:value-type="float" office:value="0" calcext:value-type="float">
            <text:p/>
          </table:table-cell>
          <table:table-cell table:formula="of:=VLOOKUP([.$B107];['Raw Data'.$A$2:.$O$1000];[.G$1]; 0)" office:value-type="float" office:value="0" calcext:value-type="float">
            <text:p/>
          </table:table-cell>
          <table:table-cell table:formula="of:=VLOOKUP([.$B107];['Raw Data'.$A$2:.$O$1000];[.H$1]; 0)" office:value-type="string" office:string-value="monofacciale" calcext:value-type="string">
            <text:p>monofacciale</text:p>
          </table:table-cell>
          <table:table-cell table:formula="of:=VLOOKUP([.$B107];['Raw Data'.$A$2:.$O$1000];[.I$1]; 0)" office:value-type="float" office:value="10" calcext:value-type="float">
            <text:p>10</text:p>
          </table:table-cell>
          <table:table-cell table:formula="of:=VLOOKUP([.$B107];['Raw Data'.$A$2:.$O$1000];[.J$1]; 0)" office:value-type="float" office:value="0" calcext:value-type="float">
            <text:p/>
          </table:table-cell>
          <table:table-cell table:formula="of:=VLOOKUP([.$B107];['Raw Data'.$A$2:.$O$1000];[.K$1]; 0)" office:value-type="float" office:value="0" calcext:value-type="float">
            <text:p/>
          </table:table-cell>
          <table:table-cell table:formula="of:=VLOOKUP([.$B107];['Raw Data'.$A$2:.$O$1000];[.L$1]; 0)" office:value-type="string" office:string-value="passaggio Peterlongo  n.posti  10  -  monofacciale" calcext:value-type="string">
            <text:p>passaggio Peterlongo <text:s/>n.posti <text:s/>10 <text:s/>- <text:s/>monofacciale</text:p>
          </table:table-cell>
          <table:table-cell table:formula="of:=VLOOKUP([.$B107];['Raw Data'.$A$2:.$O$1000];[.M$1]; 0)" office:value-type="string" office:string-value="passaggio Peterlongo  n.posti  10  -  monofacciale" calcext:value-type="string">
            <text:p>passaggio Peterlongo <text:s/>n.posti <text:s/>10 <text:s/>- <text:s/>monofacciale</text:p>
          </table:table-cell>
          <table:table-cell table:formula="of:=VLOOKUP([.$B107];['Raw Data'.$A$2:.$O$1000];[.N$1]; 0)" office:value-type="string" office:string-value="ZTL" calcext:value-type="string">
            <text:p>ZTL</text:p>
          </table:table-cell>
          <table:table-cell table:formula="of:=VLOOKUP([.$B107];['Raw Data'.$A$2:.$O$1000];[.O$1]; 0)" office:value-type="string" office:string-value="passaggio Peterlongo" calcext:value-type="string">
            <text:p>passaggio Peterlongo</text:p>
          </table:table-cell>
          <table:table-cell table:formula="of:=VLOOKUP([.$B107];['Raw Data'.$A$2:.$O$1000];[.P$1]; 0)" office:value-type="string" office:string-value="trento" calcext:value-type="string">
            <text:p>trento</text:p>
          </table:table-cell>
          <table:table-cell table:formula="of:=VLOOKUP([.$B107];['Raw Data'.$A$2:.$O$1000];[.Q$1]; 0)" office:value-type="string" office:string-value="http://example.org/cluster/node1123469919-node1123469924-rastrelliere.0-rastrelliere.1" calcext:value-type="string">
            <text:p>http://example.org/cluster/node1123469919-node1123469924-rastrelliere.0-rastrelliere.1</text:p>
          </table:table-cell>
          <table:table-cell table:formula="of:=VLOOKUP([.$Q107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</text:p>
          </table:table-cell>
          <table:table-cell table:style-name="ce14"/>
          <table:table-cell table:formula="of:=VLOOKUP([.$B108];['Raw Data'.$A$2:.$O$1000];[.D$1]; 0)" office:value-type="string" office:string-value="LINESTRING (11.12008780859778 46.06986895126048, 11.120073561819927 46.069927936080184)" calcext:value-type="string">
            <text:p>LINESTRING (11.12008780859778 46.06986895126048, 11.120073561819927 46.069927936080184)</text:p>
          </table:table-cell>
          <table:table-cell table:formula="of:=VLOOKUP([.$B108];['Raw Data'.$A$2:.$O$1000];[.E$1]; 0)" office:value-type="float" office:value="0" calcext:value-type="float">
            <text:p/>
          </table:table-cell>
          <table:table-cell table:formula="of:=VLOOKUP([.$B108];['Raw Data'.$A$2:.$O$1000];[.F$1]; 0)" office:value-type="float" office:value="0" calcext:value-type="float">
            <text:p/>
          </table:table-cell>
          <table:table-cell table:formula="of:=VLOOKUP([.$B108];['Raw Data'.$A$2:.$O$1000];[.G$1]; 0)" office:value-type="float" office:value="0" calcext:value-type="float">
            <text:p/>
          </table:table-cell>
          <table:table-cell table:formula="of:=VLOOKUP([.$B108];['Raw Data'.$A$2:.$O$1000];[.H$1]; 0)" office:value-type="string" office:string-value="monofacciale" calcext:value-type="string">
            <text:p>monofacciale</text:p>
          </table:table-cell>
          <table:table-cell table:formula="of:=VLOOKUP([.$B108];['Raw Data'.$A$2:.$O$1000];[.I$1]; 0)" office:value-type="float" office:value="8" calcext:value-type="float">
            <text:p>8</text:p>
          </table:table-cell>
          <table:table-cell table:formula="of:=VLOOKUP([.$B108];['Raw Data'.$A$2:.$O$1000];[.J$1]; 0)" office:value-type="float" office:value="0" calcext:value-type="float">
            <text:p/>
          </table:table-cell>
          <table:table-cell table:formula="of:=VLOOKUP([.$B108];['Raw Data'.$A$2:.$O$1000];[.K$1]; 0)" office:value-type="float" office:value="0" calcext:value-type="float">
            <text:p/>
          </table:table-cell>
          <table:table-cell table:formula="of:=VLOOKUP([.$B108];['Raw Data'.$A$2:.$O$1000];[.L$1]; 0)" office:value-type="string" office:string-value="passaggio Peterlongo  n.posti  8  -  monofacciale" calcext:value-type="string">
            <text:p>passaggio Peterlongo <text:s/>n.posti <text:s/>8 <text:s/>- <text:s/>monofacciale</text:p>
          </table:table-cell>
          <table:table-cell table:formula="of:=VLOOKUP([.$B108];['Raw Data'.$A$2:.$O$1000];[.M$1]; 0)" office:value-type="string" office:string-value="passaggio Peterlongo  n.posti  8  -  monofacciale" calcext:value-type="string">
            <text:p>passaggio Peterlongo <text:s/>n.posti <text:s/>8 <text:s/>- <text:s/>monofacciale</text:p>
          </table:table-cell>
          <table:table-cell table:formula="of:=VLOOKUP([.$B108];['Raw Data'.$A$2:.$O$1000];[.N$1]; 0)" office:value-type="string" office:string-value="ZTL" calcext:value-type="string">
            <text:p>ZTL</text:p>
          </table:table-cell>
          <table:table-cell table:formula="of:=VLOOKUP([.$B108];['Raw Data'.$A$2:.$O$1000];[.O$1]; 0)" office:value-type="string" office:string-value="passaggio Peterlongo" calcext:value-type="string">
            <text:p>passaggio Peterlongo</text:p>
          </table:table-cell>
          <table:table-cell table:formula="of:=VLOOKUP([.$B108];['Raw Data'.$A$2:.$O$1000];[.P$1]; 0)" office:value-type="string" office:string-value="trento" calcext:value-type="string">
            <text:p>trento</text:p>
          </table:table-cell>
          <table:table-cell table:formula="of:=VLOOKUP([.$B108];['Raw Data'.$A$2:.$O$1000];[.Q$1]; 0)" office:value-type="string" office:string-value="http://example.org/cluster/node1123469919-node1123469924-rastrelliere.0-rastrelliere.1" calcext:value-type="string">
            <text:p>http://example.org/cluster/node1123469919-node1123469924-rastrelliere.0-rastrelliere.1</text:p>
          </table:table-cell>
          <table:table-cell table:formula="of:=VLOOKUP([.$Q108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node1300215314-rastrelliere.10</text:p>
          </table:table-cell>
          <table:table-cell table:style-name="ce7" office:value-type="string" calcext:value-type="string">
            <text:p>http://linkedgeodata.org/triplify/node1300215314</text:p>
          </table:table-cell>
          <table:table-cell table:style-name="ce12"/>
          <table:table-cell table:formula="of:=VLOOKUP([.$B109];['Raw Data'.$A$2:.$O$1000];[.D$1]; 0)" office:value-type="string" office:string-value="POINT(11.1236914 46.0694713)" calcext:value-type="string">
            <text:p>POINT(11.1236914 46.0694713)</text:p>
          </table:table-cell>
          <table:table-cell table:formula="of:=VLOOKUP([.$B109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09];['Raw Data'.$A$2:.$O$1000];[.F$1]; 0)" office:value-type="string" office:string-value="2011-05-25T23:46:54" calcext:value-type="string">
            <text:p>2011-05-25T23:46:54</text:p>
          </table:table-cell>
          <table:table-cell table:formula="of:=VLOOKUP([.$B109];['Raw Data'.$A$2:.$O$1000];[.G$1]; 0)" office:value-type="float" office:value="0" calcext:value-type="float">
            <text:p/>
          </table:table-cell>
          <table:table-cell table:formula="of:=VLOOKUP([.$B109];['Raw Data'.$A$2:.$O$1000];[.H$1]; 0)" office:value-type="float" office:value="0" calcext:value-type="float">
            <text:p/>
          </table:table-cell>
          <table:table-cell table:formula="of:=VLOOKUP([.$B109];['Raw Data'.$A$2:.$O$1000];[.I$1]; 0)" office:value-type="float" office:value="8" calcext:value-type="float">
            <text:p>8</text:p>
          </table:table-cell>
          <table:table-cell table:formula="of:=VLOOKUP([.$B109];['Raw Data'.$A$2:.$O$1000];[.J$1]; 0)" office:value-type="float" office:value="0" calcext:value-type="float">
            <text:p/>
          </table:table-cell>
          <table:table-cell table:formula="of:=VLOOKUP([.$B109];['Raw Data'.$A$2:.$O$1000];[.K$1]; 0)" office:value-type="float" office:value="0" calcext:value-type="float">
            <text:p/>
          </table:table-cell>
          <table:table-cell table:formula="of:=VLOOKUP([.$B109];['Raw Data'.$A$2:.$O$1000];[.L$1]; 0)" office:value-type="float" office:value="0" calcext:value-type="float">
            <text:p/>
          </table:table-cell>
          <table:table-cell table:formula="of:=VLOOKUP([.$B109];['Raw Data'.$A$2:.$O$1000];[.M$1]; 0)" office:value-type="float" office:value="0" calcext:value-type="float">
            <text:p/>
          </table:table-cell>
          <table:table-cell table:formula="of:=VLOOKUP([.$B109];['Raw Data'.$A$2:.$O$1000];[.N$1]; 0)" office:value-type="float" office:value="0" calcext:value-type="float">
            <text:p/>
          </table:table-cell>
          <table:table-cell table:formula="of:=VLOOKUP([.$B109];['Raw Data'.$A$2:.$O$1000];[.O$1]; 0)" office:value-type="float" office:value="0" calcext:value-type="float">
            <text:p/>
          </table:table-cell>
          <table:table-cell table:formula="of:=VLOOKUP([.$B109];['Raw Data'.$A$2:.$O$1000];[.P$1]; 0)" office:value-type="string" office:string-value="osm" calcext:value-type="string">
            <text:p>osm</text:p>
          </table:table-cell>
          <table:table-cell table:formula="of:=VLOOKUP([.$B109];['Raw Data'.$A$2:.$O$1000];[.Q$1]; 0)" office:value-type="string" office:string-value="http://example.org/cluster/node1300215314-rastrelliere.10" calcext:value-type="string">
            <text:p>http://example.org/cluster/node1300215314-rastrelliere.10</text:p>
          </table:table-cell>
          <table:table-cell table:formula="of:=VLOOKUP([.$Q109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10</text:p>
          </table:table-cell>
          <table:table-cell table:style-name="ce14"/>
          <table:table-cell table:formula="of:=VLOOKUP([.$B110];['Raw Data'.$A$2:.$O$1000];[.D$1]; 0)" office:value-type="string" office:string-value="LINESTRING (11.123652190586327 46.06950978793817, 11.123588913639288 46.069509687585835)" calcext:value-type="string">
            <text:p>LINESTRING (11.123652190586327 46.06950978793817, 11.123588913639288 46.069509687585835)</text:p>
          </table:table-cell>
          <table:table-cell table:formula="of:=VLOOKUP([.$B110];['Raw Data'.$A$2:.$O$1000];[.E$1]; 0)" office:value-type="float" office:value="0" calcext:value-type="float">
            <text:p/>
          </table:table-cell>
          <table:table-cell table:formula="of:=VLOOKUP([.$B110];['Raw Data'.$A$2:.$O$1000];[.F$1]; 0)" office:value-type="float" office:value="0" calcext:value-type="float">
            <text:p/>
          </table:table-cell>
          <table:table-cell table:formula="of:=VLOOKUP([.$B110];['Raw Data'.$A$2:.$O$1000];[.G$1]; 0)" office:value-type="float" office:value="0" calcext:value-type="float">
            <text:p/>
          </table:table-cell>
          <table:table-cell table:formula="of:=VLOOKUP([.$B110];['Raw Data'.$A$2:.$O$1000];[.H$1]; 0)" office:value-type="string" office:string-value="monofacciale" calcext:value-type="string">
            <text:p>monofacciale</text:p>
          </table:table-cell>
          <table:table-cell table:formula="of:=VLOOKUP([.$B110];['Raw Data'.$A$2:.$O$1000];[.I$1]; 0)" office:value-type="float" office:value="8" calcext:value-type="float">
            <text:p>8</text:p>
          </table:table-cell>
          <table:table-cell table:formula="of:=VLOOKUP([.$B110];['Raw Data'.$A$2:.$O$1000];[.J$1]; 0)" office:value-type="float" office:value="0" calcext:value-type="float">
            <text:p/>
          </table:table-cell>
          <table:table-cell table:formula="of:=VLOOKUP([.$B110];['Raw Data'.$A$2:.$O$1000];[.K$1]; 0)" office:value-type="float" office:value="0" calcext:value-type="float">
            <text:p/>
          </table:table-cell>
          <table:table-cell table:formula="of:=VLOOKUP([.$B110];['Raw Data'.$A$2:.$O$1000];[.L$1]; 0)" office:value-type="string" office:string-value="piazza C. Battisti  n.posti  8  -  monofacciale" calcext:value-type="string">
            <text:p>piazza C. Battisti <text:s/>n.posti <text:s/>8 <text:s/>- <text:s/>monofacciale</text:p>
          </table:table-cell>
          <table:table-cell table:formula="of:=VLOOKUP([.$B110];['Raw Data'.$A$2:.$O$1000];[.M$1]; 0)" office:value-type="string" office:string-value="piazza C. Battisti  n.posti  8  -  monofacciale" calcext:value-type="string">
            <text:p>piazza C. Battisti <text:s/>n.posti <text:s/>8 <text:s/>- <text:s/>monofacciale</text:p>
          </table:table-cell>
          <table:table-cell table:formula="of:=VLOOKUP([.$B110];['Raw Data'.$A$2:.$O$1000];[.N$1]; 0)" office:value-type="string" office:string-value="ZTL" calcext:value-type="string">
            <text:p>ZTL</text:p>
          </table:table-cell>
          <table:table-cell table:formula="of:=VLOOKUP([.$B110];['Raw Data'.$A$2:.$O$1000];[.O$1]; 0)" office:value-type="string" office:string-value="piazza C. Battisti" calcext:value-type="string">
            <text:p>piazza C. Battisti</text:p>
          </table:table-cell>
          <table:table-cell table:formula="of:=VLOOKUP([.$B110];['Raw Data'.$A$2:.$O$1000];[.P$1]; 0)" office:value-type="string" office:string-value="trento" calcext:value-type="string">
            <text:p>trento</text:p>
          </table:table-cell>
          <table:table-cell table:formula="of:=VLOOKUP([.$B110];['Raw Data'.$A$2:.$O$1000];[.Q$1]; 0)" office:value-type="string" office:string-value="http://example.org/cluster/node1300215314-rastrelliere.10" calcext:value-type="string">
            <text:p>http://example.org/cluster/node1300215314-rastrelliere.10</text:p>
          </table:table-cell>
          <table:table-cell table:formula="of:=VLOOKUP([.$Q110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http://example.org/cluster/node889555501-rastrelliere.31</text:p>
          </table:table-cell>
          <table:table-cell table:style-name="ce7" office:value-type="string" calcext:value-type="string">
            <text:p>http://linkedgeodata.org/triplify/node889555501</text:p>
          </table:table-cell>
          <table:table-cell table:style-name="ce12"/>
          <table:table-cell table:formula="of:=VLOOKUP([.$B111];['Raw Data'.$A$2:.$O$1000];[.D$1]; 0)" office:value-type="string" office:string-value="POINT(11.124031 46.0661549)" calcext:value-type="string">
            <text:p>POINT(11.124031 46.0661549)</text:p>
          </table:table-cell>
          <table:table-cell table:formula="of:=VLOOKUP([.$B111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11];['Raw Data'.$A$2:.$O$1000];[.F$1]; 0)" office:value-type="string" office:string-value="2010-10-05T21:16:56" calcext:value-type="string">
            <text:p>2010-10-05T21:16:56</text:p>
          </table:table-cell>
          <table:table-cell table:formula="of:=VLOOKUP([.$B111];['Raw Data'.$A$2:.$O$1000];[.G$1]; 0)" office:value-type="float" office:value="0" calcext:value-type="float">
            <text:p/>
          </table:table-cell>
          <table:table-cell table:formula="of:=VLOOKUP([.$B111];['Raw Data'.$A$2:.$O$1000];[.H$1]; 0)" office:value-type="float" office:value="0" calcext:value-type="float">
            <text:p/>
          </table:table-cell>
          <table:table-cell table:formula="of:=VLOOKUP([.$B111];['Raw Data'.$A$2:.$O$1000];[.I$1]; 0)" office:value-type="float" office:value="0" calcext:value-type="float">
            <text:p/>
          </table:table-cell>
          <table:table-cell table:formula="of:=VLOOKUP([.$B111];['Raw Data'.$A$2:.$O$1000];[.J$1]; 0)" office:value-type="float" office:value="0" calcext:value-type="float">
            <text:p/>
          </table:table-cell>
          <table:table-cell table:formula="of:=VLOOKUP([.$B111];['Raw Data'.$A$2:.$O$1000];[.K$1]; 0)" office:value-type="float" office:value="0" calcext:value-type="float">
            <text:p/>
          </table:table-cell>
          <table:table-cell table:formula="of:=VLOOKUP([.$B111];['Raw Data'.$A$2:.$O$1000];[.L$1]; 0)" office:value-type="float" office:value="0" calcext:value-type="float">
            <text:p/>
          </table:table-cell>
          <table:table-cell table:formula="of:=VLOOKUP([.$B111];['Raw Data'.$A$2:.$O$1000];[.M$1]; 0)" office:value-type="float" office:value="0" calcext:value-type="float">
            <text:p/>
          </table:table-cell>
          <table:table-cell table:formula="of:=VLOOKUP([.$B111];['Raw Data'.$A$2:.$O$1000];[.N$1]; 0)" office:value-type="float" office:value="0" calcext:value-type="float">
            <text:p/>
          </table:table-cell>
          <table:table-cell table:formula="of:=VLOOKUP([.$B111];['Raw Data'.$A$2:.$O$1000];[.O$1]; 0)" office:value-type="float" office:value="0" calcext:value-type="float">
            <text:p/>
          </table:table-cell>
          <table:table-cell table:formula="of:=VLOOKUP([.$B111];['Raw Data'.$A$2:.$O$1000];[.P$1]; 0)" office:value-type="string" office:string-value="osm" calcext:value-type="string">
            <text:p>osm</text:p>
          </table:table-cell>
          <table:table-cell table:formula="of:=VLOOKUP([.$B111];['Raw Data'.$A$2:.$O$1000];[.Q$1]; 0)" office:value-type="string" office:string-value="http://example.org/cluster/node889555501-rastrelliere.31" calcext:value-type="string">
            <text:p>http://example.org/cluster/node889555501-rastrelliere.31</text:p>
          </table:table-cell>
          <table:table-cell table:formula="of:=VLOOKUP([.$Q111]&amp;&quot; Sum - capacity&quot;;['Cluster Capacity'.$A$1:.$F$200];5;0)">
            <text:p/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http://qrowd-project.eu/resource/rastrelliere.31</text:p>
          </table:table-cell>
          <table:table-cell table:style-name="ce14"/>
          <table:table-cell table:formula="of:=VLOOKUP([.$B112];['Raw Data'.$A$2:.$O$1000];[.D$1]; 0)" office:value-type="string" office:string-value="LINESTRING (11.124110411322143 46.0661810099951, 11.124122246721164 46.06613100519016)" calcext:value-type="string">
            <text:p>LINESTRING (11.124110411322143 46.0661810099951, 11.124122246721164 46.06613100519016)</text:p>
          </table:table-cell>
          <table:table-cell table:formula="of:=VLOOKUP([.$B112];['Raw Data'.$A$2:.$O$1000];[.E$1]; 0)" office:value-type="float" office:value="0" calcext:value-type="float">
            <text:p/>
          </table:table-cell>
          <table:table-cell table:formula="of:=VLOOKUP([.$B112];['Raw Data'.$A$2:.$O$1000];[.F$1]; 0)" office:value-type="float" office:value="0" calcext:value-type="float">
            <text:p/>
          </table:table-cell>
          <table:table-cell table:formula="of:=VLOOKUP([.$B112];['Raw Data'.$A$2:.$O$1000];[.G$1]; 0)" office:value-type="float" office:value="0" calcext:value-type="float">
            <text:p/>
          </table:table-cell>
          <table:table-cell table:formula="of:=VLOOKUP([.$B112];['Raw Data'.$A$2:.$O$1000];[.H$1]; 0)" office:value-type="string" office:string-value="monofacciale" calcext:value-type="string">
            <text:p>monofacciale</text:p>
          </table:table-cell>
          <table:table-cell table:formula="of:=VLOOKUP([.$B112];['Raw Data'.$A$2:.$O$1000];[.I$1]; 0)" office:value-type="float" office:value="13" calcext:value-type="float">
            <text:p>13</text:p>
          </table:table-cell>
          <table:table-cell table:formula="of:=VLOOKUP([.$B112];['Raw Data'.$A$2:.$O$1000];[.J$1]; 0)" office:value-type="float" office:value="0" calcext:value-type="float">
            <text:p/>
          </table:table-cell>
          <table:table-cell table:formula="of:=VLOOKUP([.$B112];['Raw Data'.$A$2:.$O$1000];[.K$1]; 0)" office:value-type="float" office:value="0" calcext:value-type="float">
            <text:p/>
          </table:table-cell>
          <table:table-cell table:formula="of:=VLOOKUP([.$B112];['Raw Data'.$A$2:.$O$1000];[.L$1]; 0)" office:value-type="string" office:string-value="piazza Garzetti  n.posti  13  -  monofacciale" calcext:value-type="string">
            <text:p>piazza Garzetti <text:s/>n.posti <text:s/>13 <text:s/>- <text:s/>monofacciale</text:p>
          </table:table-cell>
          <table:table-cell table:formula="of:=VLOOKUP([.$B112];['Raw Data'.$A$2:.$O$1000];[.M$1]; 0)" office:value-type="string" office:string-value="piazza Garzetti  n.posti  13  -  monofacciale" calcext:value-type="string">
            <text:p>piazza Garzetti <text:s/>n.posti <text:s/>13 <text:s/>- <text:s/>monofacciale</text:p>
          </table:table-cell>
          <table:table-cell table:formula="of:=VLOOKUP([.$B112];['Raw Data'.$A$2:.$O$1000];[.N$1]; 0)" office:value-type="string" office:string-value="ZTL" calcext:value-type="string">
            <text:p>ZTL</text:p>
          </table:table-cell>
          <table:table-cell table:formula="of:=VLOOKUP([.$B112];['Raw Data'.$A$2:.$O$1000];[.O$1]; 0)" office:value-type="string" office:string-value="piazza Garzetti" calcext:value-type="string">
            <text:p>piazza Garzetti</text:p>
          </table:table-cell>
          <table:table-cell table:formula="of:=VLOOKUP([.$B112];['Raw Data'.$A$2:.$O$1000];[.P$1]; 0)" office:value-type="string" office:string-value="trento" calcext:value-type="string">
            <text:p>trento</text:p>
          </table:table-cell>
          <table:table-cell table:formula="of:=VLOOKUP([.$B112];['Raw Data'.$A$2:.$O$1000];[.Q$1]; 0)" office:value-type="string" office:string-value="http://example.org/cluster/node889555501-rastrelliere.31" calcext:value-type="string">
            <text:p>http://example.org/cluster/node889555501-rastrelliere.31</text:p>
          </table:table-cell>
          <table:table-cell table:formula="of:=VLOOKUP([.$Q112]&amp;&quot; Sum - capacity&quot;;['Cluster Capacity'.$A$1:.$F$200];5;0)">
            <text:p/>
          </table:table-cell>
        </table:table-row>
        <table:table-row table:style-name="ro1">
          <table:table-cell table:style-name="ce2" office:value-type="string" calcext:value-type="string">
            <text:p>(empty)</text:p>
          </table:table-cell>
          <table:table-cell table:style-name="ce7" office:value-type="string" calcext:value-type="string">
            <text:p>http://example.org/resource/crowdsourcing-bikeracks-2018-02/bikerack13</text:p>
          </table:table-cell>
          <table:table-cell table:style-name="ce12"/>
          <table:table-cell table:formula="of:=VLOOKUP([.$B113];['Raw Data'.$A$2:.$O$1000];[.D$1]; 0)" office:value-type="string" office:string-value="POINT (11.1244586258 46.0684404551)" calcext:value-type="string">
            <text:p>POINT (11.1244586258 46.0684404551)</text:p>
          </table:table-cell>
          <table:table-cell table:formula="of:=VLOOKUP([.$B113];['Raw Data'.$A$2:.$O$1000];[.E$1]; 0)" office:value-type="float" office:value="0" calcext:value-type="float">
            <text:p/>
          </table:table-cell>
          <table:table-cell table:formula="of:=VLOOKUP([.$B113];['Raw Data'.$A$2:.$O$1000];[.F$1]; 0)" office:value-type="float" office:value="0" calcext:value-type="float">
            <text:p/>
          </table:table-cell>
          <table:table-cell table:formula="of:=VLOOKUP([.$B113];['Raw Data'.$A$2:.$O$1000];[.G$1]; 0)" office:value-type="float" office:value="0" calcext:value-type="float">
            <text:p/>
          </table:table-cell>
          <table:table-cell table:formula="of:=VLOOKUP([.$B113];['Raw Data'.$A$2:.$O$1000];[.H$1]; 0)" office:value-type="float" office:value="0" calcext:value-type="float">
            <text:p/>
          </table:table-cell>
          <table:table-cell table:formula="of:=VLOOKUP([.$B113];['Raw Data'.$A$2:.$O$1000];[.I$1]; 0)" office:value-type="float" office:value="0" calcext:value-type="float">
            <text:p/>
          </table:table-cell>
          <table:table-cell table:formula="of:=VLOOKUP([.$B113];['Raw Data'.$A$2:.$O$1000];[.J$1]; 0)" office:value-type="float" office:value="0" calcext:value-type="float">
            <text:p/>
          </table:table-cell>
          <table:table-cell table:formula="of:=VLOOKUP([.$B113];['Raw Data'.$A$2:.$O$1000];[.K$1]; 0)" office:value-type="float" office:value="0" calcext:value-type="float">
            <text:p/>
          </table:table-cell>
          <table:table-cell table:formula="of:=VLOOKUP([.$B113];['Raw Data'.$A$2:.$O$1000];[.L$1]; 0)" office:value-type="float" office:value="0" calcext:value-type="float">
            <text:p/>
          </table:table-cell>
          <table:table-cell table:formula="of:=VLOOKUP([.$B113];['Raw Data'.$A$2:.$O$1000];[.M$1]; 0)" office:value-type="float" office:value="0" calcext:value-type="float">
            <text:p/>
          </table:table-cell>
          <table:table-cell table:formula="of:=VLOOKUP([.$B113];['Raw Data'.$A$2:.$O$1000];[.N$1]; 0)" office:value-type="float" office:value="0" calcext:value-type="float">
            <text:p/>
          </table:table-cell>
          <table:table-cell table:formula="of:=VLOOKUP([.$B113];['Raw Data'.$A$2:.$O$1000];[.O$1]; 0)" office:value-type="float" office:value="0" calcext:value-type="float">
            <text:p/>
          </table:table-cell>
          <table:table-cell table:formula="of:=VLOOKUP([.$B113];['Raw Data'.$A$2:.$O$1000];[.P$1]; 0)" office:value-type="string" office:string-value="qrowd" calcext:value-type="string">
            <text:p>qrowd</text:p>
          </table:table-cell>
          <table:table-cell table:formula="of:=VLOOKUP([.$B113];['Raw Data'.$A$2:.$O$1000];[.Q$1]; 0)" office:value-type="float" office:value="0" calcext:value-type="float">
            <text:p/>
          </table:table-cell>
          <table:table-cell table:formula="of:=VLOOKUP([.$Q113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19</text:p>
          </table:table-cell>
          <table:table-cell/>
          <table:table-cell table:formula="of:=VLOOKUP([.$B114];['Raw Data'.$A$2:.$O$1000];[.D$1]; 0)" office:value-type="string" office:string-value="POINT (11.1255739197 46.0695314957)" calcext:value-type="string">
            <text:p>POINT (11.1255739197 46.0695314957)</text:p>
          </table:table-cell>
          <table:table-cell table:formula="of:=VLOOKUP([.$B114];['Raw Data'.$A$2:.$O$1000];[.E$1]; 0)" office:value-type="float" office:value="0" calcext:value-type="float">
            <text:p/>
          </table:table-cell>
          <table:table-cell table:formula="of:=VLOOKUP([.$B114];['Raw Data'.$A$2:.$O$1000];[.F$1]; 0)" office:value-type="float" office:value="0" calcext:value-type="float">
            <text:p/>
          </table:table-cell>
          <table:table-cell table:formula="of:=VLOOKUP([.$B114];['Raw Data'.$A$2:.$O$1000];[.G$1]; 0)" office:value-type="float" office:value="0" calcext:value-type="float">
            <text:p/>
          </table:table-cell>
          <table:table-cell table:formula="of:=VLOOKUP([.$B114];['Raw Data'.$A$2:.$O$1000];[.H$1]; 0)" office:value-type="float" office:value="0" calcext:value-type="float">
            <text:p/>
          </table:table-cell>
          <table:table-cell table:formula="of:=VLOOKUP([.$B114];['Raw Data'.$A$2:.$O$1000];[.I$1]; 0)" office:value-type="float" office:value="0" calcext:value-type="float">
            <text:p/>
          </table:table-cell>
          <table:table-cell table:formula="of:=VLOOKUP([.$B114];['Raw Data'.$A$2:.$O$1000];[.J$1]; 0)" office:value-type="float" office:value="0" calcext:value-type="float">
            <text:p/>
          </table:table-cell>
          <table:table-cell table:formula="of:=VLOOKUP([.$B114];['Raw Data'.$A$2:.$O$1000];[.K$1]; 0)" office:value-type="float" office:value="0" calcext:value-type="float">
            <text:p/>
          </table:table-cell>
          <table:table-cell table:formula="of:=VLOOKUP([.$B114];['Raw Data'.$A$2:.$O$1000];[.L$1]; 0)" office:value-type="float" office:value="0" calcext:value-type="float">
            <text:p/>
          </table:table-cell>
          <table:table-cell table:formula="of:=VLOOKUP([.$B114];['Raw Data'.$A$2:.$O$1000];[.M$1]; 0)" office:value-type="float" office:value="0" calcext:value-type="float">
            <text:p/>
          </table:table-cell>
          <table:table-cell table:formula="of:=VLOOKUP([.$B114];['Raw Data'.$A$2:.$O$1000];[.N$1]; 0)" office:value-type="float" office:value="0" calcext:value-type="float">
            <text:p/>
          </table:table-cell>
          <table:table-cell table:formula="of:=VLOOKUP([.$B114];['Raw Data'.$A$2:.$O$1000];[.O$1]; 0)" office:value-type="float" office:value="0" calcext:value-type="float">
            <text:p/>
          </table:table-cell>
          <table:table-cell table:formula="of:=VLOOKUP([.$B114];['Raw Data'.$A$2:.$O$1000];[.P$1]; 0)" office:value-type="string" office:string-value="qrowd" calcext:value-type="string">
            <text:p>qrowd</text:p>
          </table:table-cell>
          <table:table-cell table:formula="of:=VLOOKUP([.$B114];['Raw Data'.$A$2:.$O$1000];[.Q$1]; 0)" office:value-type="float" office:value="0" calcext:value-type="float">
            <text:p/>
          </table:table-cell>
          <table:table-cell table:formula="of:=VLOOKUP([.$Q114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27</text:p>
          </table:table-cell>
          <table:table-cell/>
          <table:table-cell table:formula="of:=VLOOKUP([.$B115];['Raw Data'.$A$2:.$O$1000];[.D$1]; 0)" office:value-type="string" office:string-value="POINT (11.1241704311 46.0668197466)" calcext:value-type="string">
            <text:p>POINT (11.1241704311 46.0668197466)</text:p>
          </table:table-cell>
          <table:table-cell table:formula="of:=VLOOKUP([.$B115];['Raw Data'.$A$2:.$O$1000];[.E$1]; 0)" office:value-type="float" office:value="0" calcext:value-type="float">
            <text:p/>
          </table:table-cell>
          <table:table-cell table:formula="of:=VLOOKUP([.$B115];['Raw Data'.$A$2:.$O$1000];[.F$1]; 0)" office:value-type="float" office:value="0" calcext:value-type="float">
            <text:p/>
          </table:table-cell>
          <table:table-cell table:formula="of:=VLOOKUP([.$B115];['Raw Data'.$A$2:.$O$1000];[.G$1]; 0)" office:value-type="float" office:value="0" calcext:value-type="float">
            <text:p/>
          </table:table-cell>
          <table:table-cell table:formula="of:=VLOOKUP([.$B115];['Raw Data'.$A$2:.$O$1000];[.H$1]; 0)" office:value-type="float" office:value="0" calcext:value-type="float">
            <text:p/>
          </table:table-cell>
          <table:table-cell table:formula="of:=VLOOKUP([.$B115];['Raw Data'.$A$2:.$O$1000];[.I$1]; 0)" office:value-type="float" office:value="0" calcext:value-type="float">
            <text:p/>
          </table:table-cell>
          <table:table-cell table:formula="of:=VLOOKUP([.$B115];['Raw Data'.$A$2:.$O$1000];[.J$1]; 0)" office:value-type="float" office:value="0" calcext:value-type="float">
            <text:p/>
          </table:table-cell>
          <table:table-cell table:formula="of:=VLOOKUP([.$B115];['Raw Data'.$A$2:.$O$1000];[.K$1]; 0)" office:value-type="float" office:value="0" calcext:value-type="float">
            <text:p/>
          </table:table-cell>
          <table:table-cell table:formula="of:=VLOOKUP([.$B115];['Raw Data'.$A$2:.$O$1000];[.L$1]; 0)" office:value-type="float" office:value="0" calcext:value-type="float">
            <text:p/>
          </table:table-cell>
          <table:table-cell table:formula="of:=VLOOKUP([.$B115];['Raw Data'.$A$2:.$O$1000];[.M$1]; 0)" office:value-type="float" office:value="0" calcext:value-type="float">
            <text:p/>
          </table:table-cell>
          <table:table-cell table:formula="of:=VLOOKUP([.$B115];['Raw Data'.$A$2:.$O$1000];[.N$1]; 0)" office:value-type="float" office:value="0" calcext:value-type="float">
            <text:p/>
          </table:table-cell>
          <table:table-cell table:formula="of:=VLOOKUP([.$B115];['Raw Data'.$A$2:.$O$1000];[.O$1]; 0)" office:value-type="float" office:value="0" calcext:value-type="float">
            <text:p/>
          </table:table-cell>
          <table:table-cell table:formula="of:=VLOOKUP([.$B115];['Raw Data'.$A$2:.$O$1000];[.P$1]; 0)" office:value-type="string" office:string-value="qrowd" calcext:value-type="string">
            <text:p>qrowd</text:p>
          </table:table-cell>
          <table:table-cell table:formula="of:=VLOOKUP([.$B115];['Raw Data'.$A$2:.$O$1000];[.Q$1]; 0)" office:value-type="float" office:value="0" calcext:value-type="float">
            <text:p/>
          </table:table-cell>
          <table:table-cell table:formula="of:=VLOOKUP([.$Q115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35</text:p>
          </table:table-cell>
          <table:table-cell/>
          <table:table-cell table:formula="of:=VLOOKUP([.$B116];['Raw Data'.$A$2:.$O$1000];[.D$1]; 0)" office:value-type="string" office:string-value="POINT (11.1252066668 46.0672470962)" calcext:value-type="string">
            <text:p>POINT (11.1252066668 46.0672470962)</text:p>
          </table:table-cell>
          <table:table-cell table:formula="of:=VLOOKUP([.$B116];['Raw Data'.$A$2:.$O$1000];[.E$1]; 0)" office:value-type="float" office:value="0" calcext:value-type="float">
            <text:p/>
          </table:table-cell>
          <table:table-cell table:formula="of:=VLOOKUP([.$B116];['Raw Data'.$A$2:.$O$1000];[.F$1]; 0)" office:value-type="float" office:value="0" calcext:value-type="float">
            <text:p/>
          </table:table-cell>
          <table:table-cell table:formula="of:=VLOOKUP([.$B116];['Raw Data'.$A$2:.$O$1000];[.G$1]; 0)" office:value-type="float" office:value="0" calcext:value-type="float">
            <text:p/>
          </table:table-cell>
          <table:table-cell table:formula="of:=VLOOKUP([.$B116];['Raw Data'.$A$2:.$O$1000];[.H$1]; 0)" office:value-type="float" office:value="0" calcext:value-type="float">
            <text:p/>
          </table:table-cell>
          <table:table-cell table:formula="of:=VLOOKUP([.$B116];['Raw Data'.$A$2:.$O$1000];[.I$1]; 0)" office:value-type="float" office:value="0" calcext:value-type="float">
            <text:p/>
          </table:table-cell>
          <table:table-cell table:formula="of:=VLOOKUP([.$B116];['Raw Data'.$A$2:.$O$1000];[.J$1]; 0)" office:value-type="float" office:value="0" calcext:value-type="float">
            <text:p/>
          </table:table-cell>
          <table:table-cell table:formula="of:=VLOOKUP([.$B116];['Raw Data'.$A$2:.$O$1000];[.K$1]; 0)" office:value-type="float" office:value="0" calcext:value-type="float">
            <text:p/>
          </table:table-cell>
          <table:table-cell table:formula="of:=VLOOKUP([.$B116];['Raw Data'.$A$2:.$O$1000];[.L$1]; 0)" office:value-type="float" office:value="0" calcext:value-type="float">
            <text:p/>
          </table:table-cell>
          <table:table-cell table:formula="of:=VLOOKUP([.$B116];['Raw Data'.$A$2:.$O$1000];[.M$1]; 0)" office:value-type="float" office:value="0" calcext:value-type="float">
            <text:p/>
          </table:table-cell>
          <table:table-cell table:formula="of:=VLOOKUP([.$B116];['Raw Data'.$A$2:.$O$1000];[.N$1]; 0)" office:value-type="float" office:value="0" calcext:value-type="float">
            <text:p/>
          </table:table-cell>
          <table:table-cell table:formula="of:=VLOOKUP([.$B116];['Raw Data'.$A$2:.$O$1000];[.O$1]; 0)" office:value-type="float" office:value="0" calcext:value-type="float">
            <text:p/>
          </table:table-cell>
          <table:table-cell table:formula="of:=VLOOKUP([.$B116];['Raw Data'.$A$2:.$O$1000];[.P$1]; 0)" office:value-type="string" office:string-value="qrowd" calcext:value-type="string">
            <text:p>qrowd</text:p>
          </table:table-cell>
          <table:table-cell table:formula="of:=VLOOKUP([.$B116];['Raw Data'.$A$2:.$O$1000];[.Q$1]; 0)" office:value-type="float" office:value="0" calcext:value-type="float">
            <text:p/>
          </table:table-cell>
          <table:table-cell table:formula="of:=VLOOKUP([.$Q116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36</text:p>
          </table:table-cell>
          <table:table-cell/>
          <table:table-cell table:formula="of:=VLOOKUP([.$B117];['Raw Data'.$A$2:.$O$1000];[.D$1]; 0)" office:value-type="string" office:string-value="POINT (11.1246841726 46.0711539162)" calcext:value-type="string">
            <text:p>POINT (11.1246841726 46.0711539162)</text:p>
          </table:table-cell>
          <table:table-cell table:formula="of:=VLOOKUP([.$B117];['Raw Data'.$A$2:.$O$1000];[.E$1]; 0)" office:value-type="float" office:value="0" calcext:value-type="float">
            <text:p/>
          </table:table-cell>
          <table:table-cell table:formula="of:=VLOOKUP([.$B117];['Raw Data'.$A$2:.$O$1000];[.F$1]; 0)" office:value-type="float" office:value="0" calcext:value-type="float">
            <text:p/>
          </table:table-cell>
          <table:table-cell table:formula="of:=VLOOKUP([.$B117];['Raw Data'.$A$2:.$O$1000];[.G$1]; 0)" office:value-type="float" office:value="0" calcext:value-type="float">
            <text:p/>
          </table:table-cell>
          <table:table-cell table:formula="of:=VLOOKUP([.$B117];['Raw Data'.$A$2:.$O$1000];[.H$1]; 0)" office:value-type="float" office:value="0" calcext:value-type="float">
            <text:p/>
          </table:table-cell>
          <table:table-cell table:formula="of:=VLOOKUP([.$B117];['Raw Data'.$A$2:.$O$1000];[.I$1]; 0)" office:value-type="float" office:value="0" calcext:value-type="float">
            <text:p/>
          </table:table-cell>
          <table:table-cell table:formula="of:=VLOOKUP([.$B117];['Raw Data'.$A$2:.$O$1000];[.J$1]; 0)" office:value-type="float" office:value="0" calcext:value-type="float">
            <text:p/>
          </table:table-cell>
          <table:table-cell table:formula="of:=VLOOKUP([.$B117];['Raw Data'.$A$2:.$O$1000];[.K$1]; 0)" office:value-type="float" office:value="0" calcext:value-type="float">
            <text:p/>
          </table:table-cell>
          <table:table-cell table:formula="of:=VLOOKUP([.$B117];['Raw Data'.$A$2:.$O$1000];[.L$1]; 0)" office:value-type="float" office:value="0" calcext:value-type="float">
            <text:p/>
          </table:table-cell>
          <table:table-cell table:formula="of:=VLOOKUP([.$B117];['Raw Data'.$A$2:.$O$1000];[.M$1]; 0)" office:value-type="float" office:value="0" calcext:value-type="float">
            <text:p/>
          </table:table-cell>
          <table:table-cell table:formula="of:=VLOOKUP([.$B117];['Raw Data'.$A$2:.$O$1000];[.N$1]; 0)" office:value-type="float" office:value="0" calcext:value-type="float">
            <text:p/>
          </table:table-cell>
          <table:table-cell table:formula="of:=VLOOKUP([.$B117];['Raw Data'.$A$2:.$O$1000];[.O$1]; 0)" office:value-type="float" office:value="0" calcext:value-type="float">
            <text:p/>
          </table:table-cell>
          <table:table-cell table:formula="of:=VLOOKUP([.$B117];['Raw Data'.$A$2:.$O$1000];[.P$1]; 0)" office:value-type="string" office:string-value="qrowd" calcext:value-type="string">
            <text:p>qrowd</text:p>
          </table:table-cell>
          <table:table-cell table:formula="of:=VLOOKUP([.$B117];['Raw Data'.$A$2:.$O$1000];[.Q$1]; 0)" office:value-type="float" office:value="0" calcext:value-type="float">
            <text:p/>
          </table:table-cell>
          <table:table-cell table:formula="of:=VLOOKUP([.$Q117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37</text:p>
          </table:table-cell>
          <table:table-cell/>
          <table:table-cell table:formula="of:=VLOOKUP([.$B118];['Raw Data'.$A$2:.$O$1000];[.D$1]; 0)" office:value-type="string" office:string-value="POINT (11.1240690252 46.0669032779)" calcext:value-type="string">
            <text:p>POINT (11.1240690252 46.0669032779)</text:p>
          </table:table-cell>
          <table:table-cell table:formula="of:=VLOOKUP([.$B118];['Raw Data'.$A$2:.$O$1000];[.E$1]; 0)" office:value-type="float" office:value="0" calcext:value-type="float">
            <text:p/>
          </table:table-cell>
          <table:table-cell table:formula="of:=VLOOKUP([.$B118];['Raw Data'.$A$2:.$O$1000];[.F$1]; 0)" office:value-type="float" office:value="0" calcext:value-type="float">
            <text:p/>
          </table:table-cell>
          <table:table-cell table:formula="of:=VLOOKUP([.$B118];['Raw Data'.$A$2:.$O$1000];[.G$1]; 0)" office:value-type="float" office:value="0" calcext:value-type="float">
            <text:p/>
          </table:table-cell>
          <table:table-cell table:formula="of:=VLOOKUP([.$B118];['Raw Data'.$A$2:.$O$1000];[.H$1]; 0)" office:value-type="float" office:value="0" calcext:value-type="float">
            <text:p/>
          </table:table-cell>
          <table:table-cell table:formula="of:=VLOOKUP([.$B118];['Raw Data'.$A$2:.$O$1000];[.I$1]; 0)" office:value-type="float" office:value="0" calcext:value-type="float">
            <text:p/>
          </table:table-cell>
          <table:table-cell table:formula="of:=VLOOKUP([.$B118];['Raw Data'.$A$2:.$O$1000];[.J$1]; 0)" office:value-type="float" office:value="0" calcext:value-type="float">
            <text:p/>
          </table:table-cell>
          <table:table-cell table:formula="of:=VLOOKUP([.$B118];['Raw Data'.$A$2:.$O$1000];[.K$1]; 0)" office:value-type="float" office:value="0" calcext:value-type="float">
            <text:p/>
          </table:table-cell>
          <table:table-cell table:formula="of:=VLOOKUP([.$B118];['Raw Data'.$A$2:.$O$1000];[.L$1]; 0)" office:value-type="float" office:value="0" calcext:value-type="float">
            <text:p/>
          </table:table-cell>
          <table:table-cell table:formula="of:=VLOOKUP([.$B118];['Raw Data'.$A$2:.$O$1000];[.M$1]; 0)" office:value-type="float" office:value="0" calcext:value-type="float">
            <text:p/>
          </table:table-cell>
          <table:table-cell table:formula="of:=VLOOKUP([.$B118];['Raw Data'.$A$2:.$O$1000];[.N$1]; 0)" office:value-type="float" office:value="0" calcext:value-type="float">
            <text:p/>
          </table:table-cell>
          <table:table-cell table:formula="of:=VLOOKUP([.$B118];['Raw Data'.$A$2:.$O$1000];[.O$1]; 0)" office:value-type="float" office:value="0" calcext:value-type="float">
            <text:p/>
          </table:table-cell>
          <table:table-cell table:formula="of:=VLOOKUP([.$B118];['Raw Data'.$A$2:.$O$1000];[.P$1]; 0)" office:value-type="string" office:string-value="qrowd" calcext:value-type="string">
            <text:p>qrowd</text:p>
          </table:table-cell>
          <table:table-cell table:formula="of:=VLOOKUP([.$B118];['Raw Data'.$A$2:.$O$1000];[.Q$1]; 0)" office:value-type="float" office:value="0" calcext:value-type="float">
            <text:p/>
          </table:table-cell>
          <table:table-cell table:formula="of:=VLOOKUP([.$Q118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40</text:p>
          </table:table-cell>
          <table:table-cell/>
          <table:table-cell table:formula="of:=VLOOKUP([.$B119];['Raw Data'.$A$2:.$O$1000];[.D$1]; 0)" office:value-type="string" office:string-value="POINT (11.124179808 46.0672809211)" calcext:value-type="string">
            <text:p>POINT (11.124179808 46.0672809211)</text:p>
          </table:table-cell>
          <table:table-cell table:formula="of:=VLOOKUP([.$B119];['Raw Data'.$A$2:.$O$1000];[.E$1]; 0)" office:value-type="float" office:value="0" calcext:value-type="float">
            <text:p/>
          </table:table-cell>
          <table:table-cell table:formula="of:=VLOOKUP([.$B119];['Raw Data'.$A$2:.$O$1000];[.F$1]; 0)" office:value-type="float" office:value="0" calcext:value-type="float">
            <text:p/>
          </table:table-cell>
          <table:table-cell table:formula="of:=VLOOKUP([.$B119];['Raw Data'.$A$2:.$O$1000];[.G$1]; 0)" office:value-type="float" office:value="0" calcext:value-type="float">
            <text:p/>
          </table:table-cell>
          <table:table-cell table:formula="of:=VLOOKUP([.$B119];['Raw Data'.$A$2:.$O$1000];[.H$1]; 0)" office:value-type="float" office:value="0" calcext:value-type="float">
            <text:p/>
          </table:table-cell>
          <table:table-cell table:formula="of:=VLOOKUP([.$B119];['Raw Data'.$A$2:.$O$1000];[.I$1]; 0)" office:value-type="float" office:value="0" calcext:value-type="float">
            <text:p/>
          </table:table-cell>
          <table:table-cell table:formula="of:=VLOOKUP([.$B119];['Raw Data'.$A$2:.$O$1000];[.J$1]; 0)" office:value-type="float" office:value="0" calcext:value-type="float">
            <text:p/>
          </table:table-cell>
          <table:table-cell table:formula="of:=VLOOKUP([.$B119];['Raw Data'.$A$2:.$O$1000];[.K$1]; 0)" office:value-type="float" office:value="0" calcext:value-type="float">
            <text:p/>
          </table:table-cell>
          <table:table-cell table:formula="of:=VLOOKUP([.$B119];['Raw Data'.$A$2:.$O$1000];[.L$1]; 0)" office:value-type="float" office:value="0" calcext:value-type="float">
            <text:p/>
          </table:table-cell>
          <table:table-cell table:formula="of:=VLOOKUP([.$B119];['Raw Data'.$A$2:.$O$1000];[.M$1]; 0)" office:value-type="float" office:value="0" calcext:value-type="float">
            <text:p/>
          </table:table-cell>
          <table:table-cell table:formula="of:=VLOOKUP([.$B119];['Raw Data'.$A$2:.$O$1000];[.N$1]; 0)" office:value-type="float" office:value="0" calcext:value-type="float">
            <text:p/>
          </table:table-cell>
          <table:table-cell table:formula="of:=VLOOKUP([.$B119];['Raw Data'.$A$2:.$O$1000];[.O$1]; 0)" office:value-type="float" office:value="0" calcext:value-type="float">
            <text:p/>
          </table:table-cell>
          <table:table-cell table:formula="of:=VLOOKUP([.$B119];['Raw Data'.$A$2:.$O$1000];[.P$1]; 0)" office:value-type="string" office:string-value="qrowd" calcext:value-type="string">
            <text:p>qrowd</text:p>
          </table:table-cell>
          <table:table-cell table:formula="of:=VLOOKUP([.$B119];['Raw Data'.$A$2:.$O$1000];[.Q$1]; 0)" office:value-type="float" office:value="0" calcext:value-type="float">
            <text:p/>
          </table:table-cell>
          <table:table-cell table:formula="of:=VLOOKUP([.$Q119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41</text:p>
          </table:table-cell>
          <table:table-cell/>
          <table:table-cell table:formula="of:=VLOOKUP([.$B120];['Raw Data'.$A$2:.$O$1000];[.D$1]; 0)" office:value-type="string" office:string-value="POINT (11.1266870735 46.0694846896)" calcext:value-type="string">
            <text:p>POINT (11.1266870735 46.0694846896)</text:p>
          </table:table-cell>
          <table:table-cell table:formula="of:=VLOOKUP([.$B120];['Raw Data'.$A$2:.$O$1000];[.E$1]; 0)" office:value-type="float" office:value="0" calcext:value-type="float">
            <text:p/>
          </table:table-cell>
          <table:table-cell table:formula="of:=VLOOKUP([.$B120];['Raw Data'.$A$2:.$O$1000];[.F$1]; 0)" office:value-type="float" office:value="0" calcext:value-type="float">
            <text:p/>
          </table:table-cell>
          <table:table-cell table:formula="of:=VLOOKUP([.$B120];['Raw Data'.$A$2:.$O$1000];[.G$1]; 0)" office:value-type="float" office:value="0" calcext:value-type="float">
            <text:p/>
          </table:table-cell>
          <table:table-cell table:formula="of:=VLOOKUP([.$B120];['Raw Data'.$A$2:.$O$1000];[.H$1]; 0)" office:value-type="float" office:value="0" calcext:value-type="float">
            <text:p/>
          </table:table-cell>
          <table:table-cell table:formula="of:=VLOOKUP([.$B120];['Raw Data'.$A$2:.$O$1000];[.I$1]; 0)" office:value-type="float" office:value="0" calcext:value-type="float">
            <text:p/>
          </table:table-cell>
          <table:table-cell table:formula="of:=VLOOKUP([.$B120];['Raw Data'.$A$2:.$O$1000];[.J$1]; 0)" office:value-type="float" office:value="0" calcext:value-type="float">
            <text:p/>
          </table:table-cell>
          <table:table-cell table:formula="of:=VLOOKUP([.$B120];['Raw Data'.$A$2:.$O$1000];[.K$1]; 0)" office:value-type="float" office:value="0" calcext:value-type="float">
            <text:p/>
          </table:table-cell>
          <table:table-cell table:formula="of:=VLOOKUP([.$B120];['Raw Data'.$A$2:.$O$1000];[.L$1]; 0)" office:value-type="float" office:value="0" calcext:value-type="float">
            <text:p/>
          </table:table-cell>
          <table:table-cell table:formula="of:=VLOOKUP([.$B120];['Raw Data'.$A$2:.$O$1000];[.M$1]; 0)" office:value-type="float" office:value="0" calcext:value-type="float">
            <text:p/>
          </table:table-cell>
          <table:table-cell table:formula="of:=VLOOKUP([.$B120];['Raw Data'.$A$2:.$O$1000];[.N$1]; 0)" office:value-type="float" office:value="0" calcext:value-type="float">
            <text:p/>
          </table:table-cell>
          <table:table-cell table:formula="of:=VLOOKUP([.$B120];['Raw Data'.$A$2:.$O$1000];[.O$1]; 0)" office:value-type="float" office:value="0" calcext:value-type="float">
            <text:p/>
          </table:table-cell>
          <table:table-cell table:formula="of:=VLOOKUP([.$B120];['Raw Data'.$A$2:.$O$1000];[.P$1]; 0)" office:value-type="string" office:string-value="qrowd" calcext:value-type="string">
            <text:p>qrowd</text:p>
          </table:table-cell>
          <table:table-cell table:formula="of:=VLOOKUP([.$B120];['Raw Data'.$A$2:.$O$1000];[.Q$1]; 0)" office:value-type="float" office:value="0" calcext:value-type="float">
            <text:p/>
          </table:table-cell>
          <table:table-cell table:formula="of:=VLOOKUP([.$Q120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example.org/resource/crowdsourcing-bikeracks-2018-02/bikerack42</text:p>
          </table:table-cell>
          <table:table-cell/>
          <table:table-cell table:formula="of:=VLOOKUP([.$B121];['Raw Data'.$A$2:.$O$1000];[.D$1]; 0)" office:value-type="string" office:string-value="POINT (11.1247105539 46.0695750693)" calcext:value-type="string">
            <text:p>POINT (11.1247105539 46.0695750693)</text:p>
          </table:table-cell>
          <table:table-cell table:formula="of:=VLOOKUP([.$B121];['Raw Data'.$A$2:.$O$1000];[.E$1]; 0)" office:value-type="float" office:value="0" calcext:value-type="float">
            <text:p/>
          </table:table-cell>
          <table:table-cell table:formula="of:=VLOOKUP([.$B121];['Raw Data'.$A$2:.$O$1000];[.F$1]; 0)" office:value-type="float" office:value="0" calcext:value-type="float">
            <text:p/>
          </table:table-cell>
          <table:table-cell table:formula="of:=VLOOKUP([.$B121];['Raw Data'.$A$2:.$O$1000];[.G$1]; 0)" office:value-type="float" office:value="0" calcext:value-type="float">
            <text:p/>
          </table:table-cell>
          <table:table-cell table:formula="of:=VLOOKUP([.$B121];['Raw Data'.$A$2:.$O$1000];[.H$1]; 0)" office:value-type="float" office:value="0" calcext:value-type="float">
            <text:p/>
          </table:table-cell>
          <table:table-cell table:formula="of:=VLOOKUP([.$B121];['Raw Data'.$A$2:.$O$1000];[.I$1]; 0)" office:value-type="float" office:value="0" calcext:value-type="float">
            <text:p/>
          </table:table-cell>
          <table:table-cell table:formula="of:=VLOOKUP([.$B121];['Raw Data'.$A$2:.$O$1000];[.J$1]; 0)" office:value-type="float" office:value="0" calcext:value-type="float">
            <text:p/>
          </table:table-cell>
          <table:table-cell table:formula="of:=VLOOKUP([.$B121];['Raw Data'.$A$2:.$O$1000];[.K$1]; 0)" office:value-type="float" office:value="0" calcext:value-type="float">
            <text:p/>
          </table:table-cell>
          <table:table-cell table:formula="of:=VLOOKUP([.$B121];['Raw Data'.$A$2:.$O$1000];[.L$1]; 0)" office:value-type="float" office:value="0" calcext:value-type="float">
            <text:p/>
          </table:table-cell>
          <table:table-cell table:formula="of:=VLOOKUP([.$B121];['Raw Data'.$A$2:.$O$1000];[.M$1]; 0)" office:value-type="float" office:value="0" calcext:value-type="float">
            <text:p/>
          </table:table-cell>
          <table:table-cell table:formula="of:=VLOOKUP([.$B121];['Raw Data'.$A$2:.$O$1000];[.N$1]; 0)" office:value-type="float" office:value="0" calcext:value-type="float">
            <text:p/>
          </table:table-cell>
          <table:table-cell table:formula="of:=VLOOKUP([.$B121];['Raw Data'.$A$2:.$O$1000];[.O$1]; 0)" office:value-type="float" office:value="0" calcext:value-type="float">
            <text:p/>
          </table:table-cell>
          <table:table-cell table:formula="of:=VLOOKUP([.$B121];['Raw Data'.$A$2:.$O$1000];[.P$1]; 0)" office:value-type="string" office:string-value="qrowd" calcext:value-type="string">
            <text:p>qrowd</text:p>
          </table:table-cell>
          <table:table-cell table:formula="of:=VLOOKUP([.$B121];['Raw Data'.$A$2:.$O$1000];[.Q$1]; 0)" office:value-type="float" office:value="0" calcext:value-type="float">
            <text:p/>
          </table:table-cell>
          <table:table-cell table:formula="of:=VLOOKUP([.$Q121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312440696</text:p>
          </table:table-cell>
          <table:table-cell/>
          <table:table-cell table:formula="of:=VLOOKUP([.$B122];['Raw Data'.$A$2:.$O$1000];[.D$1]; 0)" office:value-type="string" office:string-value="POINT(11.1206975 46.0688755)" calcext:value-type="string">
            <text:p>POINT(11.1206975 46.0688755)</text:p>
          </table:table-cell>
          <table:table-cell table:formula="of:=VLOOKUP([.$B122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22];['Raw Data'.$A$2:.$O$1000];[.F$1]; 0)" office:value-type="string" office:string-value="2011-06-05T01:19:31" calcext:value-type="string">
            <text:p>2011-06-05T01:19:31</text:p>
          </table:table-cell>
          <table:table-cell table:formula="of:=VLOOKUP([.$B122];['Raw Data'.$A$2:.$O$1000];[.G$1]; 0)" office:value-type="float" office:value="0" calcext:value-type="float">
            <text:p/>
          </table:table-cell>
          <table:table-cell table:formula="of:=VLOOKUP([.$B122];['Raw Data'.$A$2:.$O$1000];[.H$1]; 0)" office:value-type="float" office:value="0" calcext:value-type="float">
            <text:p/>
          </table:table-cell>
          <table:table-cell table:formula="of:=VLOOKUP([.$B122];['Raw Data'.$A$2:.$O$1000];[.I$1]; 0)" office:value-type="float" office:value="3" calcext:value-type="float">
            <text:p>3</text:p>
          </table:table-cell>
          <table:table-cell table:formula="of:=VLOOKUP([.$B122];['Raw Data'.$A$2:.$O$1000];[.J$1]; 0)" office:value-type="float" office:value="0" calcext:value-type="float">
            <text:p/>
          </table:table-cell>
          <table:table-cell table:formula="of:=VLOOKUP([.$B122];['Raw Data'.$A$2:.$O$1000];[.K$1]; 0)" office:value-type="float" office:value="0" calcext:value-type="float">
            <text:p/>
          </table:table-cell>
          <table:table-cell table:formula="of:=VLOOKUP([.$B122];['Raw Data'.$A$2:.$O$1000];[.L$1]; 0)" office:value-type="float" office:value="0" calcext:value-type="float">
            <text:p/>
          </table:table-cell>
          <table:table-cell table:formula="of:=VLOOKUP([.$B122];['Raw Data'.$A$2:.$O$1000];[.M$1]; 0)" office:value-type="float" office:value="0" calcext:value-type="float">
            <text:p/>
          </table:table-cell>
          <table:table-cell table:formula="of:=VLOOKUP([.$B122];['Raw Data'.$A$2:.$O$1000];[.N$1]; 0)" office:value-type="float" office:value="0" calcext:value-type="float">
            <text:p/>
          </table:table-cell>
          <table:table-cell table:formula="of:=VLOOKUP([.$B122];['Raw Data'.$A$2:.$O$1000];[.O$1]; 0)" office:value-type="float" office:value="0" calcext:value-type="float">
            <text:p/>
          </table:table-cell>
          <table:table-cell table:formula="of:=VLOOKUP([.$B122];['Raw Data'.$A$2:.$O$1000];[.P$1]; 0)" office:value-type="string" office:string-value="osm" calcext:value-type="string">
            <text:p>osm</text:p>
          </table:table-cell>
          <table:table-cell table:formula="of:=VLOOKUP([.$B122];['Raw Data'.$A$2:.$O$1000];[.Q$1]; 0)" office:value-type="float" office:value="0" calcext:value-type="float">
            <text:p/>
          </table:table-cell>
          <table:table-cell table:formula="of:=VLOOKUP([.$Q122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614387739</text:p>
          </table:table-cell>
          <table:table-cell/>
          <table:table-cell table:formula="of:=VLOOKUP([.$B123];['Raw Data'.$A$2:.$O$1000];[.D$1]; 0)" office:value-type="string" office:string-value="POINT(11.122027 46.0689382)" calcext:value-type="string">
            <text:p>POINT(11.122027 46.0689382)</text:p>
          </table:table-cell>
          <table:table-cell table:formula="of:=VLOOKUP([.$B123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23];['Raw Data'.$A$2:.$O$1000];[.F$1]; 0)" office:value-type="string" office:string-value="2012-02-01T17:36:14" calcext:value-type="string">
            <text:p>2012-02-01T17:36:14</text:p>
          </table:table-cell>
          <table:table-cell table:formula="of:=VLOOKUP([.$B123];['Raw Data'.$A$2:.$O$1000];[.G$1]; 0)" office:value-type="float" office:value="0" calcext:value-type="float">
            <text:p/>
          </table:table-cell>
          <table:table-cell table:formula="of:=VLOOKUP([.$B123];['Raw Data'.$A$2:.$O$1000];[.H$1]; 0)" office:value-type="float" office:value="0" calcext:value-type="float">
            <text:p/>
          </table:table-cell>
          <table:table-cell table:formula="of:=VLOOKUP([.$B123];['Raw Data'.$A$2:.$O$1000];[.I$1]; 0)" office:value-type="float" office:value="0" calcext:value-type="float">
            <text:p/>
          </table:table-cell>
          <table:table-cell table:formula="of:=VLOOKUP([.$B123];['Raw Data'.$A$2:.$O$1000];[.J$1]; 0)" office:value-type="float" office:value="0" calcext:value-type="float">
            <text:p/>
          </table:table-cell>
          <table:table-cell table:formula="of:=VLOOKUP([.$B123];['Raw Data'.$A$2:.$O$1000];[.K$1]; 0)" office:value-type="float" office:value="0" calcext:value-type="float">
            <text:p/>
          </table:table-cell>
          <table:table-cell table:formula="of:=VLOOKUP([.$B123];['Raw Data'.$A$2:.$O$1000];[.L$1]; 0)" office:value-type="float" office:value="0" calcext:value-type="float">
            <text:p/>
          </table:table-cell>
          <table:table-cell table:formula="of:=VLOOKUP([.$B123];['Raw Data'.$A$2:.$O$1000];[.M$1]; 0)" office:value-type="float" office:value="0" calcext:value-type="float">
            <text:p/>
          </table:table-cell>
          <table:table-cell table:formula="of:=VLOOKUP([.$B123];['Raw Data'.$A$2:.$O$1000];[.N$1]; 0)" office:value-type="float" office:value="0" calcext:value-type="float">
            <text:p/>
          </table:table-cell>
          <table:table-cell table:formula="of:=VLOOKUP([.$B123];['Raw Data'.$A$2:.$O$1000];[.O$1]; 0)" office:value-type="float" office:value="0" calcext:value-type="float">
            <text:p/>
          </table:table-cell>
          <table:table-cell table:formula="of:=VLOOKUP([.$B123];['Raw Data'.$A$2:.$O$1000];[.P$1]; 0)" office:value-type="string" office:string-value="osm" calcext:value-type="string">
            <text:p>osm</text:p>
          </table:table-cell>
          <table:table-cell table:formula="of:=VLOOKUP([.$B123];['Raw Data'.$A$2:.$O$1000];[.Q$1]; 0)" office:value-type="float" office:value="0" calcext:value-type="float">
            <text:p/>
          </table:table-cell>
          <table:table-cell table:formula="of:=VLOOKUP([.$Q123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633007373</text:p>
          </table:table-cell>
          <table:table-cell/>
          <table:table-cell table:formula="of:=VLOOKUP([.$B124];['Raw Data'.$A$2:.$O$1000];[.D$1]; 0)" office:value-type="string" office:string-value="POINT(11.123097 46.0701031)" calcext:value-type="string">
            <text:p>POINT(11.123097 46.0701031)</text:p>
          </table:table-cell>
          <table:table-cell table:formula="of:=VLOOKUP([.$B124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24];['Raw Data'.$A$2:.$O$1000];[.F$1]; 0)" office:value-type="string" office:string-value="2012-02-18T21:34:28" calcext:value-type="string">
            <text:p>2012-02-18T21:34:28</text:p>
          </table:table-cell>
          <table:table-cell table:formula="of:=VLOOKUP([.$B124];['Raw Data'.$A$2:.$O$1000];[.G$1]; 0)" office:value-type="float" office:value="0" calcext:value-type="float">
            <text:p/>
          </table:table-cell>
          <table:table-cell table:formula="of:=VLOOKUP([.$B124];['Raw Data'.$A$2:.$O$1000];[.H$1]; 0)" office:value-type="float" office:value="0" calcext:value-type="float">
            <text:p/>
          </table:table-cell>
          <table:table-cell table:formula="of:=VLOOKUP([.$B124];['Raw Data'.$A$2:.$O$1000];[.I$1]; 0)" office:value-type="float" office:value="4" calcext:value-type="float">
            <text:p>4</text:p>
          </table:table-cell>
          <table:table-cell table:formula="of:=VLOOKUP([.$B124];['Raw Data'.$A$2:.$O$1000];[.J$1]; 0)" office:value-type="float" office:value="0" calcext:value-type="float">
            <text:p/>
          </table:table-cell>
          <table:table-cell table:formula="of:=VLOOKUP([.$B124];['Raw Data'.$A$2:.$O$1000];[.K$1]; 0)" office:value-type="float" office:value="0" calcext:value-type="float">
            <text:p/>
          </table:table-cell>
          <table:table-cell table:formula="of:=VLOOKUP([.$B124];['Raw Data'.$A$2:.$O$1000];[.L$1]; 0)" office:value-type="float" office:value="0" calcext:value-type="float">
            <text:p/>
          </table:table-cell>
          <table:table-cell table:formula="of:=VLOOKUP([.$B124];['Raw Data'.$A$2:.$O$1000];[.M$1]; 0)" office:value-type="float" office:value="0" calcext:value-type="float">
            <text:p/>
          </table:table-cell>
          <table:table-cell table:formula="of:=VLOOKUP([.$B124];['Raw Data'.$A$2:.$O$1000];[.N$1]; 0)" office:value-type="float" office:value="0" calcext:value-type="float">
            <text:p/>
          </table:table-cell>
          <table:table-cell table:formula="of:=VLOOKUP([.$B124];['Raw Data'.$A$2:.$O$1000];[.O$1]; 0)" office:value-type="float" office:value="0" calcext:value-type="float">
            <text:p/>
          </table:table-cell>
          <table:table-cell table:formula="of:=VLOOKUP([.$B124];['Raw Data'.$A$2:.$O$1000];[.P$1]; 0)" office:value-type="string" office:string-value="osm" calcext:value-type="string">
            <text:p>osm</text:p>
          </table:table-cell>
          <table:table-cell table:formula="of:=VLOOKUP([.$B124];['Raw Data'.$A$2:.$O$1000];[.Q$1]; 0)" office:value-type="float" office:value="0" calcext:value-type="float">
            <text:p/>
          </table:table-cell>
          <table:table-cell table:formula="of:=VLOOKUP([.$Q124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638162310</text:p>
          </table:table-cell>
          <table:table-cell/>
          <table:table-cell table:formula="of:=VLOOKUP([.$B125];['Raw Data'.$A$2:.$O$1000];[.D$1]; 0)" office:value-type="string" office:string-value="POINT(11.1230963 46.07015)" calcext:value-type="string">
            <text:p>POINT(11.1230963 46.07015)</text:p>
          </table:table-cell>
          <table:table-cell table:formula="of:=VLOOKUP([.$B125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25];['Raw Data'.$A$2:.$O$1000];[.F$1]; 0)" office:value-type="string" office:string-value="2012-02-18T21:34:17" calcext:value-type="string">
            <text:p>2012-02-18T21:34:17</text:p>
          </table:table-cell>
          <table:table-cell table:formula="of:=VLOOKUP([.$B125];['Raw Data'.$A$2:.$O$1000];[.G$1]; 0)" office:value-type="float" office:value="0" calcext:value-type="float">
            <text:p/>
          </table:table-cell>
          <table:table-cell table:formula="of:=VLOOKUP([.$B125];['Raw Data'.$A$2:.$O$1000];[.H$1]; 0)" office:value-type="float" office:value="0" calcext:value-type="float">
            <text:p/>
          </table:table-cell>
          <table:table-cell table:formula="of:=VLOOKUP([.$B125];['Raw Data'.$A$2:.$O$1000];[.I$1]; 0)" office:value-type="float" office:value="6" calcext:value-type="float">
            <text:p>6</text:p>
          </table:table-cell>
          <table:table-cell table:formula="of:=VLOOKUP([.$B125];['Raw Data'.$A$2:.$O$1000];[.J$1]; 0)" office:value-type="float" office:value="0" calcext:value-type="float">
            <text:p/>
          </table:table-cell>
          <table:table-cell table:formula="of:=VLOOKUP([.$B125];['Raw Data'.$A$2:.$O$1000];[.K$1]; 0)" office:value-type="float" office:value="0" calcext:value-type="float">
            <text:p/>
          </table:table-cell>
          <table:table-cell table:formula="of:=VLOOKUP([.$B125];['Raw Data'.$A$2:.$O$1000];[.L$1]; 0)" office:value-type="float" office:value="0" calcext:value-type="float">
            <text:p/>
          </table:table-cell>
          <table:table-cell table:formula="of:=VLOOKUP([.$B125];['Raw Data'.$A$2:.$O$1000];[.M$1]; 0)" office:value-type="float" office:value="0" calcext:value-type="float">
            <text:p/>
          </table:table-cell>
          <table:table-cell table:formula="of:=VLOOKUP([.$B125];['Raw Data'.$A$2:.$O$1000];[.N$1]; 0)" office:value-type="float" office:value="0" calcext:value-type="float">
            <text:p/>
          </table:table-cell>
          <table:table-cell table:formula="of:=VLOOKUP([.$B125];['Raw Data'.$A$2:.$O$1000];[.O$1]; 0)" office:value-type="float" office:value="0" calcext:value-type="float">
            <text:p/>
          </table:table-cell>
          <table:table-cell table:formula="of:=VLOOKUP([.$B125];['Raw Data'.$A$2:.$O$1000];[.P$1]; 0)" office:value-type="string" office:string-value="osm" calcext:value-type="string">
            <text:p>osm</text:p>
          </table:table-cell>
          <table:table-cell table:formula="of:=VLOOKUP([.$B125];['Raw Data'.$A$2:.$O$1000];[.Q$1]; 0)" office:value-type="float" office:value="0" calcext:value-type="float">
            <text:p/>
          </table:table-cell>
          <table:table-cell table:formula="of:=VLOOKUP([.$Q125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1962487942</text:p>
          </table:table-cell>
          <table:table-cell/>
          <table:table-cell table:formula="of:=VLOOKUP([.$B126];['Raw Data'.$A$2:.$O$1000];[.D$1]; 0)" office:value-type="string" office:string-value="POINT(11.1246609 46.0687261)" calcext:value-type="string">
            <text:p>POINT(11.1246609 46.0687261)</text:p>
          </table:table-cell>
          <table:table-cell table:formula="of:=VLOOKUP([.$B126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26];['Raw Data'.$A$2:.$O$1000];[.F$1]; 0)" office:value-type="string" office:string-value="2012-10-13T14:37:04" calcext:value-type="string">
            <text:p>2012-10-13T14:37:04</text:p>
          </table:table-cell>
          <table:table-cell table:formula="of:=VLOOKUP([.$B126];['Raw Data'.$A$2:.$O$1000];[.G$1]; 0)" office:value-type="float" office:value="0" calcext:value-type="float">
            <text:p/>
          </table:table-cell>
          <table:table-cell table:formula="of:=VLOOKUP([.$B126];['Raw Data'.$A$2:.$O$1000];[.H$1]; 0)" office:value-type="float" office:value="0" calcext:value-type="float">
            <text:p/>
          </table:table-cell>
          <table:table-cell table:formula="of:=VLOOKUP([.$B126];['Raw Data'.$A$2:.$O$1000];[.I$1]; 0)" office:value-type="float" office:value="4" calcext:value-type="float">
            <text:p>4</text:p>
          </table:table-cell>
          <table:table-cell table:formula="of:=VLOOKUP([.$B126];['Raw Data'.$A$2:.$O$1000];[.J$1]; 0)" office:value-type="float" office:value="0" calcext:value-type="float">
            <text:p/>
          </table:table-cell>
          <table:table-cell table:formula="of:=VLOOKUP([.$B126];['Raw Data'.$A$2:.$O$1000];[.K$1]; 0)" office:value-type="float" office:value="0" calcext:value-type="float">
            <text:p/>
          </table:table-cell>
          <table:table-cell table:formula="of:=VLOOKUP([.$B126];['Raw Data'.$A$2:.$O$1000];[.L$1]; 0)" office:value-type="float" office:value="0" calcext:value-type="float">
            <text:p/>
          </table:table-cell>
          <table:table-cell table:formula="of:=VLOOKUP([.$B126];['Raw Data'.$A$2:.$O$1000];[.M$1]; 0)" office:value-type="float" office:value="0" calcext:value-type="float">
            <text:p/>
          </table:table-cell>
          <table:table-cell table:formula="of:=VLOOKUP([.$B126];['Raw Data'.$A$2:.$O$1000];[.N$1]; 0)" office:value-type="float" office:value="0" calcext:value-type="float">
            <text:p/>
          </table:table-cell>
          <table:table-cell table:formula="of:=VLOOKUP([.$B126];['Raw Data'.$A$2:.$O$1000];[.O$1]; 0)" office:value-type="float" office:value="0" calcext:value-type="float">
            <text:p/>
          </table:table-cell>
          <table:table-cell table:formula="of:=VLOOKUP([.$B126];['Raw Data'.$A$2:.$O$1000];[.P$1]; 0)" office:value-type="string" office:string-value="osm" calcext:value-type="string">
            <text:p>osm</text:p>
          </table:table-cell>
          <table:table-cell table:formula="of:=VLOOKUP([.$B126];['Raw Data'.$A$2:.$O$1000];[.Q$1]; 0)" office:value-type="float" office:value="0" calcext:value-type="float">
            <text:p/>
          </table:table-cell>
          <table:table-cell table:formula="of:=VLOOKUP([.$Q126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2407332591</text:p>
          </table:table-cell>
          <table:table-cell/>
          <table:table-cell table:formula="of:=VLOOKUP([.$B127];['Raw Data'.$A$2:.$O$1000];[.D$1]; 0)" office:value-type="string" office:string-value="POINT(11.1264767 46.0694326)" calcext:value-type="string">
            <text:p>POINT(11.1264767 46.0694326)</text:p>
          </table:table-cell>
          <table:table-cell table:formula="of:=VLOOKUP([.$B127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27];['Raw Data'.$A$2:.$O$1000];[.F$1]; 0)" office:value-type="string" office:string-value="2013-08-04T23:04:14" calcext:value-type="string">
            <text:p>2013-08-04T23:04:14</text:p>
          </table:table-cell>
          <table:table-cell table:formula="of:=VLOOKUP([.$B127];['Raw Data'.$A$2:.$O$1000];[.G$1]; 0)" office:value-type="float" office:value="0" calcext:value-type="float">
            <text:p/>
          </table:table-cell>
          <table:table-cell table:formula="of:=VLOOKUP([.$B127];['Raw Data'.$A$2:.$O$1000];[.H$1]; 0)" office:value-type="float" office:value="0" calcext:value-type="float">
            <text:p/>
          </table:table-cell>
          <table:table-cell table:formula="of:=VLOOKUP([.$B127];['Raw Data'.$A$2:.$O$1000];[.I$1]; 0)" office:value-type="float" office:value="4" calcext:value-type="float">
            <text:p>4</text:p>
          </table:table-cell>
          <table:table-cell table:formula="of:=VLOOKUP([.$B127];['Raw Data'.$A$2:.$O$1000];[.J$1]; 0)" office:value-type="float" office:value="0" calcext:value-type="float">
            <text:p/>
          </table:table-cell>
          <table:table-cell table:formula="of:=VLOOKUP([.$B127];['Raw Data'.$A$2:.$O$1000];[.K$1]; 0)" office:value-type="float" office:value="0" calcext:value-type="float">
            <text:p/>
          </table:table-cell>
          <table:table-cell table:formula="of:=VLOOKUP([.$B127];['Raw Data'.$A$2:.$O$1000];[.L$1]; 0)" office:value-type="float" office:value="0" calcext:value-type="float">
            <text:p/>
          </table:table-cell>
          <table:table-cell table:formula="of:=VLOOKUP([.$B127];['Raw Data'.$A$2:.$O$1000];[.M$1]; 0)" office:value-type="float" office:value="0" calcext:value-type="float">
            <text:p/>
          </table:table-cell>
          <table:table-cell table:formula="of:=VLOOKUP([.$B127];['Raw Data'.$A$2:.$O$1000];[.N$1]; 0)" office:value-type="float" office:value="0" calcext:value-type="float">
            <text:p/>
          </table:table-cell>
          <table:table-cell table:formula="of:=VLOOKUP([.$B127];['Raw Data'.$A$2:.$O$1000];[.O$1]; 0)" office:value-type="float" office:value="0" calcext:value-type="float">
            <text:p/>
          </table:table-cell>
          <table:table-cell table:formula="of:=VLOOKUP([.$B127];['Raw Data'.$A$2:.$O$1000];[.P$1]; 0)" office:value-type="string" office:string-value="osm" calcext:value-type="string">
            <text:p>osm</text:p>
          </table:table-cell>
          <table:table-cell table:formula="of:=VLOOKUP([.$B127];['Raw Data'.$A$2:.$O$1000];[.Q$1]; 0)" office:value-type="float" office:value="0" calcext:value-type="float">
            <text:p/>
          </table:table-cell>
          <table:table-cell table:formula="of:=VLOOKUP([.$Q127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2513343048</text:p>
          </table:table-cell>
          <table:table-cell/>
          <table:table-cell table:formula="of:=VLOOKUP([.$B128];['Raw Data'.$A$2:.$O$1000];[.D$1]; 0)" office:value-type="string" office:string-value="POINT(11.1198196 46.0688705)" calcext:value-type="string">
            <text:p>POINT(11.1198196 46.0688705)</text:p>
          </table:table-cell>
          <table:table-cell table:formula="of:=VLOOKUP([.$B128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28];['Raw Data'.$A$2:.$O$1000];[.F$1]; 0)" office:value-type="string" office:string-value="2013-10-29T22:23:55" calcext:value-type="string">
            <text:p>2013-10-29T22:23:55</text:p>
          </table:table-cell>
          <table:table-cell table:formula="of:=VLOOKUP([.$B128];['Raw Data'.$A$2:.$O$1000];[.G$1]; 0)" office:value-type="float" office:value="0" calcext:value-type="float">
            <text:p/>
          </table:table-cell>
          <table:table-cell table:formula="of:=VLOOKUP([.$B128];['Raw Data'.$A$2:.$O$1000];[.H$1]; 0)" office:value-type="float" office:value="0" calcext:value-type="float">
            <text:p/>
          </table:table-cell>
          <table:table-cell table:formula="of:=VLOOKUP([.$B128];['Raw Data'.$A$2:.$O$1000];[.I$1]; 0)" office:value-type="float" office:value="4" calcext:value-type="float">
            <text:p>4</text:p>
          </table:table-cell>
          <table:table-cell table:formula="of:=VLOOKUP([.$B128];['Raw Data'.$A$2:.$O$1000];[.J$1]; 0)" office:value-type="float" office:value="0" calcext:value-type="float">
            <text:p/>
          </table:table-cell>
          <table:table-cell table:formula="of:=VLOOKUP([.$B128];['Raw Data'.$A$2:.$O$1000];[.K$1]; 0)" office:value-type="float" office:value="0" calcext:value-type="float">
            <text:p/>
          </table:table-cell>
          <table:table-cell table:formula="of:=VLOOKUP([.$B128];['Raw Data'.$A$2:.$O$1000];[.L$1]; 0)" office:value-type="float" office:value="0" calcext:value-type="float">
            <text:p/>
          </table:table-cell>
          <table:table-cell table:formula="of:=VLOOKUP([.$B128];['Raw Data'.$A$2:.$O$1000];[.M$1]; 0)" office:value-type="float" office:value="0" calcext:value-type="float">
            <text:p/>
          </table:table-cell>
          <table:table-cell table:formula="of:=VLOOKUP([.$B128];['Raw Data'.$A$2:.$O$1000];[.N$1]; 0)" office:value-type="float" office:value="0" calcext:value-type="float">
            <text:p/>
          </table:table-cell>
          <table:table-cell table:formula="of:=VLOOKUP([.$B128];['Raw Data'.$A$2:.$O$1000];[.O$1]; 0)" office:value-type="float" office:value="0" calcext:value-type="float">
            <text:p/>
          </table:table-cell>
          <table:table-cell table:formula="of:=VLOOKUP([.$B128];['Raw Data'.$A$2:.$O$1000];[.P$1]; 0)" office:value-type="string" office:string-value="osm" calcext:value-type="string">
            <text:p>osm</text:p>
          </table:table-cell>
          <table:table-cell table:formula="of:=VLOOKUP([.$B128];['Raw Data'.$A$2:.$O$1000];[.Q$1]; 0)" office:value-type="float" office:value="0" calcext:value-type="float">
            <text:p/>
          </table:table-cell>
          <table:table-cell table:formula="of:=VLOOKUP([.$Q128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80590612</text:p>
          </table:table-cell>
          <table:table-cell/>
          <table:table-cell table:formula="of:=VLOOKUP([.$B129];['Raw Data'.$A$2:.$O$1000];[.D$1]; 0)" office:value-type="string" office:string-value="POINT(11.1226663 46.0697881)" calcext:value-type="string">
            <text:p>POINT(11.1226663 46.0697881)</text:p>
          </table:table-cell>
          <table:table-cell table:formula="of:=VLOOKUP([.$B129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29];['Raw Data'.$A$2:.$O$1000];[.F$1]; 0)" office:value-type="string" office:string-value="2010-08-26T15:44:58" calcext:value-type="string">
            <text:p>2010-08-26T15:44:58</text:p>
          </table:table-cell>
          <table:table-cell table:formula="of:=VLOOKUP([.$B129];['Raw Data'.$A$2:.$O$1000];[.G$1]; 0)" office:value-type="float" office:value="0" calcext:value-type="float">
            <text:p/>
          </table:table-cell>
          <table:table-cell table:formula="of:=VLOOKUP([.$B129];['Raw Data'.$A$2:.$O$1000];[.H$1]; 0)" office:value-type="float" office:value="0" calcext:value-type="float">
            <text:p/>
          </table:table-cell>
          <table:table-cell table:formula="of:=VLOOKUP([.$B129];['Raw Data'.$A$2:.$O$1000];[.I$1]; 0)" office:value-type="float" office:value="0" calcext:value-type="float">
            <text:p/>
          </table:table-cell>
          <table:table-cell table:formula="of:=VLOOKUP([.$B129];['Raw Data'.$A$2:.$O$1000];[.J$1]; 0)" office:value-type="float" office:value="0" calcext:value-type="float">
            <text:p/>
          </table:table-cell>
          <table:table-cell table:formula="of:=VLOOKUP([.$B129];['Raw Data'.$A$2:.$O$1000];[.K$1]; 0)" office:value-type="float" office:value="0" calcext:value-type="float">
            <text:p/>
          </table:table-cell>
          <table:table-cell table:formula="of:=VLOOKUP([.$B129];['Raw Data'.$A$2:.$O$1000];[.L$1]; 0)" office:value-type="float" office:value="0" calcext:value-type="float">
            <text:p/>
          </table:table-cell>
          <table:table-cell table:formula="of:=VLOOKUP([.$B129];['Raw Data'.$A$2:.$O$1000];[.M$1]; 0)" office:value-type="float" office:value="0" calcext:value-type="float">
            <text:p/>
          </table:table-cell>
          <table:table-cell table:formula="of:=VLOOKUP([.$B129];['Raw Data'.$A$2:.$O$1000];[.N$1]; 0)" office:value-type="float" office:value="0" calcext:value-type="float">
            <text:p/>
          </table:table-cell>
          <table:table-cell table:formula="of:=VLOOKUP([.$B129];['Raw Data'.$A$2:.$O$1000];[.O$1]; 0)" office:value-type="float" office:value="0" calcext:value-type="float">
            <text:p/>
          </table:table-cell>
          <table:table-cell table:formula="of:=VLOOKUP([.$B129];['Raw Data'.$A$2:.$O$1000];[.P$1]; 0)" office:value-type="string" office:string-value="osm" calcext:value-type="string">
            <text:p>osm</text:p>
          </table:table-cell>
          <table:table-cell table:formula="of:=VLOOKUP([.$B129];['Raw Data'.$A$2:.$O$1000];[.Q$1]; 0)" office:value-type="float" office:value="0" calcext:value-type="float">
            <text:p/>
          </table:table-cell>
          <table:table-cell table:formula="of:=VLOOKUP([.$Q129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890486735</text:p>
          </table:table-cell>
          <table:table-cell/>
          <table:table-cell table:formula="of:=VLOOKUP([.$B130];['Raw Data'.$A$2:.$O$1000];[.D$1]; 0)" office:value-type="string" office:string-value="POINT(11.124673 46.0659986)" calcext:value-type="string">
            <text:p>POINT(11.124673 46.0659986)</text:p>
          </table:table-cell>
          <table:table-cell table:formula="of:=VLOOKUP([.$B130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30];['Raw Data'.$A$2:.$O$1000];[.F$1]; 0)" office:value-type="string" office:string-value="2015-07-04T00:41:24" calcext:value-type="string">
            <text:p>2015-07-04T00:41:24</text:p>
          </table:table-cell>
          <table:table-cell table:formula="of:=VLOOKUP([.$B130];['Raw Data'.$A$2:.$O$1000];[.G$1]; 0)" office:value-type="float" office:value="0" calcext:value-type="float">
            <text:p/>
          </table:table-cell>
          <table:table-cell table:formula="of:=VLOOKUP([.$B130];['Raw Data'.$A$2:.$O$1000];[.H$1]; 0)" office:value-type="float" office:value="0" calcext:value-type="float">
            <text:p/>
          </table:table-cell>
          <table:table-cell table:formula="of:=VLOOKUP([.$B130];['Raw Data'.$A$2:.$O$1000];[.I$1]; 0)" office:value-type="float" office:value="12" calcext:value-type="float">
            <text:p>12</text:p>
          </table:table-cell>
          <table:table-cell table:formula="of:=VLOOKUP([.$B130];['Raw Data'.$A$2:.$O$1000];[.J$1]; 0)" office:value-type="float" office:value="0" calcext:value-type="float">
            <text:p/>
          </table:table-cell>
          <table:table-cell table:formula="of:=VLOOKUP([.$B130];['Raw Data'.$A$2:.$O$1000];[.K$1]; 0)" office:value-type="float" office:value="0" calcext:value-type="float">
            <text:p/>
          </table:table-cell>
          <table:table-cell table:formula="of:=VLOOKUP([.$B130];['Raw Data'.$A$2:.$O$1000];[.L$1]; 0)" office:value-type="float" office:value="0" calcext:value-type="float">
            <text:p/>
          </table:table-cell>
          <table:table-cell table:formula="of:=VLOOKUP([.$B130];['Raw Data'.$A$2:.$O$1000];[.M$1]; 0)" office:value-type="float" office:value="0" calcext:value-type="float">
            <text:p/>
          </table:table-cell>
          <table:table-cell table:formula="of:=VLOOKUP([.$B130];['Raw Data'.$A$2:.$O$1000];[.N$1]; 0)" office:value-type="float" office:value="0" calcext:value-type="float">
            <text:p/>
          </table:table-cell>
          <table:table-cell table:formula="of:=VLOOKUP([.$B130];['Raw Data'.$A$2:.$O$1000];[.O$1]; 0)" office:value-type="float" office:value="0" calcext:value-type="float">
            <text:p/>
          </table:table-cell>
          <table:table-cell table:formula="of:=VLOOKUP([.$B130];['Raw Data'.$A$2:.$O$1000];[.P$1]; 0)" office:value-type="string" office:string-value="osm" calcext:value-type="string">
            <text:p>osm</text:p>
          </table:table-cell>
          <table:table-cell table:formula="of:=VLOOKUP([.$B130];['Raw Data'.$A$2:.$O$1000];[.Q$1]; 0)" office:value-type="float" office:value="0" calcext:value-type="float">
            <text:p/>
          </table:table-cell>
          <table:table-cell table:formula="of:=VLOOKUP([.$Q130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27358861</text:p>
          </table:table-cell>
          <table:table-cell/>
          <table:table-cell table:formula="of:=VLOOKUP([.$B131];['Raw Data'.$A$2:.$O$1000];[.D$1]; 0)" office:value-type="string" office:string-value="POINT(11.1210015 46.0681994)" calcext:value-type="string">
            <text:p>POINT(11.1210015 46.0681994)</text:p>
          </table:table-cell>
          <table:table-cell table:formula="of:=VLOOKUP([.$B131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31];['Raw Data'.$A$2:.$O$1000];[.F$1]; 0)" office:value-type="string" office:string-value="2010-09-27T00:50:36" calcext:value-type="string">
            <text:p>2010-09-27T00:50:36</text:p>
          </table:table-cell>
          <table:table-cell table:formula="of:=VLOOKUP([.$B131];['Raw Data'.$A$2:.$O$1000];[.G$1]; 0)" office:value-type="float" office:value="0" calcext:value-type="float">
            <text:p/>
          </table:table-cell>
          <table:table-cell table:formula="of:=VLOOKUP([.$B131];['Raw Data'.$A$2:.$O$1000];[.H$1]; 0)" office:value-type="float" office:value="0" calcext:value-type="float">
            <text:p/>
          </table:table-cell>
          <table:table-cell table:formula="of:=VLOOKUP([.$B131];['Raw Data'.$A$2:.$O$1000];[.I$1]; 0)" office:value-type="float" office:value="0" calcext:value-type="float">
            <text:p/>
          </table:table-cell>
          <table:table-cell table:formula="of:=VLOOKUP([.$B131];['Raw Data'.$A$2:.$O$1000];[.J$1]; 0)" office:value-type="float" office:value="0" calcext:value-type="float">
            <text:p/>
          </table:table-cell>
          <table:table-cell table:formula="of:=VLOOKUP([.$B131];['Raw Data'.$A$2:.$O$1000];[.K$1]; 0)" office:value-type="float" office:value="0" calcext:value-type="float">
            <text:p/>
          </table:table-cell>
          <table:table-cell table:formula="of:=VLOOKUP([.$B131];['Raw Data'.$A$2:.$O$1000];[.L$1]; 0)" office:value-type="float" office:value="0" calcext:value-type="float">
            <text:p/>
          </table:table-cell>
          <table:table-cell table:formula="of:=VLOOKUP([.$B131];['Raw Data'.$A$2:.$O$1000];[.M$1]; 0)" office:value-type="float" office:value="0" calcext:value-type="float">
            <text:p/>
          </table:table-cell>
          <table:table-cell table:formula="of:=VLOOKUP([.$B131];['Raw Data'.$A$2:.$O$1000];[.N$1]; 0)" office:value-type="float" office:value="0" calcext:value-type="float">
            <text:p/>
          </table:table-cell>
          <table:table-cell table:formula="of:=VLOOKUP([.$B131];['Raw Data'.$A$2:.$O$1000];[.O$1]; 0)" office:value-type="float" office:value="0" calcext:value-type="float">
            <text:p/>
          </table:table-cell>
          <table:table-cell table:formula="of:=VLOOKUP([.$B131];['Raw Data'.$A$2:.$O$1000];[.P$1]; 0)" office:value-type="string" office:string-value="osm" calcext:value-type="string">
            <text:p>osm</text:p>
          </table:table-cell>
          <table:table-cell table:formula="of:=VLOOKUP([.$B131];['Raw Data'.$A$2:.$O$1000];[.Q$1]; 0)" office:value-type="float" office:value="0" calcext:value-type="float">
            <text:p/>
          </table:table-cell>
          <table:table-cell table:formula="of:=VLOOKUP([.$Q131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27359055</text:p>
          </table:table-cell>
          <table:table-cell/>
          <table:table-cell table:formula="of:=VLOOKUP([.$B132];['Raw Data'.$A$2:.$O$1000];[.D$1]; 0)" office:value-type="string" office:string-value="POINT(11.1220149 46.0691011)" calcext:value-type="string">
            <text:p>POINT(11.1220149 46.0691011)</text:p>
          </table:table-cell>
          <table:table-cell table:formula="of:=VLOOKUP([.$B132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32];['Raw Data'.$A$2:.$O$1000];[.F$1]; 0)" office:value-type="string" office:string-value="2010-09-27T00:50:41" calcext:value-type="string">
            <text:p>2010-09-27T00:50:41</text:p>
          </table:table-cell>
          <table:table-cell table:formula="of:=VLOOKUP([.$B132];['Raw Data'.$A$2:.$O$1000];[.G$1]; 0)" office:value-type="float" office:value="0" calcext:value-type="float">
            <text:p/>
          </table:table-cell>
          <table:table-cell table:formula="of:=VLOOKUP([.$B132];['Raw Data'.$A$2:.$O$1000];[.H$1]; 0)" office:value-type="float" office:value="0" calcext:value-type="float">
            <text:p/>
          </table:table-cell>
          <table:table-cell table:formula="of:=VLOOKUP([.$B132];['Raw Data'.$A$2:.$O$1000];[.I$1]; 0)" office:value-type="float" office:value="0" calcext:value-type="float">
            <text:p/>
          </table:table-cell>
          <table:table-cell table:formula="of:=VLOOKUP([.$B132];['Raw Data'.$A$2:.$O$1000];[.J$1]; 0)" office:value-type="float" office:value="0" calcext:value-type="float">
            <text:p/>
          </table:table-cell>
          <table:table-cell table:formula="of:=VLOOKUP([.$B132];['Raw Data'.$A$2:.$O$1000];[.K$1]; 0)" office:value-type="float" office:value="0" calcext:value-type="float">
            <text:p/>
          </table:table-cell>
          <table:table-cell table:formula="of:=VLOOKUP([.$B132];['Raw Data'.$A$2:.$O$1000];[.L$1]; 0)" office:value-type="float" office:value="0" calcext:value-type="float">
            <text:p/>
          </table:table-cell>
          <table:table-cell table:formula="of:=VLOOKUP([.$B132];['Raw Data'.$A$2:.$O$1000];[.M$1]; 0)" office:value-type="float" office:value="0" calcext:value-type="float">
            <text:p/>
          </table:table-cell>
          <table:table-cell table:formula="of:=VLOOKUP([.$B132];['Raw Data'.$A$2:.$O$1000];[.N$1]; 0)" office:value-type="float" office:value="0" calcext:value-type="float">
            <text:p/>
          </table:table-cell>
          <table:table-cell table:formula="of:=VLOOKUP([.$B132];['Raw Data'.$A$2:.$O$1000];[.O$1]; 0)" office:value-type="float" office:value="0" calcext:value-type="float">
            <text:p/>
          </table:table-cell>
          <table:table-cell table:formula="of:=VLOOKUP([.$B132];['Raw Data'.$A$2:.$O$1000];[.P$1]; 0)" office:value-type="string" office:string-value="osm" calcext:value-type="string">
            <text:p>osm</text:p>
          </table:table-cell>
          <table:table-cell table:formula="of:=VLOOKUP([.$B132];['Raw Data'.$A$2:.$O$1000];[.Q$1]; 0)" office:value-type="float" office:value="0" calcext:value-type="float">
            <text:p/>
          </table:table-cell>
          <table:table-cell table:formula="of:=VLOOKUP([.$Q132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27359322</text:p>
          </table:table-cell>
          <table:table-cell/>
          <table:table-cell table:formula="of:=VLOOKUP([.$B133];['Raw Data'.$A$2:.$O$1000];[.D$1]; 0)" office:value-type="string" office:string-value="POINT(11.1216467 46.0694639)" calcext:value-type="string">
            <text:p>POINT(11.1216467 46.0694639)</text:p>
          </table:table-cell>
          <table:table-cell table:formula="of:=VLOOKUP([.$B133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33];['Raw Data'.$A$2:.$O$1000];[.F$1]; 0)" office:value-type="string" office:string-value="2010-09-27T00:50:49" calcext:value-type="string">
            <text:p>2010-09-27T00:50:49</text:p>
          </table:table-cell>
          <table:table-cell table:formula="of:=VLOOKUP([.$B133];['Raw Data'.$A$2:.$O$1000];[.G$1]; 0)" office:value-type="float" office:value="0" calcext:value-type="float">
            <text:p/>
          </table:table-cell>
          <table:table-cell table:formula="of:=VLOOKUP([.$B133];['Raw Data'.$A$2:.$O$1000];[.H$1]; 0)" office:value-type="float" office:value="0" calcext:value-type="float">
            <text:p/>
          </table:table-cell>
          <table:table-cell table:formula="of:=VLOOKUP([.$B133];['Raw Data'.$A$2:.$O$1000];[.I$1]; 0)" office:value-type="float" office:value="0" calcext:value-type="float">
            <text:p/>
          </table:table-cell>
          <table:table-cell table:formula="of:=VLOOKUP([.$B133];['Raw Data'.$A$2:.$O$1000];[.J$1]; 0)" office:value-type="float" office:value="0" calcext:value-type="float">
            <text:p/>
          </table:table-cell>
          <table:table-cell table:formula="of:=VLOOKUP([.$B133];['Raw Data'.$A$2:.$O$1000];[.K$1]; 0)" office:value-type="float" office:value="0" calcext:value-type="float">
            <text:p/>
          </table:table-cell>
          <table:table-cell table:formula="of:=VLOOKUP([.$B133];['Raw Data'.$A$2:.$O$1000];[.L$1]; 0)" office:value-type="float" office:value="0" calcext:value-type="float">
            <text:p/>
          </table:table-cell>
          <table:table-cell table:formula="of:=VLOOKUP([.$B133];['Raw Data'.$A$2:.$O$1000];[.M$1]; 0)" office:value-type="float" office:value="0" calcext:value-type="float">
            <text:p/>
          </table:table-cell>
          <table:table-cell table:formula="of:=VLOOKUP([.$B133];['Raw Data'.$A$2:.$O$1000];[.N$1]; 0)" office:value-type="float" office:value="0" calcext:value-type="float">
            <text:p/>
          </table:table-cell>
          <table:table-cell table:formula="of:=VLOOKUP([.$B133];['Raw Data'.$A$2:.$O$1000];[.O$1]; 0)" office:value-type="float" office:value="0" calcext:value-type="float">
            <text:p/>
          </table:table-cell>
          <table:table-cell table:formula="of:=VLOOKUP([.$B133];['Raw Data'.$A$2:.$O$1000];[.P$1]; 0)" office:value-type="string" office:string-value="osm" calcext:value-type="string">
            <text:p>osm</text:p>
          </table:table-cell>
          <table:table-cell table:formula="of:=VLOOKUP([.$B133];['Raw Data'.$A$2:.$O$1000];[.Q$1]; 0)" office:value-type="float" office:value="0" calcext:value-type="float">
            <text:p/>
          </table:table-cell>
          <table:table-cell table:formula="of:=VLOOKUP([.$Q133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38729359</text:p>
          </table:table-cell>
          <table:table-cell/>
          <table:table-cell table:formula="of:=VLOOKUP([.$B134];['Raw Data'.$A$2:.$O$1000];[.D$1]; 0)" office:value-type="string" office:string-value="POINT(11.1244926 46.0669955)" calcext:value-type="string">
            <text:p>POINT(11.1244926 46.0669955)</text:p>
          </table:table-cell>
          <table:table-cell table:formula="of:=VLOOKUP([.$B134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34];['Raw Data'.$A$2:.$O$1000];[.F$1]; 0)" office:value-type="string" office:string-value="2011-07-22T01:52:57" calcext:value-type="string">
            <text:p>2011-07-22T01:52:57</text:p>
          </table:table-cell>
          <table:table-cell table:formula="of:=VLOOKUP([.$B134];['Raw Data'.$A$2:.$O$1000];[.G$1]; 0)" office:value-type="float" office:value="0" calcext:value-type="float">
            <text:p/>
          </table:table-cell>
          <table:table-cell table:formula="of:=VLOOKUP([.$B134];['Raw Data'.$A$2:.$O$1000];[.H$1]; 0)" office:value-type="float" office:value="0" calcext:value-type="float">
            <text:p/>
          </table:table-cell>
          <table:table-cell table:formula="of:=VLOOKUP([.$B134];['Raw Data'.$A$2:.$O$1000];[.I$1]; 0)" office:value-type="float" office:value="0" calcext:value-type="float">
            <text:p/>
          </table:table-cell>
          <table:table-cell table:formula="of:=VLOOKUP([.$B134];['Raw Data'.$A$2:.$O$1000];[.J$1]; 0)" office:value-type="float" office:value="0" calcext:value-type="float">
            <text:p/>
          </table:table-cell>
          <table:table-cell table:formula="of:=VLOOKUP([.$B134];['Raw Data'.$A$2:.$O$1000];[.K$1]; 0)" office:value-type="float" office:value="0" calcext:value-type="float">
            <text:p/>
          </table:table-cell>
          <table:table-cell table:formula="of:=VLOOKUP([.$B134];['Raw Data'.$A$2:.$O$1000];[.L$1]; 0)" office:value-type="float" office:value="0" calcext:value-type="float">
            <text:p/>
          </table:table-cell>
          <table:table-cell table:formula="of:=VLOOKUP([.$B134];['Raw Data'.$A$2:.$O$1000];[.M$1]; 0)" office:value-type="float" office:value="0" calcext:value-type="float">
            <text:p/>
          </table:table-cell>
          <table:table-cell table:formula="of:=VLOOKUP([.$B134];['Raw Data'.$A$2:.$O$1000];[.N$1]; 0)" office:value-type="float" office:value="0" calcext:value-type="float">
            <text:p/>
          </table:table-cell>
          <table:table-cell table:formula="of:=VLOOKUP([.$B134];['Raw Data'.$A$2:.$O$1000];[.O$1]; 0)" office:value-type="float" office:value="0" calcext:value-type="float">
            <text:p/>
          </table:table-cell>
          <table:table-cell table:formula="of:=VLOOKUP([.$B134];['Raw Data'.$A$2:.$O$1000];[.P$1]; 0)" office:value-type="string" office:string-value="osm" calcext:value-type="string">
            <text:p>osm</text:p>
          </table:table-cell>
          <table:table-cell table:formula="of:=VLOOKUP([.$B134];['Raw Data'.$A$2:.$O$1000];[.Q$1]; 0)" office:value-type="float" office:value="0" calcext:value-type="float">
            <text:p/>
          </table:table-cell>
          <table:table-cell table:formula="of:=VLOOKUP([.$Q134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38729365</text:p>
          </table:table-cell>
          <table:table-cell/>
          <table:table-cell table:formula="of:=VLOOKUP([.$B135];['Raw Data'.$A$2:.$O$1000];[.D$1]; 0)" office:value-type="string" office:string-value="POINT(11.1239814 46.0661029)" calcext:value-type="string">
            <text:p>POINT(11.1239814 46.0661029)</text:p>
          </table:table-cell>
          <table:table-cell table:formula="of:=VLOOKUP([.$B135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35];['Raw Data'.$A$2:.$O$1000];[.F$1]; 0)" office:value-type="string" office:string-value="2011-05-24T21:36:23" calcext:value-type="string">
            <text:p>2011-05-24T21:36:23</text:p>
          </table:table-cell>
          <table:table-cell table:formula="of:=VLOOKUP([.$B135];['Raw Data'.$A$2:.$O$1000];[.G$1]; 0)" office:value-type="float" office:value="0" calcext:value-type="float">
            <text:p/>
          </table:table-cell>
          <table:table-cell table:formula="of:=VLOOKUP([.$B135];['Raw Data'.$A$2:.$O$1000];[.H$1]; 0)" office:value-type="float" office:value="0" calcext:value-type="float">
            <text:p/>
          </table:table-cell>
          <table:table-cell table:formula="of:=VLOOKUP([.$B135];['Raw Data'.$A$2:.$O$1000];[.I$1]; 0)" office:value-type="float" office:value="8" calcext:value-type="float">
            <text:p>8</text:p>
          </table:table-cell>
          <table:table-cell table:formula="of:=VLOOKUP([.$B135];['Raw Data'.$A$2:.$O$1000];[.J$1]; 0)" office:value-type="float" office:value="0" calcext:value-type="float">
            <text:p/>
          </table:table-cell>
          <table:table-cell table:formula="of:=VLOOKUP([.$B135];['Raw Data'.$A$2:.$O$1000];[.K$1]; 0)" office:value-type="float" office:value="0" calcext:value-type="float">
            <text:p/>
          </table:table-cell>
          <table:table-cell table:formula="of:=VLOOKUP([.$B135];['Raw Data'.$A$2:.$O$1000];[.L$1]; 0)" office:value-type="float" office:value="0" calcext:value-type="float">
            <text:p/>
          </table:table-cell>
          <table:table-cell table:formula="of:=VLOOKUP([.$B135];['Raw Data'.$A$2:.$O$1000];[.M$1]; 0)" office:value-type="float" office:value="0" calcext:value-type="float">
            <text:p/>
          </table:table-cell>
          <table:table-cell table:formula="of:=VLOOKUP([.$B135];['Raw Data'.$A$2:.$O$1000];[.N$1]; 0)" office:value-type="float" office:value="0" calcext:value-type="float">
            <text:p/>
          </table:table-cell>
          <table:table-cell table:formula="of:=VLOOKUP([.$B135];['Raw Data'.$A$2:.$O$1000];[.O$1]; 0)" office:value-type="float" office:value="0" calcext:value-type="float">
            <text:p/>
          </table:table-cell>
          <table:table-cell table:formula="of:=VLOOKUP([.$B135];['Raw Data'.$A$2:.$O$1000];[.P$1]; 0)" office:value-type="string" office:string-value="osm" calcext:value-type="string">
            <text:p>osm</text:p>
          </table:table-cell>
          <table:table-cell table:formula="of:=VLOOKUP([.$B135];['Raw Data'.$A$2:.$O$1000];[.Q$1]; 0)" office:value-type="float" office:value="0" calcext:value-type="float">
            <text:p/>
          </table:table-cell>
          <table:table-cell table:formula="of:=VLOOKUP([.$Q135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38729458</text:p>
          </table:table-cell>
          <table:table-cell/>
          <table:table-cell table:formula="of:=VLOOKUP([.$B136];['Raw Data'.$A$2:.$O$1000];[.D$1]; 0)" office:value-type="string" office:string-value="POINT(11.1239086 46.0661631)" calcext:value-type="string">
            <text:p>POINT(11.1239086 46.0661631)</text:p>
          </table:table-cell>
          <table:table-cell table:formula="of:=VLOOKUP([.$B136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36];['Raw Data'.$A$2:.$O$1000];[.F$1]; 0)" office:value-type="string" office:string-value="2012-06-02T00:23:21" calcext:value-type="string">
            <text:p>2012-06-02T00:23:21</text:p>
          </table:table-cell>
          <table:table-cell table:formula="of:=VLOOKUP([.$B136];['Raw Data'.$A$2:.$O$1000];[.G$1]; 0)" office:value-type="string" office:string-value="private" calcext:value-type="string">
            <text:p>private</text:p>
          </table:table-cell>
          <table:table-cell table:formula="of:=VLOOKUP([.$B136];['Raw Data'.$A$2:.$O$1000];[.H$1]; 0)" office:value-type="float" office:value="0" calcext:value-type="float">
            <text:p/>
          </table:table-cell>
          <table:table-cell table:formula="of:=VLOOKUP([.$B136];['Raw Data'.$A$2:.$O$1000];[.I$1]; 0)" office:value-type="float" office:value="8" calcext:value-type="float">
            <text:p>8</text:p>
          </table:table-cell>
          <table:table-cell table:formula="of:=VLOOKUP([.$B136];['Raw Data'.$A$2:.$O$1000];[.J$1]; 0)" office:value-type="float" office:value="0" calcext:value-type="float">
            <text:p/>
          </table:table-cell>
          <table:table-cell table:formula="of:=VLOOKUP([.$B136];['Raw Data'.$A$2:.$O$1000];[.K$1]; 0)" office:value-type="float" office:value="0" calcext:value-type="float">
            <text:p/>
          </table:table-cell>
          <table:table-cell table:formula="of:=VLOOKUP([.$B136];['Raw Data'.$A$2:.$O$1000];[.L$1]; 0)" office:value-type="float" office:value="0" calcext:value-type="float">
            <text:p/>
          </table:table-cell>
          <table:table-cell table:formula="of:=VLOOKUP([.$B136];['Raw Data'.$A$2:.$O$1000];[.M$1]; 0)" office:value-type="float" office:value="0" calcext:value-type="float">
            <text:p/>
          </table:table-cell>
          <table:table-cell table:formula="of:=VLOOKUP([.$B136];['Raw Data'.$A$2:.$O$1000];[.N$1]; 0)" office:value-type="float" office:value="0" calcext:value-type="float">
            <text:p/>
          </table:table-cell>
          <table:table-cell table:formula="of:=VLOOKUP([.$B136];['Raw Data'.$A$2:.$O$1000];[.O$1]; 0)" office:value-type="float" office:value="0" calcext:value-type="float">
            <text:p/>
          </table:table-cell>
          <table:table-cell table:formula="of:=VLOOKUP([.$B136];['Raw Data'.$A$2:.$O$1000];[.P$1]; 0)" office:value-type="string" office:string-value="osm" calcext:value-type="string">
            <text:p>osm</text:p>
          </table:table-cell>
          <table:table-cell table:formula="of:=VLOOKUP([.$B136];['Raw Data'.$A$2:.$O$1000];[.Q$1]; 0)" office:value-type="float" office:value="0" calcext:value-type="float">
            <text:p/>
          </table:table-cell>
          <table:table-cell table:formula="of:=VLOOKUP([.$Q136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http://linkedgeodata.org/triplify/node963712275</text:p>
          </table:table-cell>
          <table:table-cell/>
          <table:table-cell table:formula="of:=VLOOKUP([.$B137];['Raw Data'.$A$2:.$O$1000];[.D$1]; 0)" office:value-type="string" office:string-value="POINT(11.1203361 46.0693289)" calcext:value-type="string">
            <text:p>POINT(11.1203361 46.0693289)</text:p>
          </table:table-cell>
          <table:table-cell table:formula="of:=VLOOKUP([.$B137];['Raw Data'.$A$2:.$O$1000];[.E$1]; 0)" office:value-type="string" office:string-value="http://linkedgeodata.org/triplify/user0" calcext:value-type="string">
            <text:p>http://linkedgeodata.org/triplify/user0</text:p>
          </table:table-cell>
          <table:table-cell table:formula="of:=VLOOKUP([.$B137];['Raw Data'.$A$2:.$O$1000];[.F$1]; 0)" office:value-type="string" office:string-value="2010-10-24T20:51:08" calcext:value-type="string">
            <text:p>2010-10-24T20:51:08</text:p>
          </table:table-cell>
          <table:table-cell table:formula="of:=VLOOKUP([.$B137];['Raw Data'.$A$2:.$O$1000];[.G$1]; 0)" office:value-type="float" office:value="0" calcext:value-type="float">
            <text:p/>
          </table:table-cell>
          <table:table-cell table:formula="of:=VLOOKUP([.$B137];['Raw Data'.$A$2:.$O$1000];[.H$1]; 0)" office:value-type="float" office:value="0" calcext:value-type="float">
            <text:p/>
          </table:table-cell>
          <table:table-cell table:formula="of:=VLOOKUP([.$B137];['Raw Data'.$A$2:.$O$1000];[.I$1]; 0)" office:value-type="float" office:value="0" calcext:value-type="float">
            <text:p/>
          </table:table-cell>
          <table:table-cell table:formula="of:=VLOOKUP([.$B137];['Raw Data'.$A$2:.$O$1000];[.J$1]; 0)" office:value-type="float" office:value="0" calcext:value-type="float">
            <text:p/>
          </table:table-cell>
          <table:table-cell table:formula="of:=VLOOKUP([.$B137];['Raw Data'.$A$2:.$O$1000];[.K$1]; 0)" office:value-type="float" office:value="0" calcext:value-type="float">
            <text:p/>
          </table:table-cell>
          <table:table-cell table:formula="of:=VLOOKUP([.$B137];['Raw Data'.$A$2:.$O$1000];[.L$1]; 0)" office:value-type="float" office:value="0" calcext:value-type="float">
            <text:p/>
          </table:table-cell>
          <table:table-cell table:formula="of:=VLOOKUP([.$B137];['Raw Data'.$A$2:.$O$1000];[.M$1]; 0)" office:value-type="float" office:value="0" calcext:value-type="float">
            <text:p/>
          </table:table-cell>
          <table:table-cell table:formula="of:=VLOOKUP([.$B137];['Raw Data'.$A$2:.$O$1000];[.N$1]; 0)" office:value-type="float" office:value="0" calcext:value-type="float">
            <text:p/>
          </table:table-cell>
          <table:table-cell table:formula="of:=VLOOKUP([.$B137];['Raw Data'.$A$2:.$O$1000];[.O$1]; 0)" office:value-type="float" office:value="0" calcext:value-type="float">
            <text:p/>
          </table:table-cell>
          <table:table-cell table:formula="of:=VLOOKUP([.$B137];['Raw Data'.$A$2:.$O$1000];[.P$1]; 0)" office:value-type="string" office:string-value="osm" calcext:value-type="string">
            <text:p>osm</text:p>
          </table:table-cell>
          <table:table-cell table:formula="of:=VLOOKUP([.$B137];['Raw Data'.$A$2:.$O$1000];[.Q$1]; 0)" office:value-type="float" office:value="0" calcext:value-type="float">
            <text:p/>
          </table:table-cell>
          <table:table-cell table:formula="of:=VLOOKUP([.$Q137]&amp;&quot; Sum - capacity&quot;;['Cluster Capacity'.$A$1:.$F$200];5;0)" office:value-type="string" office:string-value="" calcext:value-type="error">
            <text:p>#N/A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http://qrowd-project.eu/resource/rastrelliere.26</text:p>
          </table:table-cell>
          <table:table-cell table:style-name="ce15"/>
          <table:table-cell table:formula="of:=VLOOKUP([.$B138];['Raw Data'.$A$2:.$O$1000];[.D$1]; 0)" office:value-type="string" office:string-value="LINESTRING (11.119898102538201 46.06757343795648, 11.119956820174615 46.067574263219356)" calcext:value-type="string">
            <text:p>LINESTRING (11.119898102538201 46.06757343795648, 11.119956820174615 46.067574263219356)</text:p>
          </table:table-cell>
          <table:table-cell table:formula="of:=VLOOKUP([.$B138];['Raw Data'.$A$2:.$O$1000];[.E$1]; 0)" office:value-type="float" office:value="0" calcext:value-type="float">
            <text:p/>
          </table:table-cell>
          <table:table-cell table:formula="of:=VLOOKUP([.$B138];['Raw Data'.$A$2:.$O$1000];[.F$1]; 0)" office:value-type="float" office:value="0" calcext:value-type="float">
            <text:p/>
          </table:table-cell>
          <table:table-cell table:formula="of:=VLOOKUP([.$B138];['Raw Data'.$A$2:.$O$1000];[.G$1]; 0)" office:value-type="float" office:value="0" calcext:value-type="float">
            <text:p/>
          </table:table-cell>
          <table:table-cell table:formula="of:=VLOOKUP([.$B138];['Raw Data'.$A$2:.$O$1000];[.H$1]; 0)" office:value-type="string" office:string-value="monofacciale" calcext:value-type="string">
            <text:p>monofacciale</text:p>
          </table:table-cell>
          <table:table-cell table:formula="of:=VLOOKUP([.$B138];['Raw Data'.$A$2:.$O$1000];[.I$1]; 0)" office:value-type="float" office:value="8" calcext:value-type="float">
            <text:p>8</text:p>
          </table:table-cell>
          <table:table-cell table:formula="of:=VLOOKUP([.$B138];['Raw Data'.$A$2:.$O$1000];[.J$1]; 0)" office:value-type="float" office:value="0" calcext:value-type="float">
            <text:p/>
          </table:table-cell>
          <table:table-cell table:formula="of:=VLOOKUP([.$B138];['Raw Data'.$A$2:.$O$1000];[.K$1]; 0)" office:value-type="float" office:value="0" calcext:value-type="float">
            <text:p/>
          </table:table-cell>
          <table:table-cell table:formula="of:=VLOOKUP([.$B138];['Raw Data'.$A$2:.$O$1000];[.L$1]; 0)" office:value-type="string" office:string-value="piazza Verzeri  n.posti  8  -  monofacciale" calcext:value-type="string">
            <text:p>piazza Verzeri <text:s/>n.posti <text:s/>8 <text:s/>- <text:s/>monofacciale</text:p>
          </table:table-cell>
          <table:table-cell table:formula="of:=VLOOKUP([.$B138];['Raw Data'.$A$2:.$O$1000];[.M$1]; 0)" office:value-type="string" office:string-value="piazza Verzeri  n.posti  8  -  monofacciale" calcext:value-type="string">
            <text:p>piazza Verzeri <text:s/>n.posti <text:s/>8 <text:s/>- <text:s/>monofacciale</text:p>
          </table:table-cell>
          <table:table-cell table:formula="of:=VLOOKUP([.$B138];['Raw Data'.$A$2:.$O$1000];[.N$1]; 0)" office:value-type="string" office:string-value="ZTL" calcext:value-type="string">
            <text:p>ZTL</text:p>
          </table:table-cell>
          <table:table-cell table:formula="of:=VLOOKUP([.$B138];['Raw Data'.$A$2:.$O$1000];[.O$1]; 0)" office:value-type="string" office:string-value="piazza Verzeri" calcext:value-type="string">
            <text:p>piazza Verzeri</text:p>
          </table:table-cell>
          <table:table-cell table:formula="of:=VLOOKUP([.$B138];['Raw Data'.$A$2:.$O$1000];[.P$1]; 0)" office:value-type="string" office:string-value="trento" calcext:value-type="string">
            <text:p>trento</text:p>
          </table:table-cell>
          <table:table-cell table:formula="of:=VLOOKUP([.$B138];['Raw Data'.$A$2:.$O$1000];[.Q$1]; 0)" office:value-type="float" office:value="0" calcext:value-type="float">
            <text:p/>
          </table:table-cell>
          <table:table-cell table:formula="of:=VLOOKUP([.$Q138]&amp;&quot; Sum - capacity&quot;;['Cluster Capacity'.$A$1:.$F$200];5;0)" office:value-type="string" office:string-value="" calcext:value-type="error">
            <text:p>#N/A</text:p>
          </table:table-cell>
        </table:table-row>
      </table:table>
      <table:table table:name="Cluster Capacity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6" table:default-cell-style-name="ce43"/>
        <table:table-column table:style-name="co16" table:number-columns-repeated="2" table:default-cell-style-name="Default"/>
        <table:table-row table:style-name="ro1">
          <table:table-cell table:style-name="ce16" office:value-type="string" calcext:value-type="string">
            <text:p>Sum - capacity</text:p>
          </table:table-cell>
          <table:table-cell table:style-name="ce22"/>
          <table:table-cell table:style-name="ce6" office:value-type="string" calcext:value-type="string">
            <text:p>Data</text:p>
          </table:table-cell>
          <table:table-cell table:style-name="ce35"/>
          <table:table-cell table:style-name="Default"/>
          <table:table-cell table:number-columns-repeated="2"/>
        </table:table-row>
        <table:table-row table:style-name="ro1">
          <table:table-cell table:style-name="ce17" office:value-type="string" calcext:value-type="string">
            <text:p>cluster</text:p>
          </table:table-cell>
          <table:table-cell table:style-name="ce23" office:value-type="string" calcext:value-type="string">
            <text:p>bikerack</text:p>
          </table:table-cell>
          <table:table-cell table:style-name="ce28" office:value-type="string" calcext:value-type="string">
            <text:p>osm</text:p>
          </table:table-cell>
          <table:table-cell table:style-name="ce36" office:value-type="string" calcext:value-type="string">
            <text:p>trento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0-node1313709030-rastrelliere.3</text:p>
          </table:table-cell>
          <table:table-cell table:style-name="ce7" office:value-type="string" calcext:value-type="string">
            <text:p>http://linkedgeodata.org/triplify/node1313709030</text:p>
          </table:table-cell>
          <table:table-cell table:style-name="ce29" office:value-type="float" office:value="32" calcext:value-type="float">
            <text:p>32</text:p>
          </table:table-cell>
          <table:table-cell table:style-name="ce37"/>
          <table:table-cell table:formula="of:=IF(OR([.C3]=[.D3]; ISBLANK([.C3]); ISBLANK([.D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0-node1313709030-rastrelliere.3</text:p>
          </table:table-cell>
          <table:table-cell table:style-name="ce24" office:value-type="string" calcext:value-type="string">
            <text:p>http://qrowd-project.eu/resource/rastrelliere.3</text:p>
          </table:table-cell>
          <table:table-cell table:style-name="ce30"/>
          <table:table-cell table:style-name="ce38" office:value-type="float" office:value="32" calcext:value-type="float">
            <text:p>32</text:p>
          </table:table-cell>
          <table:table-cell table:formula="of:=IF(OR([.C4]=[.D4]; ISBLANK([.C4]); ISBLANK([.D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0-node1313709030-rastrelliere.3 Sum - capacity</text:p>
          </table:table-cell>
          <table:table-cell table:style-name="ce25"/>
          <table:table-cell table:style-name="ce31" office:value-type="float" office:value="32" calcext:value-type="float">
            <text:p>32</text:p>
          </table:table-cell>
          <table:table-cell table:style-name="ce39" office:value-type="float" office:value="32" calcext:value-type="float">
            <text:p>32</text:p>
          </table:table-cell>
          <table:table-cell table:formula="of:=IF(OR([.C5]=[.D5]; ISBLANK([.C5]); ISBLANK([.D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6]=[.D6]; ISBLANK([.C6]); ISBLANK([.D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-node948758405-rastrelliere.5</text:p>
          </table:table-cell>
          <table:table-cell table:style-name="ce7" office:value-type="string" calcext:value-type="string">
            <text:p>http://linkedgeodata.org/triplify/node948758405</text:p>
          </table:table-cell>
          <table:table-cell table:style-name="ce29" office:value-type="float" office:value="44" calcext:value-type="float">
            <text:p>44</text:p>
          </table:table-cell>
          <table:table-cell table:style-name="ce37"/>
          <table:table-cell table:formula="of:=IF(OR([.C7]=[.D7]; ISBLANK([.C7]); ISBLANK([.D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1-node948758405-rastrelliere.5</text:p>
          </table:table-cell>
          <table:table-cell table:style-name="ce24" office:value-type="string" calcext:value-type="string">
            <text:p>http://qrowd-project.eu/resource/rastrelliere.5</text:p>
          </table:table-cell>
          <table:table-cell table:style-name="ce30"/>
          <table:table-cell table:style-name="ce38" office:value-type="float" office:value="32" calcext:value-type="float">
            <text:p>32</text:p>
          </table:table-cell>
          <table:table-cell table:formula="of:=IF(OR([.C8]=[.D8]; ISBLANK([.C8]); ISBLANK([.D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1-node948758405-rastrelliere.5 Sum - capacity</text:p>
          </table:table-cell>
          <table:table-cell table:style-name="ce25"/>
          <table:table-cell table:style-name="ce31" office:value-type="float" office:value="44" calcext:value-type="float">
            <text:p>44</text:p>
          </table:table-cell>
          <table:table-cell table:style-name="ce39" office:value-type="float" office:value="32" calcext:value-type="float">
            <text:p>32</text:p>
          </table:table-cell>
          <table:table-cell table:formula="of:=IF(OR([.C9]=[.D9]; ISBLANK([.C9]); ISBLANK([.D9]));&quot;&quot;;&quot;Conflict&quot;)" office:value-type="string" office:string-value="Conflict" calcext:value-type="string">
            <text:p>Conflict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0]=[.D10]; ISBLANK([.C10]); ISBLANK([.D1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0-bikerack11-node889555365-rastrelliere.32</text:p>
          </table:table-cell>
          <table:table-cell table:style-name="ce7" office:value-type="string" calcext:value-type="string">
            <text:p>http://linkedgeodata.org/triplify/node889555365</text:p>
          </table:table-cell>
          <table:table-cell table:style-name="ce30"/>
          <table:table-cell table:style-name="ce37"/>
          <table:table-cell table:formula="of:=IF(OR([.C11]=[.D11]; ISBLANK([.C11]); ISBLANK([.D1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10-bikerack11-node889555365-rastrelliere.32</text:p>
          </table:table-cell>
          <table:table-cell table:style-name="ce24" office:value-type="string" calcext:value-type="string">
            <text:p>http://qrowd-project.eu/resource/rastrelliere.32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12]=[.D12]; ISBLANK([.C12]); ISBLANK([.D12]));&quot;&quot;;&quot;Conflict&quot;)">
            <text:p/>
          </table:table-cell>
          <table:table-cell table:style-name="ce44" table:number-columns-repeated="2"/>
        </table:table-row>
        <table:table-row table:style-name="ro1">
          <table:table-cell table:style-name="ce19" office:value-type="string" calcext:value-type="string">
            <text:p>http://example.org/cluster/bikerack10-bikerack11-node889555365-rastrelliere.32 Sum - capacity</text:p>
          </table:table-cell>
          <table:table-cell table:style-name="ce25"/>
          <table:table-cell table:style-name="ce33"/>
          <table:table-cell table:style-name="ce39" office:value-type="float" office:value="8" calcext:value-type="float">
            <text:p>8</text:p>
          </table:table-cell>
          <table:table-cell table:formula="of:=IF(OR([.C13]=[.D13]; ISBLANK([.C13]); ISBLANK([.D1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4]=[.D14]; ISBLANK([.C14]); ISBLANK([.D1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2-node927359418-rastrelliere.19</text:p>
          </table:table-cell>
          <table:table-cell table:style-name="ce7" office:value-type="string" calcext:value-type="string">
            <text:p>http://linkedgeodata.org/triplify/node927359418</text:p>
          </table:table-cell>
          <table:table-cell table:style-name="ce30"/>
          <table:table-cell table:style-name="ce37"/>
          <table:table-cell table:formula="of:=IF(OR([.C15]=[.D15]; ISBLANK([.C15]); ISBLANK([.D1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12-node927359418-rastrelliere.19</text:p>
          </table:table-cell>
          <table:table-cell table:style-name="Pivot_20_Table_20_Category" office:value-type="string" calcext:value-type="string">
            <text:p>http://qrowd-project.eu/resource/rastrelliere.19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16]=[.D16]; ISBLANK([.C16]); ISBLANK([.D1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12-node927359418-rastrelliere.19 Sum - capacity</text:p>
          </table:table-cell>
          <table:table-cell table:style-name="ce25"/>
          <table:table-cell table:style-name="ce33"/>
          <table:table-cell table:style-name="ce39" office:value-type="float" office:value="8" calcext:value-type="float">
            <text:p>8</text:p>
          </table:table-cell>
          <table:table-cell table:formula="of:=IF(OR([.C17]=[.D17]; ISBLANK([.C17]); ISBLANK([.D1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8]=[.D18]; ISBLANK([.C18]); ISBLANK([.D1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4-node885670019-rastrelliere.20</text:p>
          </table:table-cell>
          <table:table-cell table:style-name="ce7" office:value-type="string" calcext:value-type="string">
            <text:p>http://linkedgeodata.org/triplify/node885670019</text:p>
          </table:table-cell>
          <table:table-cell table:style-name="ce30"/>
          <table:table-cell table:style-name="ce37"/>
          <table:table-cell table:formula="of:=IF(OR([.C19]=[.D19]; ISBLANK([.C19]); ISBLANK([.D1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14-node885670019-rastrelliere.20</text:p>
          </table:table-cell>
          <table:table-cell table:style-name="ce24" office:value-type="string" calcext:value-type="string">
            <text:p>http://qrowd-project.eu/resource/rastrelliere.20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20]=[.D20]; ISBLANK([.C20]); ISBLANK([.D2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14-node885670019-rastrelliere.20 Sum - capacity</text:p>
          </table:table-cell>
          <table:table-cell table:style-name="ce25"/>
          <table:table-cell table:style-name="ce33"/>
          <table:table-cell table:style-name="ce39" office:value-type="float" office:value="8" calcext:value-type="float">
            <text:p>8</text:p>
          </table:table-cell>
          <table:table-cell table:formula="of:=IF(OR([.C21]=[.D21]; ISBLANK([.C21]); ISBLANK([.D2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22]=[.D22]; ISBLANK([.C22]); ISBLANK([.D2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5-node959911107-rastrelliere.36</text:p>
          </table:table-cell>
          <table:table-cell table:style-name="ce7" office:value-type="string" calcext:value-type="string">
            <text:p>http://linkedgeodata.org/triplify/node959911107</text:p>
          </table:table-cell>
          <table:table-cell table:style-name="ce29" office:value-type="float" office:value="15" calcext:value-type="float">
            <text:p>15</text:p>
          </table:table-cell>
          <table:table-cell table:style-name="ce37"/>
          <table:table-cell table:formula="of:=IF(OR([.C23]=[.D23]; ISBLANK([.C23]); ISBLANK([.D2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15-node959911107-rastrelliere.36</text:p>
          </table:table-cell>
          <table:table-cell table:style-name="ce24" office:value-type="string" calcext:value-type="string">
            <text:p>http://qrowd-project.eu/resource/rastrelliere.36</text:p>
          </table:table-cell>
          <table:table-cell table:style-name="ce30"/>
          <table:table-cell table:style-name="ce38" office:value-type="float" office:value="15" calcext:value-type="float">
            <text:p>15</text:p>
          </table:table-cell>
          <table:table-cell table:formula="of:=IF(OR([.C24]=[.D24]; ISBLANK([.C24]); ISBLANK([.D2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15-node959911107-rastrelliere.36 Sum - capacity</text:p>
          </table:table-cell>
          <table:table-cell table:style-name="ce25"/>
          <table:table-cell table:style-name="ce31" office:value-type="float" office:value="15" calcext:value-type="float">
            <text:p>15</text:p>
          </table:table-cell>
          <table:table-cell table:style-name="ce39" office:value-type="float" office:value="15" calcext:value-type="float">
            <text:p>15</text:p>
          </table:table-cell>
          <table:table-cell table:formula="of:=IF(OR([.C25]=[.D25]; ISBLANK([.C25]); ISBLANK([.D2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26]=[.D26]; ISBLANK([.C26]); ISBLANK([.D2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6-node1474641648-rastrelliere.37</text:p>
          </table:table-cell>
          <table:table-cell table:style-name="ce7" office:value-type="string" calcext:value-type="string">
            <text:p>http://linkedgeodata.org/triplify/node1474641648</text:p>
          </table:table-cell>
          <table:table-cell table:style-name="ce29" office:value-type="float" office:value="20" calcext:value-type="float">
            <text:p>20</text:p>
          </table:table-cell>
          <table:table-cell table:style-name="ce37"/>
          <table:table-cell table:formula="of:=IF(OR([.C27]=[.D27]; ISBLANK([.C27]); ISBLANK([.D2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16-node1474641648-rastrelliere.37</text:p>
          </table:table-cell>
          <table:table-cell table:style-name="ce24" office:value-type="string" calcext:value-type="string">
            <text:p>http://qrowd-project.eu/resource/rastrelliere.37</text:p>
          </table:table-cell>
          <table:table-cell table:style-name="ce30"/>
          <table:table-cell table:style-name="ce38" office:value-type="float" office:value="28" calcext:value-type="float">
            <text:p>28</text:p>
          </table:table-cell>
          <table:table-cell table:formula="of:=IF(OR([.C28]=[.D28]; ISBLANK([.C28]); ISBLANK([.D2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16-node1474641648-rastrelliere.37 Sum - capacity</text:p>
          </table:table-cell>
          <table:table-cell table:style-name="ce25"/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28" calcext:value-type="float">
            <text:p>28</text:p>
          </table:table-cell>
          <table:table-cell table:formula="of:=IF(OR([.C29]=[.D29]; ISBLANK([.C29]); ISBLANK([.D29]));&quot;&quot;;&quot;Conflict&quot;)" office:value-type="string" office:string-value="Conflict" calcext:value-type="string">
            <text:p>Conflict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30]=[.D30]; ISBLANK([.C30]); ISBLANK([.D3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17-rastrelliere.38</text:p>
          </table:table-cell>
          <table:table-cell table:style-name="ce24" office:value-type="string" calcext:value-type="string">
            <text:p>http://qrowd-project.eu/resource/rastrelliere.38</text:p>
          </table:table-cell>
          <table:table-cell table:style-name="ce30"/>
          <table:table-cell table:style-name="ce38" office:value-type="float" office:value="12" calcext:value-type="float">
            <text:p>12</text:p>
          </table:table-cell>
          <table:table-cell table:formula="of:=IF(OR([.C31]=[.D31]; ISBLANK([.C31]); ISBLANK([.D3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17-rastrelliere.38 Sum - capacity</text:p>
          </table:table-cell>
          <table:table-cell table:style-name="ce25"/>
          <table:table-cell table:style-name="ce33"/>
          <table:table-cell table:style-name="ce39" office:value-type="float" office:value="12" calcext:value-type="float">
            <text:p>12</text:p>
          </table:table-cell>
          <table:table-cell table:formula="of:=IF(OR([.C32]=[.D32]; ISBLANK([.C32]); ISBLANK([.D3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33]=[.D33]; ISBLANK([.C33]); ISBLANK([.D3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8-node1366801180-node885670069-rastrelliere.13-rastrelliere.14</text:p>
          </table:table-cell>
          <table:table-cell table:style-name="ce7" office:value-type="string" calcext:value-type="string">
            <text:p>http://linkedgeodata.org/triplify/node1366801180</text:p>
          </table:table-cell>
          <table:table-cell table:style-name="ce30"/>
          <table:table-cell table:style-name="ce37"/>
          <table:table-cell table:formula="of:=IF(OR([.C34]=[.D34]; ISBLANK([.C34]); ISBLANK([.D3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8-node1366801180-node885670069-rastrelliere.13-rastrelliere.14</text:p>
          </table:table-cell>
          <table:table-cell table:style-name="ce7" office:value-type="string" calcext:value-type="string">
            <text:p>http://linkedgeodata.org/triplify/node885670069</text:p>
          </table:table-cell>
          <table:table-cell table:style-name="ce30"/>
          <table:table-cell table:style-name="ce37"/>
          <table:table-cell table:formula="of:=IF(OR([.C35]=[.D35]; ISBLANK([.C35]); ISBLANK([.D3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18-node1366801180-node885670069-rastrelliere.13-rastrelliere.14</text:p>
          </table:table-cell>
          <table:table-cell table:style-name="ce7" office:value-type="string" calcext:value-type="string">
            <text:p>http://qrowd-project.eu/resource/rastrelliere.13</text:p>
          </table:table-cell>
          <table:table-cell table:style-name="ce30"/>
          <table:table-cell table:style-name="ce38" office:value-type="float" office:value="4" calcext:value-type="float">
            <text:p>4</text:p>
          </table:table-cell>
          <table:table-cell table:formula="of:=IF(OR([.C36]=[.D36]; ISBLANK([.C36]); ISBLANK([.D3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18-node1366801180-node885670069-rastrelliere.13-rastrelliere.14</text:p>
          </table:table-cell>
          <table:table-cell table:style-name="ce24" office:value-type="string" calcext:value-type="string">
            <text:p>http://qrowd-project.eu/resource/rastrelliere.14</text:p>
          </table:table-cell>
          <table:table-cell table:style-name="ce30"/>
          <table:table-cell table:style-name="ce38" office:value-type="float" office:value="12" calcext:value-type="float">
            <text:p>12</text:p>
          </table:table-cell>
          <table:table-cell table:formula="of:=IF(OR([.C37]=[.D37]; ISBLANK([.C37]); ISBLANK([.D3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18-node1366801180-node885670069-rastrelliere.13-rastrelliere.14 Sum - capacity</text:p>
          </table:table-cell>
          <table:table-cell table:style-name="ce25"/>
          <table:table-cell table:style-name="ce33"/>
          <table:table-cell table:style-name="ce39" office:value-type="float" office:value="16" calcext:value-type="float">
            <text:p>16</text:p>
          </table:table-cell>
          <table:table-cell table:formula="of:=IF(OR([.C38]=[.D38]; ISBLANK([.C38]); ISBLANK([.D3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39]=[.D39]; ISBLANK([.C39]); ISBLANK([.D3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-rastrelliere.4</text:p>
          </table:table-cell>
          <table:table-cell table:style-name="ce24" office:value-type="string" calcext:value-type="string">
            <text:p>http://qrowd-project.eu/resource/rastrelliere.4</text:p>
          </table:table-cell>
          <table:table-cell table:style-name="ce30"/>
          <table:table-cell table:style-name="ce38" office:value-type="float" office:value="12" calcext:value-type="float">
            <text:p>12</text:p>
          </table:table-cell>
          <table:table-cell table:formula="of:=IF(OR([.C40]=[.D40]; ISBLANK([.C40]); ISBLANK([.D4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-rastrelliere.4 Sum - capacity</text:p>
          </table:table-cell>
          <table:table-cell table:style-name="ce25"/>
          <table:table-cell table:style-name="ce33"/>
          <table:table-cell table:style-name="ce39" office:value-type="float" office:value="12" calcext:value-type="float">
            <text:p>12</text:p>
          </table:table-cell>
          <table:table-cell table:formula="of:=IF(OR([.C41]=[.D41]; ISBLANK([.C41]); ISBLANK([.D4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42]=[.D42]; ISBLANK([.C42]); ISBLANK([.D4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0-node1307179778-node1307180338-rastrelliere.6-rastrelliere.7</text:p>
          </table:table-cell>
          <table:table-cell table:style-name="ce7" office:value-type="string" calcext:value-type="string">
            <text:p>http://linkedgeodata.org/triplify/node1307179778</text:p>
          </table:table-cell>
          <table:table-cell table:style-name="ce29" office:value-type="float" office:value="8" calcext:value-type="float">
            <text:p>8</text:p>
          </table:table-cell>
          <table:table-cell table:style-name="ce37"/>
          <table:table-cell table:formula="of:=IF(OR([.C43]=[.D43]; ISBLANK([.C43]); ISBLANK([.D4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0-node1307179778-node1307180338-rastrelliere.6-rastrelliere.7</text:p>
          </table:table-cell>
          <table:table-cell table:style-name="ce7" office:value-type="string" calcext:value-type="string">
            <text:p>http://linkedgeodata.org/triplify/node1307180338</text:p>
          </table:table-cell>
          <table:table-cell table:style-name="ce29" office:value-type="float" office:value="4" calcext:value-type="float">
            <text:p>4</text:p>
          </table:table-cell>
          <table:table-cell table:style-name="ce37"/>
          <table:table-cell table:formula="of:=IF(OR([.C44]=[.D44]; ISBLANK([.C44]); ISBLANK([.D4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0-node1307179778-node1307180338-rastrelliere.6-rastrelliere.7</text:p>
          </table:table-cell>
          <table:table-cell table:style-name="ce7" office:value-type="string" calcext:value-type="string">
            <text:p>http://qrowd-project.eu/resource/rastrelliere.6</text:p>
          </table:table-cell>
          <table:table-cell table:style-name="ce30"/>
          <table:table-cell table:style-name="ce38" office:value-type="float" office:value="4" calcext:value-type="float">
            <text:p>4</text:p>
          </table:table-cell>
          <table:table-cell table:formula="of:=IF(OR([.C45]=[.D45]; ISBLANK([.C45]); ISBLANK([.D4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0-node1307179778-node1307180338-rastrelliere.6-rastrelliere.7</text:p>
          </table:table-cell>
          <table:table-cell table:style-name="ce24" office:value-type="string" calcext:value-type="string">
            <text:p>http://qrowd-project.eu/resource/rastrelliere.7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46]=[.D46]; ISBLANK([.C46]); ISBLANK([.D4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0-node1307179778-node1307180338-rastrelliere.6-rastrelliere.7 Sum - capacity</text:p>
          </table:table-cell>
          <table:table-cell table:style-name="ce25"/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12" calcext:value-type="float">
            <text:p>12</text:p>
          </table:table-cell>
          <table:table-cell table:formula="of:=IF(OR([.C47]=[.D47]; ISBLANK([.C47]); ISBLANK([.D4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48]=[.D48]; ISBLANK([.C48]); ISBLANK([.D4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1-node2074585041-node2074585048</text:p>
          </table:table-cell>
          <table:table-cell table:style-name="ce7" office:value-type="string" calcext:value-type="string">
            <text:p>http://linkedgeodata.org/triplify/node2074585041</text:p>
          </table:table-cell>
          <table:table-cell table:style-name="ce30"/>
          <table:table-cell table:style-name="ce37"/>
          <table:table-cell table:formula="of:=IF(OR([.C49]=[.D49]; ISBLANK([.C49]); ISBLANK([.D4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1-node2074585041-node2074585048</text:p>
          </table:table-cell>
          <table:table-cell table:style-name="ce24" office:value-type="string" calcext:value-type="string">
            <text:p>http://linkedgeodata.org/triplify/node2074585048</text:p>
          </table:table-cell>
          <table:table-cell table:style-name="ce30"/>
          <table:table-cell table:style-name="ce37"/>
          <table:table-cell table:formula="of:=IF(OR([.C50]=[.D50]; ISBLANK([.C50]); ISBLANK([.D5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1-node2074585041-node2074585048 Sum - capacity</text:p>
          </table:table-cell>
          <table:table-cell table:style-name="ce25"/>
          <table:table-cell table:style-name="ce33"/>
          <table:table-cell table:style-name="ce41"/>
          <table:table-cell table:formula="of:=IF(OR([.C51]=[.D51]; ISBLANK([.C51]); ISBLANK([.D5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52]=[.D52]; ISBLANK([.C52]); ISBLANK([.D5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2-node885670132</text:p>
          </table:table-cell>
          <table:table-cell table:style-name="ce24" office:value-type="string" calcext:value-type="string">
            <text:p>http://linkedgeodata.org/triplify/node885670132</text:p>
          </table:table-cell>
          <table:table-cell table:style-name="ce29" office:value-type="float" office:value="30" calcext:value-type="float">
            <text:p>30</text:p>
          </table:table-cell>
          <table:table-cell table:style-name="ce37"/>
          <table:table-cell table:formula="of:=IF(OR([.C53]=[.D53]; ISBLANK([.C53]); ISBLANK([.D5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2-node885670132 Sum - capacity</text:p>
          </table:table-cell>
          <table:table-cell table:style-name="ce25"/>
          <table:table-cell table:style-name="ce31" office:value-type="float" office:value="30" calcext:value-type="float">
            <text:p>30</text:p>
          </table:table-cell>
          <table:table-cell table:style-name="ce41"/>
          <table:table-cell table:formula="of:=IF(OR([.C54]=[.D54]; ISBLANK([.C54]); ISBLANK([.D5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55]=[.D55]; ISBLANK([.C55]); ISBLANK([.D5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3-node890486688-rastrelliere.35</text:p>
          </table:table-cell>
          <table:table-cell table:style-name="ce7" office:value-type="string" calcext:value-type="string">
            <text:p>http://linkedgeodata.org/triplify/node890486688</text:p>
          </table:table-cell>
          <table:table-cell table:style-name="ce29" office:value-type="float" office:value="8" calcext:value-type="float">
            <text:p>8</text:p>
          </table:table-cell>
          <table:table-cell table:style-name="ce37"/>
          <table:table-cell table:formula="of:=IF(OR([.C56]=[.D56]; ISBLANK([.C56]); ISBLANK([.D5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3-node890486688-rastrelliere.35</text:p>
          </table:table-cell>
          <table:table-cell table:style-name="ce24" office:value-type="string" calcext:value-type="string">
            <text:p>http://qrowd-project.eu/resource/rastrelliere.35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57]=[.D57]; ISBLANK([.C57]); ISBLANK([.D5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3-node890486688-rastrelliere.35 Sum - capacity</text:p>
          </table:table-cell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formula="of:=IF(OR([.C58]=[.D58]; ISBLANK([.C58]); ISBLANK([.D5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59]=[.D59]; ISBLANK([.C59]); ISBLANK([.D5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4-node1331468407-rastrelliere.33-rastrelliere.34</text:p>
          </table:table-cell>
          <table:table-cell table:style-name="ce7" office:value-type="string" calcext:value-type="string">
            <text:p>http://linkedgeodata.org/triplify/node1331468407</text:p>
          </table:table-cell>
          <table:table-cell table:style-name="ce30"/>
          <table:table-cell table:style-name="ce37"/>
          <table:table-cell table:formula="of:=IF(OR([.C60]=[.D60]; ISBLANK([.C60]); ISBLANK([.D6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4-node1331468407-rastrelliere.33-rastrelliere.34</text:p>
          </table:table-cell>
          <table:table-cell table:style-name="ce7" office:value-type="string" calcext:value-type="string">
            <text:p>http://qrowd-project.eu/resource/rastrelliere.33</text:p>
          </table:table-cell>
          <table:table-cell table:style-name="ce30"/>
          <table:table-cell table:style-name="ce38" office:value-type="float" office:value="9" calcext:value-type="float">
            <text:p>9</text:p>
          </table:table-cell>
          <table:table-cell table:formula="of:=IF(OR([.C61]=[.D61]; ISBLANK([.C61]); ISBLANK([.D6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4-node1331468407-rastrelliere.33-rastrelliere.34</text:p>
          </table:table-cell>
          <table:table-cell table:style-name="ce24" office:value-type="string" calcext:value-type="string">
            <text:p>http://qrowd-project.eu/resource/rastrelliere.34</text:p>
          </table:table-cell>
          <table:table-cell table:style-name="ce30"/>
          <table:table-cell table:style-name="ce38" office:value-type="float" office:value="9" calcext:value-type="float">
            <text:p>9</text:p>
          </table:table-cell>
          <table:table-cell table:formula="of:=IF(OR([.C62]=[.D62]; ISBLANK([.C62]); ISBLANK([.D6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4-node1331468407-rastrelliere.33-rastrelliere.34 Sum - capacity</text:p>
          </table:table-cell>
          <table:table-cell table:style-name="ce25"/>
          <table:table-cell table:style-name="ce33"/>
          <table:table-cell table:style-name="ce39" office:value-type="float" office:value="18" calcext:value-type="float">
            <text:p>18</text:p>
          </table:table-cell>
          <table:table-cell table:formula="of:=IF(OR([.C63]=[.D63]; ISBLANK([.C63]); ISBLANK([.D6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64]=[.D64]; ISBLANK([.C64]); ISBLANK([.D6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5-node1073482343-rastrelliere.21</text:p>
          </table:table-cell>
          <table:table-cell table:style-name="ce7" office:value-type="string" calcext:value-type="string">
            <text:p>http://linkedgeodata.org/triplify/node1073482343</text:p>
          </table:table-cell>
          <table:table-cell table:style-name="ce29" office:value-type="float" office:value="20" calcext:value-type="float">
            <text:p>20</text:p>
          </table:table-cell>
          <table:table-cell table:style-name="ce37"/>
          <table:table-cell table:formula="of:=IF(OR([.C65]=[.D65]; ISBLANK([.C65]); ISBLANK([.D6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5-node1073482343-rastrelliere.21</text:p>
          </table:table-cell>
          <table:table-cell table:style-name="ce24" office:value-type="string" calcext:value-type="string">
            <text:p>http://qrowd-project.eu/resource/rastrelliere.21</text:p>
          </table:table-cell>
          <table:table-cell table:style-name="ce30"/>
          <table:table-cell table:style-name="ce38" office:value-type="float" office:value="16" calcext:value-type="float">
            <text:p>16</text:p>
          </table:table-cell>
          <table:table-cell table:formula="of:=IF(OR([.C66]=[.D66]; ISBLANK([.C66]); ISBLANK([.D6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5-node1073482343-rastrelliere.21 Sum - capacity</text:p>
          </table:table-cell>
          <table:table-cell table:style-name="ce25"/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16" calcext:value-type="float">
            <text:p>16</text:p>
          </table:table-cell>
          <table:table-cell table:formula="of:=IF(OR([.C67]=[.D67]; ISBLANK([.C67]); ISBLANK([.D67]));&quot;&quot;;&quot;Conflict&quot;)" office:value-type="string" office:string-value="Conflict" calcext:value-type="string">
            <text:p>Conflict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68]=[.D68]; ISBLANK([.C68]); ISBLANK([.D6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6-node969087731-rastrelliere.16</text:p>
          </table:table-cell>
          <table:table-cell table:style-name="ce7" office:value-type="string" calcext:value-type="string">
            <text:p>http://linkedgeodata.org/triplify/node969087731</text:p>
          </table:table-cell>
          <table:table-cell table:style-name="ce30"/>
          <table:table-cell table:style-name="ce37"/>
          <table:table-cell table:formula="of:=IF(OR([.C69]=[.D69]; ISBLANK([.C69]); ISBLANK([.D6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6-node969087731-rastrelliere.16</text:p>
          </table:table-cell>
          <table:table-cell table:style-name="ce24" office:value-type="string" calcext:value-type="string">
            <text:p>http://qrowd-project.eu/resource/rastrelliere.16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70]=[.D70]; ISBLANK([.C70]); ISBLANK([.D7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6-node969087731-rastrelliere.16 Sum - capacity</text:p>
          </table:table-cell>
          <table:table-cell table:style-name="ce25"/>
          <table:table-cell table:style-name="ce33"/>
          <table:table-cell table:style-name="ce39" office:value-type="float" office:value="8" calcext:value-type="float">
            <text:p>8</text:p>
          </table:table-cell>
          <table:table-cell table:formula="of:=IF(OR([.C71]=[.D71]; ISBLANK([.C71]); ISBLANK([.D7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72]=[.D72]; ISBLANK([.C72]); ISBLANK([.D7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8-node885670110-rastrelliere.11</text:p>
          </table:table-cell>
          <table:table-cell table:style-name="ce7" office:value-type="string" calcext:value-type="string">
            <text:p>http://linkedgeodata.org/triplify/node885670110</text:p>
          </table:table-cell>
          <table:table-cell table:style-name="ce29" office:value-type="float" office:value="8" calcext:value-type="float">
            <text:p>8</text:p>
          </table:table-cell>
          <table:table-cell table:style-name="ce37"/>
          <table:table-cell table:formula="of:=IF(OR([.C73]=[.D73]; ISBLANK([.C73]); ISBLANK([.D7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8-node885670110-rastrelliere.11</text:p>
          </table:table-cell>
          <table:table-cell table:style-name="ce24" office:value-type="string" calcext:value-type="string">
            <text:p>http://qrowd-project.eu/resource/rastrelliere.11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74]=[.D74]; ISBLANK([.C74]); ISBLANK([.D7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8-node885670110-rastrelliere.11 Sum - capacity</text:p>
          </table:table-cell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formula="of:=IF(OR([.C75]=[.D75]; ISBLANK([.C75]); ISBLANK([.D7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76]=[.D76]; ISBLANK([.C76]); ISBLANK([.D7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29-node1369533465-rastrelliere.22</text:p>
          </table:table-cell>
          <table:table-cell table:style-name="ce7" office:value-type="string" calcext:value-type="string">
            <text:p>http://linkedgeodata.org/triplify/node1369533465</text:p>
          </table:table-cell>
          <table:table-cell table:style-name="ce29" office:value-type="float" office:value="20" calcext:value-type="float">
            <text:p>20</text:p>
          </table:table-cell>
          <table:table-cell table:style-name="ce37"/>
          <table:table-cell table:formula="of:=IF(OR([.C77]=[.D77]; ISBLANK([.C77]); ISBLANK([.D7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29-node1369533465-rastrelliere.22</text:p>
          </table:table-cell>
          <table:table-cell table:style-name="ce24" office:value-type="string" calcext:value-type="string">
            <text:p>http://qrowd-project.eu/resource/rastrelliere.22</text:p>
          </table:table-cell>
          <table:table-cell table:style-name="ce30"/>
          <table:table-cell table:style-name="ce38" office:value-type="float" office:value="10" calcext:value-type="float">
            <text:p>10</text:p>
          </table:table-cell>
          <table:table-cell table:formula="of:=IF(OR([.C78]=[.D78]; ISBLANK([.C78]); ISBLANK([.D7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29-node1369533465-rastrelliere.22 Sum - capacity</text:p>
          </table:table-cell>
          <table:table-cell table:style-name="ce25"/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formula="of:=IF(OR([.C79]=[.D79]; ISBLANK([.C79]); ISBLANK([.D79]));&quot;&quot;;&quot;Conflict&quot;)" office:value-type="string" office:string-value="Conflict" calcext:value-type="string">
            <text:p>Conflict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80]=[.D80]; ISBLANK([.C80]); ISBLANK([.D8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3-rastrelliere.9</text:p>
          </table:table-cell>
          <table:table-cell table:style-name="ce24" office:value-type="string" calcext:value-type="string">
            <text:p>http://qrowd-project.eu/resource/rastrelliere.9</text:p>
          </table:table-cell>
          <table:table-cell table:style-name="ce30"/>
          <table:table-cell table:style-name="ce38" office:value-type="float" office:value="12" calcext:value-type="float">
            <text:p>12</text:p>
          </table:table-cell>
          <table:table-cell table:formula="of:=IF(OR([.C81]=[.D81]; ISBLANK([.C81]); ISBLANK([.D8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3-rastrelliere.9 Sum - capacity</text:p>
          </table:table-cell>
          <table:table-cell table:style-name="ce25"/>
          <table:table-cell table:style-name="ce33"/>
          <table:table-cell table:style-name="ce39" office:value-type="float" office:value="12" calcext:value-type="float">
            <text:p>12</text:p>
          </table:table-cell>
          <table:table-cell table:formula="of:=IF(OR([.C82]=[.D82]; ISBLANK([.C82]); ISBLANK([.D8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83]=[.D83]; ISBLANK([.C83]); ISBLANK([.D8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30-rastrelliere.29-way80767282</text:p>
          </table:table-cell>
          <table:table-cell table:style-name="ce7" office:value-type="string" calcext:value-type="string">
            <text:p>http://linkedgeodata.org/triplify/way80767282</text:p>
          </table:table-cell>
          <table:table-cell table:style-name="ce30"/>
          <table:table-cell table:style-name="ce37"/>
          <table:table-cell table:formula="of:=IF(OR([.C84]=[.D84]; ISBLANK([.C84]); ISBLANK([.D8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30-rastrelliere.29-way80767282</text:p>
          </table:table-cell>
          <table:table-cell table:style-name="ce24" office:value-type="string" calcext:value-type="string">
            <text:p>http://qrowd-project.eu/resource/rastrelliere.29</text:p>
          </table:table-cell>
          <table:table-cell table:style-name="ce30"/>
          <table:table-cell table:style-name="ce38" office:value-type="float" office:value="36" calcext:value-type="float">
            <text:p>36</text:p>
          </table:table-cell>
          <table:table-cell table:formula="of:=IF(OR([.C85]=[.D85]; ISBLANK([.C85]); ISBLANK([.D8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30-rastrelliere.29-way80767282 Sum - capacity</text:p>
          </table:table-cell>
          <table:table-cell table:style-name="ce25"/>
          <table:table-cell table:style-name="ce33"/>
          <table:table-cell table:style-name="ce39" office:value-type="float" office:value="36" calcext:value-type="float">
            <text:p>36</text:p>
          </table:table-cell>
          <table:table-cell table:formula="of:=IF(OR([.C86]=[.D86]; ISBLANK([.C86]); ISBLANK([.D8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87]=[.D87]; ISBLANK([.C87]); ISBLANK([.D8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31-rastrelliere.28-way80767213</text:p>
          </table:table-cell>
          <table:table-cell table:style-name="ce7" office:value-type="string" calcext:value-type="string">
            <text:p>http://linkedgeodata.org/triplify/way80767213</text:p>
          </table:table-cell>
          <table:table-cell table:style-name="ce30"/>
          <table:table-cell table:style-name="ce37"/>
          <table:table-cell table:formula="of:=IF(OR([.C88]=[.D88]; ISBLANK([.C88]); ISBLANK([.D8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31-rastrelliere.28-way80767213</text:p>
          </table:table-cell>
          <table:table-cell table:style-name="ce24" office:value-type="string" calcext:value-type="string">
            <text:p>http://qrowd-project.eu/resource/rastrelliere.28</text:p>
          </table:table-cell>
          <table:table-cell table:style-name="ce30"/>
          <table:table-cell table:style-name="ce38" office:value-type="float" office:value="52" calcext:value-type="float">
            <text:p>52</text:p>
          </table:table-cell>
          <table:table-cell table:formula="of:=IF(OR([.C89]=[.D89]; ISBLANK([.C89]); ISBLANK([.D8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31-rastrelliere.28-way80767213 Sum - capacity</text:p>
          </table:table-cell>
          <table:table-cell table:style-name="ce25"/>
          <table:table-cell table:style-name="ce33"/>
          <table:table-cell table:style-name="ce39" office:value-type="float" office:value="52" calcext:value-type="float">
            <text:p>52</text:p>
          </table:table-cell>
          <table:table-cell table:formula="of:=IF(OR([.C90]=[.D90]; ISBLANK([.C90]); ISBLANK([.D9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91]=[.D91]; ISBLANK([.C91]); ISBLANK([.D9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32-node1312440679-rastrelliere.27</text:p>
          </table:table-cell>
          <table:table-cell table:style-name="ce7" office:value-type="string" calcext:value-type="string">
            <text:p>http://linkedgeodata.org/triplify/node1312440679</text:p>
          </table:table-cell>
          <table:table-cell table:style-name="ce30"/>
          <table:table-cell table:style-name="ce37"/>
          <table:table-cell table:formula="of:=IF(OR([.C92]=[.D92]; ISBLANK([.C92]); ISBLANK([.D9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32-node1312440679-rastrelliere.27</text:p>
          </table:table-cell>
          <table:table-cell table:style-name="ce24" office:value-type="string" calcext:value-type="string">
            <text:p>http://qrowd-project.eu/resource/rastrelliere.27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93]=[.D93]; ISBLANK([.C93]); ISBLANK([.D9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32-node1312440679-rastrelliere.27 Sum - capacity</text:p>
          </table:table-cell>
          <table:table-cell table:style-name="ce25"/>
          <table:table-cell table:style-name="ce33"/>
          <table:table-cell table:style-name="ce39" office:value-type="float" office:value="8" calcext:value-type="float">
            <text:p>8</text:p>
          </table:table-cell>
          <table:table-cell table:formula="of:=IF(OR([.C94]=[.D94]; ISBLANK([.C94]); ISBLANK([.D9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95]=[.D95]; ISBLANK([.C95]); ISBLANK([.D9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33-node1214597766-node557197356-rastrelliere.25</text:p>
          </table:table-cell>
          <table:table-cell table:style-name="ce7" office:value-type="string" calcext:value-type="string">
            <text:p>http://linkedgeodata.org/triplify/node1214597766</text:p>
          </table:table-cell>
          <table:table-cell table:style-name="ce30"/>
          <table:table-cell table:style-name="ce37"/>
          <table:table-cell table:formula="of:=IF(OR([.C96]=[.D96]; ISBLANK([.C96]); ISBLANK([.D9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33-node1214597766-node557197356-rastrelliere.25</text:p>
          </table:table-cell>
          <table:table-cell table:style-name="ce7" office:value-type="string" calcext:value-type="string">
            <text:p>http://linkedgeodata.org/triplify/node557197356</text:p>
          </table:table-cell>
          <table:table-cell table:style-name="ce30"/>
          <table:table-cell table:style-name="ce37"/>
          <table:table-cell table:formula="of:=IF(OR([.C97]=[.D97]; ISBLANK([.C97]); ISBLANK([.D9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33-node1214597766-node557197356-rastrelliere.25</text:p>
          </table:table-cell>
          <table:table-cell table:style-name="ce24" office:value-type="string" calcext:value-type="string">
            <text:p>http://qrowd-project.eu/resource/rastrelliere.25</text:p>
          </table:table-cell>
          <table:table-cell table:style-name="ce30"/>
          <table:table-cell table:style-name="ce38" office:value-type="float" office:value="20" calcext:value-type="float">
            <text:p>20</text:p>
          </table:table-cell>
          <table:table-cell table:formula="of:=IF(OR([.C98]=[.D98]; ISBLANK([.C98]); ISBLANK([.D9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33-node1214597766-node557197356-rastrelliere.25 Sum - capacity</text:p>
          </table:table-cell>
          <table:table-cell table:style-name="ce25"/>
          <table:table-cell table:style-name="ce33"/>
          <table:table-cell table:style-name="ce39" office:value-type="float" office:value="20" calcext:value-type="float">
            <text:p>20</text:p>
          </table:table-cell>
          <table:table-cell table:formula="of:=IF(OR([.C99]=[.D99]; ISBLANK([.C99]); ISBLANK([.D9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00]=[.D100]; ISBLANK([.C100]); ISBLANK([.D10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34-node560584081-rastrelliere.15</text:p>
          </table:table-cell>
          <table:table-cell table:style-name="ce7" office:value-type="string" calcext:value-type="string">
            <text:p>http://linkedgeodata.org/triplify/node560584081</text:p>
          </table:table-cell>
          <table:table-cell table:style-name="ce29" office:value-type="float" office:value="21" calcext:value-type="float">
            <text:p>21</text:p>
          </table:table-cell>
          <table:table-cell table:style-name="ce37"/>
          <table:table-cell table:formula="of:=IF(OR([.C101]=[.D101]; ISBLANK([.C101]); ISBLANK([.D10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34-node560584081-rastrelliere.15</text:p>
          </table:table-cell>
          <table:table-cell table:style-name="ce24" office:value-type="string" calcext:value-type="string">
            <text:p>http://qrowd-project.eu/resource/rastrelliere.15</text:p>
          </table:table-cell>
          <table:table-cell table:style-name="ce30"/>
          <table:table-cell table:style-name="ce38" office:value-type="float" office:value="24" calcext:value-type="float">
            <text:p>24</text:p>
          </table:table-cell>
          <table:table-cell table:formula="of:=IF(OR([.C102]=[.D102]; ISBLANK([.C102]); ISBLANK([.D10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34-node560584081-rastrelliere.15 Sum - capacity</text:p>
          </table:table-cell>
          <table:table-cell table:style-name="ce25"/>
          <table:table-cell table:style-name="ce31" office:value-type="float" office:value="21" calcext:value-type="float">
            <text:p>21</text:p>
          </table:table-cell>
          <table:table-cell table:style-name="ce39" office:value-type="float" office:value="24" calcext:value-type="float">
            <text:p>24</text:p>
          </table:table-cell>
          <table:table-cell table:formula="of:=IF(OR([.C103]=[.D103]; ISBLANK([.C103]); ISBLANK([.D103]));&quot;&quot;;&quot;Conflict&quot;)" office:value-type="string" office:string-value="Conflict" calcext:value-type="string">
            <text:p>Conflict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04]=[.D104]; ISBLANK([.C104]); ISBLANK([.D10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38-node1202027599-rastrelliere.2</text:p>
          </table:table-cell>
          <table:table-cell table:style-name="ce7" office:value-type="string" calcext:value-type="string">
            <text:p>http://linkedgeodata.org/triplify/node1202027599</text:p>
          </table:table-cell>
          <table:table-cell table:style-name="ce30"/>
          <table:table-cell table:style-name="ce37"/>
          <table:table-cell table:formula="of:=IF(OR([.C105]=[.D105]; ISBLANK([.C105]); ISBLANK([.D10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38-node1202027599-rastrelliere.2</text:p>
          </table:table-cell>
          <table:table-cell table:style-name="ce24" office:value-type="string" calcext:value-type="string">
            <text:p>http://qrowd-project.eu/resource/rastrelliere.2</text:p>
          </table:table-cell>
          <table:table-cell table:style-name="ce30"/>
          <table:table-cell table:style-name="ce38" office:value-type="float" office:value="12" calcext:value-type="float">
            <text:p>12</text:p>
          </table:table-cell>
          <table:table-cell table:formula="of:=IF(OR([.C106]=[.D106]; ISBLANK([.C106]); ISBLANK([.D10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38-node1202027599-rastrelliere.2 Sum - capacity</text:p>
          </table:table-cell>
          <table:table-cell table:style-name="ce25"/>
          <table:table-cell table:style-name="ce33"/>
          <table:table-cell table:style-name="ce39" office:value-type="float" office:value="12" calcext:value-type="float">
            <text:p>12</text:p>
          </table:table-cell>
          <table:table-cell table:formula="of:=IF(OR([.C107]=[.D107]; ISBLANK([.C107]); ISBLANK([.D10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08]=[.D108]; ISBLANK([.C108]); ISBLANK([.D10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39-rastrelliere.8</text:p>
          </table:table-cell>
          <table:table-cell table:style-name="ce24" office:value-type="string" calcext:value-type="string">
            <text:p>http://qrowd-project.eu/resource/rastrelliere.8</text:p>
          </table:table-cell>
          <table:table-cell table:style-name="ce30"/>
          <table:table-cell table:style-name="ce38" office:value-type="float" office:value="4" calcext:value-type="float">
            <text:p>4</text:p>
          </table:table-cell>
          <table:table-cell table:formula="of:=IF(OR([.C109]=[.D109]; ISBLANK([.C109]); ISBLANK([.D10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39-rastrelliere.8 Sum - capacity</text:p>
          </table:table-cell>
          <table:table-cell table:style-name="ce25"/>
          <table:table-cell table:style-name="ce33"/>
          <table:table-cell table:style-name="ce39" office:value-type="float" office:value="4" calcext:value-type="float">
            <text:p>4</text:p>
          </table:table-cell>
          <table:table-cell table:formula="of:=IF(OR([.C110]=[.D110]; ISBLANK([.C110]); ISBLANK([.D11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11]=[.D111]; ISBLANK([.C111]); ISBLANK([.D11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4-node1962487950-node1962487951-rastrelliere.12</text:p>
          </table:table-cell>
          <table:table-cell table:style-name="ce7" office:value-type="string" calcext:value-type="string">
            <text:p>http://linkedgeodata.org/triplify/node1962487950</text:p>
          </table:table-cell>
          <table:table-cell table:style-name="ce29" office:value-type="float" office:value="4" calcext:value-type="float">
            <text:p>4</text:p>
          </table:table-cell>
          <table:table-cell table:style-name="ce37"/>
          <table:table-cell table:formula="of:=IF(OR([.C112]=[.D112]; ISBLANK([.C112]); ISBLANK([.D11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4-node1962487950-node1962487951-rastrelliere.12</text:p>
          </table:table-cell>
          <table:table-cell table:style-name="ce7" office:value-type="string" calcext:value-type="string">
            <text:p>http://linkedgeodata.org/triplify/node1962487951</text:p>
          </table:table-cell>
          <table:table-cell table:style-name="ce29" office:value-type="float" office:value="4" calcext:value-type="float">
            <text:p>4</text:p>
          </table:table-cell>
          <table:table-cell table:style-name="ce37"/>
          <table:table-cell table:formula="of:=IF(OR([.C113]=[.D113]; ISBLANK([.C113]); ISBLANK([.D11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4-node1962487950-node1962487951-rastrelliere.12</text:p>
          </table:table-cell>
          <table:table-cell table:style-name="ce24" office:value-type="string" calcext:value-type="string">
            <text:p>http://qrowd-project.eu/resource/rastrelliere.12</text:p>
          </table:table-cell>
          <table:table-cell table:style-name="ce30"/>
          <table:table-cell table:style-name="ce38" office:value-type="float" office:value="4" calcext:value-type="float">
            <text:p>4</text:p>
          </table:table-cell>
          <table:table-cell table:formula="of:=IF(OR([.C114]=[.D114]; ISBLANK([.C114]); ISBLANK([.D11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4-node1962487950-node1962487951-rastrelliere.12 Sum - capacity</text:p>
          </table:table-cell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formula="of:=IF(OR([.C115]=[.D115]; ISBLANK([.C115]); ISBLANK([.D115]));&quot;&quot;;&quot;Conflict&quot;)" office:value-type="string" office:string-value="Conflict" calcext:value-type="string">
            <text:p>Conflict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16]=[.D116]; ISBLANK([.C116]); ISBLANK([.D11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5-node1461587546-rastrelliere.30</text:p>
          </table:table-cell>
          <table:table-cell table:style-name="ce7" office:value-type="string" calcext:value-type="string">
            <text:p>http://linkedgeodata.org/triplify/node1461587546</text:p>
          </table:table-cell>
          <table:table-cell table:style-name="ce29" office:value-type="float" office:value="24" calcext:value-type="float">
            <text:p>24</text:p>
          </table:table-cell>
          <table:table-cell table:style-name="ce37"/>
          <table:table-cell table:formula="of:=IF(OR([.C117]=[.D117]; ISBLANK([.C117]); ISBLANK([.D11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5-node1461587546-rastrelliere.30</text:p>
          </table:table-cell>
          <table:table-cell table:style-name="ce24" office:value-type="string" calcext:value-type="string">
            <text:p>http://qrowd-project.eu/resource/rastrelliere.30</text:p>
          </table:table-cell>
          <table:table-cell table:style-name="ce30"/>
          <table:table-cell table:style-name="ce38" office:value-type="float" office:value="56" calcext:value-type="float">
            <text:p>56</text:p>
          </table:table-cell>
          <table:table-cell table:formula="of:=IF(OR([.C118]=[.D118]; ISBLANK([.C118]); ISBLANK([.D11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5-node1461587546-rastrelliere.30 Sum - capacity</text:p>
          </table:table-cell>
          <table:table-cell table:style-name="ce25"/>
          <table:table-cell table:style-name="ce31" office:value-type="float" office:value="24" calcext:value-type="float">
            <text:p>24</text:p>
          </table:table-cell>
          <table:table-cell table:style-name="ce39" office:value-type="float" office:value="56" calcext:value-type="float">
            <text:p>56</text:p>
          </table:table-cell>
          <table:table-cell table:formula="of:=IF(OR([.C119]=[.D119]; ISBLANK([.C119]); ISBLANK([.D119]));&quot;&quot;;&quot;Conflict&quot;)" office:value-type="string" office:string-value="Conflict" calcext:value-type="string">
            <text:p>Conflict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20]=[.D120]; ISBLANK([.C120]); ISBLANK([.D12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6-bikerack7-node1313709021-node880591119-rastrelliere.17-rastrelliere.18</text:p>
          </table:table-cell>
          <table:table-cell table:style-name="ce7" office:value-type="string" calcext:value-type="string">
            <text:p>http://linkedgeodata.org/triplify/node1313709021</text:p>
          </table:table-cell>
          <table:table-cell table:style-name="ce29" office:value-type="float" office:value="12" calcext:value-type="float">
            <text:p>12</text:p>
          </table:table-cell>
          <table:table-cell table:style-name="ce37"/>
          <table:table-cell table:formula="of:=IF(OR([.C121]=[.D121]; ISBLANK([.C121]); ISBLANK([.D12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6-bikerack7-node1313709021-node880591119-rastrelliere.17-rastrelliere.18</text:p>
          </table:table-cell>
          <table:table-cell table:style-name="ce7" office:value-type="string" calcext:value-type="string">
            <text:p>http://linkedgeodata.org/triplify/node880591119</text:p>
          </table:table-cell>
          <table:table-cell table:style-name="ce29" office:value-type="float" office:value="8" calcext:value-type="float">
            <text:p>8</text:p>
          </table:table-cell>
          <table:table-cell table:style-name="ce37"/>
          <table:table-cell table:formula="of:=IF(OR([.C122]=[.D122]; ISBLANK([.C122]); ISBLANK([.D12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6-bikerack7-node1313709021-node880591119-rastrelliere.17-rastrelliere.18</text:p>
          </table:table-cell>
          <table:table-cell table:style-name="ce7" office:value-type="string" calcext:value-type="string">
            <text:p>http://qrowd-project.eu/resource/rastrelliere.17</text:p>
          </table:table-cell>
          <table:table-cell table:style-name="ce30"/>
          <table:table-cell table:style-name="ce38" office:value-type="float" office:value="9" calcext:value-type="float">
            <text:p>9</text:p>
          </table:table-cell>
          <table:table-cell table:formula="of:=IF(OR([.C123]=[.D123]; ISBLANK([.C123]); ISBLANK([.D12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6-bikerack7-node1313709021-node880591119-rastrelliere.17-rastrelliere.18</text:p>
          </table:table-cell>
          <table:table-cell table:style-name="ce24" office:value-type="string" calcext:value-type="string">
            <text:p>http://qrowd-project.eu/resource/rastrelliere.18</text:p>
          </table:table-cell>
          <table:table-cell table:style-name="ce30"/>
          <table:table-cell table:style-name="ce38" office:value-type="float" office:value="12" calcext:value-type="float">
            <text:p>12</text:p>
          </table:table-cell>
          <table:table-cell table:formula="of:=IF(OR([.C124]=[.D124]; ISBLANK([.C124]); ISBLANK([.D12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6-bikerack7-node1313709021-node880591119-rastrelliere.17-rastrelliere.18 Sum - capacity</text:p>
          </table:table-cell>
          <table:table-cell table:style-name="ce25"/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formula="of:=IF(OR([.C125]=[.D125]; ISBLANK([.C125]); ISBLANK([.D125]));&quot;&quot;;&quot;Conflict&quot;)" office:value-type="string" office:string-value="Conflict" calcext:value-type="string">
            <text:p>Conflict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26]=[.D126]; ISBLANK([.C126]); ISBLANK([.D12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8-node990462102-rastrelliere.23</text:p>
          </table:table-cell>
          <table:table-cell table:style-name="ce7" office:value-type="string" calcext:value-type="string">
            <text:p>http://linkedgeodata.org/triplify/node990462102</text:p>
          </table:table-cell>
          <table:table-cell table:style-name="ce30"/>
          <table:table-cell table:style-name="ce37"/>
          <table:table-cell table:formula="of:=IF(OR([.C127]=[.D127]; ISBLANK([.C127]); ISBLANK([.D12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8-node990462102-rastrelliere.23</text:p>
          </table:table-cell>
          <table:table-cell table:style-name="ce24" office:value-type="string" calcext:value-type="string">
            <text:p>http://qrowd-project.eu/resource/rastrelliere.23</text:p>
          </table:table-cell>
          <table:table-cell table:style-name="ce30"/>
          <table:table-cell table:style-name="ce38" office:value-type="float" office:value="10" calcext:value-type="float">
            <text:p>10</text:p>
          </table:table-cell>
          <table:table-cell table:formula="of:=IF(OR([.C128]=[.D128]; ISBLANK([.C128]); ISBLANK([.D12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8-node990462102-rastrelliere.23 Sum - capacity</text:p>
          </table:table-cell>
          <table:table-cell table:style-name="ce25"/>
          <table:table-cell table:style-name="ce33"/>
          <table:table-cell table:style-name="ce39" office:value-type="float" office:value="10" calcext:value-type="float">
            <text:p>10</text:p>
          </table:table-cell>
          <table:table-cell table:formula="of:=IF(OR([.C129]=[.D129]; ISBLANK([.C129]); ISBLANK([.D12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30]=[.D130]; ISBLANK([.C130]); ISBLANK([.D13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bikerack9-node880590952-rastrelliere.24</text:p>
          </table:table-cell>
          <table:table-cell table:style-name="ce7" office:value-type="string" calcext:value-type="string">
            <text:p>http://linkedgeodata.org/triplify/node880590952</text:p>
          </table:table-cell>
          <table:table-cell table:style-name="ce29" office:value-type="float" office:value="8" calcext:value-type="float">
            <text:p>8</text:p>
          </table:table-cell>
          <table:table-cell table:style-name="ce37"/>
          <table:table-cell table:formula="of:=IF(OR([.C131]=[.D131]; ISBLANK([.C131]); ISBLANK([.D13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bikerack9-node880590952-rastrelliere.24</text:p>
          </table:table-cell>
          <table:table-cell table:style-name="ce24" office:value-type="string" calcext:value-type="string">
            <text:p>http://qrowd-project.eu/resource/rastrelliere.24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132]=[.D132]; ISBLANK([.C132]); ISBLANK([.D13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bikerack9-node880590952-rastrelliere.24 Sum - capacity</text:p>
          </table:table-cell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formula="of:=IF(OR([.C133]=[.D133]; ISBLANK([.C133]); ISBLANK([.D13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34]=[.D134]; ISBLANK([.C134]); ISBLANK([.D13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node1123469919-node1123469924-rastrelliere.0-rastrelliere.1</text:p>
          </table:table-cell>
          <table:table-cell table:style-name="ce7" office:value-type="string" calcext:value-type="string">
            <text:p>http://linkedgeodata.org/triplify/node1123469919</text:p>
          </table:table-cell>
          <table:table-cell table:style-name="ce29" office:value-type="float" office:value="8" calcext:value-type="float">
            <text:p>8</text:p>
          </table:table-cell>
          <table:table-cell table:style-name="ce37"/>
          <table:table-cell table:formula="of:=IF(OR([.C135]=[.D135]; ISBLANK([.C135]); ISBLANK([.D13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node1123469919-node1123469924-rastrelliere.0-rastrelliere.1</text:p>
          </table:table-cell>
          <table:table-cell table:style-name="ce7" office:value-type="string" calcext:value-type="string">
            <text:p>http://linkedgeodata.org/triplify/node1123469924</text:p>
          </table:table-cell>
          <table:table-cell table:style-name="ce29" office:value-type="float" office:value="10" calcext:value-type="float">
            <text:p>10</text:p>
          </table:table-cell>
          <table:table-cell table:style-name="ce37"/>
          <table:table-cell table:formula="of:=IF(OR([.C136]=[.D136]; ISBLANK([.C136]); ISBLANK([.D13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node1123469919-node1123469924-rastrelliere.0-rastrelliere.1</text:p>
          </table:table-cell>
          <table:table-cell table:style-name="ce7" office:value-type="string" calcext:value-type="string">
            <text:p>http://qrowd-project.eu/resource/rastrelliere.0</text:p>
          </table:table-cell>
          <table:table-cell table:style-name="ce30"/>
          <table:table-cell table:style-name="ce38" office:value-type="float" office:value="10" calcext:value-type="float">
            <text:p>10</text:p>
          </table:table-cell>
          <table:table-cell table:formula="of:=IF(OR([.C137]=[.D137]; ISBLANK([.C137]); ISBLANK([.D13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node1123469919-node1123469924-rastrelliere.0-rastrelliere.1</text:p>
          </table:table-cell>
          <table:table-cell table:style-name="ce24" office:value-type="string" calcext:value-type="string">
            <text:p>http://qrowd-project.eu/resource/rastrelliere.1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138]=[.D138]; ISBLANK([.C138]); ISBLANK([.D138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node1123469919-node1123469924-rastrelliere.0-rastrelliere.1 Sum - capacity</text:p>
          </table:table-cell>
          <table:table-cell table:style-name="ce25"/>
          <table:table-cell table:style-name="ce31" office:value-type="float" office:value="18" calcext:value-type="float">
            <text:p>18</text:p>
          </table:table-cell>
          <table:table-cell table:style-name="ce39" office:value-type="float" office:value="18" calcext:value-type="float">
            <text:p>18</text:p>
          </table:table-cell>
          <table:table-cell table:formula="of:=IF(OR([.C139]=[.D139]; ISBLANK([.C139]); ISBLANK([.D139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40]=[.D140]; ISBLANK([.C140]); ISBLANK([.D140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node1300215314-rastrelliere.10</text:p>
          </table:table-cell>
          <table:table-cell table:style-name="ce7" office:value-type="string" calcext:value-type="string">
            <text:p>http://linkedgeodata.org/triplify/node1300215314</text:p>
          </table:table-cell>
          <table:table-cell table:style-name="ce29" office:value-type="float" office:value="8" calcext:value-type="float">
            <text:p>8</text:p>
          </table:table-cell>
          <table:table-cell table:style-name="ce37"/>
          <table:table-cell table:formula="of:=IF(OR([.C141]=[.D141]; ISBLANK([.C141]); ISBLANK([.D141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node1300215314-rastrelliere.10</text:p>
          </table:table-cell>
          <table:table-cell table:style-name="ce24" office:value-type="string" calcext:value-type="string">
            <text:p>http://qrowd-project.eu/resource/rastrelliere.10</text:p>
          </table:table-cell>
          <table:table-cell table:style-name="ce30"/>
          <table:table-cell table:style-name="ce38" office:value-type="float" office:value="8" calcext:value-type="float">
            <text:p>8</text:p>
          </table:table-cell>
          <table:table-cell table:formula="of:=IF(OR([.C142]=[.D142]; ISBLANK([.C142]); ISBLANK([.D142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node1300215314-rastrelliere.10 Sum - capacity</text:p>
          </table:table-cell>
          <table:table-cell table:style-name="ce25"/>
          <table:table-cell table:style-name="ce31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formula="of:=IF(OR([.C143]=[.D143]; ISBLANK([.C143]); ISBLANK([.D143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0"/>
          <table:table-cell table:style-name="ce26"/>
          <table:table-cell table:style-name="ce32"/>
          <table:table-cell table:style-name="ce40"/>
          <table:table-cell table:formula="of:=IF(OR([.C144]=[.D144]; ISBLANK([.C144]); ISBLANK([.D144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://example.org/cluster/node889555501-rastrelliere.31</text:p>
          </table:table-cell>
          <table:table-cell table:style-name="ce7" office:value-type="string" calcext:value-type="string">
            <text:p>http://linkedgeodata.org/triplify/node889555501</text:p>
          </table:table-cell>
          <table:table-cell table:style-name="ce30"/>
          <table:table-cell table:style-name="ce37"/>
          <table:table-cell table:formula="of:=IF(OR([.C145]=[.D145]; ISBLANK([.C145]); ISBLANK([.D145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http://example.org/cluster/node889555501-rastrelliere.31</text:p>
          </table:table-cell>
          <table:table-cell table:style-name="ce24" office:value-type="string" calcext:value-type="string">
            <text:p>http://qrowd-project.eu/resource/rastrelliere.31</text:p>
          </table:table-cell>
          <table:table-cell table:style-name="ce30"/>
          <table:table-cell table:style-name="ce38" office:value-type="float" office:value="13" calcext:value-type="float">
            <text:p>13</text:p>
          </table:table-cell>
          <table:table-cell table:formula="of:=IF(OR([.C146]=[.D146]; ISBLANK([.C146]); ISBLANK([.D146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http://example.org/cluster/node889555501-rastrelliere.31 Sum - capacity</text:p>
          </table:table-cell>
          <table:table-cell table:style-name="ce25"/>
          <table:table-cell table:style-name="ce33"/>
          <table:table-cell table:style-name="ce39" office:value-type="float" office:value="13" calcext:value-type="float">
            <text:p>13</text:p>
          </table:table-cell>
          <table:table-cell table:formula="of:=IF(OR([.C147]=[.D147]; ISBLANK([.C147]); ISBLANK([.D147]));&quot;&quot;;&quot;Conflict&quot;)">
            <text:p/>
          </table:table-cell>
          <table:table-cell table:number-columns-repeated="2"/>
        </table:table-row>
        <table:table-row table:style-name="ro1">
          <table:table-cell table:style-name="ce21"/>
          <table:table-cell table:style-name="ce27"/>
          <table:table-cell table:style-name="ce34"/>
          <table:table-cell table:style-name="ce42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w Data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bikerack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reetName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cluster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13</text:p>
          </table:table-cell>
          <table:table-cell office:value-type="string" calcext:value-type="string">
            <text:p>POINT (11.1244586258 46.0684404551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36</text:p>
          </table:table-cell>
          <table:table-cell office:value-type="string" calcext:value-type="string">
            <text:p>POINT (11.1246841726 46.071153916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41</text:p>
          </table:table-cell>
          <table:table-cell office:value-type="string" calcext:value-type="string">
            <text:p>POINT (11.1266870735 46.0694846896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32</text:p>
          </table:table-cell>
          <table:table-cell office:value-type="string" calcext:value-type="string">
            <text:p>POINT (11.1201652146 46.067090996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2-node1312440679-rastrelliere.27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40</text:p>
          </table:table-cell>
          <table:table-cell office:value-type="string" calcext:value-type="string">
            <text:p>POINT (11.124179808 46.0672809211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85670069</text:p>
          </table:table-cell>
          <table:table-cell office:value-type="string" calcext:value-type="string">
            <text:p>POINT(11.1259804 46.0688747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7-19T18:52:28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qrowd-project.eu/resource/rastrelliere.11</text:p>
          </table:table-cell>
          <table:table-cell office:value-type="string" calcext:value-type="string">
            <text:p>LINESTRING (11.123416347707172 46.069290140261195, 11.123420157427448 46.06924602911187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C. Battist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C. Battis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8-node885670110-rastrelliere.11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17</text:p>
          </table:table-cell>
          <table:table-cell office:value-type="string" calcext:value-type="string">
            <text:p>POINT (11.1223396013 46.065283290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7-rastrelliere.38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9</text:p>
          </table:table-cell>
          <table:table-cell office:value-type="string" calcext:value-type="string">
            <text:p>POINT (11.1266606537 46.0705009668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9-rastrelliere.8</text:p>
          </table:table-cell>
        </table:table-row>
        <table:table-row table:style-name="ro1">
          <table:table-cell office:value-type="string" calcext:value-type="string">
            <text:p>http://linkedgeodata.org/triplify/node880591119</text:p>
          </table:table-cell>
          <table:table-cell office:value-type="string" calcext:value-type="string">
            <text:p>POINT(11.1226356 46.0685362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4-03-27T21:21: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linkedgeodata.org/triplify/node1474641648</text:p>
          </table:table-cell>
          <table:table-cell office:value-type="string" calcext:value-type="string">
            <text:p>POINT(11.1225282 46.0652357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10-21T00:04:0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6-node1474641648-rastrelliere.37</text:p>
          </table:table-cell>
        </table:table-row>
        <table:table-row table:style-name="ro1">
          <table:table-cell office:value-type="string" calcext:value-type="string">
            <text:p>http://linkedgeodata.org/triplify/node927359418</text:p>
          </table:table-cell>
          <table:table-cell office:value-type="string" calcext:value-type="string">
            <text:p>POINT(11.1241637 46.0684013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11-14T22:10:50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2-node927359418-rastrelliere.19</text:p>
          </table:table-cell>
        </table:table-row>
        <table:table-row table:style-name="ro1">
          <table:table-cell office:value-type="string" calcext:value-type="string">
            <text:p>http://linkedgeodata.org/triplify/node1962487942</text:p>
          </table:table-cell>
          <table:table-cell office:value-type="string" calcext:value-type="string">
            <text:p>POINT(11.1246609 46.068726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10-13T14:37: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24</text:p>
          </table:table-cell>
          <table:table-cell office:value-type="string" calcext:value-type="string">
            <text:p>POINT (11.1235802942 46.0656540988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4-node1331468407-rastrelliere.33-rastrelliere.34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</text:p>
          </table:table-cell>
          <table:table-cell office:value-type="string" calcext:value-type="string">
            <text:p>POINT (11.1240523371 46.06989879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-rastrelliere.9</text:p>
          </table:table-cell>
        </table:table-row>
        <table:table-row table:style-name="ro1">
          <table:table-cell office:value-type="string" calcext:value-type="string">
            <text:p>http://qrowd-project.eu/resource/rastrelliere.2</text:p>
          </table:table-cell>
          <table:table-cell office:value-type="string" calcext:value-type="string">
            <text:p>LINESTRING (11.118728176085808 46.06963695256799, 11.118705985107002 46.06972799782711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piazza della Portella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della Portell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8-node1202027599-rastrelliere.2</text:p>
          </table:table-cell>
        </table:table-row>
        <table:table-row table:style-name="ro1">
          <table:table-cell office:value-type="string" calcext:value-type="string">
            <text:p>http://qrowd-project.eu/resource/rastrelliere.29</text:p>
          </table:table-cell>
          <table:table-cell office:value-type="string" calcext:value-type="string">
            <text:p>LINESTRING (11.11982448041168 46.06668059337706, 11.120017783478486 46.06669998412557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string" calcext:value-type="string">
            <text:p>via Verdi <text:s/>n.posti <text:s/>36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Verd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0-rastrelliere.29-way80767282</text:p>
          </table:table-cell>
        </table:table-row>
        <table:table-row table:style-name="ro1">
          <table:table-cell office:value-type="string" calcext:value-type="string">
            <text:p>http://linkedgeodata.org/triplify/node885670019</text:p>
          </table:table-cell>
          <table:table-cell office:value-type="string" calcext:value-type="string">
            <text:p>POINT(11.1239126 46.0683792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11-14T22:10:49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4-node885670019-rastrelliere.20</text:p>
          </table:table-cell>
        </table:table-row>
        <table:table-row table:style-name="ro1">
          <table:table-cell office:value-type="string" calcext:value-type="string">
            <text:p>http://qrowd-project.eu/resource/rastrelliere.1</text:p>
          </table:table-cell>
          <table:table-cell office:value-type="string" calcext:value-type="string">
            <text:p>LINESTRING (11.12008780859778 46.06986895126048, 11.120073561819927 46.06992793608018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assaggio Peterlongo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assaggio Peterlong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1123469919-node1123469924-rastrelliere.0-rastrelliere.1</text:p>
          </table:table-cell>
        </table:table-row>
        <table:table-row table:style-name="ro1">
          <table:table-cell office:value-type="string" calcext:value-type="string">
            <text:p>http://linkedgeodata.org/triplify/node1962487950</text:p>
          </table:table-cell>
          <table:table-cell office:value-type="string" calcext:value-type="string">
            <text:p>POINT(11.1245599 46.069181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10-13T14:37: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4-node1962487950-node1962487951-rastrelliere.12</text:p>
          </table:table-cell>
        </table:table-row>
        <table:table-row table:style-name="ro1">
          <table:table-cell office:value-type="string" calcext:value-type="string">
            <text:p>http://qrowd-project.eu/resource/rastrelliere.9</text:p>
          </table:table-cell>
          <table:table-cell office:value-type="string" calcext:value-type="string">
            <text:p>LINESTRING (11.123951873553635 46.069911430587126, 11.12406315781224 46.06994382803291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S. Marco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Marc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-rastrelliere.9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1</text:p>
          </table:table-cell>
          <table:table-cell office:value-type="string" calcext:value-type="string">
            <text:p>POINT (11.1234124245 46.067264622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1-node2074585041-node2074585048</text:p>
          </table:table-cell>
        </table:table-row>
        <table:table-row table:style-name="ro1">
          <table:table-cell office:value-type="string" calcext:value-type="string">
            <text:p>http://linkedgeodata.org/triplify/node1331468407</text:p>
          </table:table-cell>
          <table:table-cell office:value-type="string" calcext:value-type="string">
            <text:p>POINT(11.1235993 46.0656258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05-05T17:46:17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4-node1331468407-rastrelliere.33-rastrelliere.34</text:p>
          </table:table-cell>
        </table:table-row>
        <table:table-row table:style-name="ro1">
          <table:table-cell office:value-type="string" calcext:value-type="string">
            <text:p>http://linkedgeodata.org/triplify/node1962487951</text:p>
          </table:table-cell>
          <table:table-cell office:value-type="string" calcext:value-type="string">
            <text:p>POINT(11.1244596 46.0691813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10-13T14:37: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4-node1962487950-node1962487951-rastrelliere.12</text:p>
          </table:table-cell>
        </table:table-row>
        <table:table-row table:style-name="ro1">
          <table:table-cell office:value-type="string" calcext:value-type="string">
            <text:p>http://qrowd-project.eu/resource/rastrelliere.27</text:p>
          </table:table-cell>
          <table:table-cell office:value-type="string" calcext:value-type="string">
            <text:p>LINESTRING (11.120142518955717 46.067131690307825, 11.12020497465447 46.06713436087170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via Don Rizz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Don Rizz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2-node1312440679-rastrelliere.27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9</text:p>
          </table:table-cell>
          <table:table-cell office:value-type="string" calcext:value-type="string">
            <text:p>POINT (11.1247174965 46.067819159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9-node1369533465-rastrelliere.22</text:p>
          </table:table-cell>
        </table:table-row>
        <table:table-row table:style-name="ro1">
          <table:table-cell office:value-type="string" calcext:value-type="string">
            <text:p>http://qrowd-project.eu/resource/rastrelliere.7</text:p>
          </table:table-cell>
          <table:table-cell office:value-type="string" calcext:value-type="string">
            <text:p>LINESTRING (11.12601148493452 46.0707666923513, 11.126008584560092 46.07072398674901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via della Mostra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della Mostr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6</text:p>
          </table:table-cell>
          <table:table-cell office:value-type="string" calcext:value-type="string">
            <text:p>POINT (11.1226542426 46.0684144598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linkedgeodata.org/triplify/node880590952</text:p>
          </table:table-cell>
          <table:table-cell office:value-type="string" calcext:value-type="string">
            <text:p>POINT(11.1227012 46.0678245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7-08T10:57:4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9-node880590952-rastrelliere.24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9</text:p>
          </table:table-cell>
          <table:table-cell office:value-type="string" calcext:value-type="string">
            <text:p>POINT (11.1227971231 46.06780301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9-node880590952-rastrelliere.24</text:p>
          </table:table-cell>
        </table:table-row>
        <table:table-row table:style-name="ro1">
          <table:table-cell office:value-type="string" calcext:value-type="string">
            <text:p>http://linkedgeodata.org/triplify/node1638162310</text:p>
          </table:table-cell>
          <table:table-cell office:value-type="string" calcext:value-type="string">
            <text:p>POINT(11.1230963 46.07015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02-18T21:34: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24</text:p>
          </table:table-cell>
          <table:table-cell office:value-type="string" calcext:value-type="string">
            <text:p>LINESTRING (11.12264258149944 46.06786012319071, 11.122713663197656 46.0678485902669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Lodron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Lodron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9-node880590952-rastrelliere.24</text:p>
          </table:table-cell>
        </table:table-row>
        <table:table-row table:style-name="ro1">
          <table:table-cell office:value-type="string" calcext:value-type="string">
            <text:p>http://linkedgeodata.org/triplify/node1312440679</text:p>
          </table:table-cell>
          <table:table-cell office:value-type="string" calcext:value-type="string">
            <text:p>POINT(11.1201203 46.067023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3-04-02T12:13:07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2-node1312440679-rastrelliere.27</text:p>
          </table:table-cell>
        </table:table-row>
        <table:table-row table:style-name="ro1">
          <table:table-cell office:value-type="string" calcext:value-type="string">
            <text:p>http://qrowd-project.eu/resource/rastrelliere.12</text:p>
          </table:table-cell>
          <table:table-cell office:value-type="string" calcext:value-type="string">
            <text:p>LINESTRING (11.124457328311863 46.0692950419324, 11.124503243427956 46.06929674118861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ia S. Pietro <text:s/>n.posti <text:s/>4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Pietr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4-node1962487950-node1962487951-rastrelliere.12</text:p>
          </table:table-cell>
        </table:table-row>
        <table:table-row table:style-name="ro1">
          <table:table-cell office:value-type="string" calcext:value-type="string">
            <text:p>http://qrowd-project.eu/resource/rastrelliere.19</text:p>
          </table:table-cell>
          <table:table-cell office:value-type="string" calcext:value-type="string">
            <text:p>LINESTRING (11.12407790741104 46.06844043776002, 11.124153193321138 46.06844286762739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largo Carducc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largo Carducc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2-node927359418-rastrelliere.19</text:p>
          </table:table-cell>
        </table:table-row>
        <table:table-row table:style-name="ro1">
          <table:table-cell office:value-type="string" calcext:value-type="string">
            <text:p>http://linkedgeodata.org/triplify/node1366801180</text:p>
          </table:table-cell>
          <table:table-cell office:value-type="string" calcext:value-type="string">
            <text:p>POINT(11.1259523 46.0689405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7-19T18:50:29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8</text:p>
          </table:table-cell>
          <table:table-cell office:value-type="string" calcext:value-type="string">
            <text:p>POINT (11.1187184272 46.0697027826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8-node1202027599-rastrelliere.2</text:p>
          </table:table-cell>
        </table:table-row>
        <table:table-row table:style-name="ro1">
          <table:table-cell office:value-type="string" calcext:value-type="string">
            <text:p>http://qrowd-project.eu/resource/rastrelliere.35</text:p>
          </table:table-cell>
          <table:table-cell office:value-type="string" calcext:value-type="string">
            <text:p>LINESTRING (11.124669447094396 46.06574313617058, 11.12470432712304 46.06574408316371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Garzett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Garzet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3-node890486688-rastrelliere.35</text:p>
          </table:table-cell>
        </table:table-row>
        <table:table-row table:style-name="ro1">
          <table:table-cell office:value-type="string" calcext:value-type="string">
            <text:p>http://qrowd-project.eu/resource/rastrelliere.23</text:p>
          </table:table-cell>
          <table:table-cell office:value-type="string" calcext:value-type="string">
            <text:p>LINESTRING (11.123449406252545 46.0678093872253, 11.123545437582306 46.0678267502923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piazza Lodron <text:s/>n.posti <text:s/>10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Lodron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8-node990462102-rastrelliere.23</text:p>
          </table:table-cell>
        </table:table-row>
        <table:table-row table:style-name="ro1">
          <table:table-cell office:value-type="string" calcext:value-type="string">
            <text:p>http://qrowd-project.eu/resource/rastrelliere.10</text:p>
          </table:table-cell>
          <table:table-cell office:value-type="string" calcext:value-type="string">
            <text:p>LINESTRING (11.123652190586327 46.06950978793817, 11.123588913639288 46.06950968758583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C. Battist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C. Battis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1300215314-rastrelliere.10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4</text:p>
          </table:table-cell>
          <table:table-cell office:value-type="string" calcext:value-type="string">
            <text:p>POINT (11.1193635627 46.068803883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4-node560584081-rastrelliere.15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1</text:p>
          </table:table-cell>
          <table:table-cell office:value-type="string" calcext:value-type="string">
            <text:p>POINT (11.1193849947 46.0666094995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1-rastrelliere.28-way80767213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7</text:p>
          </table:table-cell>
          <table:table-cell office:value-type="string" calcext:value-type="string">
            <text:p>POINT (11.1240690252 46.0669032779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12</text:p>
          </table:table-cell>
          <table:table-cell office:value-type="string" calcext:value-type="string">
            <text:p>POINT (11.1241079649 46.068433894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2-node927359418-rastrelliere.19</text:p>
          </table:table-cell>
        </table:table-row>
        <table:table-row table:style-name="ro1">
          <table:table-cell office:value-type="string" calcext:value-type="string">
            <text:p>http://linkedgeodata.org/triplify/node1369533465</text:p>
          </table:table-cell>
          <table:table-cell office:value-type="string" calcext:value-type="string">
            <text:p>POINT(11.1246869 46.0677482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11-26T19:54:3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9-node1369533465-rastrelliere.22</text:p>
          </table:table-cell>
        </table:table-row>
        <table:table-row table:style-name="ro1">
          <table:table-cell office:value-type="string" calcext:value-type="string">
            <text:p>http://linkedgeodata.org/triplify/node938729458</text:p>
          </table:table-cell>
          <table:table-cell office:value-type="string" calcext:value-type="string">
            <text:p>POINT(11.1239086 46.066163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06-02T00:23:21</text:p>
          </table:table-cell>
          <table:table-cell office:value-type="string" calcext:value-type="string">
            <text:p>privat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10</text:p>
          </table:table-cell>
          <table:table-cell office:value-type="string" calcext:value-type="string">
            <text:p>POINT (11.124028386 46.06593283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0-bikerack11-node889555365-rastrelliere.32</text:p>
          </table:table-cell>
        </table:table-row>
        <table:table-row table:style-name="ro1">
          <table:table-cell office:value-type="string" calcext:value-type="string">
            <text:p>http://linkedgeodata.org/triplify/node938729359</text:p>
          </table:table-cell>
          <table:table-cell office:value-type="string" calcext:value-type="string">
            <text:p>POINT(11.1244926 46.0669955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7-22T01:52:57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880590612</text:p>
          </table:table-cell>
          <table:table-cell office:value-type="string" calcext:value-type="string">
            <text:p>POINT(11.1226663 46.069788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08-26T15:44:58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8</text:p>
          </table:table-cell>
          <table:table-cell office:value-type="string" calcext:value-type="string">
            <text:p>POINT (11.1235190179 46.067783347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8-node990462102-rastrelliere.23</text:p>
          </table:table-cell>
        </table:table-row>
        <table:table-row table:style-name="ro1">
          <table:table-cell office:value-type="string" calcext:value-type="string">
            <text:p>http://qrowd-project.eu/resource/rastrelliere.32</text:p>
          </table:table-cell>
          <table:table-cell office:value-type="string" calcext:value-type="string">
            <text:p>LINESTRING (11.124149922261008 46.06599198688207, 11.124143668815917 46.06602018685982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Garzett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Garzet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0-bikerack11-node889555365-rastrelliere.32</text:p>
          </table:table-cell>
        </table:table-row>
        <table:table-row table:style-name="ro1">
          <table:table-cell office:value-type="string" calcext:value-type="string">
            <text:p>http://linkedgeodata.org/triplify/node1307180338</text:p>
          </table:table-cell>
          <table:table-cell office:value-type="string" calcext:value-type="string">
            <text:p>POINT(11.1260019 46.0707979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7-19T18:52: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qrowd-project.eu/resource/rastrelliere.38</text:p>
          </table:table-cell>
          <table:table-cell office:value-type="string" calcext:value-type="string">
            <text:p>LINESTRING (11.122361774724219 46.06527764982738, 11.122313480935462 46.065285567893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Al Torrione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Al Torrion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7-rastrelliere.38</text:p>
          </table:table-cell>
        </table:table-row>
        <table:table-row table:style-name="ro1">
          <table:table-cell office:value-type="string" calcext:value-type="string">
            <text:p>http://linkedgeodata.org/triplify/node890486688</text:p>
          </table:table-cell>
          <table:table-cell office:value-type="string" calcext:value-type="string">
            <text:p>POINT(11.1247214 46.0657092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7-20T22:22: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3-node890486688-rastrelliere.35</text:p>
          </table:table-cell>
        </table:table-row>
        <table:table-row table:style-name="ro1">
          <table:table-cell office:value-type="string" calcext:value-type="string">
            <text:p>http://qrowd-project.eu/resource/rastrelliere.28</text:p>
          </table:table-cell>
          <table:table-cell office:value-type="string" calcext:value-type="string">
            <text:p>LINESTRING (11.119207626830484 46.06661544527116, 11.11951320685895 46.06664551948941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2" office:value-type="string" calcext:value-type="string">
            <text:p>via Verdi <text:s/>n.posti <text:s/>5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Verd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1-rastrelliere.28-way80767213</text:p>
          </table:table-cell>
        </table:table-row>
        <table:table-row table:style-name="ro1">
          <table:table-cell office:value-type="string" calcext:value-type="string">
            <text:p>http://linkedgeodata.org/triplify/node889555365</text:p>
          </table:table-cell>
          <table:table-cell office:value-type="string" calcext:value-type="string">
            <text:p>POINT(11.1241149 46.0660002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10-05T21:16:48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0-bikerack11-node889555365-rastrelliere.32</text:p>
          </table:table-cell>
        </table:table-row>
        <table:table-row table:style-name="ro1">
          <table:table-cell office:value-type="string" calcext:value-type="string">
            <text:p>http://qrowd-project.eu/resource/rastrelliere.15</text:p>
          </table:table-cell>
          <table:table-cell office:value-type="string" calcext:value-type="string">
            <text:p>LINESTRING (11.119421419514838 46.068822432505264, 11.11952072605173 46.06882952594478)</text:p>
          </table:table-cell>
          <table:table-cell table:number-columns-repeated="3"/>
          <table:table-cell office:value-type="string" calcext:value-type="string">
            <text:p>bifaccial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piazza S. Maria Maggiore <text:s/>n.posti <text:s/>24 <text:s/>- <text:s/>bi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S. Maria Maggior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4-node560584081-rastrelliere.15</text:p>
          </table:table-cell>
        </table:table-row>
        <table:table-row table:style-name="ro1">
          <table:table-cell office:value-type="string" calcext:value-type="string">
            <text:p>http://qrowd-project.eu/resource/rastrelliere.37</text:p>
          </table:table-cell>
          <table:table-cell office:value-type="string" calcext:value-type="string">
            <text:p>LINESTRING (11.122583183161087 46.06524098495769, 11.122435577570707 46.06526542825131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via Al Torrione <text:s/>n.posti <text:s/>2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Al Torrion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6-node1474641648-rastrelliere.37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4</text:p>
          </table:table-cell>
          <table:table-cell office:value-type="string" calcext:value-type="string">
            <text:p>POINT (11.1245305078 46.0692045646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4-node1962487950-node1962487951-rastrelliere.12</text:p>
          </table:table-cell>
        </table:table-row>
        <table:table-row table:style-name="ro1">
          <table:table-cell office:value-type="string" calcext:value-type="string">
            <text:p>http://linkedgeodata.org/triplify/node927358861</text:p>
          </table:table-cell>
          <table:table-cell office:value-type="string" calcext:value-type="string">
            <text:p>POINT(11.1210015 46.0681994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09-27T00:50:36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0</text:p>
          </table:table-cell>
          <table:table-cell office:value-type="string" calcext:value-type="string">
            <text:p>LINESTRING (11.120116008895392 46.069743327867315, 11.120095457436163 46.06982923684753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passaggio Peterlongo <text:s/>n.posti <text:s/>10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assaggio Peterlong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1123469919-node1123469924-rastrelliere.0-rastrelliere.1</text:p>
          </table:table-cell>
        </table:table-row>
        <table:table-row table:style-name="ro1">
          <table:table-cell office:value-type="string" calcext:value-type="string">
            <text:p>http://qrowd-project.eu/resource/rastrelliere.30</text:p>
          </table:table-cell>
          <table:table-cell office:value-type="string" calcext:value-type="string">
            <text:p>LINESTRING (11.122958978776998 46.06692875862396, 11.123210646959317 46.0669636543248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string" calcext:value-type="string">
            <text:p>via Calepina <text:s/>n.posti <text:s/>56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Calepi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5-node1461587546-rastrelliere.30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6</text:p>
          </table:table-cell>
          <table:table-cell office:value-type="string" calcext:value-type="string">
            <text:p>POINT (11.1201655035 46.0686774681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6-node969087731-rastrelliere.16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11</text:p>
          </table:table-cell>
          <table:table-cell office:value-type="string" calcext:value-type="string">
            <text:p>POINT (11.1241658465 46.065996955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0-bikerack11-node889555365-rastrelliere.32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1</text:p>
          </table:table-cell>
          <table:table-cell office:value-type="string" calcext:value-type="string">
            <text:p>POINT (11.1214521435 46.069681700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-node948758405-rastrelliere.5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3</text:p>
          </table:table-cell>
          <table:table-cell office:value-type="string" calcext:value-type="string">
            <text:p>POINT (11.1218097912 46.0673798839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3-node1214597766-node557197356-rastrelliere.25</text:p>
          </table:table-cell>
        </table:table-row>
        <table:table-row table:style-name="ro1">
          <table:table-cell office:value-type="string" calcext:value-type="string">
            <text:p>http://linkedgeodata.org/triplify/node990462102</text:p>
          </table:table-cell>
          <table:table-cell office:value-type="string" calcext:value-type="string">
            <text:p>POINT(11.1235002 46.0677883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11-15T23:12:52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8-node990462102-rastrelliere.23</text:p>
          </table:table-cell>
        </table:table-row>
        <table:table-row table:style-name="ro1">
          <table:table-cell office:value-type="string" calcext:value-type="string">
            <text:p>http://linkedgeodata.org/triplify/node959911107</text:p>
          </table:table-cell>
          <table:table-cell office:value-type="string" calcext:value-type="string">
            <text:p>POINT(11.1229149 46.0650627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10-21T00:04: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5-node959911107-rastrelliere.36</text:p>
          </table:table-cell>
        </table:table-row>
        <table:table-row table:style-name="ro1">
          <table:table-cell office:value-type="string" calcext:value-type="string">
            <text:p>http://linkedgeodata.org/triplify/node927359322</text:p>
          </table:table-cell>
          <table:table-cell office:value-type="string" calcext:value-type="string">
            <text:p>POINT(11.1216467 46.0694639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09-27T00:50:49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6</text:p>
          </table:table-cell>
          <table:table-cell office:value-type="string" calcext:value-type="string">
            <text:p>LINESTRING (11.12601263667185 46.070801139381835, 11.126011730174541 46.07077754041918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ia della Mostra <text:s/>n.posti <text:s/>4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della Mostr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0</text:p>
          </table:table-cell>
          <table:table-cell office:value-type="string" calcext:value-type="string">
            <text:p>POINT (11.1199133646 46.066681075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30-rastrelliere.29-way80767282</text:p>
          </table:table-cell>
        </table:table-row>
        <table:table-row table:style-name="ro1">
          <table:table-cell office:value-type="string" calcext:value-type="string">
            <text:p>http://qrowd-project.eu/resource/rastrelliere.5</text:p>
          </table:table-cell>
          <table:table-cell office:value-type="string" calcext:value-type="string">
            <text:p>LINESTRING (11.121567139728135 46.06971862380535, 11.12131715217422 46.0696919907301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via Manci <text:s/>n.posti <text:s/>3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Manc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-node948758405-rastrelliere.5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7</text:p>
          </table:table-cell>
          <table:table-cell office:value-type="string" calcext:value-type="string">
            <text:p>POINT (11.1226556181 46.0685283818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linkedgeodata.org/triplify/node1461587546</text:p>
          </table:table-cell>
          <table:table-cell office:value-type="string" calcext:value-type="string">
            <text:p>POINT(11.1230212 46.066913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10-10T21:03:5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5-node1461587546-rastrelliere.30</text:p>
          </table:table-cell>
        </table:table-row>
        <table:table-row table:style-name="ro1">
          <table:table-cell office:value-type="string" calcext:value-type="string">
            <text:p>http://linkedgeodata.org/triplify/node1214597766</text:p>
          </table:table-cell>
          <table:table-cell office:value-type="string" calcext:value-type="string">
            <text:p>POINT(11.1218211 46.0674085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3-23T10:49:08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3-node1214597766-node557197356-rastrelliere.25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5</text:p>
          </table:table-cell>
          <table:table-cell office:value-type="string" calcext:value-type="string">
            <text:p>POINT (11.1230164039 46.066956056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5-node1461587546-rastrelliere.30</text:p>
          </table:table-cell>
        </table:table-row>
        <table:table-row table:style-name="ro1">
          <table:table-cell office:value-type="string" calcext:value-type="string">
            <text:p>http://qrowd-project.eu/resource/rastrelliere.22</text:p>
          </table:table-cell>
          <table:table-cell office:value-type="string" calcext:value-type="string">
            <text:p>LINESTRING (11.124716326147233 46.06784838284869, 11.124705057467702 46.0677937015423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via Roggia Grande <text:s/>n.posti <text:s/>10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Roggia Grand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9-node1369533465-rastrelliere.22</text:p>
          </table:table-cell>
        </table:table-row>
        <table:table-row table:style-name="ro1">
          <table:table-cell office:value-type="string" calcext:value-type="string">
            <text:p>http://linkedgeodata.org/triplify/node885670132</text:p>
          </table:table-cell>
          <table:table-cell office:value-type="string" calcext:value-type="string">
            <text:p>POINT(11.1237587 46.0674692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10-10T21:03: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2-node885670132</text:p>
          </table:table-cell>
        </table:table-row>
        <table:table-row table:style-name="ro1">
          <table:table-cell office:value-type="string" calcext:value-type="string">
            <text:p>http://qrowd-project.eu/resource/rastrelliere.4</text:p>
          </table:table-cell>
          <table:table-cell office:value-type="string" calcext:value-type="string">
            <text:p>LINESTRING (11.12169929644505 46.06973340277968, 11.12158141653675 46.06972027348418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Manci <text:s/>n.posti <text:s/>12 <text:s/>- <text:s/>monofacciale</text:p>
          </table:table-cell>
          <table:table-cell office:value-type="string" calcext:value-type="string">
            <text:p>ZTLL</text:p>
          </table:table-cell>
          <table:table-cell office:value-type="string" calcext:value-type="string">
            <text:p>via Manc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-rastrelliere.4</text:p>
          </table:table-cell>
        </table:table-row>
        <table:table-row table:style-name="ro1">
          <table:table-cell office:value-type="string" calcext:value-type="string">
            <text:p>http://qrowd-project.eu/resource/rastrelliere.18</text:p>
          </table:table-cell>
          <table:table-cell office:value-type="string" calcext:value-type="string">
            <text:p>LINESTRING (11.122624644678623 46.068492339699375, 11.122618898597556 46.06839032391379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Oss Mazzurana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Oss Mazzura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16</text:p>
          </table:table-cell>
          <table:table-cell office:value-type="string" calcext:value-type="string">
            <text:p>POINT (11.1225211733 46.065255220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6-node1474641648-rastrelliere.37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35</text:p>
          </table:table-cell>
          <table:table-cell office:value-type="string" calcext:value-type="string">
            <text:p>POINT (11.1252066668 46.067247096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22</text:p>
          </table:table-cell>
          <table:table-cell office:value-type="string" calcext:value-type="string">
            <text:p>POINT (11.1237345508 46.067483856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2-node885670132</text:p>
          </table:table-cell>
        </table:table-row>
        <table:table-row table:style-name="ro1">
          <table:table-cell office:value-type="string" calcext:value-type="string">
            <text:p>http://linkedgeodata.org/triplify/node1614387739</text:p>
          </table:table-cell>
          <table:table-cell office:value-type="string" calcext:value-type="string">
            <text:p>POINT(11.122027 46.0689382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02-01T17:36:14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18</text:p>
          </table:table-cell>
          <table:table-cell office:value-type="string" calcext:value-type="string">
            <text:p>POINT (11.1259851653 46.068919295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8</text:p>
          </table:table-cell>
          <table:table-cell office:value-type="string" calcext:value-type="string">
            <text:p>POINT (11.1234560031 46.069220001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8-node885670110-rastrelliere.11</text:p>
          </table:table-cell>
        </table:table-row>
        <table:table-row table:style-name="ro1">
          <table:table-cell office:value-type="string" calcext:value-type="string">
            <text:p>http://linkedgeodata.org/triplify/node1073482343</text:p>
          </table:table-cell>
          <table:table-cell office:value-type="string" calcext:value-type="string">
            <text:p>POINT(11.1253983 46.0680729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4-04-21T13:29:4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5-node1073482343-rastrelliere.21</text:p>
          </table:table-cell>
        </table:table-row>
        <table:table-row table:style-name="ro1">
          <table:table-cell office:value-type="string" calcext:value-type="string">
            <text:p>http://linkedgeodata.org/triplify/node938729365</text:p>
          </table:table-cell>
          <table:table-cell office:value-type="string" calcext:value-type="string">
            <text:p>POINT(11.1239814 46.0661029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5-24T21:36: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16</text:p>
          </table:table-cell>
          <table:table-cell office:value-type="string" calcext:value-type="string">
            <text:p>LINESTRING (11.120092913622484 46.068685511786995, 11.12013350115551 46.06869177952443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vicolo Colico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colo Colic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6-node969087731-rastrelliere.16</text:p>
          </table:table-cell>
        </table:table-row>
        <table:table-row table:style-name="ro1">
          <table:table-cell office:value-type="string" calcext:value-type="string">
            <text:p>http://linkedgeodata.org/triplify/node885670110</text:p>
          </table:table-cell>
          <table:table-cell office:value-type="string" calcext:value-type="string">
            <text:p>POINT(11.1234773 46.069238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5-25T23:46: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8-node885670110-rastrelliere.11</text:p>
          </table:table-cell>
        </table:table-row>
        <table:table-row table:style-name="ro1">
          <table:table-cell office:value-type="string" calcext:value-type="string">
            <text:p>http://linkedgeodata.org/triplify/node560584081</text:p>
          </table:table-cell>
          <table:table-cell office:value-type="string" calcext:value-type="string">
            <text:p>POINT(11.1195098 46.0687528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5-10-15T20:28:0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4-node560584081-rastrelliere.15</text:p>
          </table:table-cell>
        </table:table-row>
        <table:table-row table:style-name="ro1">
          <table:table-cell office:value-type="string" calcext:value-type="string">
            <text:p>http://qrowd-project.eu/resource/rastrelliere.31</text:p>
          </table:table-cell>
          <table:table-cell office:value-type="string" calcext:value-type="string">
            <text:p>LINESTRING (11.124110411322143 46.0661810099951, 11.124122246721164 46.0661310051901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piazza Garzetti <text:s/>n.posti <text:s/>13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Garzett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node889555501-rastrelliere.31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0</text:p>
          </table:table-cell>
          <table:table-cell office:value-type="string" calcext:value-type="string">
            <text:p>POINT (11.1207363536 46.069612721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0-node1313709030-rastrelliere.3</text:p>
          </table:table-cell>
        </table:table-row>
        <table:table-row table:style-name="ro1">
          <table:table-cell office:value-type="string" calcext:value-type="string">
            <text:p>http://linkedgeodata.org/triplify/node1123469919</text:p>
          </table:table-cell>
          <table:table-cell office:value-type="string" calcext:value-type="string">
            <text:p>POINT(11.1201006 46.069807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6-06T02:49: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1123469919-node1123469924-rastrelliere.0-rastrelliere.1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19</text:p>
          </table:table-cell>
          <table:table-cell office:value-type="string" calcext:value-type="string">
            <text:p>POINT (11.1255739197 46.069531495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202027599</text:p>
          </table:table-cell>
          <table:table-cell office:value-type="string" calcext:value-type="string">
            <text:p>POINT(11.118688 46.069669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3-14T20:56:08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8-node1202027599-rastrelliere.2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5</text:p>
          </table:table-cell>
          <table:table-cell office:value-type="string" calcext:value-type="string">
            <text:p>POINT (11.1253534385 46.0681072205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5-node1073482343-rastrelliere.21</text:p>
          </table:table-cell>
        </table:table-row>
        <table:table-row table:style-name="ro1">
          <table:table-cell office:value-type="string" calcext:value-type="string">
            <text:p>http://linkedgeodata.org/triplify/node890486735</text:p>
          </table:table-cell>
          <table:table-cell office:value-type="string" calcext:value-type="string">
            <text:p>POINT(11.124673 46.065998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5-07-04T00:41: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13</text:p>
          </table:table-cell>
          <table:table-cell office:value-type="string" calcext:value-type="string">
            <text:p>LINESTRING (11.125957550092414 46.068985021726725, 11.125970290745801 46.06895861574281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ia S. Maria Maddalena <text:s/>n.posti <text:s/>4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Maria Maddale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qrowd-project.eu/resource/rastrelliere.34</text:p>
          </table:table-cell>
          <table:table-cell office:value-type="string" calcext:value-type="string">
            <text:p>LINESTRING (11.123668656427363 46.06566073795467, 11.123709034102808 46.06566158305967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via II Androna Borgonuovo <text:s/>n.posti <text:s/>9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II Androna Borgonuov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4-node1331468407-rastrelliere.33-rastrelliere.34</text:p>
          </table:table-cell>
        </table:table-row>
        <table:table-row table:style-name="ro1">
          <table:table-cell office:value-type="string" calcext:value-type="string">
            <text:p>http://linkedgeodata.org/triplify/node1307179778</text:p>
          </table:table-cell>
          <table:table-cell office:value-type="string" calcext:value-type="string">
            <text:p>POINT(11.1259977 46.070753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7-19T18:52: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qrowd-project.eu/resource/rastrelliere.25</text:p>
          </table:table-cell>
          <table:table-cell office:value-type="string" calcext:value-type="string">
            <text:p>LINESTRING (11.121813461679565 46.0675206487569, 11.121841608140079 46.06739374935392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piazza del Duomo <text:s/>n.posti <text:s/>20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del Duom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3-node1214597766-node557197356-rastrelliere.25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0</text:p>
          </table:table-cell>
          <table:table-cell office:value-type="string" calcext:value-type="string">
            <text:p>POINT (11.1260397836 46.0707322854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0-node1307179778-node1307180338-rastrelliere.6-rastrelliere.7</text:p>
          </table:table-cell>
        </table:table-row>
        <table:table-row table:style-name="ro1">
          <table:table-cell office:value-type="string" calcext:value-type="string">
            <text:p>http://qrowd-project.eu/resource/rastrelliere.33</text:p>
          </table:table-cell>
          <table:table-cell office:value-type="string" calcext:value-type="string">
            <text:p>LINESTRING (11.123608083798585 46.06565931081751, 11.123649365522837 46.0656598200062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via II Androna Borgonuovo <text:s/>n.posti <text:s/>9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II Androna Borgonuov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4-node1331468407-rastrelliere.33-rastrelliere.34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7</text:p>
          </table:table-cell>
          <table:table-cell office:value-type="string" calcext:value-type="string">
            <text:p>POINT (11.1241704311 46.0668197466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example.org/resource/crowdsourcing-bikeracks-2018-02/bikerack42</text:p>
          </table:table-cell>
          <table:table-cell office:value-type="string" calcext:value-type="string">
            <text:p>POINT (11.1247105539 46.0695750693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way80767282</text:p>
          </table:table-cell>
          <table:table-cell office:value-type="string" calcext:value-type="string">
            <text:p>POLYGON((11.119822 46.0666577,11.1200944 46.0666869,11.1200976 46.0666727,11.1198252 46.0666434,11.119822 46.0666577)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4-06-26T17:53:26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0-rastrelliere.29-way80767282</text:p>
          </table:table-cell>
        </table:table-row>
        <table:table-row table:style-name="ro1">
          <table:table-cell office:value-type="string" calcext:value-type="string">
            <text:p>http://linkedgeodata.org/triplify/node1633007373</text:p>
          </table:table-cell>
          <table:table-cell office:value-type="string" calcext:value-type="string">
            <text:p>POINT(11.123097 46.070103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02-18T21:34: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313709021</text:p>
          </table:table-cell>
          <table:table-cell office:value-type="string" calcext:value-type="string">
            <text:p>POINT(11.122631 46.0684829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4-03-27T21:21: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qrowd-project.eu/resource/rastrelliere.17</text:p>
          </table:table-cell>
          <table:table-cell office:value-type="string" calcext:value-type="string">
            <text:p>LINESTRING (11.122632027781279 46.06858921894162, 11.122629630791888 46.06852671341949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via Oss Mazzurana <text:s/>n.posti <text:s/>9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Oss Mazzura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6-bikerack7-node1313709021-node880591119-rastrelliere.17-rastrelliere.18</text:p>
          </table:table-cell>
        </table:table-row>
        <table:table-row table:style-name="ro1">
          <table:table-cell office:value-type="string" calcext:value-type="string">
            <text:p>http://qrowd-project.eu/resource/rastrelliere.3</text:p>
          </table:table-cell>
          <table:table-cell office:value-type="string" calcext:value-type="string">
            <text:p>LINESTRING (11.120688967879216 46.06963120972425, 11.120822572033443 46.0696478776429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string" calcext:value-type="string">
            <text:p>via Roma <text:s/>n.posti <text:s/>3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Rom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0-node1313709030-rastrelliere.3</text:p>
          </table:table-cell>
        </table:table-row>
        <table:table-row table:style-name="ro1">
          <table:table-cell office:value-type="string" calcext:value-type="string">
            <text:p>http://linkedgeodata.org/triplify/node1300215314</text:p>
          </table:table-cell>
          <table:table-cell office:value-type="string" calcext:value-type="string">
            <text:p>POINT(11.1236914 46.0694713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5-25T23:46: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1300215314-rastrelliere.10</text:p>
          </table:table-cell>
        </table:table-row>
        <table:table-row table:style-name="ro1">
          <table:table-cell office:value-type="string" calcext:value-type="string">
            <text:p>http://linkedgeodata.org/triplify/node557197356</text:p>
          </table:table-cell>
          <table:table-cell office:value-type="string" calcext:value-type="string">
            <text:p>POINT(11.1218248 46.06755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09-24T21:21:34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3-node1214597766-node557197356-rastrelliere.25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14</text:p>
          </table:table-cell>
          <table:table-cell office:value-type="string" calcext:value-type="string">
            <text:p>POINT (11.1239084635 46.0684084395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4-node885670019-rastrelliere.20</text:p>
          </table:table-cell>
        </table:table-row>
        <table:table-row table:style-name="ro1">
          <table:table-cell office:value-type="string" calcext:value-type="string">
            <text:p>http://linkedgeodata.org/triplify/node2513343048</text:p>
          </table:table-cell>
          <table:table-cell office:value-type="string" calcext:value-type="string">
            <text:p>POINT(11.1198196 46.0688705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3-10-29T22:23: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2407332591</text:p>
          </table:table-cell>
          <table:table-cell office:value-type="string" calcext:value-type="string">
            <text:p>POINT(11.1264767 46.069432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3-08-04T23:04: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313709030</text:p>
          </table:table-cell>
          <table:table-cell office:value-type="string" calcext:value-type="string">
            <text:p>POINT(11.1207847 46.0696153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6-06T02:48: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0-node1313709030-rastrelliere.3</text:p>
          </table:table-cell>
        </table:table-row>
        <table:table-row table:style-name="ro1">
          <table:table-cell office:value-type="string" calcext:value-type="string">
            <text:p>http://linkedgeodata.org/triplify/node1123469924</text:p>
          </table:table-cell>
          <table:table-cell office:value-type="string" calcext:value-type="string">
            <text:p>POINT(11.1201134 46.0697515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6-06T02:49: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1123469919-node1123469924-rastrelliere.0-rastrelliere.1</text:p>
          </table:table-cell>
        </table:table-row>
        <table:table-row table:style-name="ro1">
          <table:table-cell office:value-type="string" calcext:value-type="string">
            <text:p>http://linkedgeodata.org/triplify/node2074585041</text:p>
          </table:table-cell>
          <table:table-cell office:value-type="string" calcext:value-type="string">
            <text:p>POINT(11.123487 46.06720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12-19T15:05:42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1-node2074585041-node2074585048</text:p>
          </table:table-cell>
        </table:table-row>
        <table:table-row table:style-name="ro1">
          <table:table-cell office:value-type="string" calcext:value-type="string">
            <text:p>http://qrowd-project.eu/resource/rastrelliere.21</text:p>
          </table:table-cell>
          <table:table-cell office:value-type="string" calcext:value-type="string">
            <text:p>LINESTRING (11.125470390211817 46.06804753753116, 11.125342525464411 46.06810863673002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string" calcext:value-type="string">
            <text:p>via Galilei <text:s/>n.posti <text:s/>16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Galile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25-node1073482343-rastrelliere.21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3</text:p>
          </table:table-cell>
          <table:table-cell office:value-type="string" calcext:value-type="string">
            <text:p>POINT (11.1247100774 46.065745297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3-node890486688-rastrelliere.35</text:p>
          </table:table-cell>
        </table:table-row>
        <table:table-row table:style-name="ro1">
          <table:table-cell office:value-type="string" calcext:value-type="string">
            <text:p>http://linkedgeodata.org/triplify/node927359055</text:p>
          </table:table-cell>
          <table:table-cell office:value-type="string" calcext:value-type="string">
            <text:p>POINT(11.1220149 46.0691011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09-27T00:50:41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26</text:p>
          </table:table-cell>
          <table:table-cell office:value-type="string" calcext:value-type="string">
            <text:p>LINESTRING (11.119898102538201 46.06757343795648, 11.119956820174615 46.067574263219356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piazza Verzer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piazza Verzeri</text:p>
          </table:table-cell>
          <table:table-cell office:value-type="string" calcext:value-type="string">
            <text:p>trento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8</text:p>
          </table:table-cell>
          <table:table-cell office:value-type="string" calcext:value-type="string">
            <text:p>LINESTRING (11.126645594271388 46.07049639512028, 11.126682150737974 46.070493161579215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ia S. Marco <text:s/>n.posti <text:s/>4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Marco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39-rastrelliere.8</text:p>
          </table:table-cell>
        </table:table-row>
        <table:table-row table:style-name="ro1">
          <table:table-cell office:value-type="string" calcext:value-type="string">
            <text:p>http://qrowd-project.eu/resource/rastrelliere.14</text:p>
          </table:table-cell>
          <table:table-cell office:value-type="string" calcext:value-type="string">
            <text:p>LINESTRING (11.125975396803037 46.068948308472876, 11.125997457701377 46.0689019428073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via S. Maria Maddalena <text:s/>n.posti <text:s/>12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S. Maria Maddalena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8-node1366801180-node885670069-rastrelliere.13-rastrelliere.14</text:p>
          </table:table-cell>
        </table:table-row>
        <table:table-row table:style-name="ro1">
          <table:table-cell office:value-type="string" calcext:value-type="string">
            <text:p>http://linkedgeodata.org/triplify/node889555501</text:p>
          </table:table-cell>
          <table:table-cell office:value-type="string" calcext:value-type="string">
            <text:p>POINT(11.124031 46.0661549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10-05T21:16:56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node889555501-rastrelliere.31</text:p>
          </table:table-cell>
        </table:table-row>
        <table:table-row table:style-name="ro1">
          <table:table-cell office:value-type="string" calcext:value-type="string">
            <text:p>http://linkedgeodata.org/triplify/node2074585048</text:p>
          </table:table-cell>
          <table:table-cell office:value-type="string" calcext:value-type="string">
            <text:p>POINT(11.1233899 46.067252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2-12-19T15:05:42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1-node2074585041-node2074585048</text:p>
          </table:table-cell>
        </table:table-row>
        <table:table-row table:style-name="ro1">
          <table:table-cell office:value-type="string" calcext:value-type="string">
            <text:p>http://qrowd-project.eu/resource/rastrelliere.20</text:p>
          </table:table-cell>
          <table:table-cell office:value-type="string" calcext:value-type="string">
            <text:p>LINESTRING (11.123910303244925 46.06842185266507, 11.123864948920227 46.06838695291854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largo Carducci <text:s/>n.posti <text:s/>8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largo Carducci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4-node885670019-rastrelliere.20</text:p>
          </table:table-cell>
        </table:table-row>
        <table:table-row table:style-name="ro1">
          <table:table-cell office:value-type="string" calcext:value-type="string">
            <text:p>http://linkedgeodata.org/triplify/node948758405</text:p>
          </table:table-cell>
          <table:table-cell office:value-type="string" calcext:value-type="string">
            <text:p>POINT(11.1213468 46.0696893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6-06T02:49:0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1-node948758405-rastrelliere.5</text:p>
          </table:table-cell>
        </table:table-row>
        <table:table-row table:style-name="ro1">
          <table:table-cell office:value-type="string" calcext:value-type="string">
            <text:p>http://linkedgeodata.org/triplify/way80767213</text:p>
          </table:table-cell>
          <table:table-cell office:value-type="string" calcext:value-type="string">
            <text:p>POLYGON((11.1192068 46.0665953,11.1194802 46.0666246,11.1194833 46.066611,11.1192099 46.0665817,11.1192068 46.0665953)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4-06-26T17:53:26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31-rastrelliere.28-way80767213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15</text:p>
          </table:table-cell>
          <table:table-cell office:value-type="string" calcext:value-type="string">
            <text:p>POINT (11.1229762692 46.0650817962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15-node959911107-rastrelliere.36</text:p>
          </table:table-cell>
        </table:table-row>
        <table:table-row table:style-name="ro1">
          <table:table-cell office:value-type="string" calcext:value-type="string">
            <text:p>http://example.org/resource/crowdsourcing-bikeracks-2018-02/bikerack2</text:p>
          </table:table-cell>
          <table:table-cell office:value-type="string" calcext:value-type="string">
            <text:p>POINT (11.1216423305 46.0697098545)</text:p>
          </table:table-cell>
          <table:table-cell table:number-columns-repeated="11"/>
          <table:table-cell office:value-type="string" calcext:value-type="string">
            <text:p>qrowd</text:p>
          </table:table-cell>
          <table:table-cell office:value-type="string" calcext:value-type="string">
            <text:p>http://example.org/cluster/bikerack2-rastrelliere.4</text:p>
          </table:table-cell>
        </table:table-row>
        <table:table-row table:style-name="ro1">
          <table:table-cell office:value-type="string" calcext:value-type="string">
            <text:p>http://linkedgeodata.org/triplify/node969087731</text:p>
          </table:table-cell>
          <table:table-cell office:value-type="string" calcext:value-type="string">
            <text:p>POINT(11.1201112 46.0686736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10-29T21:42:35</text:p>
          </table:table-cell>
          <table:table-cell table:number-columns-repeated="9"/>
          <table:table-cell office:value-type="string" calcext:value-type="string">
            <text:p>osm</text:p>
          </table:table-cell>
          <table:table-cell office:value-type="string" calcext:value-type="string">
            <text:p>http://example.org/cluster/bikerack26-node969087731-rastrelliere.16</text:p>
          </table:table-cell>
        </table:table-row>
        <table:table-row table:style-name="ro1">
          <table:table-cell office:value-type="string" calcext:value-type="string">
            <text:p>http://linkedgeodata.org/triplify/node963712275</text:p>
          </table:table-cell>
          <table:table-cell office:value-type="string" calcext:value-type="string">
            <text:p>POINT(11.1203361 46.0693289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0-10-24T20:51:08</text:p>
          </table:table-cell>
          <table:table-cell table:number-columns-repeated="9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linkedgeodata.org/triplify/node1312440696</text:p>
          </table:table-cell>
          <table:table-cell office:value-type="string" calcext:value-type="string">
            <text:p>POINT(11.1206975 46.0688755)</text:p>
          </table:table-cell>
          <table:table-cell office:value-type="string" calcext:value-type="string">
            <text:p>http://linkedgeodata.org/triplify/user0</text:p>
          </table:table-cell>
          <table:table-cell table:style-name="ce45" office:value-type="string" calcext:value-type="string">
            <text:p>2011-06-05T01:19: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osm</text:p>
          </table:table-cell>
          <table:table-cell/>
        </table:table-row>
        <table:table-row table:style-name="ro1">
          <table:table-cell office:value-type="string" calcext:value-type="string">
            <text:p>http://qrowd-project.eu/resource/rastrelliere.36</text:p>
          </table:table-cell>
          <table:table-cell office:value-type="string" calcext:value-type="string">
            <text:p>LINESTRING (11.122914587745049 46.065059942426316, 11.123014828588282 46.06506765372709)</text:p>
          </table:table-cell>
          <table:table-cell table:number-columns-repeated="3"/>
          <table:table-cell office:value-type="string" calcext:value-type="string">
            <text:p>monofaccial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via Al Torrione <text:s/>n.posti <text:s/>15 <text:s/>- <text:s/>monofacciale</text:p>
          </table:table-cell>
          <table:table-cell office:value-type="string" calcext:value-type="string">
            <text:p>ZTL</text:p>
          </table:table-cell>
          <table:table-cell office:value-type="string" calcext:value-type="string">
            <text:p>via Al Torrione</text:p>
          </table:table-cell>
          <table:table-cell office:value-type="string" calcext:value-type="string">
            <text:p>trento</text:p>
          </table:table-cell>
          <table:table-cell office:value-type="string" calcext:value-type="string">
            <text:p>http://example.org/cluster/bikerack15-node959911107-rastrelliere.36</text:p>
          </table:table-cell>
        </table:table-row>
      </table:table>
      <table:named-expressions/>
      <table:data-pilot-tables>
        <table:data-pilot-table table:name="DataPilot1" table:application-data="" table:target-range-address="'Cluster Capacity'.A1:'Cluster Capacity'.D148" table:buttons="'Cluster Capacity'.A2 'Cluster Capacity'.B2 'Cluster Capacity'.C1" table:grand-total="none" table:ignore-empty-rows="true" table:show-filter-button="false">
          <table:source-cell-range table:cell-range-address="'Raw Data'.A1:'Raw Data'.O1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ve" table:orientation="column" table:used-hierarchy="0" table:function="auto">
            <table:data-pilot-level table:show-empty="false" calcext:repeat-item-labels="false">
              <table:data-pilot-members>
                <table:data-pilot-member table:name="osm" table:display="true" table:show-details="true"/>
                <table:data-pilot-member table:name="qrowd" table:display="false" table:show-details="true"/>
                <table:data-pilot-member table:name="trento" table:display="true" table:show-details="true"/>
              </table:data-pilot-members>
              <table:data-pilot-display-info table:enabled="false" table:display-member-mode="from-top" table:member-count="10" table:data-field="capacity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row" table:used-hierarchy="0" table:function="auto">
            <table:data-pilot-level table:show-empty="false" calcext:repeat-item-labels="true">
              <table:data-pilot-subtotals>
                <table:data-pilot-subtotal table:function="sum"/>
              </table:data-pilot-subtotals>
              <table:data-pilot-members>
                <table:data-pilot-member table:name="http://example.org/cluster/bikerack0-node1313709030-rastrelliere.3" table:display="true" table:show-details="true"/>
                <table:data-pilot-member table:name="http://example.org/cluster/bikerack1-node948758405-rastrelliere.5" table:display="true" table:show-details="true"/>
                <table:data-pilot-member table:name="http://example.org/cluster/bikerack10-bikerack11-node889555365-rastrelliere.32" table:display="true" table:show-details="true"/>
                <table:data-pilot-member table:name="http://example.org/cluster/bikerack12-node927359418-rastrelliere.19" table:display="true" table:show-details="true"/>
                <table:data-pilot-member table:name="http://example.org/cluster/bikerack14-node885670019-rastrelliere.20" table:display="true" table:show-details="true"/>
                <table:data-pilot-member table:name="http://example.org/cluster/bikerack15-node959911107-rastrelliere.36" table:display="true" table:show-details="true"/>
                <table:data-pilot-member table:name="http://example.org/cluster/bikerack16-node1474641648-rastrelliere.37" table:display="true" table:show-details="true"/>
                <table:data-pilot-member table:name="http://example.org/cluster/bikerack17-rastrelliere.38" table:display="true" table:show-details="true"/>
                <table:data-pilot-member table:name="http://example.org/cluster/bikerack18-node1366801180-node885670069-rastrelliere.13-rastrelliere.14" table:display="true" table:show-details="true"/>
                <table:data-pilot-member table:name="http://example.org/cluster/bikerack2-rastrelliere.4" table:display="true" table:show-details="true"/>
                <table:data-pilot-member table:name="http://example.org/cluster/bikerack20-node1307179778-node1307180338-rastrelliere.6-rastrelliere.7" table:display="true" table:show-details="true"/>
                <table:data-pilot-member table:name="http://example.org/cluster/bikerack21-node2074585041-node2074585048" table:display="true" table:show-details="true"/>
                <table:data-pilot-member table:name="http://example.org/cluster/bikerack22-node885670132" table:display="true" table:show-details="true"/>
                <table:data-pilot-member table:name="http://example.org/cluster/bikerack23-node890486688-rastrelliere.35" table:display="true" table:show-details="true"/>
                <table:data-pilot-member table:name="http://example.org/cluster/bikerack24-node1331468407-rastrelliere.33-rastrelliere.34" table:display="true" table:show-details="true"/>
                <table:data-pilot-member table:name="http://example.org/cluster/bikerack25-node1073482343-rastrelliere.21" table:display="true" table:show-details="true"/>
                <table:data-pilot-member table:name="http://example.org/cluster/bikerack26-node969087731-rastrelliere.16" table:display="true" table:show-details="true"/>
                <table:data-pilot-member table:name="http://example.org/cluster/bikerack28-node885670110-rastrelliere.11" table:display="true" table:show-details="true"/>
                <table:data-pilot-member table:name="http://example.org/cluster/bikerack29-node1369533465-rastrelliere.22" table:display="true" table:show-details="true"/>
                <table:data-pilot-member table:name="http://example.org/cluster/bikerack3-rastrelliere.9" table:display="true" table:show-details="true"/>
                <table:data-pilot-member table:name="http://example.org/cluster/bikerack30-rastrelliere.29-way80767282" table:display="true" table:show-details="true"/>
                <table:data-pilot-member table:name="http://example.org/cluster/bikerack31-rastrelliere.28-way80767213" table:display="true" table:show-details="true"/>
                <table:data-pilot-member table:name="http://example.org/cluster/bikerack32-node1312440679-rastrelliere.27" table:display="true" table:show-details="true"/>
                <table:data-pilot-member table:name="http://example.org/cluster/bikerack33-node1214597766-node557197356-rastrelliere.25" table:display="true" table:show-details="true"/>
                <table:data-pilot-member table:name="http://example.org/cluster/bikerack34-node560584081-rastrelliere.15" table:display="true" table:show-details="true"/>
                <table:data-pilot-member table:name="http://example.org/cluster/bikerack38-node1202027599-rastrelliere.2" table:display="true" table:show-details="true"/>
                <table:data-pilot-member table:name="http://example.org/cluster/bikerack39-rastrelliere.8" table:display="true" table:show-details="true"/>
                <table:data-pilot-member table:name="http://example.org/cluster/bikerack4-node1962487950-node1962487951-rastrelliere.12" table:display="true" table:show-details="true"/>
                <table:data-pilot-member table:name="http://example.org/cluster/bikerack5-node1461587546-rastrelliere.30" table:display="true" table:show-details="true"/>
                <table:data-pilot-member table:name="http://example.org/cluster/bikerack6-bikerack7-node1313709021-node880591119-rastrelliere.17-rastrelliere.18" table:display="true" table:show-details="true"/>
                <table:data-pilot-member table:name="http://example.org/cluster/bikerack8-node990462102-rastrelliere.23" table:display="true" table:show-details="true"/>
                <table:data-pilot-member table:name="http://example.org/cluster/bikerack9-node880590952-rastrelliere.24" table:display="true" table:show-details="true"/>
                <table:data-pilot-member table:name="http://example.org/cluster/node1123469919-node1123469924-rastrelliere.0-rastrelliere.1" table:display="true" table:show-details="true"/>
                <table:data-pilot-member table:name="http://example.org/cluster/node1300215314-rastrelliere.10" table:display="true" table:show-details="true"/>
                <table:data-pilot-member table:name="http://example.org/cluster/node889555501-rastrelliere.31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10" table:data-field="capacity"/>
              <table:data-pilot-sort-info table:order="ascending" table:sort-mode="name"/>
              <table:data-pilot-layout-info table:add-empty-lines="true" table:layout-mode="tabular-layout"/>
            </table:data-pilot-level>
          </table:data-pilot-field>
          <table:data-pilot-field table:source-field-name="bikerack" table:orientation="row" table:used-hierarchy="0" table:function="auto">
            <table:data-pilot-level table:show-empty="false" calcext:repeat-item-labels="false">
              <table:data-pilot-members>
                <table:data-pilot-member table:name="http://example.org/resource/crowdsourcing-bikeracks-2018-02/bikerack0" table:display="true" table:show-details="true"/>
                <table:data-pilot-member table:name="http://example.org/resource/crowdsourcing-bikeracks-2018-02/bikerack1" table:display="true" table:show-details="true"/>
                <table:data-pilot-member table:name="http://example.org/resource/crowdsourcing-bikeracks-2018-02/bikerack10" table:display="true" table:show-details="true"/>
                <table:data-pilot-member table:name="http://example.org/resource/crowdsourcing-bikeracks-2018-02/bikerack11" table:display="true" table:show-details="true"/>
                <table:data-pilot-member table:name="http://example.org/resource/crowdsourcing-bikeracks-2018-02/bikerack12" table:display="true" table:show-details="true"/>
                <table:data-pilot-member table:name="http://example.org/resource/crowdsourcing-bikeracks-2018-02/bikerack13" table:display="true" table:show-details="true"/>
                <table:data-pilot-member table:name="http://example.org/resource/crowdsourcing-bikeracks-2018-02/bikerack14" table:display="true" table:show-details="true"/>
                <table:data-pilot-member table:name="http://example.org/resource/crowdsourcing-bikeracks-2018-02/bikerack15" table:display="true" table:show-details="true"/>
                <table:data-pilot-member table:name="http://example.org/resource/crowdsourcing-bikeracks-2018-02/bikerack16" table:display="true" table:show-details="true"/>
                <table:data-pilot-member table:name="http://example.org/resource/crowdsourcing-bikeracks-2018-02/bikerack17" table:display="true" table:show-details="true"/>
                <table:data-pilot-member table:name="http://example.org/resource/crowdsourcing-bikeracks-2018-02/bikerack18" table:display="true" table:show-details="true"/>
                <table:data-pilot-member table:name="http://example.org/resource/crowdsourcing-bikeracks-2018-02/bikerack19" table:display="true" table:show-details="true"/>
                <table:data-pilot-member table:name="http://example.org/resource/crowdsourcing-bikeracks-2018-02/bikerack2" table:display="true" table:show-details="true"/>
                <table:data-pilot-member table:name="http://example.org/resource/crowdsourcing-bikeracks-2018-02/bikerack20" table:display="true" table:show-details="true"/>
                <table:data-pilot-member table:name="http://example.org/resource/crowdsourcing-bikeracks-2018-02/bikerack21" table:display="true" table:show-details="true"/>
                <table:data-pilot-member table:name="http://example.org/resource/crowdsourcing-bikeracks-2018-02/bikerack22" table:display="true" table:show-details="true"/>
                <table:data-pilot-member table:name="http://example.org/resource/crowdsourcing-bikeracks-2018-02/bikerack23" table:display="true" table:show-details="true"/>
                <table:data-pilot-member table:name="http://example.org/resource/crowdsourcing-bikeracks-2018-02/bikerack24" table:display="true" table:show-details="true"/>
                <table:data-pilot-member table:name="http://example.org/resource/crowdsourcing-bikeracks-2018-02/bikerack25" table:display="true" table:show-details="true"/>
                <table:data-pilot-member table:name="http://example.org/resource/crowdsourcing-bikeracks-2018-02/bikerack26" table:display="true" table:show-details="true"/>
                <table:data-pilot-member table:name="http://example.org/resource/crowdsourcing-bikeracks-2018-02/bikerack27" table:display="true" table:show-details="true"/>
                <table:data-pilot-member table:name="http://example.org/resource/crowdsourcing-bikeracks-2018-02/bikerack28" table:display="true" table:show-details="true"/>
                <table:data-pilot-member table:name="http://example.org/resource/crowdsourcing-bikeracks-2018-02/bikerack29" table:display="true" table:show-details="true"/>
                <table:data-pilot-member table:name="http://example.org/resource/crowdsourcing-bikeracks-2018-02/bikerack3" table:display="true" table:show-details="true"/>
                <table:data-pilot-member table:name="http://example.org/resource/crowdsourcing-bikeracks-2018-02/bikerack30" table:display="true" table:show-details="true"/>
                <table:data-pilot-member table:name="http://example.org/resource/crowdsourcing-bikeracks-2018-02/bikerack31" table:display="true" table:show-details="true"/>
                <table:data-pilot-member table:name="http://example.org/resource/crowdsourcing-bikeracks-2018-02/bikerack32" table:display="true" table:show-details="true"/>
                <table:data-pilot-member table:name="http://example.org/resource/crowdsourcing-bikeracks-2018-02/bikerack33" table:display="true" table:show-details="true"/>
                <table:data-pilot-member table:name="http://example.org/resource/crowdsourcing-bikeracks-2018-02/bikerack34" table:display="true" table:show-details="true"/>
                <table:data-pilot-member table:name="http://example.org/resource/crowdsourcing-bikeracks-2018-02/bikerack35" table:display="true" table:show-details="true"/>
                <table:data-pilot-member table:name="http://example.org/resource/crowdsourcing-bikeracks-2018-02/bikerack36" table:display="true" table:show-details="true"/>
                <table:data-pilot-member table:name="http://example.org/resource/crowdsourcing-bikeracks-2018-02/bikerack37" table:display="true" table:show-details="true"/>
                <table:data-pilot-member table:name="http://example.org/resource/crowdsourcing-bikeracks-2018-02/bikerack38" table:display="true" table:show-details="true"/>
                <table:data-pilot-member table:name="http://example.org/resource/crowdsourcing-bikeracks-2018-02/bikerack39" table:display="true" table:show-details="true"/>
                <table:data-pilot-member table:name="http://example.org/resource/crowdsourcing-bikeracks-2018-02/bikerack4" table:display="true" table:show-details="true"/>
                <table:data-pilot-member table:name="http://example.org/resource/crowdsourcing-bikeracks-2018-02/bikerack40" table:display="true" table:show-details="true"/>
                <table:data-pilot-member table:name="http://example.org/resource/crowdsourcing-bikeracks-2018-02/bikerack41" table:display="true" table:show-details="true"/>
                <table:data-pilot-member table:name="http://example.org/resource/crowdsourcing-bikeracks-2018-02/bikerack42" table:display="true" table:show-details="true"/>
                <table:data-pilot-member table:name="http://example.org/resource/crowdsourcing-bikeracks-2018-02/bikerack5" table:display="true" table:show-details="true"/>
                <table:data-pilot-member table:name="http://example.org/resource/crowdsourcing-bikeracks-2018-02/bikerack6" table:display="true" table:show-details="true"/>
                <table:data-pilot-member table:name="http://example.org/resource/crowdsourcing-bikeracks-2018-02/bikerack7" table:display="true" table:show-details="true"/>
                <table:data-pilot-member table:name="http://example.org/resource/crowdsourcing-bikeracks-2018-02/bikerack8" table:display="true" table:show-details="true"/>
                <table:data-pilot-member table:name="http://example.org/resource/crowdsourcing-bikeracks-2018-02/bikerack9" table:display="true" table:show-details="true"/>
                <table:data-pilot-member table:name="http://linkedgeodata.org/triplify/node1073482343" table:display="true" table:show-details="true"/>
                <table:data-pilot-member table:name="http://linkedgeodata.org/triplify/node1123469919" table:display="true" table:show-details="true"/>
                <table:data-pilot-member table:name="http://linkedgeodata.org/triplify/node1123469924" table:display="true" table:show-details="true"/>
                <table:data-pilot-member table:name="http://linkedgeodata.org/triplify/node1202027599" table:display="true" table:show-details="true"/>
                <table:data-pilot-member table:name="http://linkedgeodata.org/triplify/node1214597766" table:display="true" table:show-details="true"/>
                <table:data-pilot-member table:name="http://linkedgeodata.org/triplify/node1300215314" table:display="true" table:show-details="true"/>
                <table:data-pilot-member table:name="http://linkedgeodata.org/triplify/node1307179778" table:display="true" table:show-details="true"/>
                <table:data-pilot-member table:name="http://linkedgeodata.org/triplify/node1307180338" table:display="true" table:show-details="true"/>
                <table:data-pilot-member table:name="http://linkedgeodata.org/triplify/node1312440679" table:display="true" table:show-details="true"/>
                <table:data-pilot-member table:name="http://linkedgeodata.org/triplify/node1312440696" table:display="true" table:show-details="true"/>
                <table:data-pilot-member table:name="http://linkedgeodata.org/triplify/node1313709021" table:display="true" table:show-details="true"/>
                <table:data-pilot-member table:name="http://linkedgeodata.org/triplify/node1313709030" table:display="true" table:show-details="true"/>
                <table:data-pilot-member table:name="http://linkedgeodata.org/triplify/node1331468407" table:display="true" table:show-details="true"/>
                <table:data-pilot-member table:name="http://linkedgeodata.org/triplify/node1366801180" table:display="true" table:show-details="true"/>
                <table:data-pilot-member table:name="http://linkedgeodata.org/triplify/node1369533465" table:display="true" table:show-details="true"/>
                <table:data-pilot-member table:name="http://linkedgeodata.org/triplify/node1461587546" table:display="true" table:show-details="true"/>
                <table:data-pilot-member table:name="http://linkedgeodata.org/triplify/node1474641648" table:display="true" table:show-details="true"/>
                <table:data-pilot-member table:name="http://linkedgeodata.org/triplify/node1614387739" table:display="true" table:show-details="true"/>
                <table:data-pilot-member table:name="http://linkedgeodata.org/triplify/node1633007373" table:display="true" table:show-details="true"/>
                <table:data-pilot-member table:name="http://linkedgeodata.org/triplify/node1638162310" table:display="true" table:show-details="true"/>
                <table:data-pilot-member table:name="http://linkedgeodata.org/triplify/node1962487942" table:display="true" table:show-details="true"/>
                <table:data-pilot-member table:name="http://linkedgeodata.org/triplify/node1962487950" table:display="true" table:show-details="true"/>
                <table:data-pilot-member table:name="http://linkedgeodata.org/triplify/node1962487951" table:display="true" table:show-details="true"/>
                <table:data-pilot-member table:name="http://linkedgeodata.org/triplify/node2074585041" table:display="true" table:show-details="true"/>
                <table:data-pilot-member table:name="http://linkedgeodata.org/triplify/node2074585048" table:display="true" table:show-details="true"/>
                <table:data-pilot-member table:name="http://linkedgeodata.org/triplify/node2407332591" table:display="true" table:show-details="true"/>
                <table:data-pilot-member table:name="http://linkedgeodata.org/triplify/node2513343048" table:display="true" table:show-details="true"/>
                <table:data-pilot-member table:name="http://linkedgeodata.org/triplify/node557197356" table:display="true" table:show-details="true"/>
                <table:data-pilot-member table:name="http://linkedgeodata.org/triplify/node560584081" table:display="true" table:show-details="true"/>
                <table:data-pilot-member table:name="http://linkedgeodata.org/triplify/node880590612" table:display="true" table:show-details="true"/>
                <table:data-pilot-member table:name="http://linkedgeodata.org/triplify/node880590952" table:display="true" table:show-details="true"/>
                <table:data-pilot-member table:name="http://linkedgeodata.org/triplify/node880591119" table:display="true" table:show-details="true"/>
                <table:data-pilot-member table:name="http://linkedgeodata.org/triplify/node885670019" table:display="true" table:show-details="true"/>
                <table:data-pilot-member table:name="http://linkedgeodata.org/triplify/node885670069" table:display="true" table:show-details="true"/>
                <table:data-pilot-member table:name="http://linkedgeodata.org/triplify/node885670110" table:display="true" table:show-details="true"/>
                <table:data-pilot-member table:name="http://linkedgeodata.org/triplify/node885670132" table:display="true" table:show-details="true"/>
                <table:data-pilot-member table:name="http://linkedgeodata.org/triplify/node889555365" table:display="true" table:show-details="true"/>
                <table:data-pilot-member table:name="http://linkedgeodata.org/triplify/node889555501" table:display="true" table:show-details="true"/>
                <table:data-pilot-member table:name="http://linkedgeodata.org/triplify/node890486688" table:display="true" table:show-details="true"/>
                <table:data-pilot-member table:name="http://linkedgeodata.org/triplify/node890486735" table:display="true" table:show-details="true"/>
                <table:data-pilot-member table:name="http://linkedgeodata.org/triplify/node927358861" table:display="true" table:show-details="true"/>
                <table:data-pilot-member table:name="http://linkedgeodata.org/triplify/node927359055" table:display="true" table:show-details="true"/>
                <table:data-pilot-member table:name="http://linkedgeodata.org/triplify/node927359322" table:display="true" table:show-details="true"/>
                <table:data-pilot-member table:name="http://linkedgeodata.org/triplify/node927359418" table:display="true" table:show-details="true"/>
                <table:data-pilot-member table:name="http://linkedgeodata.org/triplify/node938729359" table:display="true" table:show-details="true"/>
                <table:data-pilot-member table:name="http://linkedgeodata.org/triplify/node938729365" table:display="true" table:show-details="true"/>
                <table:data-pilot-member table:name="http://linkedgeodata.org/triplify/node938729458" table:display="true" table:show-details="true"/>
                <table:data-pilot-member table:name="http://linkedgeodata.org/triplify/node948758405" table:display="true" table:show-details="true"/>
                <table:data-pilot-member table:name="http://linkedgeodata.org/triplify/node959911107" table:display="true" table:show-details="true"/>
                <table:data-pilot-member table:name="http://linkedgeodata.org/triplify/node963712275" table:display="true" table:show-details="true"/>
                <table:data-pilot-member table:name="http://linkedgeodata.org/triplify/node969087731" table:display="true" table:show-details="true"/>
                <table:data-pilot-member table:name="http://linkedgeodata.org/triplify/node990462102" table:display="true" table:show-details="true"/>
                <table:data-pilot-member table:name="http://linkedgeodata.org/triplify/way80767213" table:display="true" table:show-details="true"/>
                <table:data-pilot-member table:name="http://linkedgeodata.org/triplify/way80767282" table:display="true" table:show-details="true"/>
                <table:data-pilot-member table:name="http://qrowd-project.eu/resource/rastrelliere.0" table:display="true" table:show-details="true"/>
                <table:data-pilot-member table:name="http://qrowd-project.eu/resource/rastrelliere.1" table:display="true" table:show-details="true"/>
                <table:data-pilot-member table:name="http://qrowd-project.eu/resource/rastrelliere.10" table:display="true" table:show-details="true"/>
                <table:data-pilot-member table:name="http://qrowd-project.eu/resource/rastrelliere.11" table:display="true" table:show-details="true"/>
                <table:data-pilot-member table:name="http://qrowd-project.eu/resource/rastrelliere.12" table:display="true" table:show-details="true"/>
                <table:data-pilot-member table:name="http://qrowd-project.eu/resource/rastrelliere.13" table:display="true" table:show-details="true"/>
                <table:data-pilot-member table:name="http://qrowd-project.eu/resource/rastrelliere.14" table:display="true" table:show-details="true"/>
                <table:data-pilot-member table:name="http://qrowd-project.eu/resource/rastrelliere.15" table:display="true" table:show-details="true"/>
                <table:data-pilot-member table:name="http://qrowd-project.eu/resource/rastrelliere.16" table:display="true" table:show-details="true"/>
                <table:data-pilot-member table:name="http://qrowd-project.eu/resource/rastrelliere.17" table:display="true" table:show-details="true"/>
                <table:data-pilot-member table:name="http://qrowd-project.eu/resource/rastrelliere.18" table:display="true" table:show-details="true"/>
                <table:data-pilot-member table:name="http://qrowd-project.eu/resource/rastrelliere.19" table:display="true" table:show-details="true"/>
                <table:data-pilot-member table:name="http://qrowd-project.eu/resource/rastrelliere.2" table:display="true" table:show-details="true"/>
                <table:data-pilot-member table:name="http://qrowd-project.eu/resource/rastrelliere.20" table:display="true" table:show-details="true"/>
                <table:data-pilot-member table:name="http://qrowd-project.eu/resource/rastrelliere.21" table:display="true" table:show-details="true"/>
                <table:data-pilot-member table:name="http://qrowd-project.eu/resource/rastrelliere.22" table:display="true" table:show-details="true"/>
                <table:data-pilot-member table:name="http://qrowd-project.eu/resource/rastrelliere.23" table:display="true" table:show-details="true"/>
                <table:data-pilot-member table:name="http://qrowd-project.eu/resource/rastrelliere.24" table:display="true" table:show-details="true"/>
                <table:data-pilot-member table:name="http://qrowd-project.eu/resource/rastrelliere.25" table:display="true" table:show-details="true"/>
                <table:data-pilot-member table:name="http://qrowd-project.eu/resource/rastrelliere.26" table:display="true" table:show-details="true"/>
                <table:data-pilot-member table:name="http://qrowd-project.eu/resource/rastrelliere.27" table:display="true" table:show-details="true"/>
                <table:data-pilot-member table:name="http://qrowd-project.eu/resource/rastrelliere.28" table:display="true" table:show-details="true"/>
                <table:data-pilot-member table:name="http://qrowd-project.eu/resource/rastrelliere.29" table:display="true" table:show-details="true"/>
                <table:data-pilot-member table:name="http://qrowd-project.eu/resource/rastrelliere.3" table:display="true" table:show-details="true"/>
                <table:data-pilot-member table:name="http://qrowd-project.eu/resource/rastrelliere.30" table:display="true" table:show-details="true"/>
                <table:data-pilot-member table:name="http://qrowd-project.eu/resource/rastrelliere.31" table:display="true" table:show-details="true"/>
                <table:data-pilot-member table:name="http://qrowd-project.eu/resource/rastrelliere.32" table:display="true" table:show-details="true"/>
                <table:data-pilot-member table:name="http://qrowd-project.eu/resource/rastrelliere.33" table:display="true" table:show-details="true"/>
                <table:data-pilot-member table:name="http://qrowd-project.eu/resource/rastrelliere.34" table:display="true" table:show-details="true"/>
                <table:data-pilot-member table:name="http://qrowd-project.eu/resource/rastrelliere.35" table:display="true" table:show-details="true"/>
                <table:data-pilot-member table:name="http://qrowd-project.eu/resource/rastrelliere.36" table:display="true" table:show-details="true"/>
                <table:data-pilot-member table:name="http://qrowd-project.eu/resource/rastrelliere.37" table:display="true" table:show-details="true"/>
                <table:data-pilot-member table:name="http://qrowd-project.eu/resource/rastrelliere.38" table:display="true" table:show-details="true"/>
                <table:data-pilot-member table:name="http://qrowd-project.eu/resource/rastrelliere.4" table:display="true" table:show-details="true"/>
                <table:data-pilot-member table:name="http://qrowd-project.eu/resource/rastrelliere.5" table:display="true" table:show-details="true"/>
                <table:data-pilot-member table:name="http://qrowd-project.eu/resource/rastrelliere.6" table:display="true" table:show-details="true"/>
                <table:data-pilot-member table:name="http://qrowd-project.eu/resource/rastrelliere.7" table:display="true" table:show-details="true"/>
                <table:data-pilot-member table:name="http://qrowd-project.eu/resource/rastrelliere.8" table:display="true" table:show-details="true"/>
                <table:data-pilot-member table:name="http://qrowd-project.eu/resource/rastrelliere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pacity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4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6" table:display="true" table:show-details="true"/>
                <table:data-pilot-member table:name="44" table:display="true" table:show-details="true"/>
                <table:data-pilot-member table:name="52" table:display="true" table:show-details="true"/>
                <table:data-pilot-member table:name="5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ummary.A2:Summary.C138" table:buttons="Summary.A2 Summary.B2" table:grand-total="none" table:ignore-empty-rows="true" table:show-filter-button="false" table:drill-down-on-double-click="false">
          <table:source-cell-range table:cell-range-address="'Raw Data'.A1:'Raw Data'.O1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http://example.org/cluster/bikerack0-node1313709030-rastrelliere.3" table:display="true" table:show-details="true"/>
                <table:data-pilot-member table:name="http://example.org/cluster/bikerack1-node948758405-rastrelliere.5" table:display="true" table:show-details="true"/>
                <table:data-pilot-member table:name="http://example.org/cluster/bikerack10-bikerack11-node889555365-rastrelliere.32" table:display="true" table:show-details="true"/>
                <table:data-pilot-member table:name="http://example.org/cluster/bikerack12-node927359418-rastrelliere.19" table:display="true" table:show-details="true"/>
                <table:data-pilot-member table:name="http://example.org/cluster/bikerack14-node885670019-rastrelliere.20" table:display="true" table:show-details="true"/>
                <table:data-pilot-member table:name="http://example.org/cluster/bikerack15-node959911107-rastrelliere.36" table:display="true" table:show-details="true"/>
                <table:data-pilot-member table:name="http://example.org/cluster/bikerack16-node1474641648-rastrelliere.37" table:display="true" table:show-details="true"/>
                <table:data-pilot-member table:name="http://example.org/cluster/bikerack17-rastrelliere.38" table:display="true" table:show-details="true"/>
                <table:data-pilot-member table:name="http://example.org/cluster/bikerack18-node1366801180-node885670069-rastrelliere.13-rastrelliere.14" table:display="true" table:show-details="true"/>
                <table:data-pilot-member table:name="http://example.org/cluster/bikerack2-rastrelliere.4" table:display="true" table:show-details="true"/>
                <table:data-pilot-member table:name="http://example.org/cluster/bikerack20-node1307179778-node1307180338-rastrelliere.6-rastrelliere.7" table:display="true" table:show-details="true"/>
                <table:data-pilot-member table:name="http://example.org/cluster/bikerack21-node2074585041-node2074585048" table:display="true" table:show-details="true"/>
                <table:data-pilot-member table:name="http://example.org/cluster/bikerack22-node885670132" table:display="true" table:show-details="true"/>
                <table:data-pilot-member table:name="http://example.org/cluster/bikerack23-node890486688-rastrelliere.35" table:display="true" table:show-details="true"/>
                <table:data-pilot-member table:name="http://example.org/cluster/bikerack24-node1331468407-rastrelliere.33-rastrelliere.34" table:display="true" table:show-details="true"/>
                <table:data-pilot-member table:name="http://example.org/cluster/bikerack25-node1073482343-rastrelliere.21" table:display="true" table:show-details="true"/>
                <table:data-pilot-member table:name="http://example.org/cluster/bikerack26-node969087731-rastrelliere.16" table:display="true" table:show-details="true"/>
                <table:data-pilot-member table:name="http://example.org/cluster/bikerack28-node885670110-rastrelliere.11" table:display="true" table:show-details="true"/>
                <table:data-pilot-member table:name="http://example.org/cluster/bikerack29-node1369533465-rastrelliere.22" table:display="true" table:show-details="true"/>
                <table:data-pilot-member table:name="http://example.org/cluster/bikerack3-rastrelliere.9" table:display="true" table:show-details="true"/>
                <table:data-pilot-member table:name="http://example.org/cluster/bikerack30-rastrelliere.29-way80767282" table:display="true" table:show-details="true"/>
                <table:data-pilot-member table:name="http://example.org/cluster/bikerack31-rastrelliere.28-way80767213" table:display="true" table:show-details="true"/>
                <table:data-pilot-member table:name="http://example.org/cluster/bikerack32-node1312440679-rastrelliere.27" table:display="true" table:show-details="true"/>
                <table:data-pilot-member table:name="http://example.org/cluster/bikerack33-node1214597766-node557197356-rastrelliere.25" table:display="true" table:show-details="true"/>
                <table:data-pilot-member table:name="http://example.org/cluster/bikerack34-node560584081-rastrelliere.15" table:display="true" table:show-details="true"/>
                <table:data-pilot-member table:name="http://example.org/cluster/bikerack38-node1202027599-rastrelliere.2" table:display="true" table:show-details="true"/>
                <table:data-pilot-member table:name="http://example.org/cluster/bikerack39-rastrelliere.8" table:display="true" table:show-details="true"/>
                <table:data-pilot-member table:name="http://example.org/cluster/bikerack4-node1962487950-node1962487951-rastrelliere.12" table:display="true" table:show-details="true"/>
                <table:data-pilot-member table:name="http://example.org/cluster/bikerack5-node1461587546-rastrelliere.30" table:display="true" table:show-details="true"/>
                <table:data-pilot-member table:name="http://example.org/cluster/bikerack6-bikerack7-node1313709021-node880591119-rastrelliere.17-rastrelliere.18" table:display="true" table:show-details="true"/>
                <table:data-pilot-member table:name="http://example.org/cluster/bikerack8-node990462102-rastrelliere.23" table:display="true" table:show-details="true"/>
                <table:data-pilot-member table:name="http://example.org/cluster/bikerack9-node880590952-rastrelliere.24" table:display="true" table:show-details="true"/>
                <table:data-pilot-member table:name="http://example.org/cluster/node1123469919-node1123469924-rastrelliere.0-rastrelliere.1" table:display="true" table:show-details="true"/>
                <table:data-pilot-member table:name="http://example.org/cluster/node1300215314-rastrelliere.10" table:display="true" table:show-details="true"/>
                <table:data-pilot-member table:name="http://example.org/cluster/node889555501-rastrelliere.3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kerack" table:orientation="row" table:used-hierarchy="0" table:function="auto">
            <table:data-pilot-level table:show-empty="false" calcext:repeat-item-labels="false">
              <table:data-pilot-members>
                <table:data-pilot-member table:name="http://example.org/resource/crowdsourcing-bikeracks-2018-02/bikerack0" table:display="true" table:show-details="true"/>
                <table:data-pilot-member table:name="http://example.org/resource/crowdsourcing-bikeracks-2018-02/bikerack1" table:display="true" table:show-details="true"/>
                <table:data-pilot-member table:name="http://example.org/resource/crowdsourcing-bikeracks-2018-02/bikerack10" table:display="true" table:show-details="true"/>
                <table:data-pilot-member table:name="http://example.org/resource/crowdsourcing-bikeracks-2018-02/bikerack11" table:display="true" table:show-details="true"/>
                <table:data-pilot-member table:name="http://example.org/resource/crowdsourcing-bikeracks-2018-02/bikerack12" table:display="true" table:show-details="true"/>
                <table:data-pilot-member table:name="http://example.org/resource/crowdsourcing-bikeracks-2018-02/bikerack13" table:display="true" table:show-details="true"/>
                <table:data-pilot-member table:name="http://example.org/resource/crowdsourcing-bikeracks-2018-02/bikerack14" table:display="true" table:show-details="true"/>
                <table:data-pilot-member table:name="http://example.org/resource/crowdsourcing-bikeracks-2018-02/bikerack15" table:display="true" table:show-details="true"/>
                <table:data-pilot-member table:name="http://example.org/resource/crowdsourcing-bikeracks-2018-02/bikerack16" table:display="true" table:show-details="true"/>
                <table:data-pilot-member table:name="http://example.org/resource/crowdsourcing-bikeracks-2018-02/bikerack17" table:display="true" table:show-details="true"/>
                <table:data-pilot-member table:name="http://example.org/resource/crowdsourcing-bikeracks-2018-02/bikerack18" table:display="true" table:show-details="true"/>
                <table:data-pilot-member table:name="http://example.org/resource/crowdsourcing-bikeracks-2018-02/bikerack19" table:display="true" table:show-details="true"/>
                <table:data-pilot-member table:name="http://example.org/resource/crowdsourcing-bikeracks-2018-02/bikerack2" table:display="true" table:show-details="true"/>
                <table:data-pilot-member table:name="http://example.org/resource/crowdsourcing-bikeracks-2018-02/bikerack20" table:display="true" table:show-details="true"/>
                <table:data-pilot-member table:name="http://example.org/resource/crowdsourcing-bikeracks-2018-02/bikerack21" table:display="true" table:show-details="true"/>
                <table:data-pilot-member table:name="http://example.org/resource/crowdsourcing-bikeracks-2018-02/bikerack22" table:display="true" table:show-details="true"/>
                <table:data-pilot-member table:name="http://example.org/resource/crowdsourcing-bikeracks-2018-02/bikerack23" table:display="true" table:show-details="true"/>
                <table:data-pilot-member table:name="http://example.org/resource/crowdsourcing-bikeracks-2018-02/bikerack24" table:display="true" table:show-details="true"/>
                <table:data-pilot-member table:name="http://example.org/resource/crowdsourcing-bikeracks-2018-02/bikerack25" table:display="true" table:show-details="true"/>
                <table:data-pilot-member table:name="http://example.org/resource/crowdsourcing-bikeracks-2018-02/bikerack26" table:display="true" table:show-details="true"/>
                <table:data-pilot-member table:name="http://example.org/resource/crowdsourcing-bikeracks-2018-02/bikerack27" table:display="true" table:show-details="true"/>
                <table:data-pilot-member table:name="http://example.org/resource/crowdsourcing-bikeracks-2018-02/bikerack28" table:display="true" table:show-details="true"/>
                <table:data-pilot-member table:name="http://example.org/resource/crowdsourcing-bikeracks-2018-02/bikerack29" table:display="true" table:show-details="true"/>
                <table:data-pilot-member table:name="http://example.org/resource/crowdsourcing-bikeracks-2018-02/bikerack3" table:display="true" table:show-details="true"/>
                <table:data-pilot-member table:name="http://example.org/resource/crowdsourcing-bikeracks-2018-02/bikerack30" table:display="true" table:show-details="true"/>
                <table:data-pilot-member table:name="http://example.org/resource/crowdsourcing-bikeracks-2018-02/bikerack31" table:display="true" table:show-details="true"/>
                <table:data-pilot-member table:name="http://example.org/resource/crowdsourcing-bikeracks-2018-02/bikerack32" table:display="true" table:show-details="true"/>
                <table:data-pilot-member table:name="http://example.org/resource/crowdsourcing-bikeracks-2018-02/bikerack33" table:display="true" table:show-details="true"/>
                <table:data-pilot-member table:name="http://example.org/resource/crowdsourcing-bikeracks-2018-02/bikerack34" table:display="true" table:show-details="true"/>
                <table:data-pilot-member table:name="http://example.org/resource/crowdsourcing-bikeracks-2018-02/bikerack35" table:display="true" table:show-details="true"/>
                <table:data-pilot-member table:name="http://example.org/resource/crowdsourcing-bikeracks-2018-02/bikerack36" table:display="true" table:show-details="true"/>
                <table:data-pilot-member table:name="http://example.org/resource/crowdsourcing-bikeracks-2018-02/bikerack37" table:display="true" table:show-details="true"/>
                <table:data-pilot-member table:name="http://example.org/resource/crowdsourcing-bikeracks-2018-02/bikerack38" table:display="true" table:show-details="true"/>
                <table:data-pilot-member table:name="http://example.org/resource/crowdsourcing-bikeracks-2018-02/bikerack39" table:display="true" table:show-details="true"/>
                <table:data-pilot-member table:name="http://example.org/resource/crowdsourcing-bikeracks-2018-02/bikerack4" table:display="true" table:show-details="true"/>
                <table:data-pilot-member table:name="http://example.org/resource/crowdsourcing-bikeracks-2018-02/bikerack40" table:display="true" table:show-details="true"/>
                <table:data-pilot-member table:name="http://example.org/resource/crowdsourcing-bikeracks-2018-02/bikerack41" table:display="true" table:show-details="true"/>
                <table:data-pilot-member table:name="http://example.org/resource/crowdsourcing-bikeracks-2018-02/bikerack42" table:display="true" table:show-details="true"/>
                <table:data-pilot-member table:name="http://example.org/resource/crowdsourcing-bikeracks-2018-02/bikerack5" table:display="true" table:show-details="true"/>
                <table:data-pilot-member table:name="http://example.org/resource/crowdsourcing-bikeracks-2018-02/bikerack6" table:display="true" table:show-details="true"/>
                <table:data-pilot-member table:name="http://example.org/resource/crowdsourcing-bikeracks-2018-02/bikerack7" table:display="true" table:show-details="true"/>
                <table:data-pilot-member table:name="http://example.org/resource/crowdsourcing-bikeracks-2018-02/bikerack8" table:display="true" table:show-details="true"/>
                <table:data-pilot-member table:name="http://example.org/resource/crowdsourcing-bikeracks-2018-02/bikerack9" table:display="true" table:show-details="true"/>
                <table:data-pilot-member table:name="http://linkedgeodata.org/triplify/node1073482343" table:display="true" table:show-details="true"/>
                <table:data-pilot-member table:name="http://linkedgeodata.org/triplify/node1123469919" table:display="true" table:show-details="true"/>
                <table:data-pilot-member table:name="http://linkedgeodata.org/triplify/node1123469924" table:display="true" table:show-details="true"/>
                <table:data-pilot-member table:name="http://linkedgeodata.org/triplify/node1202027599" table:display="true" table:show-details="true"/>
                <table:data-pilot-member table:name="http://linkedgeodata.org/triplify/node1214597766" table:display="true" table:show-details="true"/>
                <table:data-pilot-member table:name="http://linkedgeodata.org/triplify/node1300215314" table:display="true" table:show-details="true"/>
                <table:data-pilot-member table:name="http://linkedgeodata.org/triplify/node1307179778" table:display="true" table:show-details="true"/>
                <table:data-pilot-member table:name="http://linkedgeodata.org/triplify/node1307180338" table:display="true" table:show-details="true"/>
                <table:data-pilot-member table:name="http://linkedgeodata.org/triplify/node1312440679" table:display="true" table:show-details="true"/>
                <table:data-pilot-member table:name="http://linkedgeodata.org/triplify/node1312440696" table:display="true" table:show-details="true"/>
                <table:data-pilot-member table:name="http://linkedgeodata.org/triplify/node1313709021" table:display="true" table:show-details="true"/>
                <table:data-pilot-member table:name="http://linkedgeodata.org/triplify/node1313709030" table:display="true" table:show-details="true"/>
                <table:data-pilot-member table:name="http://linkedgeodata.org/triplify/node1331468407" table:display="true" table:show-details="true"/>
                <table:data-pilot-member table:name="http://linkedgeodata.org/triplify/node1366801180" table:display="true" table:show-details="true"/>
                <table:data-pilot-member table:name="http://linkedgeodata.org/triplify/node1369533465" table:display="true" table:show-details="true"/>
                <table:data-pilot-member table:name="http://linkedgeodata.org/triplify/node1461587546" table:display="true" table:show-details="true"/>
                <table:data-pilot-member table:name="http://linkedgeodata.org/triplify/node1474641648" table:display="true" table:show-details="true"/>
                <table:data-pilot-member table:name="http://linkedgeodata.org/triplify/node1614387739" table:display="true" table:show-details="true"/>
                <table:data-pilot-member table:name="http://linkedgeodata.org/triplify/node1633007373" table:display="true" table:show-details="true"/>
                <table:data-pilot-member table:name="http://linkedgeodata.org/triplify/node1638162310" table:display="true" table:show-details="true"/>
                <table:data-pilot-member table:name="http://linkedgeodata.org/triplify/node1962487942" table:display="true" table:show-details="true"/>
                <table:data-pilot-member table:name="http://linkedgeodata.org/triplify/node1962487950" table:display="true" table:show-details="true"/>
                <table:data-pilot-member table:name="http://linkedgeodata.org/triplify/node1962487951" table:display="true" table:show-details="true"/>
                <table:data-pilot-member table:name="http://linkedgeodata.org/triplify/node2074585041" table:display="true" table:show-details="true"/>
                <table:data-pilot-member table:name="http://linkedgeodata.org/triplify/node2074585048" table:display="true" table:show-details="true"/>
                <table:data-pilot-member table:name="http://linkedgeodata.org/triplify/node2407332591" table:display="true" table:show-details="true"/>
                <table:data-pilot-member table:name="http://linkedgeodata.org/triplify/node2513343048" table:display="true" table:show-details="true"/>
                <table:data-pilot-member table:name="http://linkedgeodata.org/triplify/node557197356" table:display="true" table:show-details="true"/>
                <table:data-pilot-member table:name="http://linkedgeodata.org/triplify/node560584081" table:display="true" table:show-details="true"/>
                <table:data-pilot-member table:name="http://linkedgeodata.org/triplify/node880590612" table:display="true" table:show-details="true"/>
                <table:data-pilot-member table:name="http://linkedgeodata.org/triplify/node880590952" table:display="true" table:show-details="true"/>
                <table:data-pilot-member table:name="http://linkedgeodata.org/triplify/node880591119" table:display="true" table:show-details="true"/>
                <table:data-pilot-member table:name="http://linkedgeodata.org/triplify/node885670019" table:display="true" table:show-details="true"/>
                <table:data-pilot-member table:name="http://linkedgeodata.org/triplify/node885670069" table:display="true" table:show-details="true"/>
                <table:data-pilot-member table:name="http://linkedgeodata.org/triplify/node885670110" table:display="true" table:show-details="true"/>
                <table:data-pilot-member table:name="http://linkedgeodata.org/triplify/node885670132" table:display="true" table:show-details="true"/>
                <table:data-pilot-member table:name="http://linkedgeodata.org/triplify/node889555365" table:display="true" table:show-details="true"/>
                <table:data-pilot-member table:name="http://linkedgeodata.org/triplify/node889555501" table:display="true" table:show-details="true"/>
                <table:data-pilot-member table:name="http://linkedgeodata.org/triplify/node890486688" table:display="true" table:show-details="true"/>
                <table:data-pilot-member table:name="http://linkedgeodata.org/triplify/node890486735" table:display="true" table:show-details="true"/>
                <table:data-pilot-member table:name="http://linkedgeodata.org/triplify/node927358861" table:display="true" table:show-details="true"/>
                <table:data-pilot-member table:name="http://linkedgeodata.org/triplify/node927359055" table:display="true" table:show-details="true"/>
                <table:data-pilot-member table:name="http://linkedgeodata.org/triplify/node927359322" table:display="true" table:show-details="true"/>
                <table:data-pilot-member table:name="http://linkedgeodata.org/triplify/node927359418" table:display="true" table:show-details="true"/>
                <table:data-pilot-member table:name="http://linkedgeodata.org/triplify/node938729359" table:display="true" table:show-details="true"/>
                <table:data-pilot-member table:name="http://linkedgeodata.org/triplify/node938729365" table:display="true" table:show-details="true"/>
                <table:data-pilot-member table:name="http://linkedgeodata.org/triplify/node938729458" table:display="true" table:show-details="true"/>
                <table:data-pilot-member table:name="http://linkedgeodata.org/triplify/node948758405" table:display="true" table:show-details="true"/>
                <table:data-pilot-member table:name="http://linkedgeodata.org/triplify/node959911107" table:display="true" table:show-details="true"/>
                <table:data-pilot-member table:name="http://linkedgeodata.org/triplify/node963712275" table:display="true" table:show-details="true"/>
                <table:data-pilot-member table:name="http://linkedgeodata.org/triplify/node969087731" table:display="true" table:show-details="true"/>
                <table:data-pilot-member table:name="http://linkedgeodata.org/triplify/node990462102" table:display="true" table:show-details="true"/>
                <table:data-pilot-member table:name="http://linkedgeodata.org/triplify/way80767213" table:display="true" table:show-details="true"/>
                <table:data-pilot-member table:name="http://linkedgeodata.org/triplify/way80767282" table:display="true" table:show-details="true"/>
                <table:data-pilot-member table:name="http://qrowd-project.eu/resource/rastrelliere.0" table:display="true" table:show-details="true"/>
                <table:data-pilot-member table:name="http://qrowd-project.eu/resource/rastrelliere.1" table:display="true" table:show-details="true"/>
                <table:data-pilot-member table:name="http://qrowd-project.eu/resource/rastrelliere.10" table:display="true" table:show-details="true"/>
                <table:data-pilot-member table:name="http://qrowd-project.eu/resource/rastrelliere.11" table:display="true" table:show-details="true"/>
                <table:data-pilot-member table:name="http://qrowd-project.eu/resource/rastrelliere.12" table:display="true" table:show-details="true"/>
                <table:data-pilot-member table:name="http://qrowd-project.eu/resource/rastrelliere.13" table:display="true" table:show-details="true"/>
                <table:data-pilot-member table:name="http://qrowd-project.eu/resource/rastrelliere.14" table:display="true" table:show-details="true"/>
                <table:data-pilot-member table:name="http://qrowd-project.eu/resource/rastrelliere.15" table:display="true" table:show-details="true"/>
                <table:data-pilot-member table:name="http://qrowd-project.eu/resource/rastrelliere.16" table:display="true" table:show-details="true"/>
                <table:data-pilot-member table:name="http://qrowd-project.eu/resource/rastrelliere.17" table:display="true" table:show-details="true"/>
                <table:data-pilot-member table:name="http://qrowd-project.eu/resource/rastrelliere.18" table:display="true" table:show-details="true"/>
                <table:data-pilot-member table:name="http://qrowd-project.eu/resource/rastrelliere.19" table:display="true" table:show-details="true"/>
                <table:data-pilot-member table:name="http://qrowd-project.eu/resource/rastrelliere.2" table:display="true" table:show-details="true"/>
                <table:data-pilot-member table:name="http://qrowd-project.eu/resource/rastrelliere.20" table:display="true" table:show-details="true"/>
                <table:data-pilot-member table:name="http://qrowd-project.eu/resource/rastrelliere.21" table:display="true" table:show-details="true"/>
                <table:data-pilot-member table:name="http://qrowd-project.eu/resource/rastrelliere.22" table:display="true" table:show-details="true"/>
                <table:data-pilot-member table:name="http://qrowd-project.eu/resource/rastrelliere.23" table:display="true" table:show-details="true"/>
                <table:data-pilot-member table:name="http://qrowd-project.eu/resource/rastrelliere.24" table:display="true" table:show-details="true"/>
                <table:data-pilot-member table:name="http://qrowd-project.eu/resource/rastrelliere.25" table:display="true" table:show-details="true"/>
                <table:data-pilot-member table:name="http://qrowd-project.eu/resource/rastrelliere.26" table:display="true" table:show-details="true"/>
                <table:data-pilot-member table:name="http://qrowd-project.eu/resource/rastrelliere.27" table:display="true" table:show-details="true"/>
                <table:data-pilot-member table:name="http://qrowd-project.eu/resource/rastrelliere.28" table:display="true" table:show-details="true"/>
                <table:data-pilot-member table:name="http://qrowd-project.eu/resource/rastrelliere.29" table:display="true" table:show-details="true"/>
                <table:data-pilot-member table:name="http://qrowd-project.eu/resource/rastrelliere.3" table:display="true" table:show-details="true"/>
                <table:data-pilot-member table:name="http://qrowd-project.eu/resource/rastrelliere.30" table:display="true" table:show-details="true"/>
                <table:data-pilot-member table:name="http://qrowd-project.eu/resource/rastrelliere.31" table:display="true" table:show-details="true"/>
                <table:data-pilot-member table:name="http://qrowd-project.eu/resource/rastrelliere.32" table:display="true" table:show-details="true"/>
                <table:data-pilot-member table:name="http://qrowd-project.eu/resource/rastrelliere.33" table:display="true" table:show-details="true"/>
                <table:data-pilot-member table:name="http://qrowd-project.eu/resource/rastrelliere.34" table:display="true" table:show-details="true"/>
                <table:data-pilot-member table:name="http://qrowd-project.eu/resource/rastrelliere.35" table:display="true" table:show-details="true"/>
                <table:data-pilot-member table:name="http://qrowd-project.eu/resource/rastrelliere.36" table:display="true" table:show-details="true"/>
                <table:data-pilot-member table:name="http://qrowd-project.eu/resource/rastrelliere.37" table:display="true" table:show-details="true"/>
                <table:data-pilot-member table:name="http://qrowd-project.eu/resource/rastrelliere.38" table:display="true" table:show-details="true"/>
                <table:data-pilot-member table:name="http://qrowd-project.eu/resource/rastrelliere.4" table:display="true" table:show-details="true"/>
                <table:data-pilot-member table:name="http://qrowd-project.eu/resource/rastrelliere.5" table:display="true" table:show-details="true"/>
                <table:data-pilot-member table:name="http://qrowd-project.eu/resource/rastrelliere.6" table:display="true" table:show-details="true"/>
                <table:data-pilot-member table:name="http://qrowd-project.eu/resource/rastrelliere.7" table:display="true" table:show-details="true"/>
                <table:data-pilot-member table:name="http://qrowd-project.eu/resource/rastrelliere.8" table:display="true" table:show-details="true"/>
                <table:data-pilot-member table:name="http://qrowd-project.eu/resource/rastrelliere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style:text-align-source="fix" style:repeat-content="false" fo:background-color="transparent" fo:border="1.11pt double #000000" style:border-line-width="0.06pt 0.99pt 0.06pt" style:shadow="#808080 5.1pt 5.1pt"/>
      <style:paragraph-properties fo:text-align="center"/>
      <style:text-properties fo:color="#000000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Result" style:family="table-cell" style:parent-style-name="Default" style:data-style-name="N10104">
      <style:table-cell-properties fo:border="0.06pt solid #000000" style:shadow="#808080 5.1pt 5.1pt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transparent" fo:border="0.06pt solid #000000"/>
      <style:text-properties fo:font-size="10pt"/>
    </style:style>
    <style:style style:name="Background" style:family="table-cell" style:parent-style-name="Default">
      <style:table-cell-properties fo:background-color="#004a4a"/>
      <style:text-properties fo:color="#c0c0c0"/>
    </style:style>
    <style:style style:name="Card" style:family="table-cell" style:parent-style-name="Default">
      <style:table-cell-properties style:text-align-source="fix" style:repeat-content="false" fo:background-color="transparent" fo:wrap-option="wrap" fo:padding-bottom="0.99pt" fo:padding-left="0.99pt" fo:padding-right="9.5pt" fo:padding-top="0.99pt" style:shadow="#808080 5.1pt 5.1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1.11pt double #000000" style:border-line-width="0.06pt 0.99pt 0.06pt" style:shadow="#808080 5.1pt 5.1pt"/>
    </style:style>
    <style:style style:name="Card_20_TL" style:display-name="Card TL" style:family="table-cell" style:parent-style-name="Card">
      <style:table-cell-properties fo:border-bottom="none" fo:border-left="0.06pt solid #000000" fo:border-right="none" fo:border-top="0.06pt solid #0000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00"/>
    </style:style>
    <style:style style:name="Card_20_TR" style:display-name="Card TR" style:family="table-cell" style:parent-style-name="Card">
      <style:table-cell-properties fo:border-bottom="none" fo:border-left="none" fo:border-right="0.06pt solid #000000" fo:border-top="0.06pt solid #000000"/>
    </style:style>
    <style:style style:name="Card_20_L" style:display-name="Card L" style:family="table-cell" style:parent-style-name="Card">
      <style:table-cell-properties fo:border-bottom="none" fo:border-left="0.06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00" fo:border-top="none"/>
    </style:style>
    <style:style style:name="Card_20_B" style:display-name="Card B" style:family="table-cell" style:parent-style-name="Card">
      <style:table-cell-properties fo:border-bottom="0.06pt solid #0000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00" fo:border-left="0.06pt solid #000000" fo:border-right="none" fo:border-top="none"/>
    </style:style>
    <style:style style:name="Card_20_BR" style:display-name="Card BR" style:family="table-cell" style:parent-style-name="Card">
      <style:table-cell-properties fo:border-bottom="0.06pt solid #000000" fo:border-left="none" fo:border-right="0.06pt solid #000000" fo:border-top="none"/>
    </style:style>
    <style:style style:name="Column_20_Header" style:display-name="Column Header" style:family="table-cell" style:parent-style-name="Card">
      <style:table-cell-properties fo:padding="0.99pt" style:vertical-align="automatic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9-10-30">00/00/0000</text:date></text:span><text:span text:style-name="MT1">, </text:span><text:span text:style-name="MT1"><text:time style:data-style-name="N2" text:time-value="17:11:18.51948377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0T18:16:52.156319231</dc:date>
    <meta:editing-duration>PT9M19S</meta:editing-duration>
    <meta:editing-cycles>2</meta:editing-cycles>
    <meta:generator>LibreOffice/6.2.7.1$Linux_X86_64 LibreOffice_project/20$Build-1</meta:generator>
    <meta:document-statistic meta:table-count="3" meta:cell-count="3597" meta:object-count="0"/>
  </office:meta>
</office:document-meta>
</file>